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063in"/>
    </style:style>
    <style:style style:name="co2" style:family="table-column">
      <style:table-column-properties fo:break-before="auto" style:column-width="0.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8701in" fo:break-before="auto" style:use-optimal-row-height="true"/>
    </style:style>
    <style:style style:name="ro3" style:family="table-row">
      <style:table-row-properties style:row-height="0.8807in" fo:break-before="auto" style:use-optimal-row-height="true"/>
    </style:style>
    <style:style style:name="ro4" style:family="table-row">
      <style:table-row-properties style:row-height="1.0984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8909in" fo:break-before="auto" style:use-optimal-row-height="true"/>
    </style:style>
    <style:style style:name="ro7" style:family="table-row">
      <style:table-row-properties style:row-height="1.0882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0.6736in" fo:break-before="auto" style:use-optimal-row-height="true"/>
    </style:style>
    <style:style style:name="ro10" style:family="table-row">
      <style:table-row-properties style:row-height="0.4555in" fo:break-before="auto" style:use-optimal-row-height="true"/>
    </style:style>
    <style:style style:name="ro11" style:family="table-row">
      <style:table-row-properties style:row-height="1.2953in" fo:break-before="auto" style:use-optimal-row-height="true"/>
    </style:style>
    <style:style style:name="ro12" style:family="table-row">
      <style:table-row-properties style:row-height="0.6634in" fo:break-before="auto" style:use-optimal-row-height="true"/>
    </style:style>
    <style:style style:name="ro13" style:family="table-row">
      <style:table-row-properties style:row-height="0.4453in" fo:break-before="auto" style:use-optimal-row-height="true"/>
    </style:style>
    <style:style style:name="ro14" style:family="table-row">
      <style:table-row-properties style:row-height="0.4346in" fo:break-before="auto" style:use-optimal-row-height="true"/>
    </style:style>
    <style:style style:name="ro15" style:family="table-row">
      <style:table-row-properties style:row-height="1.3055in" fo:break-before="auto" style:use-optimal-row-height="true"/>
    </style:style>
    <style:style style:name="ro16" style:family="table-row">
      <style:table-row-properties style:row-height="0.6528in" fo:break-before="auto" style:use-optimal-row-height="true"/>
    </style:style>
    <style:style style:name="ro17" style:family="table-row">
      <style:table-row-properties style:row-height="1.3161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1.6992in" fo:break-before="auto" style:use-optimal-row-height="true"/>
    </style:style>
    <style:style style:name="ro20" style:family="table-row">
      <style:table-row-properties style:row-height="0.8598in" fo:break-before="auto" style:use-optimal-row-height="true"/>
    </style:style>
    <style:style style:name="ro21" style:family="table-row">
      <style:table-row-properties style:row-height="1.2846in" fo:break-before="auto" style:use-optimal-row-height="true"/>
    </style:style>
    <style:style style:name="ro22" style:family="table-row">
      <style:table-row-properties style:row-height="1.0673in" fo:break-before="auto" style:use-optimal-row-height="true"/>
    </style:style>
    <style:style style:name="ro23" style:family="table-row">
      <style:table-row-properties style:row-height="1.5134in" fo:break-before="auto" style:use-optimal-row-height="true"/>
    </style:style>
    <style:style style:name="ro24" style:family="table-row">
      <style:table-row-properties style:row-height="1.7409in" fo:break-before="auto" style:use-optimal-row-height="true"/>
    </style:style>
    <style:style style:name="ro25" style:family="table-row">
      <style:table-row-properties style:row-height="2.1555in" fo:break-before="auto" style:use-optimal-row-height="true"/>
    </style:style>
    <style:style style:name="ro26" style:family="table-row">
      <style:table-row-properties style:row-height="1.5335in" fo:break-before="auto" style:use-optimal-row-height="true"/>
    </style:style>
    <style:style style:name="ro27" style:family="table-row">
      <style:table-row-properties style:row-height="1.3264in" fo:break-before="auto" style:use-optimal-row-height="true"/>
    </style:style>
    <style:style style:name="ro28" style:family="table-row">
      <style:table-row-properties style:row-height="1.5236in" fo:break-before="auto" style:use-optimal-row-height="true"/>
    </style:style>
    <style:style style:name="ro29" style:family="table-row">
      <style:table-row-properties style:row-height="1.5028in" fo:break-before="auto" style:use-optimal-row-height="true"/>
    </style:style>
    <style:style style:name="ro30" style:family="table-row">
      <style:table-row-properties style:row-height="1.9382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1.2744in" fo:break-before="auto" style:use-optimal-row-height="true"/>
    </style:style>
    <style:style style:name="ro33" style:family="table-row">
      <style:table-row-properties style:row-height="1.4925in" fo:break-before="auto" style:use-optimal-row-height="true"/>
    </style:style>
    <style:style style:name="ro34" style:family="table-row">
      <style:table-row-properties style:row-height="1.7201in" fo:break-before="auto" style:use-optimal-row-height="true"/>
    </style:style>
    <style:style style:name="ro35" style:family="table-row">
      <style:table-row-properties style:row-height="1.948in" fo:break-before="auto" style:use-optimal-row-height="true"/>
    </style:style>
    <style:style style:name="ro36" style:family="table-row">
      <style:table-row-properties style:row-height="0.2083in" fo:break-before="auto" style:use-optimal-row-height="true"/>
    </style:style>
    <style:style style:name="ro37" style:family="table-row">
      <style:table-row-properties style:row-height="1.9583in" fo:break-before="auto" style:use-optimal-row-height="true"/>
    </style:style>
    <style:style style:name="ro38" style:family="table-row">
      <style:table-row-properties style:row-height="0.178in" fo:break-before="auto" style:use-optimal-row-height="true"/>
    </style:style>
    <style:style style:name="ta1" style:family="table" style:master-page-name="PageStyle_5f_Anime_20_Lis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ime 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/>
        <table:table-row table:style-name="ro1">
          <table:table-cell table:style-name="ce1" office:value-type="string" calcext:value-type="string">
            <text:p>Name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洛克⼈][Mega Man][ロックマン</text:p>
            <text:p>USA][BDMV][480i][DISC×1 Fin]</text:p>
            <text:p>[AVC][USA]</text:p>
            <text:p>⾃购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⾳速⼩⼦][Sonic the Hedgehog][ソ</text:p>
            <text:p>ニック・ザ・ヘッジホッグ]</text:p>
            <text:p>[DVDISO][480i][DISC×4 Fin][R1]</text:p>
            <text:p>⾃购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天使的尾巴I][Otogi Story Tenshi</text:p>
            <text:p>no Shippo][おとぎストーリー 天使</text:p>
            <text:p>のしっぽ][DVDISO][720x480][Vol.1-</text:p>
            <text:p>Vol.7 Fin][R2J]</text:p>
            <text:p>Angel's Tail/Angel Tales | ⾃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转⽣贵族凭鉴定技能扭转⼈⽣(第1</text:p>
            <text:p>季)][Tensei Kizoku, Kantei Skill de</text:p>
            <text:p>Nariagaru][転⽣貴族、鑑定スキルで</text:p>
            <text:p>成り上がる][BDMV][Vol.01-03 Fin]</text:p>
            <text:p>[Lupin the Nerd@Nyaa]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天使的尾巴II][Tenshi no Shippo</text:p>
            <text:p>Chu!][天使のしっぽChu!][DVDISO]</text:p>
            <text:p>[720x480][Vol.1-Vol.4 Fin][5xDVD5]</text:p>
            <text:p>[R2J]</text:p>
            <text:p>Angel's Tail 2/Angel Tales 2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⻘春×机关枪][Aoharu x Kikanjuu]</text:p>
            <text:p>[⻘春x機関銃][BDMV][Vol.1-Vol.6</text:p>
            <text:p>Fin]</text:p>
            <text:p>拖延很久了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我的⼥神/幸運⼥神 剧场版][Ah! My</text:p>
            <text:p>Goddess The Movie][ああっ⼥神さ</text:p>
            <text:p>まっ劇場版][DVDISO][480i][MOVIE]</text:p>
            <text:p>[MPEG-2][R1US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帕卢姆之树][Palme no Ki][パルムの</text:p>
            <text:p>樹][Web][1080p][MOVIE][AVC E-</text:p>
            <text:p>AC3 MKV][Ioroid]</text:p>
            <text:p>AMZN WEB-DL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⼈造⼈009][009 RE：CYBORG 豪</text:p>
            <text:p>華版][サイボーグ009]</text:p>
            <text:p>[BDMV+BDISO][MGVC][Blu-ray</text:p>
            <text:p>Box Disc×3 Fin][⾃抓][rev]</text:p>
            <text:p>⾃购BD,修正2D版为BDSIO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秋⽇天空 ~在夢中~][Aki Sora ~In a</text:p>
            <text:p>Dream~][あきそら ~夢の中~ 濃縮版]</text:p>
            <text:p>[BDMV][OVA][U2娘@Share]</text:p>
            <text:p>PONY CANYON 的⽚都是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⻰虎之拳][Art Of Fighting / Battle</text:p>
            <text:p>Spirits Ryūko no Ken][ バトルスピ</text:p>
            <text:p>リッツ 龍虎の拳][DVDISO]</text:p>
            <text:p>[720x480][OVA Vol.1-Vol.3 Fin][R1]</text:p>
            <text:p>[USA][Disc x1]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滿腦都是○○的我沒辦法談戀愛 / 淫乱</text:p>
            <text:p>的⼩⻘⽆法学习][Ao-chan Can't</text:p>
            <text:p>Study!][みだらな⻘ちゃんは勉強が</text:p>
            <text:p>できない][BDMV][1080p][USA]</text:p>
            <text:p>Thanks to Lupin the Nerd | 转⾃nyaa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秋⽇天空〜梦之中〜][Aki Sora</text:p>
            <text:p>~Yume no Naka~][あきそら 〜夢の</text:p>
            <text:p>中〜][DVDISO][OVA Vol.1-Vol.2</text:p>
            <text:p>Fin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圣洁天使][Ange Vierge][アンジュ・</text:p>
            <text:p>ヴィエルジュ][BDMV][BD-BOX I-III</text:p>
            <text:p>Fin]</text:p>
            <text:p>感谢dennis菊苣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RE:⼈造⼈009][009 RE:CYBORG]</text:p>
            <text:p>[BDMV][MOVIE][USA][ANK-RAWS]</text:p>
            <text:p>[⾃购]</text:p>
            <text:p>感谢joey2005的代抓。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⻘出于蓝][Ai Yori Aoshi][藍より⻘</text:p>
            <text:p>し][DVDISO][DISC×12 Fin]</text:p>
            <text:p>台版DVD⾃抓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平凡职业造就世界最强][Arifureta</text:p>
            <text:p>Shokugyou de Sekai Saikyou][あり</text:p>
            <text:p>ふれた職業で世界最強][BDMV]</text:p>
            <text:p>[Vol.01][taskforce@Nyaa(Source</text:p>
            <text:p>From Lupin the Nerd)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⻘出於藍][Ai Yori Aoshi][藍より⻘</text:p>
            <text:p>し][BDMV][Blu-ray BOX</text:p>
            <text:p>BDx6+CDx1][⾃抓]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爱·天地⽆⽤！][Ai Tenchi Muyou!]</text:p>
            <text:p>[愛・天地無⽤!][BDMV][Vol.1-Vol.3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茜⾊坂道/⼣阳染红的坡道/染红的街</text:p>
            <text:p>道][Akane Iro ni Somaru Saka][あ</text:p>
            <text:p>かね⾊に染まる坂][BDMV][Blu-ray</text:p>
            <text:p>BOX Disc×2 Fin]</text:p>
            <text:p>獻給各位妹控w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ACCA13区监察课][ACCA: 13-</text:p>
            <text:p>Territory Inspection Dept.]</text:p>
            <text:p>[ACCA13区監察課][BDMV][DISC×2</text:p>
            <text:p>Fin]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RE:⼈造⼈009][009 RE:CYBORG]</text:p>
            <text:p>[サイボーグ009][BDMV][1080p]</text:p>
            <text:p>[MOVIE][AVC][USA]</text:p>
            <text:p>It is original 2D movie (not extract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宇宙骑⼠Blade][Tekkaman Blade</text:p>
            <text:p>II][宇宙の騎⼠テッカマンブレード II]</text:p>
            <text:p>[BDMV][1080p][OVA DISC×1 Fin]</text:p>
            <text:p>[AVC][USA][NAN0]</text:p>
            <text:p>thanks to AX99 | free to share / re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Praeter之伤][Scar On The Praeter]</text:p>
            <text:p>[PROJECT SCARD プレイタの傷]</text:p>
            <text:p>[BDMV][1080p][DISC×2 Fin][AVC]</text:p>
            <text:p>[USA]</text:p>
            <text:p>⾃抓(Self-Rip)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BLASSREITER][BLASSREITER -</text:p>
            <text:p>genetic-][ブラスレイター][DVDISO]</text:p>
            <text:p>[480i][DISC×4 Fin][R1][⾃抓]</text:p>
            <text:p>By Zanros | Do not Remux 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新⽩雪姬传说/⽩雪战⼠][Shin</text:p>
            <text:p>Shirayukihime Densetsu Pretear]</text:p>
            <text:p>[新⽩雪姫伝説プリーティア]</text:p>
            <text:p>[DVDISO][720x480][Vol.1-Vol.5 Fin]</text:p>
            <text:p>[5xDVD5][R2J]</text:p>
            <text:p>Prétear | ⾃购⾃抓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苍⾊骑⼠][Blassreiter]</text:p>
            <text:p>[BLASSREITER(ブラスレイター)]</text:p>
            <text:p>[BDMV][1080i][BD-BOX</text:p>
            <text:p>BD×4+DVD×1 Fin][JPN]</text:p>
            <text:p>[Bikko@U2]</text:p>
            <text:p>by Bikko | ⾃购⾃抓⾃扫(Se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重创的伤⼝][Scar on the Praeter]</text:p>
            <text:p>[PROJECT SCARD プレイタの傷]</text:p>
            <text:p>[BDMV][1080p][Vol.1-Vol.4 Fin]</text:p>
            <text:p>[AVC][JPN][NAN0]</text:p>
            <text:p>thanks to AX99 | free to share / re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梅德尔传奇][Maetel Legend][メー</text:p>
            <text:p>テルレジェンド 交響詩 宿命]</text:p>
            <text:p>[DVDISO][OVA][Vol.1-Vol.2 Fin]</text:p>
            <text:p>[R2J-Rental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梅德尔传奇][Maetel Legend][メー</text:p>
            <text:p>テルレジェンド 交響詩 宿命]</text:p>
            <text:p>[DVDMV][OVA][DVDx1 Fin][R1]</text:p>
            <text:p>REV | Us Manga Corps Video | An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梅德尔传奇][Maetel Legend][メー</text:p>
            <text:p>テルレジェンド 交響詩 宿命]</text:p>
            <text:p>[DVDISO][480i][OVA][DVD-BOX</text:p>
            <text:p>DISC×2+CD×1 Fin][R2J][KnKo]</text:p>
            <text:p>Self Purchase|U2 Exclusive - Mae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国王游戏 The Animation][King's</text:p>
            <text:p>Game][王様ゲーム The Animation]</text:p>
            <text:p>[BDMV][1080p][DISCx2 Fin][USA]</text:p>
            <text:p>Self-Purchase, PT Exclusiv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国王游戏 The Animation][King's</text:p>
            <text:p>Game][王様ゲーム The Animation]</text:p>
            <text:p>[BDMV][1080p][TV 01-12 Fin]</text:p>
            <text:p>[MPEG-4 AVC][FRA][FUJiSAN]</text:p>
            <text:p>Self-Purchase, AUDIO 1: J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Aoharu x Kikanjuu][⻘春x機関銃]</text:p>
            <text:p>[BDMV][DISCx2 Fin][USA][⾃抓]</text:p>
            <text:p>[Aoharu X Machinegun][TV …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Angel Beats!][BDMV][Vol.1-Vol.2</text:p>
            <text:p>Fin][USA][外挂结构][简⽇/繁⽇字幕]</text:p>
          </table:table-cell>
          <table:table-cell table:style-name="Default" table:number-columns-repeated="16383"/>
        </table:table-row>
        <table:table-row table:style-name="ro14">
          <table:table-cell office:value-type="string" calcext:value-type="string">
            <text:p>[Angel Beats!][BDMV][Vol.1-Vol.7</text:p>
            <text:p>Fin][JP][REV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科学⼀⽅通⾏][Toaru Kagaku no</text:p>
            <text:p>Accelerator][とある科学の⼀⽅通⾏</text:p>
            <text:p>[アクセラレータ]][BDMV][1080p]</text:p>
            <text:p>[DISC×2 Fin][USA][⾃抓]</text:p>
            <text:p>By Zanros | Do not Remux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武装少⼥Machiavellism][Armed</text:p>
            <text:p>Girl's Machiavellism][武装少⼥マ</text:p>
            <text:p>キャヴェリズム][BDMV][DISC×2</text:p>
            <text:p>Fin][USA][kakeruSMC@ADC]</text:p>
            <text:p>Thanks to kakeruSMC@ADC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极乐天师][Ah My Buddha!!][あまえ</text:p>
            <text:p>ないでよっ!!][BDMV][BD-BOX</text:p>
            <text:p>BD50×4 Fin][USA]</text:p>
            <text:p>[Anonymous@ACM]</text:p>
            <text:p>TV SE1+ SE2 | 转⾃ACM。因为商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极乐天师][Ah My Buddha][あまえ</text:p>
            <text:p>ないでよっ!!][DVDISO][SE1+ SE2</text:p>
            <text:p>Fin][R2J][⾃抓]</text:p>
            <text:p>初回特典CD附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星⽅天使][Angel Links][星⽅天使エ</text:p>
            <text:p>ンジェルリンクス][DVDISO]</text:p>
            <text:p>[DISC×2 Fin][R1][⾃抓]</text:p>
            <text:p>by kakeruSMC | Scans incl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發條精靈戰記 天鏡的極北之星]</text:p>
            <text:p>[Alderamin on the Sky][ねじ巻き精</text:p>
            <text:p>霊戦記 天鏡のアルデラミン][BDISO]</text:p>
            <text:p>[DISC×2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⽩银的意志][Shirogane no Ishi</text:p>
            <text:p>Argevollen][⽩銀の意思 アルジェ</text:p>
            <text:p>ヴォルン][BDMV][1080][Vol.7][武松</text:p>
            <text:p>喵&amp;VCB-Studio]</text:p>
            <text:p>感謝組員武松⾃購放流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⽩银的意志][Shirogane no Ishi</text:p>
            <text:p>Argevollen][⽩銀の意思 アルジェ</text:p>
            <text:p>ヴォルン][BDMV][1080][Vol.8 Fin]</text:p>
            <text:p>[武松喵&amp;VCB-Studio]</text:p>
            <text:p>感謝組員武松⾃購放流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其实我是][Actually, I Am][実は私は]</text:p>
            <text:p>[BDMV][Vol.1-6 Fin][kenno@ADC]</text:p>
            <text:p>感谢Kenno@ADC⾃抓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18：与你相连的拼图游戏][18if]</text:p>
            <text:p>[BDMV][1080p][COMPLETE BD-</text:p>
            <text:p>BOX]</text:p>
            <text:p>完全受注⽣産版 | ⾃购⾃抓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A.D.POLICE][DVDISO][640x480]</text:p>
            <text:p>[Vol.01-Vol.06 Fin][R2J]</text:p>
            <text:p>ad特警tv版1999，⽇版DVD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Amon：恶魔⼈默⽰录/恶魔⼈]</text:p>
            <text:p>[Amon: Apocalypse of Devilman]</text:p>
            <text:p>[アモン デビルマン黙⽰録][DVDISO]</text:p>
            <text:p>[OVA][R2J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⻘空/晴空][AIR][DVDISO]</text:p>
            <text:p>[PRELUDE + TV Vol.1-Vol.6 + IN</text:p>
            <text:p>MEMORIES + IN SUMMER + 剧场版</text:p>
            <text:p>Fin]</text:p>
            <text:p>取盘重抓修正版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Air TV][DVDISO][Vol.1-Vol.4 Fin]</text:p>
            <text:p>[USA][R1][MacCK@ADC]</text:p>
            <text:p>Repost|⼆次放流|转载 Thanks to t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妖精战⼠][Arc the Lad][アークザ</text:p>
            <text:p>ラッド][DVDISO][Vol.1-Vol.6 Fin]</text:p>
            <text:p>[3xDVD5 3xDVD9][R1]</text:p>
            <text:p>[taskforce@ADC]</text:p>
            <text:p>There is no BDMV release so i upl…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罪与罚与赎的少⼥][11eyes][イレブ</text:p>
            <text:p>ンアイズ][BDMV][Vol.1-Vol.7 Fin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梦幻妖⼦][Ayashi No Ceres][妖しの</text:p>
            <text:p>セレス][DVDISO][DVDBOX Disc×6</text:p>
            <text:p>Fin][R2J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AD特警][A.D. Police - To Protect</text:p>
            <text:p>and Serve][アドバンスドポリス]</text:p>
            <text:p>[BDMV][480p][DISC×1 Fin][USA]</text:p>
            <text:p>[Mr_Kimiko@nyaa]</text:p>
            <text:p>转⾃Mr_Kimiko@nyaa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战区88][AREA 88][エリア88]</text:p>
            <text:p>[DVDISO][OVA][DISC×2 Fin][USA]</text:p>
            <text:p>[⾃抓]</text:p>
            <text:p>by kakeruSMC | Scans incl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009-1霹雳娇娃][009-1][009-1(ゼロ</text:p>
            <text:p>ゼロナインワン)][DVDISO][480i]</text:p>
            <text:p>[Vol.1-Vol.6 Fin][R2J][Bikko@U2]</text:p>
            <text:p>by Bikko | 初回限定版(LE) |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009-1霹雳娇娃][009-1][009-1(ゼロ</text:p>
            <text:p>ゼロナインワン)][DVDISO]</text:p>
            <text:p>[720x480i][Vol.1-Vol.3 Fin][R1US]</text:p>
            <text:p>Self-rip | ADV's US DVD Si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如果有妹妹就好了][A Sister's All</text:p>
            <text:p>You Need][妹さえいればいい]</text:p>
            <text:p>[BDMV][DISC×2 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星⽅天使][Angel Links][星⽅天使エ</text:p>
            <text:p>ンジェルリンクス][DVDISO][Vol.1-</text:p>
            <text:p>Vol.7 Fin][R2]</text:p>
            <text:p>Good anime.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如果有妹妹就好了][A Sister's All</text:p>
            <text:p>You Need.][妹さえいればいい]</text:p>
            <text:p>[BDMV][DISC×10 Fin][代抓]</text:p>
            <text:p>合集，感谢凉茶@U2的⾃购。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16bit的感动 ANOTHER LAYER]</text:p>
            <text:p>[16bit Sensation: Another Layer]</text:p>
            <text:p>[16bitセンセーション ANOTHER</text:p>
            <text:p>LAYER][BDMV][1080p][Vol.1-Vol.6</text:p>
            <text:p>Fin][AVC][JP]</text:p>
            <text:p>完全⽣産限定版 / 附特典扫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18if][18if][BDMV][DISC×2 Fin]</text:p>
            <text:p>[USA][⾃抓]</text:p>
            <text:p>by kakeruSMC | Scans incl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其实我是][Actually, I Am][実は私は]</text:p>
            <text:p>[BDMV][TV 01-13 Fin][USA][⾃抓]</text:p>
            <text:p>[REV]</text:p>
            <text:p>by kakeruSMC | Scans incl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全员恶⽟][Akudama Drive][アクダ</text:p>
            <text:p>マドライブ][BDMV][1080p][DISC×2</text:p>
            <text:p>Fin][USA][URANiME]</text:p>
            <text:p>Akudama Drive COMPLETE BLU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星⽅天使][Angel Links][星⽅天使エ</text:p>
            <text:p>ンジェルリンクス][DVDISO][TV</text:p>
            <text:p>01-13 Fin][NTSC][R1]</text:p>
            <text:p>Uploaded by Jodensai ---&gt;&gt;&gt; AB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⼤图书馆的牧⽺⼈][A Good</text:p>
            <text:p>Librarian Like a Good Shepherd/</text:p>
            <text:p>Daitoshokan no Hitsujika][⼤図書</text:p>
            <text:p>館の⽺飼い][BDMV][Vol.1〜Vol.6</text:p>
            <text:p>Fin][U2娘@Share]</text:p>
            <text:p>合集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艾莉森与莉莉亚][Allison to Lillia]</text:p>
            <text:p>[アリソンとリリア][BDMV][480i]</text:p>
            <text:p>[DISCx1 Fin][AVC][JP]</text:p>
            <text:p>⾃购⾃抓| 禁⽌商业⽤途|随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⼤图书馆的牧⽺⼈][A Good</text:p>
            <text:p>Librarian Like a Good Shepherd/</text:p>
            <text:p>Daitoshokan no Hitsujika][⼤図書</text:p>
            <text:p>館の⽺飼い][BDMV][DISCx2 Fin]</text:p>
            <text:p>[USA]</text:p>
            <text:p>Thanks to mojicae@AB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随风⽽逝的记忆][A Wind Named</text:p>
            <text:p>Amnesia][風の名はアムネジア]</text:p>
            <text:p>[DVDISO][MOVIE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随风⽽逝的记忆][A Wind Named</text:p>
            <text:p>Amnesia][風の名はアムネジア]</text:p>
            <text:p>[BDMV][1080p][MOVIE][AVC][USA]</text:p>
            <text:p>⾃抓 | Discotek Media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魔法禁书⽬录][To Aru Majutsu no</text:p>
            <text:p>Index/A Certain Magical Index][と</text:p>
            <text:p>ある魔術の禁書⽬録][BDMV]</text:p>
            <text:p>[BDBOX DISC×4+CD×2][⾃抓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魔法禁书⽬录][To aru Majutsu no</text:p>
            <text:p>Index][とある魔術の禁書⽬録]</text:p>
            <text:p>[BDMV][Vol.1-Vol.8 Fin]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Aldnoah.Zero][BDMV][Set 2][USA]</text:p>
            <text:p>[Jodensai@ADC]</text:p>
            <text:p>感谢Jodensai@ADC的⾃抓。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Aldnoah.Zero][BDMV][Set 3][USA]</text:p>
            <text:p>[Tokyosama@ADC]</text:p>
            <text:p>感谢Tokyosama@ADC的⾃抓。</text:p>
          </table:table-cell>
          <table:table-cell table:style-name="Default" table:number-columns-repeated="16383"/>
        </table:table-row>
        <table:table-row table:style-name="ro18">
          <table:table-cell office:value-type="string" calcext:value-type="string">
            <text:p>[Aldnoah.Zero][Set 1/2][BDMV]</text:p>
            <text:p>[ADC]</text:p>
            <text:p>Thanks Jodensai@ADC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⻰鸣][DRAGONAUT -THE</text:p>
            <text:p>RESONANCE-][ドラゴノーツ -ザ・</text:p>
            <text:p>レゾナンス-][DVDISO][480i][Vol.1-</text:p>
            <text:p>Vol.9 Fin][R2J]</text:p>
            <text:p>⾃购⾃抓 | 初回限定版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绝对双刃][Absolute Duo][アブソ</text:p>
            <text:p>リュート・デュオ][BDMV]</text:p>
            <text:p>[Vol.01-06Fin][dennis1011@TSDM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⽆赖勇者的⿁畜美学][Aesthetica of</text:p>
            <text:p>a Rogue Hero][はぐれ勇者の⿁畜美</text:p>
            <text:p>学][BDMV][Disc×2 Fin][USA][ADC]</text:p>
            <text:p>感谢ubuntu4@ADC的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⽆赖勇者的⿁畜美学][Hagure</text:p>
            <text:p>Yuusha no Aesthetica][はぐれ勇者</text:p>
            <text:p>の⿁畜美学][BDMV][Vol.0-Vol.6 Fin]</text:p>
            <text:p>[rev]</text:p>
            <text:p>修正第九集22分45秒的花屏。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空罐少⼥][Akikan!][アキカン！]</text:p>
            <text:p>[DVDISO][Vol.1-Vol.6+OVA Fin]</text:p>
            <text:p>[R2J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复仇天使][Avenger][アヴェン</text:p>
            <text:p>ジャー][DVDISO][Vol.1-Vol.3 Fin]</text:p>
            <text:p>[R1]</text:p>
            <text:p>灣灣電信做種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复仇天使][Avenger][アヴェン</text:p>
            <text:p>ジャー][DVDISO][Vol.1-Vol.6 Fin]</text:p>
            <text:p>[R2J]</text:p>
            <text:p>⾃购⾃抓 | Anonymous rep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消灭都市][AFTERLOST][消滅都市]</text:p>
            <text:p>[BDMV][1080p][Vol.1-4 Fin][AVC]</text:p>
            <text:p>[JP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明⽇的与⼀][Samurai Harem / Asu</text:p>
            <text:p>no Yoichi!][明⽇のよいち!]</text:p>
            <text:p>[DVDISO][720×480][DISC×2 Fin]</text:p>
            <text:p>[R2UK]</text:p>
            <text:p>⾃购⾃抓 | 禁⽌转载 U2 Ex…</text:p>
          </table:table-cell>
          <table:table-cell table:style-name="Default" table:number-columns-repeated="16383"/>
        </table:table-row>
        <table:table-row table:style-name="ro19">
          <table:table-cell office:value-type="string" calcext:value-type="string">
            <text:p>[不正經的魔術講師與禁忌教典]</text:p>
            <text:p>[Akashic Records of Bastard</text:p>
            <text:p>Magic Instructor / Rokudenashi</text:p>
            <text:p>Majutsu Koushi to Kinki Kyouten]</text:p>
            <text:p>[ロクでなし魔術講師と禁忌教典]</text:p>
            <text:p>[BDMV][1080p][Vol.1-6 Fin][h264]</text:p>
            <text:p>[JP]</text:p>
            <text:p>[ 2.00X 0.30X] [U2-exclusi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绝对双刃][Absolute Duo][アブソ</text:p>
            <text:p>リュート・デュオ][BDISO][DISC×2</text:p>
            <text:p>Fin][USA][Etzimal@ADC]</text:p>
            <text:p>感谢Etzimal@ADC，种⼦内附扫…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消灭都市][AFTERLOST][消滅都市]</text:p>
            <text:p>[BDMV][1080p][DISCx2 Fin][USA]</text:p>
            <text:p>[Lupin the Nerd]</text:p>
            <text:p>Thanks to Lupin the Nerd@Nyaa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魍魉游击队][Geobreeders][ジオブ</text:p>
            <text:p>リーダーズ][DVDISO][480i][DVD-</text:p>
            <text:p>BOX DISC×2 Fin][R1US]</text:p>
            <text:p>Thanks to Mr.Kimiko@Nyaa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进化战记][Betterman][ベターマン]</text:p>
            <text:p>[DVDMV][480i][DVDBOX DISCx13</text:p>
            <text:p>Fin][MPEG-2][R2J][NAN0]</text:p>
            <text:p>thanks to AX99 | free to share / re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咎狗之⾎][Togainu no Chi / Blood</text:p>
            <text:p>of the Reprimanded Dog][咎狗の</text:p>
            <text:p>⾎][DVDISO][480i][DVDx3 CDx2]</text:p>
            <text:p>[R2J]</text:p>
            <text:p>R2JP Complete DVD Box Set - 3x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魔法禁书⽬录 II][To Aru Majutsu no</text:p>
            <text:p>Index II/A Certain Magical Index II]</text:p>
            <text:p>[とある魔術の禁書⽬録II][BDMV]</text:p>
            <text:p>[DISC×4][USA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替⾝][Another][アナザー][BDMV]</text:p>
            <text:p>[Vol.1-Vol.6 Fin][外挂结构][中⽂字</text:p>
            <text:p>幕]</text:p>
            <text:p>3K.Orz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替⾝][Another][アナザー][BDMV]</text:p>
            <text:p>[USA][ADC]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⽔星领航员 第3季][Aria the</text:p>
            <text:p>Origination+Arietta+Avvenire][アリ</text:p>
            <text:p>ア The Origination][TV+OVA]</text:p>
            <text:p>[BDMV][1080p][BD-BOX BDx6 Fin]</text:p>
            <text:p>[AVC][USA][⾃抓]</text:p>
            <text:p>Kickstarter Backer Edition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⽔星领航员 The Origination][Aria</text:p>
            <text:p>the Origination][アリア the</text:p>
            <text:p>Origination][BDMV][BDBOX:</text:p>
            <text:p>DISC×4 Fin][U2娘@Share]</text:p>
            <text:p>Includes Aria the Avvenire …</text:p>
          </table:table-cell>
          <table:table-cell table:style-name="Default" table:number-columns-repeated="16383"/>
        </table:table-row>
        <table:table-row table:style-name="ro21">
          <table:table-cell office:value-type="string" calcext:value-type="string">
            <text:p>[我独⾃升级 第⼆季 -起于暗影-][Solo</text:p>
            <text:p>Leveling Season 2: Arise from the</text:p>
            <text:p>Shadow][俺だけレベルアップな件 -</text:p>
            <text:p>Arise from the Shadow-][BDMV]</text:p>
            <text:p>[1080p][Vol.1-Vol.2 Fin][AVC][JPN]</text:p>
            <text:p>Self-purchased | By Jumpy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⻘出于蓝&amp;⻘出于蓝〜缘〜][Ai Yori</text:p>
            <text:p>Aoshi&amp;Ai Yori Aoshi ~Enishi~][藍</text:p>
            <text:p>より⻘し&amp;藍より⻘し〜縁〜]</text:p>
            <text:p>[DVDISO][DISC×8 Fin][R1][ADC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闪光的夜袭][Senkou no Night</text:p>
            <text:p>Raid][閃光のナイトレイド][BDMV]</text:p>
            <text:p>[Vol.1-Vol.7 Fin]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闪光的夜袭][Night Raid 1931/</text:p>
            <text:p>Senkou no Night Raid][閃光のナイ</text:p>
            <text:p>トレイド][BDMV][DISC×2 Fin]</text:p>
            <text:p>[USA][⾃抓][philosophy-raws]</text:p>
            <text:p>要发的东⻄好多，好累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暗夜魔法使][Night Wizard The</text:p>
            <text:p>Animation][ナイトウィザード The</text:p>
            <text:p>ANIMATION][DVDISO][480i]</text:p>
            <text:p>[DISC×7 Fin][R2J]</text:p>
            <text:p>⾃购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愚者信⻓][Nobunaga the Fool][ノ</text:p>
            <text:p>ブナガ・ザ・フール][BDMV][Vol.1-8</text:p>
            <text:p>Fin][ANK-RAWS][⾃抓]</text:p>
            <text:p>BDRIP会在⽇后制作发布。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萌萌侵略者][OUTBREAK</text:p>
            <text:p>COMPANY / Autobureiku Kanpani:</text:p>
            <text:p>Moeru Shinryakusha][アウトブレイ</text:p>
            <text:p>ク・カンパニー][BDMV][Vol.1-6][U2</text:p>
            <text:p>娘@SHARE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超级潜⽔艇99][Submarine Super</text:p>
            <text:p>99][サブマリン スーパー99][BDMV]</text:p>
            <text:p>[1080p][TV 01-13 Fin][AVC][USA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电脑战⼠雷萨⾥昂][Video Warrior</text:p>
            <text:p>Laserion][ビデオ戦⼠レザリオン]</text:p>
            <text:p>[BDMV][480i][TV 01-45 Fin][AVC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天才嘉年华 Beyond][Genius Party</text:p>
            <text:p>Beyond][ジーニアス・パーティ・ビ</text:p>
            <text:p>ヨンド][DVDISO][MOVIE][DVD-</text:p>
            <text:p>BOX DISC×4 Fin][R2J]</text:p>
            <text:p>⾃购⾃抓⾃扫 禁⽌转载 U2 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AURA 〜魔龍院光⽛最後的戰⾾〜]</text:p>
            <text:p>[Aura: Maryuuinkouga Saigo no</text:p>
            <text:p>Tatakai][劇場アニメ AURA~魔⻯院</text:p>
            <text:p>光⽛最後の闘い~][BDMV][Blu-ray</text:p>
            <text:p>BOX][U2娘@Share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⻘空少⼥队][801 T.T.S. Airbats][⻘</text:p>
            <text:p>空少⼥隊][DVDISO][720x480][OVA]</text:p>
            <text:p>[DISCx2 Fin][R1]</text:p>
            <text:p>not my rip.</text:p>
          </table:table-cell>
          <table:table-cell table:style-name="Default" table:number-columns-repeated="16383"/>
        </table:table-row>
        <table:table-row table:style-name="ro22">
          <table:table-cell office:value-type="string" calcext:value-type="string">
            <text:p>[海底娇娃蓝华 R-16 处⼥任务][Aika</text:p>
            <text:p>R-16 Virgin Mission][DVDISO]</text:p>
            <text:p>[640x480][OVA][DISCx1 Fin]</text:p>
            <text:p>[MPEG2][R1]</text:p>
            <text:p>My own rip. Enjoy.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海底娇娃蓝华：处⼥任务][Aika R-16</text:p>
            <text:p>Virgin Mission][AIKa R-16：</text:p>
            <text:p>VIRGIN MISSION][DVDISO][480i]</text:p>
            <text:p>[OVA Vol.1-Vol.3 Fin][R2J]</text:p>
            <text:p>限定版 | LE | ⾃购⾃抓 | An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⼣阳染红的街道/茜⾊染红的坂道]</text:p>
            <text:p>[Akaneiro Ni Somaru Saka][あかね</text:p>
            <text:p>⾊に染まる坂][DVDISO][Vol.6 Fin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⼣阳染红的街道][Akaneiro Ni</text:p>
            <text:p>Somaru Saka][あかね⾊に染まる坂]</text:p>
            <text:p>[DVDISO][vol.2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⼣阳染红的街道/茜⾊染红的坂道]</text:p>
            <text:p>[Akaneiro Ni Somaru Saka][あかね</text:p>
            <text:p>⾊に染まる坂][DVDISO][Vol.4+特典</text:p>
            <text:p>CD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茜⾊坂道/⼣阳染红的坡道/染红的街</text:p>
            <text:p>道][Akane-Iro ni Somaru Saka][あ</text:p>
            <text:p>かね⾊に染まる坂][DVDISO][OVA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⼣阳染红的街道/茜⾊染红的坂道]</text:p>
            <text:p>[Akaneiro Ni Somaru Saka][あかね</text:p>
            <text:p>⾊に染まる坂][DVDISO][Vol.1+特典</text:p>
            <text:p>CD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⼣阳染红的街道][Akaneiro Ni</text:p>
            <text:p>Somaru Saka][あかね⾊に染まる坂]</text:p>
            <text:p>[DVDISO][Vol.3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⼣阳染红的街道/茜⾊染红的坂道]</text:p>
            <text:p>[Akaneiro Ni Somaru Saka][あかね</text:p>
            <text:p>⾊に染まる坂][DVDISO][Vol.5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绯弹的亚莉亚AA][Hidan no Aria</text:p>
            <text:p>AA][緋弾のアリアAA][BDMV][BD-</text:p>
            <text:p>BOX Disc×2]</text:p>
            <text:p>anon@PerfectDark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绯弹的亚莉亚AA][Hidan no Aria</text:p>
            <text:p>AA][緋弾のアリアAA][BDMV]</text:p>
            <text:p>[Vol.01-Vol.06 Fin]</text:p>
            <text:p>合集，分卷已hash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AURA 〜魔龍院光⽛最後的戰⾾〜]</text:p>
            <text:p>[Aura: Koga Maryuin's Last War]</text:p>
            <text:p>[AURA~魔⻯院光⽛最後の闘い~]</text:p>
            <text:p>[BDMV][MOVIE][USA]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AURA ~魔⻰院光⽛最后的战⽃~]</text:p>
            <text:p>[Aura: Maryuuinkouga Saigo no</text:p>
            <text:p>Tatakai][AURA ~魔⻯院光⽛最後の</text:p>
            <text:p>闘い~][BDMV][1080P][MOVIE][外挂</text:p>
            <text:p>结构][简繁中字]</text:p>
            <text:p>第⼀次///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亚⾥安][Arion][アリオン][BDMV]</text:p>
            <text:p>[1080p][MOVIE][MPEG-4 AVC]</text:p>
            <text:p>[USA][HAiKU]</text:p>
            <text:p>Arion 1986 COMPLETE BLURAY-…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天才嘉年华/天才嘉年华 Beyond]</text:p>
            <text:p>[Genius Party/Genius Party</text:p>
            <text:p>Beyond][ジーニアス・パーティ/</text:p>
            <text:p>ジーニアス・パーティ・ビヨンド]</text:p>
            <text:p>[BDMV][MOVIE][UK]</text:p>
            <text:p>[wilfried@ADC]</text:p>
            <text:p>感谢wilfried@ADC的⾃抓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天才嘉年华][Genius Party][ジーニ</text:p>
            <text:p>アス・パーティ][DVDISO][MOVIE]</text:p>
            <text:p>[R2J]</text:p>
            <text:p>⾃购⾃抓⾃扫 禁⽌转载 U2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吸⾎⿁之爱][Vlad Love][ぶらどら</text:p>
            <text:p>ぶ][BDMV][1080p][BD-BOX DISC×2</text:p>
            <text:p>Fin][GBR/USA][Bikko@U2]</text:p>
            <text:p>by Bikko | AnimeLTD 2025 |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电脑奇侠 The Animation][Android</text:p>
            <text:p>Kikaider The Animation][⼈造⼈間</text:p>
            <text:p>キカイダーTHE ANIMATION]</text:p>
            <text:p>[DVDISO][720x480i][DVD-BOX</text:p>
            <text:p>DISC×4 Fin][R1US]</text:p>
            <text:p>Thanks to anon@Nyaa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沉默的未知][Argento Soma][アル</text:p>
            <text:p>ジェントソーマ][DVDMV][720x480]</text:p>
            <text:p>[Complete Collection][R1]</text:p>
            <text:p>[End in 4 days 7 hours] ⾃…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剧场版 魔法禁书⽬录 恩底弥翁的奇</text:p>
            <text:p>迹][Gekijouban Toaru Majutsu no</text:p>
            <text:p>Index Endymion no Kiseki][劇場版</text:p>
            <text:p>とある魔術の禁書⽬録 -エンデュミ</text:p>
            <text:p>オンの奇蹟-][BDMV][Movie][U2娘</text:p>
            <text:p>@Share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A.I.C.O.：化⾝][A.I.C.O.</text:p>
            <text:p>Incarnation][BDMV][1080p][Vol.2</text:p>
            <text:p>Fin][AVC][JP]</text:p>
            <text:p>The poor ⾆し⼿⽖ | 给⾃⼰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三只眼][3x3 Eyes][BDMV][Bul-ray</text:p>
            <text:p>BOX Disc×2]</text:p>
            <text:p>缺两张特典CD, 附⾳乐专辑x2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A.I.C.O.：化⾝][A.I.C.O.</text:p>
            <text:p>Incarnation][BDMV][1080p][Vol.1]</text:p>
            <text:p>[AVC][JP]</text:p>
            <text:p>⽩票⽩⽖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三只眼][3x3 Eyes][DVDISO][OVA]</text:p>
            <text:p>[DVD-BOX DVD9x2 CDx1 Fin][R2J]</text:p>
            <text:p>[Custom Eng Sub]</text:p>
            <text:p>特典CD是320K CBR, BDBOX(201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怪~ayakashi~][Ayakashi - Samurai</text:p>
            <text:p>Horror Tales][怪~ayakashi~]</text:p>
            <text:p>[BDMV][1080p][DISCx1 Fin][USA]</text:p>
            <text:p>Self-Purchase, Discotek M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樱花⼤战][Sakura Taisen/Sakura</text:p>
            <text:p>Wars][サクラ⼤戦][DVDISO][480i]</text:p>
            <text:p>[DVD-BOX DISC×6 Fin][R2J]</text:p>
            <text:p>[Bikko@U2]</text:p>
            <text:p>by Bikko | Bandai Visual 20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被神捡到的男⼈][Kami-tachi ni</text:p>
            <text:p>Hirowareta Otoko][神達に拾われた</text:p>
            <text:p>男][BDMV][1080p][Vol.1-Vol.3 Fin]</text:p>
            <text:p>[JP][FN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被神捡到的男⼈][Kami-tachi ni</text:p>
            <text:p>Hirowareta Otoko / By the Grace of</text:p>
            <text:p>the Gods][神達に拾われた男]</text:p>
            <text:p>[BDMV][1080p][DISC×2 Fin][USA]</text:p>
            <text:p>[⾃抓]</text:p>
            <text:p>By Zanros | Do not Remux 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被神捡到的男⼈2][By the Grace of</text:p>
            <text:p>the Gods 2 / Kami-tachi ni</text:p>
            <text:p>Hirowareta Otoko 2][神達に拾われ</text:p>
            <text:p>た男2][BDMV][1080p][DISC×2 Fin]</text:p>
            <text:p>[USA][⾃抓]</text:p>
            <text:p>By Zanros | Do not Remux 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被神捡到的男⼈2][Kami-tachi ni</text:p>
            <text:p>Hirowareta Otoko 2 / By the Grace</text:p>
            <text:p>of the Gods 2][神達に拾われた男2]</text:p>
            <text:p>[BDMV][1080p][Blu-ray BOXx2 Fin]</text:p>
            <text:p>[JP]</text:p>
            <text:p>⾃购⾃抓⾃扫|BDMV is U2 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巨⾍列岛][The Island of Giant</text:p>
            <text:p>Insects / Gekijouban Kyochuu</text:p>
            <text:p>Rettou][劇場版 巨蟲列島][BDMV]</text:p>
            <text:p>[1080p][MOVIE][USA]</text:p>
            <text:p>Thanks to AOmundson for the Kic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烈⽕之炎][Flame of Recca / Rekka</text:p>
            <text:p>no Honoo][烈⽕の炎][BDMV][480i]</text:p>
            <text:p>[DISCx1 Fin][USA]</text:p>
            <text:p>AcousticKitty | Do not reupl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冰属性男⼦和酷酷⼥同事][Koori</text:p>
            <text:p>Zokusei Danshi to Cool na</text:p>
            <text:p>Douryou Joshi][氷属性男⼦とクー</text:p>
            <text:p>ルな同僚⼥⼦][BDMV][1080p][Vol.1-</text:p>
            <text:p>Vol.4 Fin][JP]</text:p>
            <text:p>⾃购⾃抓⾃扫|BDMV is U2 …</text:p>
          </table:table-cell>
          <table:table-cell table:style-name="Default" table:number-columns-repeated="16383"/>
        </table:table-row>
        <table:table-row table:style-name="ro24">
          <table:table-cell office:value-type="string" calcext:value-type="string">
            <text:p>[香格⾥拉・开拓异境~粪作猎⼿挑战</text:p>
            <text:p>神作~第1季][Shangri-La Frontier</text:p>
            <text:p>Kusogee Hunter, Kamige ni</text:p>
            <text:p>Idoman to Su][シャングリラ・フロ</text:p>
            <text:p>ンティア~クソゲーハンター、神</text:p>
            <text:p>ゲーに挑まんとす~][BDMV][1080p]</text:p>
            <text:p>[DISC×4 Fin][USA][⾃抓]</text:p>
            <text:p>By Zanros | Do not Remux …</text:p>
          </table:table-cell>
          <table:table-cell table:style-name="Default" table:number-columns-repeated="16383"/>
        </table:table-row>
        <table:table-row table:style-name="ro25">
          <table:table-cell office:value-type="string" calcext:value-type="string">
            <text:p>[最弱技能《果实⼤师》关于能⽆限⾷</text:p>
            <text:p>⽤技能果实(吃了就会死)这件事]</text:p>
            <text:p>[Hazure Skill "Kinomi Master" Skill</text:p>
            <text:p>no Mi (Tabetara Shinu) o Mugen ni</text:p>
            <text:p>Taberareru You ni Natta Ken ni</text:p>
            <text:p>Tsuite][外れスキル《⽊の実マス</text:p>
            <text:p>ター》〜スキルの実（⾷べたら死</text:p>
            <text:p>ぬ）を無限に⾷べられるようになっ</text:p>
            <text:p>た件について〜][BDMV][Vol.01 Fin]</text:p>
            <text:p>[Y-E@Nyaa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⾍之歌][Mushiuta][ムシウタ]</text:p>
            <text:p>[DVDISO][480i][Vol.01-Vol.6 Fin]</text:p>
            <text:p>[R2J]</text:p>
            <text:p>应求⼁怎么能改编的这么烂⼁扫图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⼼之彼端][To Heart][DVDISO]</text:p>
            <text:p>[640x480][TV 1-4 Fin][R1]</text:p>
            <text:p>[kobi@ADC]</text:p>
            <text:p>Repost|⼆次放流|转载 Origin_kobi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⼼之彼端][To Heart][ToHeart(トゥ</text:p>
            <text:p>ハート)][BDMV][1080i][DISC×2 Fin]</text:p>
            <text:p>[JPN][Bikko@U2]</text:p>
            <text:p>by Bikko | 『ToHeart』プレ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⽕圣旅团999.9][Fire Force DNA</text:p>
            <text:p>Sights 999.9][⽕聖旅団ダナサイト</text:p>
            <text:p>999.9][DVDISO][480i][OVA][R2J]</text:p>
            <text:p>⾃购⾃抓/Self-purchase | H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紋樣傳說][Tattoon Master][タ</text:p>
            <text:p>トゥーン・マスター][DVDISO]</text:p>
            <text:p>[OVA][R2J]</text:p>
            <text:p>⾃抓⽇版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新·天地⽆⽤！][Shin Tenchi Muyo!]</text:p>
            <text:p>[新・天地無⽤！][DVDISO][TV-BOX</text:p>
            <text:p>Fin][R2J]</text:p>
            <text:p>⾃购⾃抓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新·天地無⽤！][Tenchi Muyo!</text:p>
            <text:p>Tenchi in Tokyo][新・天地無⽤!]</text:p>
            <text:p>[DVDISO][720х480][Vol.1-Vol.8 Fin]</text:p>
            <text:p>[R2J]</text:p>
            <text:p>Very good anime.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新·天地無⽤！][Tenchi in Tokyo]</text:p>
            <text:p>[新・天地無⽤!][DVDISO][DISC×8</text:p>
            <text:p>Fin][R1]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新・天地⽆⽤!][Tenchi Muyo!</text:p>
            <text:p>Tenchi in Tokyo / Shin Tenchi</text:p>
            <text:p>Muyou!][新・天地無⽤!][BDMV]</text:p>
            <text:p>[480i][DISC×1 Fin]</text:p>
            <text:p>[Anonymous@Nyaa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天地⽆⽤!][Tenchi Muyo! Tenchi</text:p>
            <text:p>Universe / Tenchi Muyo!][天地無</text:p>
            <text:p>⽤!][BDMV][480i][DISC×1 Fin]</text:p>
            <text:p>[Anonymous@Nyaa]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⻜轮少年][Air Gear][エア・ギア]</text:p>
            <text:p>[DVDISO][480i][DISCx4 Fin][R1US]</text:p>
            <text:p>AcousticKitty | Self-Purchase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超神姬彈凱撒3][Dangaizer 3][超神</text:p>
            <text:p>姫ダンガイザー3][DVDISO]</text:p>
            <text:p>[720x480i][DVD-BOX DISC×2 Fin]</text:p>
            <text:p>[R1US]</text:p>
            <text:p>Rightstuf's US DVD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天使夜未眠][Earthian][アーシアン]</text:p>
            <text:p>[BDMV][1080p][OVA Vol.1 Fin]</text:p>
            <text:p>[JPN]</text:p>
            <text:p>⾃购⾃抓 | Free to share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⻜轮少年][Air Gear][エア・ギア]</text:p>
            <text:p>[DVDISO][480i][Vol.1-Vol.5 Fin]</text:p>
            <text:p>[MPEG2][R2J]</text:p>
            <text:p>Self-rip, scans included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天使夜未眠][Earthian][アーシアン]</text:p>
            <text:p>[DVDISO][720x480][OVA][DISC×2</text:p>
            <text:p>Fin][R2J]</text:p>
            <text:p>hxrmn@AB#id=15134&amp;torrentid=1…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天使夜未眠][Earthian][アーシアン]</text:p>
            <text:p>[DVDISO][720x480i][OVA Vol.1 Fin]</text:p>
            <text:p>[MPEG][R1US]</text:p>
            <text:p>Earthian Vol. 1 Fin (R1)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妙笔⼩呆][Photon: The Idiot</text:p>
            <text:p>Adventures][フォトン][DVDISO]</text:p>
            <text:p>[720x480][OVA][DVD-BOX DISCx2</text:p>
            <text:p>Fin][R2J]</text:p>
            <text:p>anon@AB | REV #38604 (⽚⾯２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妙笔⼩呆][Photon][フォトン]</text:p>
            <text:p>[BDMV][1080p][Blu-ray SET Fin]</text:p>
            <text:p>[JP]</text:p>
            <text:p>冷番补完字幕组购买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⿊猫][Black Cat][ブラックキャット]</text:p>
            <text:p>[DVDISO][480i][DISCx6 Fin][R1US]</text:p>
            <text:p>AcousticKitty | Self-Purchase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四圣兽][Saint Beast][セイント・</text:p>
            <text:p>ビースト][DVDISO][480i][TV+OVA]</text:p>
            <text:p>[MPEG2][R2J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⻘空少⼥队][801 T.T.S. Airbats/</text:p>
            <text:p>Aozora Shoujotai][⻘空少⼥隊]</text:p>
            <text:p>[DVDISO][480i][DVD-BOX DISC×8</text:p>
            <text:p>Fin][R2J][Bikko@U2]</text:p>
            <text:p>by Bikko | ⾃购⾃抓 | Share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烈⽕之炎][Flame of Recca][烈⽕の</text:p>
            <text:p>炎][DVDISO][DVD-BOX DVD9x6</text:p>
            <text:p>Fin][R1]</text:p>
            <text:p>搬运|Eastern Star版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烈⽕之炎][Flame of Recca][烈⽕の</text:p>
            <text:p>炎][DVDISO][Vol.1-10 Fin][R1]</text:p>
            <text:p>Viz分卷版, DVD5x10, Thanks to h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烈⽕之炎][Rekka no Honoo/Flame</text:p>
            <text:p>of Recca][烈⽕の炎][DVDISO][480i]</text:p>
            <text:p>[DVD-BOX Vol.1-Vol.2 DISC×8 Fin]</text:p>
            <text:p>[R2J][Bikko@U2]</text:p>
            <text:p>by Bikko | Geneon Entmt 2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重⽣之⽉Divergence][Rebirth</text:p>
            <text:p>Moon Divergence][リバース ムーン</text:p>
            <text:p>ディバージェンス][DVDISO]</text:p>
            <text:p>[720x480i][OVA][R2J]</text:p>
            <text:p>hxrmn@AB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⼋男? 别闹了!][Hachi-nantte, Sore</text:p>
            <text:p>wa Nai Deshou!][⼋男って, それは</text:p>
            <text:p>ないでしょう!][BDMV][Vol.01 Fin]</text:p>
            <text:p>[Lupin the Nerd@Nyaa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⼀千零⼀夜][1001 Nights][ワン・サ</text:p>
            <text:p>ウザンド・ワン・ナイツ][DVDMV]</text:p>
            <text:p>[720x480][MOVIE][R2J]</text:p>
            <text:p>@ADC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午夜之眼][Goku: Midnight Eye]</text:p>
            <text:p>[MIDNIGHT EYE ゴクウ][BDMV]</text:p>
            <text:p>[1080p][OVA][AVC][USA]</text:p>
            <text:p>⾃抓 | Discotek Media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真进化果实 不知不觉踏上胜利的⼈</text:p>
            <text:p>⽣][Shin Shinka no Mi Shiranai</text:p>
            <text:p>Uchi ni Kachigumi Jinsei][真・進化</text:p>
            <text:p>の実~知らないうちに勝ち組⼈⽣~]</text:p>
            <text:p>[BDMV][BD-BOX Discx2 Fin][Lupin</text:p>
            <text:p>the Nerd@Nyaa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魔⽝Liner0011变⾝！][Maken Liner</text:p>
            <text:p>0011 Henshin Seyo!][魔⽝ライナー</text:p>
            <text:p>0011変⾝せよ！][DVDMV][480i]</text:p>
            <text:p>[MOVIE][NTSC][R2J]</text:p>
            <text:p>NTSC DVD R2J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终末的⼥武神][Record Of</text:p>
            <text:p>Ragnarok][終末のワルキューレ]</text:p>
            <text:p>[BDMV][1080p][DISC×2 Fin][AVC]</text:p>
            <text:p>[USA]</text:p>
            <text:p>⾃抓(Self-Rip)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史上最强⼤魔王转⽣为村⺠A]</text:p>
            <text:p>[Shijou Saikyou no Daimaou,</text:p>
            <text:p>Murabito A ni Tensei Suru][史上最</text:p>
            <text:p>強の⼤魔王、村⼈Aに転⽣する]</text:p>
            <text:p>[BDMV][Vol.01-03 Fin][Lupin the</text:p>
            <text:p>Nerd@Nyaa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魔法少⼥隊][Mahou Shoujo Tai</text:p>
            <text:p>Arusu/Tweeny Witches][魔法少⼥隊</text:p>
            <text:p>アルス][BDMV][BD-BOX DISC×3</text:p>
            <text:p>Fin][USA]</text:p>
            <text:p>Media Blasters 2023 | TVA,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勇者传说][Densetsu no Yuusha Da</text:p>
            <text:p>Garn][伝説の勇者ダ・ガーン]</text:p>
            <text:p>[DVDISO][480i][DVD-BOX×2</text:p>
            <text:p>DISC×8 Fin][R2J][Bikko@U2]</text:p>
            <text:p>by Bikko | Bandai Visual 20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偶像天使阳⼦][Idol Tenshi</text:p>
            <text:p>Youkoso Youko][アイドル天使 よう</text:p>
            <text:p>こそようこ][DVDISO][480i][Vol.1-</text:p>
            <text:p>Vol.8][R2J]</text:p>
            <text:p>Self-purchase | Geneonuni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DOUBLE DECKER！道格＆⻄⾥爾]</text:p>
            <text:p>[Double Decker! Doug &amp; Kirill]</text:p>
            <text:p>[DOUBLE DECKER! ダグ&amp;キリル]</text:p>
            <text:p>[BDMV][1080p][DISC×2 Fin][AVC]</text:p>
            <text:p>[USA]</text:p>
            <text:p>⾃抓(Self-Rip)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剑灵][Blade &amp; Soul][ブレイドアン</text:p>
            <text:p>ドソウル][BDMV][1080p][DISC×2</text:p>
            <text:p>Fin][AVC][USA]</text:p>
            <text:p>⾃抓(Self-Rip)</text:p>
          </table:table-cell>
          <table:table-cell table:style-name="Default" table:number-columns-repeated="16383"/>
        </table:table-row>
        <table:table-row table:style-name="ro26">
          <table:table-cell office:value-type="string" calcext:value-type="string">
            <text:p>[⼫体派对 Tortured Souls -被暴虐的</text:p>
            <text:p>灵魂的咒叫-][Corpse Party:</text:p>
            <text:p>Tortured Souls][コープスパー</text:p>
            <text:p>ティー Tortured Souls -暴虐された</text:p>
            <text:p>魂の呪叫-][BDMV][1080p][DISC×1</text:p>
            <text:p>Fin][AVC][USA]</text:p>
            <text:p>⾃抓(Self-Rip)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Shinkai no Survival!][深海のサバイ</text:p>
            <text:p>バル!][DVDISO][720x480][MOVIE]</text:p>
            <text:p>[R2J-Rental]</text:p>
            <text:p>AB@hxrmn#id=80814&amp;torrentid=1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鲇真由剧场][Ayu Mayu Gekijou][あ</text:p>
            <text:p>ゆまゆ劇場][DVDISO][720x480]</text:p>
            <text:p>[OVA][R2J]</text:p>
            <text:p>AB@feadraug#id=5487&amp;torrentid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ICE][アイス][DVDISO][480i]</text:p>
            <text:p>[DISCx1 Fin][OVA][R1]</text:p>
            <text:p>Self-Purchase, Sentai Film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ICE][アイス][BDMV][1080p]</text:p>
            <text:p>[MOVIE][FRA]</text:p>
            <text:p>Do Not Repost | Audio : Ja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宇宙⼤帝][Space Emperor God</text:p>
            <text:p>Sigma / Uchuu Taitei God Sigma]</text:p>
            <text:p>[宇宙⼤帝 ゴッドシグマ][DVDISO]</text:p>
            <text:p>[480i][DVDBOX DISC×7 Fin][R2J]</text:p>
            <text:p>Pony Canyon 2011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RErideD -穿越時空的德希達-]</text:p>
            <text:p>[Rerided: Derrida, Who Leaps</text:p>
            <text:p>Through Time][RErideD-刻越えの</text:p>
            <text:p>デリダ-][BDMV][1080p][DISC×2</text:p>
            <text:p>Fin][AVC][USA]</text:p>
            <text:p>⾃抓(Self-Rip)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冒险！伊克萨3][Bouken! Iczer 3/</text:p>
            <text:p>Iczer Reborn][冒険!イクサー3]</text:p>
            <text:p>[DVDISO][OVA Vol.1-Vol.2 Fin]</text:p>
            <text:p>[R2J]</text:p>
            <text:p>⾃购⾃抓 | Free to share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七⼤罪][The Seven Deadly Sins/</text:p>
            <text:p>Nanatsu no Taizai][七つの⼤罪]</text:p>
            <text:p>[BDMV][Part 2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七⼤罪 圣战的预兆][Nanatsu no</text:p>
            <text:p>Taizai Seisen no Shirushi][七つの</text:p>
            <text:p>⼤罪 聖戦の予兆][BDMV][Vol.1-Vol.2</text:p>
            <text:p>Fin][⾃抓]</text:p>
            <text:p>⾃购⾃抓 | 允许转载 | NOT 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七⼤罪 戒律的复活][Nanatsu no</text:p>
            <text:p>Taizai Imashime no Fukkatsu][七つ</text:p>
            <text:p>の⼤罪 戒めの復活][BDMV][1080p]</text:p>
            <text:p>[Vol.9 Fin][RickyTan@TSDM]</text:p>
            <text:p>感謝RickyTan⾃購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七⼤罪 戒律的复活][Nanatsu no</text:p>
            <text:p>Taizai Imashime no Fukkatsu][七つ</text:p>
            <text:p>の⼤罪 戒めの復活][BDMV][1080p]</text:p>
            <text:p>[Vol.8][RickyTan@TSDM]</text:p>
            <text:p>感謝RickyTan@TSDM⾃购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七⼤罪][The Seven Deadly Sins/</text:p>
            <text:p>Nanatsu no Taizai][七つの⼤罪]</text:p>
            <text:p>[BDMV][Vol.1-Vol.9 Fin][U2娘</text:p>
            <text:p>@Share]</text:p>
            <text:p>BDMV合集保種 | 感謝原發布者 jo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七⼤罪 戒律的复活][Nanatsu no</text:p>
            <text:p>Taizai Imashime no Fukkatsu][七つ</text:p>
            <text:p>の⼤罪 戒めの復活][BDMV][Vol.01]</text:p>
            <text:p>[RickyTan@TSDM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七⼤罪 戒律的复活][Nanatsu no</text:p>
            <text:p>Taizai Imashime no Fukkatsu][七つ</text:p>
            <text:p>の⼤罪 戒めの復活][BDMV][1080p]</text:p>
            <text:p>[Vol.5][U3-Project]</text:p>
            <text:p>感謝RickyTan⾃购⾃抓 | ⽆扫图, N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七⼤罪 戒律的复活][Nanatsu no</text:p>
            <text:p>Taizai Imashime no Fukkatsu][七つ</text:p>
            <text:p>の⼤罪 戒めの復活][BDMV][1080p]</text:p>
            <text:p>[Vol.6][U3-Project]</text:p>
            <text:p>感謝RickyTan⾃购⾃抓 | 转载请注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七⼤罪 戒律的复活][Nanatsu no</text:p>
            <text:p>Taizai Imashime no Fukkatsu][七つ</text:p>
            <text:p>の⼤罪 戒めの復活][BDMV][Vol.03]</text:p>
            <text:p>[U3-Project]</text:p>
            <text:p>感谢 RickyTan | U3-Project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七⼤罪 戒律的复活][Nanatsu no</text:p>
            <text:p>Taizai Imashime no Fukkatsu][七つ</text:p>
            <text:p>の⼤罪 戒めの復活][BDMV][Vol.02]</text:p>
            <text:p>[RickyTan@TSDM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七⼤罪 戒律的复活][Nanatsu no</text:p>
            <text:p>Taizai Imashime no Fukkatsu][七つ</text:p>
            <text:p>の⼤罪 戒めの復活][BDMV][1080p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七⼤罪][The Seven Deadly Sins/</text:p>
            <text:p>Nanatsu no Taizai][七つの⼤罪]</text:p>
            <text:p>[BDMV][Part I][USA][⾃抓]</text:p>
            <text:p>TV 01-12</text:p>
          </table:table-cell>
          <table:table-cell table:style-name="Default" table:number-columns-repeated="16383"/>
        </table:table-row>
        <table:table-row table:style-name="ro27">
          <table:table-cell office:value-type="string" calcext:value-type="string">
            <text:p>[七⼤罪 戒律的复活][Nanatsu no</text:p>
            <text:p>Taizai Imashime no Fukkatsu][七つ</text:p>
            <text:p>の⼤罪 戒めの復活][DVDMV][NTSC]</text:p>
            <text:p>[R2JDVD5][OAD][七つの⼤罪 34巻</text:p>
            <text:p>アニメDVD同梱版][⾃抓]</text:p>
            <text:p>⾃购⾃抓⾃扫 | 允许转载 | 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RErideD-穿越时空的德理达-]</text:p>
            <text:p>[Rerided: Derrida, Who Leaps</text:p>
            <text:p>Through Time][RErideD-刻越えの</text:p>
            <text:p>デリダ-][BDMV][1080p][BD-BOX×2</text:p>
            <text:p>BD×2 CD×2 Fin][JP]</text:p>
            <text:p>⾃购 rev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转⽣贤者的异世界⽣活][My Isekai</text:p>
            <text:p>Life][転⽣賢者の異世界ライフ]</text:p>
            <text:p>[BDMV][1080p][DISCx2 Fin][USA]</text:p>
            <text:p>[⾃抓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破壞魔定光][Sadamitsu the</text:p>
            <text:p>Destroyer][破壊魔定光][DVDISO]</text:p>
            <text:p>[720x480][TV Vol.1-Vol.5 Fin][R2J]</text:p>
            <text:p>⾃购⾃抓 Self-purchase | R…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⼥性向游戏世界对路⼈角⾊很不友</text:p>
            <text:p>好][Trapped In A Dating Sim: The</text:p>
            <text:p>World Of Otome Games Is Tough</text:p>
            <text:p>For Mobs][⼄⼥ゲー世界はモブに厳</text:p>
            <text:p>しい世界です][BDMV][1080p]</text:p>
            <text:p>[DISC×2 Fin][AVC][USA]</text:p>
            <text:p>⾃抓(Self-Rip)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王勇者][Maoyu: Archenemy &amp;</text:p>
            <text:p>Hero][まおゆう魔王勇者][BDMV]</text:p>
            <text:p>[1080p][DISC×2 Fin][AVC][USA]</text:p>
            <text:p>⾃抓(Self-Rip) (2021 Version)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关于我⼥友是个⼀本正经的碧池这件</text:p>
            <text:p>事][My Girlfriend Is Shobitch][僕の</text:p>
            <text:p>彼⼥がマジメ過ぎるしょびっちな件]</text:p>
            <text:p>[BDMV][1080p][DISC×2 Fin][AVC]</text:p>
            <text:p>[USA]</text:p>
            <text:p>⾃抓(Self-Rip)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喜欢就是喜欢][Suki na Mono wa</text:p>
            <text:p>Suki Dakara Shou ga Nai!!][好きな</text:p>
            <text:p>ものは好きだからしょうがない!!]</text:p>
            <text:p>[DVDISO][Vol.1-Vol.7 Fin][R2J]</text:p>
            <text:p>U2 Exclusive ⾃抓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地球守护者/捍卫者][Gate Keepers]</text:p>
            <text:p>[ゲートキーパーズ][DVDISO][Vol.1-</text:p>
            <text:p>Vol.8 Fin][R2J]</text:p>
            <text:p>Bandai Visual 2000 | ⾃购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喜欢就是喜欢][Sukisho!/Suki na</text:p>
            <text:p>Mono wa Suki Dakara Shou ga</text:p>
            <text:p>Nai!!][好きなものは好きだからしょ</text:p>
            <text:p>うがない!!][DVDISO][480p][DVDx3</text:p>
            <text:p>Fin][MPEG][R1]</text:p>
            <text:p>⾃购⾃抓 | 允许转载 | NOT 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梦幻骑⼠IV 时之旅⼈][Growlanser</text:p>
            <text:p>IV: Wayfarer of the Time][グローラ</text:p>
            <text:p>ンサーIV ~Wayfarer of the time~]</text:p>
            <text:p>[DVDISO][OVA][R2J]</text:p>
            <text:p>⾃抓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魔王勇者][Maoyuu Maou Yuusha]</text:p>
            <text:p>[まおゆう魔王勇者][BDMV][Vol.1-</text:p>
            <text:p>Vol.6 Fin][U2娘@Share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数码宝贝⼤冒险][Digimon</text:p>
            <text:p>Adventure][デジモンアドベン</text:p>
            <text:p>チャー][BDMV][1080p][BDx4 Fin]</text:p>
            <text:p>[AVC][USA]</text:p>
            <text:p>⾃抓 | Discotek Media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勇者警察][Yuusha Keisatsu J-</text:p>
            <text:p>Decker][勇者警察ジェイデッカー]</text:p>
            <text:p>[DVDISO][DVD-BOX×2 DISC×10</text:p>
            <text:p>Fin][R2J]</text:p>
            <text:p>Victor Entmt 2006 | ⾃购⾃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VS骑⼠柠檬汽⽔&amp;40炎][VS Knight</text:p>
            <text:p>Lamune &amp; 40 Fire][VS騎⼠ラムネ</text:p>
            <text:p>&amp;40炎][BDMV][Vol.1 Fin][USA]</text:p>
            <text:p>Discotek Media 2020 | TVA,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泡泡][Bubble][バブル][BDMV]</text:p>
            <text:p>[1080p][MOVIE][JP]</text:p>
            <text:p>喵萌奶茶屋 ⾃购⾃抓⾃扫 |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电玩少⼥樱吹雪][Arcade Gamer</text:p>
            <text:p>Fubuki][アーケードゲーマーふぶき]</text:p>
            <text:p>[DVDISO][OVA Vol.1-Vol.5 Fin]</text:p>
            <text:p>[R2J]</text:p>
            <text:p>⾃购⾃抓 | Anonymous rep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空之境界：终章][Kara no Kyoukai -</text:p>
            <text:p>the Garden of sinners][劇場版「空</text:p>
            <text:p>の境界」終章][DVDISO][MOVIE]</text:p>
            <text:p>[R2J]</text:p>
            <text:p>⾃购⾃抓⾃扫 禁⽌转载 U2 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⽩猫计划 零之纪元][Shironeko</text:p>
            <text:p>Project Zero Chronicle][⽩猫プロ</text:p>
            <text:p>ジェクト ZERO CHRONICLE]</text:p>
            <text:p>[BDMV][1080p][DISC×2 Fin][AVC]</text:p>
            <text:p>[USA]</text:p>
            <text:p>⾃抓(Self-Rip)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异世界迷宫⿊⼼企业][The Dungeon</text:p>
            <text:p>Of Black Company][迷宮ブラックカ</text:p>
            <text:p>ンパニー][BDMV][1080p][DISC×2</text:p>
            <text:p>Fin][AVC][USA]</text:p>
            <text:p>⾃抓(Self-Rip)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爱情泡泡糖][Final Approach][Φな</text:p>
            <text:p>る・あぷろーち][DVDISO][DISC×4</text:p>
            <text:p>Fin][R2J]</text:p>
            <text:p>Dominura@ADC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依莉亞][Iria: Zeiram The</text:p>
            <text:p>Animation][イ・リ・ア ゼイラム]</text:p>
            <text:p>[BDMV][1080p][OVA][AVC][USA]</text:p>
            <text:p>⾃抓 | Discotek Media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秘境探险][Hikyou Tanken Fam &amp;</text:p>
            <text:p>Ihrlie / Ruin Explorers][秘境探検</text:p>
            <text:p>ファム&amp;イーリー][DVDISO]</text:p>
            <text:p>[720x480][OVA][R2J]</text:p>
            <text:p>@ADC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弥留之国的爱丽丝][Alice In</text:p>
            <text:p>Borderland][今際の国のアリス]</text:p>
            <text:p>[BDMV][1080p][DISC×1 Fin][AVC]</text:p>
            <text:p>[USA]</text:p>
            <text:p>⾃抓(Self-Rip)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熔岩⼤使][Ambassador Magma][マ</text:p>
            <text:p>グマ⼤使][DVDISO][480i][DVD-BOX</text:p>
            <text:p>Fin][R2J]</text:p>
            <text:p>⾃購⾃抓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⾦銀島][Treasure Island][宝島]</text:p>
            <text:p>[BDMV][1080p][BDx2 Fin][AVC]</text:p>
            <text:p>[USA]</text:p>
            <text:p>⾃抓 | Discotek Media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⾮枪⼈⽣][No Guns Life][ノー・ガ</text:p>
            <text:p>ンズ・ライフ][BDMV][1080p]</text:p>
            <text:p>[DISC×2 Fin][AVC][USA]</text:p>
            <text:p>⾃抓(Self-Rip) (Season 1)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⾮洲的动物上班族][Africa</text:p>
            <text:p>Salaryman][アフリカのサラリーマ</text:p>
            <text:p>ン][BDMV][1080p][DISC×2 Fin]</text:p>
            <text:p>[AVC][USA]</text:p>
            <text:p>⾃抓(Self-Rip)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怪物事变][Kemono Jihen][怪物事</text:p>
            <text:p>変][BDMV][1080p][DISC×2 Fin]</text:p>
            <text:p>[AVC][USA]</text:p>
            <text:p>⾃抓(Self-Rip)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Punch Line][Punch Line][パンチラ</text:p>
            <text:p>イン][BDMV][1080p][DISC×2 Fin]</text:p>
            <text:p>[AVC][USA]</text:p>
            <text:p>⾃抓(Self-Rip)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徽章战⼠][Medabots][メダロット]</text:p>
            <text:p>[BDMV][480i][Season 1][USA]</text:p>
            <text:p>[GrandFather@ACM]</text:p>
            <text:p>转⾃ACM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徽章战⼠][Medabots][メダロット]</text:p>
            <text:p>[BDMV][480i][Season 3][AVC]</text:p>
            <text:p>[USA]</text:p>
            <text:p>USA/BDSD/⾃抓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徽章战⼠][Medabots][メダロット]</text:p>
            <text:p>[BDMV][480i][Season 2][AVC]</text:p>
            <text:p>[USA]</text:p>
            <text:p>USA/BDSD/⾃抓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银河冒险战记 the second stage]</text:p>
            <text:p>[Vandread: The Second Stage]</text:p>
            <text:p>[ヴァンドレッド the second stage]</text:p>
            <text:p>[DVDISO][Vol.1-Vol.6 Fin][R2J]</text:p>
            <text:p>⾃购⾃抓 | Anonymous rep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银河冒险战记][Vandread][ヴァンド</text:p>
            <text:p>レッド][DVDISO][Vol.1-Vol.6 Fin]</text:p>
            <text:p>[R2J]</text:p>
            <text:p>⾃购⾃抓 | Anonymous rep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鲁邦三世 峰不⼆⼦的谎⾔][Lupin</text:p>
            <text:p>the IIIrd: Fujiko's Lie][LUPIN THE</text:p>
            <text:p>IIIRD 峰不⼆⼦の嘘][BDMV][1080p]</text:p>
            <text:p>[MOVIE][AVC][USA]</text:p>
            <text:p>⾃抓 | Discotek Media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银河冒险战记 胎动篇][Vandread</text:p>
            <text:p>Integral][ヴァンドレッド 胎動篇]</text:p>
            <text:p>[DVDISO][OVA][DVD×1+CDROM×1</text:p>
            <text:p>Fin][R2J]</text:p>
            <text:p>初回版 | LE | ⾃购⾃抓 | An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银河冒险战记 激⽃篇][Vandread</text:p>
            <text:p>Turbulence][ヴァンドレッド 激闘</text:p>
            <text:p>篇][DVDISO][OVA][DVD×1+CD×1</text:p>
            <text:p>Fin][R2J]</text:p>
            <text:p>初回版 | LE | ⾃购⾃抓 | An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⾮枪⼈⽣ 第⼆季][No Guns Life]</text:p>
            <text:p>[ノー・ガンズ・ライフ][BDMV]</text:p>
            <text:p>[1080p][DISC×2 Fin][AVC][USA]</text:p>
            <text:p>⾃抓(Self-Rip) (Season 2)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转⽣成为了只有⼄⼥游戏破灭Flag的</text:p>
            <text:p>邪恶⼤⼩姐][My Next Life As A</text:p>
            <text:p>Villainess All Routes Lead To</text:p>
            <text:p>Doom!][⼄⼥ゲームの破滅フラグし</text:p>
            <text:p>かない悪役令嬢に転⽣してしまっ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⻄⽅善魔⼥ Astraea Testament]</text:p>
            <text:p>[The Good Witch of the West</text:p>
            <text:p>Astraea Testament][⻄の善き魔⼥</text:p>
            <text:p>Astraea Testament][DVDISO]</text:p>
            <text:p>[Vol.1-Vol.7 Fin][R2J]</text:p>
            <text:p>⾃购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⼈造⼈009][Cyborg 009][サイボー</text:p>
            <text:p>グ009][BDMV][1080p][BD-BOX×2</text:p>
            <text:p>DISC×9 Fin][JP]</text:p>
            <text:p>2015 Toei Video | Bonus Disc Incl…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来⾃深渊 烈⽇的⻩⾦乡][Made in</text:p>
            <text:p>Abyss: Retsujitsu no Ougonkyou /</text:p>
            <text:p>Made in Abyss: The Golden City of</text:p>
            <text:p>the Scorching Sun][メイドインアビ</text:p>
            <text:p>ス 烈⽇の⻩⾦郷][BDMV][1080p]</text:p>
            <text:p>[DISC×2 Fin][USA][⾃抓]</text:p>
            <text:p>By Zanros | Do not Remux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间谍过家家 / 间谍家家酒][Spy x</text:p>
            <text:p>Family][スパイファミリー][加流重灌</text:p>
            <text:p>(Modded Blu-rays)][1080P][Vol.1-</text:p>
            <text:p>Vol.6 Fin][SweetDreamDay]</text:p>
            <text:p>⽇、粵语配⾳ 繁、简体中⽂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天才王⼦的赤字国家振兴术][The</text:p>
            <text:p>Genius Prince`s Guide To Raising</text:p>
            <text:p>A Nation Out Of Debt][天才王⼦の</text:p>
            <text:p>赤字国家再⽣術][BDMV][1080p]</text:p>
            <text:p>[DISC×2 Fin][AVC][USA]</text:p>
            <text:p>⾃抓(Self-Rip)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寒蝉鸣泣之时 业][Higurashi no</text:p>
            <text:p>Naku Koro ni Gou][ひぐらしのなく</text:p>
            <text:p>頃に 業][BDMV][1080p][Part 2</text:p>
            <text:p>BD50x2][AVC][USA]</text:p>
            <text:p>Self Purchase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苍之骑⼠团][Hortensia Saga][オル</text:p>
            <text:p>タンシア・サーガ][BDMV][1080p]</text:p>
            <text:p>[DISC×2 Fin][AVC][USA]</text:p>
            <text:p>⾃抓(Self-Rip)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勇者、辞职不⼲了][I`m Quitting</text:p>
            <text:p>Heroing][勇者, 辞めます][BDMV]</text:p>
            <text:p>[1080p][DISC×2 Fin][AVC][USA]</text:p>
            <text:p>⾃抓(Self-Rip)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空中的幽灵船][Sora Tobu</text:p>
            <text:p>Yureisen][空飛ぶゆうれい船]</text:p>
            <text:p>[DVDISO][Movie]</text:p>
            <text:p>转⾃nyaa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通往夏天的隧道，再见的出⼝]</text:p>
            <text:p>[Natsu e no Tunnel, Sayonara no</text:p>
            <text:p>Deguchi][夏へのトンネル、さよな</text:p>
            <text:p>らの出⼝][BDMV][1080P][MOVIE]</text:p>
            <text:p>[JP]</text:p>
            <text:p>阿珍，我的超⼈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空中的幽灵船][Flying Phantom</text:p>
            <text:p>Ship][空飛ぶゆうれい船][BDMV]</text:p>
            <text:p>[1080p][MOVIE][AVC][USA]</text:p>
            <text:p>⾃抓 | Discotek Media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恋爱要在世界征服后][Love After</text:p>
            <text:p>World Domination][恋は世界征服の</text:p>
            <text:p>あとで][BDMV][1080p][DISC×2 Fin]</text:p>
            <text:p>[AVC][USA]</text:p>
            <text:p>⾃抓(Self-Rip)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灰⽻联盟][Haibane Renmei][灰⽻連</text:p>
            <text:p>盟][BDMV][DISC×2 Fin][UK][NERV]</text:p>
            <text:p>转⾃ACM，已删除多余⽂件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⻜吧！伊莎美][Soar High! Isami][飛</text:p>
            <text:p>べ! イサミ][DVDISO][DVDBOX1-2</text:p>
            <text:p>DISC×10 Fin]</text:p>
            <text:p>rip就不发了 ISO有要的就收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学校怪谈][Ghost Stories][学校の怪</text:p>
            <text:p>談][BDMV][1080p][DISCx2][AVC]</text:p>
            <text:p>[US]</text:p>
            <text:p>Self Purchase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RDG 濒危物种少⼥][RDG Red Data</text:p>
            <text:p>Girl][RDG レッドデータガール]</text:p>
            <text:p>[DVDISO][480i][DISCx2][R1]</text:p>
            <text:p>Self Purchase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⼈造⼈009][Cyborg 009 (1968)][サ</text:p>
            <text:p>イボーグ009][DVDISO][720x480]</text:p>
            <text:p>[DVD-BOX DISC×5 Fin][R2J]</text:p>
            <text:p>Nanto@ACM | [DSZS-07070][090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圣少⼥舰队][Seishoujo Kantai</text:p>
            <text:p>Virgin Fleet][聖少⼥艦隊バージンフ</text:p>
            <text:p>リート][DVDISO][OVA Vol.1-Vol.3</text:p>
            <text:p>Fin][R2J]</text:p>
            <text:p>⾃购⾃抓 | Anonymous rep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⿊⾊魔法 M-66][Black Magic M-66]</text:p>
            <text:p>[ブラックマジック M-66][DVDISO]</text:p>
            <text:p>[OVA][Vol.1 Fin][R2J]</text:p>
            <text:p>⾃购⾃抓 | Anonymous rep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Code:Realize 〜创世的姬君〜]</text:p>
            <text:p>[Code:Realize - Sousei no</text:p>
            <text:p>Himegimi][Code:Realize 〜創世の</text:p>
            <text:p>姫君〜 Set a thief to catch a thief]</text:p>
            <text:p>[DVDISO][Vol.1 Fin][R2J]</text:p>
            <text:p>E13 only | ⾃购⾃抓 | Anon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混沌头][Chaos;Head][カオス;ヘッ</text:p>
            <text:p>ド][BDMV][TV 01-12+sp Fin][JP]</text:p>
            <text:p>[philosophy-raws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Chaos Dragon 红⻰战役][Chaos</text:p>
            <text:p>Dragon Sekiryuu Seneki][ケイオス</text:p>
            <text:p>ドラゴン 赤⻯戦役][BDMV]</text:p>
            <text:p>[Vol.01-06 Fin][U2娘@Share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格莱普尼尔 グレイプニル][Gleipnir]</text:p>
            <text:p>[グレイプニル][BDMV][1080p]</text:p>
            <text:p>[DISC×2 Fin][USA]</text:p>
            <text:p>Thanks to P4RI4H @ ANT For the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Chaos Dragon 红⻰战役][Chaos</text:p>
            <text:p>Dragon Sekiryuu Seneki][ケイオス</text:p>
            <text:p>ドラゴン 赤⻯戦役][BDMV][DISC×2</text:p>
            <text:p>Fin][USA][Etzimal@ADC]</text:p>
            <text:p>感谢Etzimal@ADC的⾃抓。Scans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天空战记][Tenkuu Senki Shurato]</text:p>
            <text:p>[天空戦記シュラト][DVDISO]</text:p>
            <text:p>[Memorial BOX×2（DISC×10）Fin]</text:p>
            <text:p>[R2][国配中字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骑⼠&amp;魔法][Knight's &amp; Magic][ナイ</text:p>
            <text:p>ツ＆マジック][BDMV][1080p][BD-</text:p>
            <text:p>BOX][JP]</text:p>
            <text:p>⾃购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鲁邦三世 卡⾥奥斯特罗之城/古城之</text:p>
            <text:p>谜][Lupin III: The Castle of</text:p>
            <text:p>Cagliostro][「ルパン三世」 カリオ</text:p>
            <text:p>ストロの城][BDISO][MGVC][Movie]</text:p>
            <text:p>[U2娘@Share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忧郁的物怪庵 续][Fukigen na</text:p>
            <text:p>Mononokean tsuzuki][不機嫌なモノ</text:p>
            <text:p>ノケ庵 續][BDMV][1080p][Vol.1-</text:p>
            <text:p>Vol.4 Fin][⾃抓]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亲吻姐姐][KissXSis][キス×シス]</text:p>
            <text:p>[BDMV][DISC×1 Fin][USA]</text:p>
            <text:p>Thanks to Mr_Kimiko @ Nyaa For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新盖塔][New Getter Robo][新ゲッ</text:p>
            <text:p>ターロボ][BDMV][DISC×1 Fin]</text:p>
            <text:p>[USA][Leitung@Nyaa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柳⽣十兵卫 2 -⻄伯利亚柳⽣的反击-]</text:p>
            <text:p>[Juubee-chan 2: Siberia Yagyuu</text:p>
            <text:p>no Gyakushuu][十兵衛ちゃん2 ~シ</text:p>
            <text:p>ベリア柳⽣の逆襲~][BDMV][1080i]</text:p>
            <text:p>[BD-BOX BDx1 Fin][USA]</text:p>
            <text:p>Jubei-chan 2: The Counterattack …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鲁邦三世：卡⾥奥斯特罗城][Lupin</text:p>
            <text:p>the Third: The Castle of</text:p>
            <text:p>Cagliostro/Rupan sansei:</text:p>
            <text:p>Kariosutoro no shiro][ルパン三世</text:p>
            <text:p>カリオストロの城][BDMV][2160p]</text:p>
            <text:p>[MOVIE][HEVC][JP][CrsS]</text:p>
            <text:p>宫崎骏首部UHD现⾝ 然⽽画质⼀般...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战⽃妖精雪风][Sentou Yousei</text:p>
            <text:p>Yukikaze][戦闘妖精雪風][BDMV]</text:p>
            <text:p>[Vol.1-Vol.3 Fin][JPN/USA][ADC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鲁邦三世：鲁邦VS复制⼈][Lupin</text:p>
            <text:p>the 3rd: The Mystery of Mamo][ル</text:p>
            <text:p>パン三世 ルパンvs複製⼈間][BDMV]</text:p>
            <text:p>[1080p][MOVIE][AVC][USA]</text:p>
            <text:p>Ripped from my collection.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盗贼王 JING][Ou Dorobou Jing/</text:p>
            <text:p>King of Bandit Jing][王ドロボウ</text:p>
            <text:p>JING][DVDISO][720x480][TV 01-13</text:p>
            <text:p>Fin &amp; OVA 1-3 Fin][R2J]</text:p>
            <text:p>TV + OVA: 王ドロボウJING in Se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⼈機:續篇][JINKI:EXTEND][ジンキ·</text:p>
            <text:p>エクステンド][DVDISO][DVD-BOX</text:p>
            <text:p>Disc x 8][R2J][⾃抓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回忆三部曲][Memories][メモリー</text:p>
            <text:p>ズ][BDMV][1080p][Movie][USA]</text:p>
            <text:p>2021 @ Discotek Media release w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機甲戰記威龍][Metal Armor</text:p>
            <text:p>Dragonar][機甲戦記ドラグナー]</text:p>
            <text:p>[BDMV][1080p][BDx6 Fin][AVC]</text:p>
            <text:p>[JP][Rev]</text:p>
            <text:p>⾃购 | All discs clean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巨神⾼克][Giant Gorg][巨神ゴーグ]</text:p>
            <text:p>[BDMV][1080p][Blu-ray BOX BD×4</text:p>
            <text:p>Fin][AVC][JP]</text:p>
            <text:p>⽇亚限定版 / 附⽇亚特典扫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戀風][KOIKAZE][恋風][DVDISO]</text:p>
            <text:p>[Vol.1-Vol.5 Fin]</text:p>
            <text:p>⾃抓，請勿外流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亲吻姐姐][KissXSis][キス×シス]</text:p>
            <text:p>[BDMV][OAD][BDBOX：DISC×2</text:p>
            <text:p>Fin][ANK-RAWS][⾃抓]</text:p>
            <text:p>⾃抓⾃扫by fch1993。7⽉新番开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鲁邦三世：卡⾥奥斯特罗城][Lupin</text:p>
            <text:p>III: Castle of Cagliostro][ルパン三世</text:p>
            <text:p>カリオストロの城][BDMV][2160p]</text:p>
            <text:p>[MOVIE][USA][KiFFLOM]</text:p>
            <text:p>转⾃HDB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⿊神][Kurokami The Animation][黒</text:p>
            <text:p>神 The Animation][BDMV][Vol.1-</text:p>
            <text:p>Vol.6 Fin][USA][ANK-RAWS][⾃抓]</text:p>
            <text:p>U2 Exclusive | 请勿转载 绝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Heppoko Jikken Animation Excel</text:p>
            <text:p>Saga][へっぽこ実験アニメーション</text:p>
            <text:p>エクセル・サーガ][DVDMV]</text:p>
            <text:p>[6xDVD9][R1][⾃抓]</text:p>
            <text:p>⾃购⾃抓 [DEX/001 ~ DEX/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盖塔机器⼈ARC][Getter Robo Arc]</text:p>
            <text:p>[ゲッターロボ アーク][BDMV]</text:p>
            <text:p>[DISC×3 Fin][USA][Leitung@Nyaa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战⽃妖精雪风][Sentou Yousei</text:p>
            <text:p>Yukikaze][戦闘妖精雪風][BDMV]</text:p>
            <text:p>[DISC×2 Fin][USA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⾳速⼩⼦歷險記][Adventures of</text:p>
            <text:p>Sonic the Hedgehog][BDMV][480i]</text:p>
            <text:p>[BDx2 Fin][USA]</text:p>
            <text:p>⾃购 | Discotek SD Blu-ray</text:p>
          </table:table-cell>
          <table:table-cell table:style-name="Default" table:number-columns-repeated="16383"/>
        </table:table-row>
        <table:table-row table:style-name="ro21">
          <table:table-cell office:value-type="string" calcext:value-type="string">
            <text:p>[机动刑事808][Cyber City Oedo</text:p>
            <text:p>808][サイバーシティOEDO808]</text:p>
            <text:p>[BDMV][1080p][OVA][Disc×1 Fin]</text:p>
            <text:p>[MPEG-4 AVC][USA]</text:p>
            <text:p>[ChiricoCuvie@ACM]</text:p>
            <text:p>Cyber City Oedo 808 S01 Remast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宝⽯之国][Land Of The Lustrous]</text:p>
            <text:p>[宝⽯の国][BDMV][1080p][DISC×2</text:p>
            <text:p>Fin][AVC][USA]</text:p>
            <text:p>⾃抓(Self-Rip)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神世纪传MARS][Shin Seiki Den</text:p>
            <text:p>Mars][神世紀伝マーズ][DVDISO]</text:p>
            <text:p>[DISC×7][AI-Raws][⾃抓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虚空魔境][Radiant][ラディアン]</text:p>
            <text:p>[BDMV][1080p][Part1+2 BD×4 Fin]</text:p>
            <text:p>[AVC][USA]</text:p>
            <text:p>⾃抓(Self-Rip) (Season 1)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憂國的莫⾥亞蒂][Moriarty The</text:p>
            <text:p>Patriot][憂国のモリアーティ]</text:p>
            <text:p>[BDMV][1080p][DISC×4 Fin][AVC]</text:p>
            <text:p>[USA]</text:p>
            <text:p>⾃抓(Self-Rip)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迷糊⼥战⼠][Excel Saga The</text:p>
            <text:p>[im]Perfect Collection][エクセル</text:p>
            <text:p>サーガ][DVDISO][DISC×6][R1]</text:p>
            <text:p>纯搬运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古城荆棘王][King of Thorn][いばら</text:p>
            <text:p>の王][BDMV][MOVIE][JP]</text:p>
            <text:p>[philosophy-raws]</text:p>
            <text:p>其实⽇版我也买了我会乱说？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天空侵犯][Tenkuu Shinpan]</text:p>
            <text:p>[BDMV][BDMV][BD-BOX Discx2</text:p>
            <text:p>Fin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萌獸寵物店/獸道][Hataage!</text:p>
            <text:p>Kemono Michi][旗揚! けものみち]</text:p>
            <text:p>[BDMV][1080p][DISCx2 Fin][UK]</text:p>
            <text:p>My own rip, private trackers…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鲁邦三世 卡⾥奥斯特罗之城/古城之</text:p>
            <text:p>谜][Lupin III: The Castle of</text:p>
            <text:p>Cagliostro][「ルパン三世」 カリオ</text:p>
            <text:p>ストロの城][BDMV][MOVIE][USA]</text:p>
            <text:p>[Jodensai@ADC]</text:p>
            <text:p>上⼀个⼈的抓取有花屏，修正为⽆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鲁邦三世 鲁邦VS复制⼈][Lupin III</text:p>
            <text:p>Lupin vs the Clone/Lupin III The</text:p>
            <text:p>Secret of Mamo][ルパン三世 ルパン</text:p>
            <text:p>VS複製⼈間][UHDBDMV][2160p]</text:p>
            <text:p>[MOVIE][TTG]</text:p>
            <text:p>转⾃TTG，解压原盘重新做种 | 4K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永远的艾塞莉娅][The Eternal</text:p>
            <text:p>Aseria][永遠のアセリア][DVDISO]</text:p>
            <text:p>[OVA Vol.1-Vol.2 Fin][R2J]</text:p>
            <text:p>レンタル落 租赁版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Oban Star-Racers][オーバンスター</text:p>
            <text:p>レーサーズ][BDMV][1080p][BD-</text:p>
            <text:p>BOX Disc×5 Fin][AVC][FRA]</text:p>
            <text:p>anon@Nyaa#id=1657649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天才机械师少⼥⼩纯][Hai Step Jun]</text:p>
            <text:p>[はーいステップジュン(1985)]</text:p>
            <text:p>[DVDISO][6xDVD9][R2J]</text:p>
            <text:p>[xxxholic@dm1080p]</text:p>
            <text:p>xxxholic@dm1080p⾃购 由⼩雪球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古城荆棘王][King of Thorn][いばら</text:p>
            <text:p>の王][BDMV][MOVIE][USA][HDstar]</text:p>
            <text:p>⽇版的特典美版台版都有，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魔境傳說][Makyou Densetsu</text:p>
            <text:p>Acrobunch][魔境伝説アクロバンチ]</text:p>
            <text:p>[DVDISO][720x480i][Vol.1-Vol.4</text:p>
            <text:p>Fin][R2J]</text:p>
            <text:p>⾃抓 - Self-purchased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迷糊⼥战⼠][Heppoko Jikken</text:p>
            <text:p>Animation Excel Saga][へっぽこ実</text:p>
            <text:p>験アニメーション エクセル・サー</text:p>
            <text:p>ガ][DVDMV][13xDVD5][R2J][⾃抓]</text:p>
            <text:p>⾃购⾃抓 [VIBF-40 ~ VIBF-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Oban Star-Racers][オーバンスター</text:p>
            <text:p>レーサーズ][DVDISO][Vol.1-Vol.2</text:p>
            <text:p>Fin][4xDVD9][NTSC][R1]</text:p>
            <text:p>Thanks atarian@ADC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電影版怪物彈珠：空之彼⽅]</text:p>
            <text:p>[Monster Strike the Movie: Sora no</text:p>
            <text:p>Kanata][モンスターストライク THE</text:p>
            <text:p>MOVIE ソラノカナタ][BDISO][1080]</text:p>
            <text:p>[MOVIE][MGVC][JP]</text:p>
            <text:p>Blu-ray | ⾃抓 ⾮⾃購 BDIS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虚空魔境 第⼆季][Radiant 2nd</text:p>
            <text:p>Season][ラディアン 第2シリーズ]</text:p>
            <text:p>[BDMV][1080p][BDx2 Part 1][AVC]</text:p>
            <text:p>[USA]</text:p>
            <text:p>⾃购⾃抓 | 允许转载 | NOT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魔境傳說][Makyou Densetsu</text:p>
            <text:p>Acrobunch][魔境伝説アクロバンチ]</text:p>
            <text:p>[BDMV][480i][BDx1 Fin][AVC]</text:p>
            <text:p>[USA]</text:p>
            <text:p>⾃抓 | Discotek SDBD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我是⼩粘粘][Petopeto-san][ぺとぺ</text:p>
            <text:p>とさん][DVDISO][480i][Vol.1-Vol.7</text:p>
            <text:p>Fin][R2J][jenniferbeldorf@Nyaa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⻘蛙军曹/库洛洛军曹(台)][Sgt.</text:p>
            <text:p>Frog/Keroro Gunsou][ケロロ軍曹]</text:p>
            <text:p>[BDMV][480i][BDx2 Fin][USA]</text:p>
            <text:p>TV S1 01-51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真三⼀對新三⼀/真盖塔VS新盖塔]</text:p>
            <text:p>[Shin Getter Robo vs Neo Getter</text:p>
            <text:p>Robo][真ゲッターロボ対ネオゲッ</text:p>
            <text:p>ターロボ][BDMV][OVA][DISC×1</text:p>
            <text:p>Fin][USA][Leitung@Nyaa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⼤铁⼈ 银铃外传][Ginrei Special]</text:p>
            <text:p>[ジャイアントロボ外伝 GinRei 銀鈴]</text:p>
            <text:p>[BDMV][OVA][1080p][BDx1 Fin]</text:p>
            <text:p>[AVC][USA]</text:p>
            <text:p>⾃抓 | Discotek Media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萌獸寵物店 / 獸道][Hataage!</text:p>
            <text:p>Kemono Michi][旗揚！けものみち]</text:p>
            <text:p>[BDMV][Vol.1-Vol.3 Fin]</text:p>
            <text:p>[ 2.00X 0.30X] ⾃抓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電波系的彼⼥][Denpateki na</text:p>
            <text:p>Kanojyo][電波的な彼⼥][BDMV]</text:p>
            <text:p>[OVA]</text:p>
            <text:p>我要電波化了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拾⼜之国][Gunjou no Magmell][群</text:p>
            <text:p>⻘のマグメル][BDMV][1080p][BD-</text:p>
            <text:p>BOX Disc×3 Fin][AVC][JP]</text:p>
            <text:p>⾃抓⾃扫 | 允许转载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鲁邦三世 鲁邦VS复制⼈][Lupin III:</text:p>
            <text:p>The Mystery of Mamo/Lupin III:</text:p>
            <text:p>The Secret of Mamo][ルパン三世 ル</text:p>
            <text:p>パンVS複製⼈間][BDMV][1080p]</text:p>
            <text:p>[MOVIE][M2TS][JP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超时空要塞 Dynamite 7][Macross</text:p>
            <text:p>Dynamite 7][マクロス ダイナマイト</text:p>
            <text:p>7][DVDISO][480i][OVA][Vol.1-Vol.2</text:p>
            <text:p>Fin][R2J][Anonymous@Nyaa]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⽂豪与炼⾦术师 〜审判的齿轮〜]</text:p>
            <text:p>[Bungo And Alchemist: Gears Of</text:p>
            <text:p>Judgement][⽂豪とアルケミスト ~</text:p>
            <text:p>審判ノ⻭車~][BDMV][1080p]</text:p>
            <text:p>[DISC×2 Fin][AVC][USA]</text:p>
            <text:p>⾃抓(Self-Rip)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天晴烂漫！][Appare-Ranman!][天</text:p>
            <text:p>晴爛漫!][BDMV][1080p][DISC×2</text:p>
            <text:p>Fin][AVC][USA]</text:p>
            <text:p>⾃抓(Self-Rip)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⻜跃巅峰合体剧场版][Gunbuster</text:p>
            <text:p>Diebuster The Movie][トップをねら</text:p>
            <text:p>え][BDMV][特典碟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⻜跃巅峰！][Gunbuster/Top o</text:p>
            <text:p>Nerae!][トップをねらえ！][BDMV]</text:p>
            <text:p>[1080p][OVA][Blu-ray BOX BD×3</text:p>
            <text:p>Fin][AVC][JP]</text:p>
            <text:p>附特典扫图 / ⾃购⾃抓⾃扫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A⼦计划][Project A-ko][プロジェク</text:p>
            <text:p>トA⼦][DVDISO][DVD完全BOX</text:p>
            <text:p>DVDx3 Fin][R2J]</text:p>
            <text:p>Files are the same as ADC#32445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外星⼈狙击战][Mutafukaz][ムタフカ</text:p>
            <text:p>ズ][BDMV][Movie]</text:p>
            <text:p>[Anonymous@Nyaa]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A⼦计划2 ⼤德寺财团的阴谋]</text:p>
            <text:p>[Project A-Ko 2: Plot of the</text:p>
            <text:p>Daitokuji Financial Group][プロ</text:p>
            <text:p>ジェクトA⼦2 ⼤徳寺財閥の陰謀]</text:p>
            <text:p>[BDMV][1080p][OVA][USA]</text:p>
            <text:p>⾃抓 / U2 Exclusive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A⼦计划3 灰姑娘狂想曲][Project A-</text:p>
            <text:p>Ko 3: Cinderella Rhapsody][プロ</text:p>
            <text:p>ジェクトA⼦3 シンデレラ・ラプソ</text:p>
            <text:p>ディ][BDMV][1080p][OVA][USA]</text:p>
            <text:p>⾃抓 / U2 Exclusive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外星⼈狙击战][Mutafukaz / MFKZ]</text:p>
            <text:p>[ムタフカズ][BDMV][Movie][USA]</text:p>
            <text:p>转⾃ACM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⻜跃巅峰！][Gunbuster/Top o</text:p>
            <text:p>Nerae!][トップをねらえ！][BDMV]</text:p>
            <text:p>[1080p][OVA][AVC][USA]</text:p>
            <text:p>⾃抓 | Discotek Media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A⼦计划4 完結篇][Project A-ko 4:</text:p>
            <text:p>Final][プロジェクトA⼦ 完結篇]</text:p>
            <text:p>[BDMV][1080p][OVA][AVC][USA]</text:p>
            <text:p>⾃抓 | Discotek Media</text:p>
          </table:table-cell>
          <table:table-cell table:style-name="Default" table:number-columns-repeated="16383"/>
        </table:table-row>
        <table:table-row table:style-name="ro26">
          <table:table-cell office:value-type="string" calcext:value-type="string">
            <text:p>[剧场版 ⼑剑神域 进击篇 黯淡⻩昏的</text:p>
            <text:p>谐谑曲][Sword Art Online</text:p>
            <text:p>Progressive Kuraki Yuuyami no</text:p>
            <text:p>Scherzo][劇場版 ソードアート・オ</text:p>
            <text:p>ンライン -プログレッシブ- 冥き⼣闇</text:p>
            <text:p>のスケルツォ][BDMV][MOVIE]</text:p>
            <text:p>⾃购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天晴烂漫！][Appare-Ranman!][天</text:p>
            <text:p>晴爛漫！][BDMV][1080p][Vol.1-</text:p>
            <text:p>Vol.3 Fin][JP]</text:p>
            <text:p>喵萌奶茶屋 ⾃购⾃抓⾃扫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機甲警察⾦屬傑克][Armored Police</text:p>
            <text:p>Metal Jack][機甲警察メタルジャッ</text:p>
            <text:p>ク][DVDISO][480i][DVD-BOX Fin]</text:p>
            <text:p>[R2J]</text:p>
            <text:p>⾃购⾃抓 | Japanese DVD r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驱魔少年][D.gray-man][ディー・グ</text:p>
            <text:p>レイマン][DVDISO][480i][DISC×20</text:p>
            <text:p>Fin][R1]</text:p>
            <text:p>Thanks to kakeruSMC @ ADC Fo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东之伊甸][Eden Of The East][東の</text:p>
            <text:p>エデン][BDMV][1080p][DISC×2 Fin]</text:p>
            <text:p>[AVC][USA]</text:p>
            <text:p>⾃抓(Self-Rip)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再见·银河铁道999：仙⼥座终点站]</text:p>
            <text:p>[Adieu Galaxy Express 999][さよな</text:p>
            <text:p>ら銀河鉄道999 -アンドロメダ終着</text:p>
            <text:p>駅-][BDMV][2160p][MOVIE]</text:p>
            <text:p>[2UHD+BD][HDR HEVC TrueHD 7.1</text:p>
            <text:p>Atmos][PTer][REV]</text:p>
            <text:p>原发布者修正了旧种16:9的UHD原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银河铁道999 剧场版][Adieu Galaxy</text:p>
            <text:p>Express 999][さよなら銀河鉄道999</text:p>
            <text:p>-アンドロメダ終着駅-][BDMV]</text:p>
            <text:p>[1080p][MOVIE][USA]</text:p>
            <text:p>⾃抓 / U2 Exclusive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城市獵⼈OVA][City Hunter OVAs]</text:p>
            <text:p>[シティーハンターOVA][BDMV]</text:p>
            <text:p>[1080p][BDx2 Fin][USA]</text:p>
            <text:p>⾃抓 / U2 Exclusive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⿊⽩来看守所][Nanbaka][ナンバカ]</text:p>
            <text:p>[BDMV][1080p][DISC×4 Fin][AVC]</text:p>
            <text:p>[USA]</text:p>
            <text:p>⾃抓(Self-Rip)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暗夜起源][NIGHT HEAD GENESIS]</text:p>
            <text:p>[ナイト ヘッド ジェネシス][BDMV]</text:p>
            <text:p>[1080i][BDx3 Fin][AVC][USA]</text:p>
            <text:p>⾃购⾃抓 | 允许转载 | NOT …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在世界尽头咏唱恋曲的少⼥YU-NO]</text:p>
            <text:p>[Yu-No A Girl Who Chants Love At</text:p>
            <text:p>The Bound Of This World][この世</text:p>
            <text:p>の果てで恋を唄う少⼥YU-NO]</text:p>
            <text:p>[BDMV][1080p][DISC×4 Fin][AVC]</text:p>
            <text:p>[USA]</text:p>
            <text:p>⾃抓(Self-Rip)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新妖怪⼈间贝姆][Bem][BEM]</text:p>
            <text:p>[BDMV][1080p][DISC×2 Fin][AVC]</text:p>
            <text:p>[USA]</text:p>
            <text:p>⾃抓(Self-Rip)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最游记Reload][Saiyuki Reload][最</text:p>
            <text:p>遊記RELOAD][BDMV][480i][BDx1</text:p>
            <text:p>Fin][AVC][USA]</text:p>
            <text:p>⾃购⾃抓 | 允许转载 | NOT 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鲁邦三世VS名侦探柯南][Lupin III</text:p>
            <text:p>vs. Detective Conan][ルパン三世vs</text:p>
            <text:p>名探偵コナン][BDMV][1080p][TV</text:p>
            <text:p>Special][USA]</text:p>
            <text:p>转⾃ACM | Discotek Media | ⽐⽇…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学园默⽰录 番外篇][High School Of</text:p>
            <text:p>The Dead: Drifters Of The Dead][学</text:p>
            <text:p>園黙⽰録 HIGHSCHOOL OF THE</text:p>
            <text:p>DEAD どりふたーず おぶ ざ でっど]</text:p>
            <text:p>[BDMV][1080p][DISC×1 Fin][AVC]</text:p>
            <text:p>[USA]</text:p>
            <text:p>⾃抓(Self-Rip)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学园默⽰录][High School of the</text:p>
            <text:p>Dead][学園黙⽰録 HIGHSCHOOL</text:p>
            <text:p>OF THE DEAD][BDMV][OVA]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⾎战][BLOOD+][ブラッドプラス]</text:p>
            <text:p>[BDMV][BD-BOX Discx7 Fin]</text:p>
            <text:p>[JhonnySetnom@Nyaa]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⾎战][BLOOD+][ブラッドプラス]</text:p>
            <text:p>[DVDISO][TV Vol.01-Vol.13 Fin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祝福的钟声][Shukufuku no</text:p>
            <text:p>Campanella][祝福のカンパネラ]</text:p>
            <text:p>[BDMV][Vol.1-Vol.6 Fin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⾎意少年][BLOOD LAD][ブラッド</text:p>
            <text:p>ラッド][BDMV][DISC×2 Fin][USA]</text:p>
            <text:p>[ADC]</text:p>
            <text:p>Bought by brokenbot, Windfury, O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超电磁侠波鲁特斯V/V型电磁侠]</text:p>
            <text:p>[Chou Denji Machine Voltes V][超</text:p>
            <text:p>電磁マシーン ボルテスV][BDMV]</text:p>
            <text:p>[480i][DISC×1 Fin][USA]</text:p>
            <text:p>[ChiricoCuvie@ACM]</text:p>
            <text:p>Voltes V 1977 480i USA Blu-Ray 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BLOOD: 最后的吸⾎⿁][Blood: The</text:p>
            <text:p>Last Vampire][ブラッド ザ ラスト</text:p>
            <text:p>ヴァンパイアブラッド ザ ラスト</text:p>
            <text:p>ヴァンパイア][BDMV][MOVIE][JP]</text:p>
            <text:p>[⾃抓][philosophy-raws]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极⿊的布伦希尔德][BRYNHILDR IN</text:p>
            <text:p>THE DARKNESS][極黒のブリュンヒ</text:p>
            <text:p>ルデ][BDMV][Blu-ray BOX I+II][U2</text:p>
            <text:p>娘@Share]</text:p>
            <text:p>好久都等不到合集，所以⾃⼰上了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精灵使的剑舞][Blade Dance of</text:p>
            <text:p>Elementalers/Seirei Tsukai no</text:p>
            <text:p>Blade Dance][精霊使いの剣舞]</text:p>
            <text:p>[BDMV][Vol.1-6 Fin]</text:p>
            <text:p>合集使⽤U2娘@share版制作。制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無限之住⼈][Blade of the Immortal]</text:p>
            <text:p>[無限の住⼈][BDMV][1080p][BD-</text:p>
            <text:p>BOX DISCx3 Fin][x264][USA][⾃抓]</text:p>
            <text:p>By KEKKU | Do not Remux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魔物猎⼈妖⼦][Devil Hunter Yohko</text:p>
            <text:p>/ Mamono Hunter Youko][魔物ハン</text:p>
            <text:p>ター妖⼦][DVDISO][480P][Vol.1-3</text:p>
            <text:p>Fin][R1]</text:p>
            <text:p>美版分卷DVD，转⾃pornolab，美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苍翼默⽰录][BlazBlue: Alter</text:p>
            <text:p>Memory][BDMV][Vol.1-6 Fin][ANK-</text:p>
            <text:p>RAWS][⾃抓]</text:p>
            <text:p>初回限定版，含特典DVD。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爱与魔法][Happiness!][はぴねす！]</text:p>
            <text:p>[DVDISO][Vol.1-Vol.6 Fin][R2J]</text:p>
            <text:p>扫图&amp;CD⽹盘补全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蝴蝶绮 〜少年信⻓〜][Kochoki/</text:p>
            <text:p>Kochouki: Wakaki Nobunaga][胡蝶</text:p>
            <text:p>綺 〜若き信長〜][BDMV][1080p]</text:p>
            <text:p>[BDx2 Fin][AVC][USA]</text:p>
            <text:p>⾃购⾃抓 | 允许转载 | NOT 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⽆限之住⼈-IMMORTAL-][Mugen</text:p>
            <text:p>no Juunin: Immortal][無限の住⼈-</text:p>
            <text:p>IMMORTAL-][BDMV][1080p][下巻]</text:p>
            <text:p>[AVC][LoliHouse]</text:p>
            <text:p>⾃购（最后⼀集有萝莉，还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魔物獵⼈妖⼦][Devil Hunter Yohko]</text:p>
            <text:p>[魔物ハンター妖⼦][DVDISO][DVD-</text:p>
            <text:p>BOX DISCx3][R2J][Ue]</text:p>
            <text:p>UnperceivedExistence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暗⿊破坏神][BASTARD][暗⿊の破壊</text:p>
            <text:p>神][DVDISO][640x480][Vol.01-</text:p>
            <text:p>Vol.06 Fin][R1][ADC]</text:p>
            <text:p>Thank you @ADC.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忘却的旋律][Boukyaku no</text:p>
            <text:p>Senritsu][忘却の旋律][DVDISO]</text:p>
            <text:p>[720x480][DVD-BOX DVD5x12 Fin]</text:p>
            <text:p>[R2J]</text:p>
            <text:p>The Melody of Oblivion | ⾃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物猎⼈妖⼦][Devil Hunter Yohko]</text:p>
            <text:p>[魔物ハンター妖⼦][BDMV][Blu-ray</text:p>
            <text:p>Box Discx3 Fin][JP]</text:p>
            <text:p>合购 | 考古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苍翼默⽰录][BlazBlue: Alter</text:p>
            <text:p>Memory][BDMV][Disc×2 Fin][USA]</text:p>
            <text:p>[ADC][rev]</text:p>
            <text:p>感谢Tokyosama@ADC⾃抓，修正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幻想传说][Tales of Phantasia][テイ</text:p>
            <text:p>ルズ オブ ファンタジア THE</text:p>
            <text:p>ANIMATION][BDMV][1080i][OVA]</text:p>
            <text:p>[MPEG-4 AVC][USA]</text:p>
            <text:p>Discotek Media / Eastern Star | Ta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⾎意少年][BLOOD LAD][ブラッド</text:p>
            <text:p>ラッド][加流重灌][1080P][Vol.1-</text:p>
            <text:p>Vol.5][SweetDreamDay]</text:p>
            <text:p>[多國配⾳][繁,簡字幕] !==嚴禁轉載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⻘之六号][Blue Submarine No.6]</text:p>
            <text:p>[⻘の6号][BDMV][Vol.1 Fin][USA]</text:p>
            <text:p>[kenno@ADC]</text:p>
            <text:p>感谢kenno@ADC的⾃抓，内附此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泡泡糖危机 东京2040][Bubblegum</text:p>
            <text:p>Crisis Tokyo 2040][バブルガムクラ</text:p>
            <text:p>イシス Tokyo 2040][DVDISO]</text:p>
            <text:p>[640x480][01-26 Fin][R1]</text:p>
            <text:p>感谢 kobi@ADC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⻰与魔⼥][Burn the Witch][バー</text:p>
            <text:p>ン・ザ・ウィッチ][BDMV][Movie]</text:p>
            <text:p>[Lupin the Nerd@Nyaa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枪的假⾯舞会][Lance N' Masques]</text:p>
            <text:p>[ランス・アンド・マスクス][BDMV]</text:p>
            <text:p>[Vol.1-Vol.6 Fin][JP]</text:p>
            <text:p>BDMV合集保種 | 感謝原發布者 jsum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钢铁神兵][B'T-X Neo][ビート・エッ</text:p>
            <text:p>クス NEO][DVDISO][Vol.1-Vol.2</text:p>
            <text:p>Fin][R1]</text:p>
            <text:p>NTSC R1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扑杀天使朵库萝][Bludgeoning</text:p>
            <text:p>Angel Dokuro-Chan][撲殺天使ドク</text:p>
            <text:p>ロちゃん][BDMV][1080i][OVA 1+2</text:p>
            <text:p>Fin][USA]</text:p>
            <text:p>Self-Purchase, PT Exclusiv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BLOOD: 最后的吸⾎⿁][Blood: The</text:p>
            <text:p>Last Vampire ][ブラッド ザ ラスト</text:p>
            <text:p>ヴァンパイア][BDMV][MOVIE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北国恋曲/向北][Diamond</text:p>
            <text:p>Daydreams][北へ。〜Diamond</text:p>
            <text:p>Dust Drops〜][DVDISO][Vol.1-3</text:p>
            <text:p>Fin][R1]</text:p>
            <text:p>NC OP/ED included, Thanks to th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枪道MUSASHI][Gun-dou Musashi]</text:p>
            <text:p>[GUN道 MUSASHI][DVDMV]</text:p>
            <text:p>[720x480][DVD-BOX DISC×5 Fin]</text:p>
            <text:p>[R2J]</text:p>
            <text:p>anon@nyaa#id=1666755 | MUSA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令和的铃铛猫娘][Reiwa no Di Gi</text:p>
            <text:p>Charat][令和のデ・ジ・キャラット]</text:p>
            <text:p>[BDMV][BD-BOX BDx1+CDx5 Fin]</text:p>
            <text:p>[grj1234@Nyaa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哥普拉 The Animation][Cobra The</text:p>
            <text:p>Animation][コブラ The Animation]</text:p>
            <text:p>[BDMV][BD50x3 Fin][USA]</text:p>
            <text:p>⾃抓 | Sentai Filmworks | T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宇宙采矿夫][Mighty Space Miners]</text:p>
            <text:p>[おいら宇宙の探鉱夫][BDMV]</text:p>
            <text:p>[1080p][BDx1 Fin][AVC][JP]</text:p>
            <text:p>⾃购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机神咆吼Demonbane][Kishin</text:p>
            <text:p>Houkou Demonbane][機神咆吼デモ</text:p>
            <text:p>ンベイン][DVDISO][720x480][Vol.1-</text:p>
            <text:p>Vol.6 Fin][R2J-Rental]</text:p>
            <text:p>anon@AB#id=3007&amp;torrentid=189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Obey Me!][おべいみー][BDMV]</text:p>
            <text:p>[1080p][DISC×1 Fin][AVC][USA]</text:p>
            <text:p>⾃抓(Self-Rip)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克娄巴特拉计划][Cleopatra][クレオ</text:p>
            <text:p>パトラ][BDMV][1080p][BDx1 Fin]</text:p>
            <text:p>[AVC][USA]</text:p>
            <text:p>⾃购⾃抓 | Discotek Media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暗⿊武神传][Ankoku Shindenshou</text:p>
            <text:p>Takegami / Guardian of Darkness]</text:p>
            <text:p>[暗黒神伝承 武神][DVDMV]</text:p>
            <text:p>[720x480][OVA][R1]</text:p>
            <text:p>cerbere@PTP | In Japan it was rel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棉花国之星][Wata no Kuni Hoshi /</text:p>
            <text:p>The Star of Cottonland][綿の国星]</text:p>
            <text:p>[DVDISO][綿の国星][MOVIE][R2J]</text:p>
            <text:p>anon@AB#id=5523&amp;torrentid=101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安达与岛村][Adachi and</text:p>
            <text:p>Shimamura][安達としまむら]</text:p>
            <text:p>[BDMV][1080p][DISCx2 Fin][USA]</text:p>
            <text:p>Self-Purchase | Repost/Re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兽战⼠][Wild Knights Gulkeeva/</text:p>
            <text:p>Juusenshi Gulkeeva][獣戦⼠ガル</text:p>
            <text:p>キーバ][DVDISO][DVD-BOX</text:p>
            <text:p>DISC×5 Fin][R2J]</text:p>
            <text:p>⾃购⾃抓 | Free to share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⾎⾊花園][Dead Girls: Red</text:p>
            <text:p>Garden][デッド ガールズ ~ レッド</text:p>
            <text:p>ガーデン][DVDMV][OVA Vol.1 Fin]</text:p>
            <text:p>[R2J][⾃抓]</text:p>
            <text:p>⾃购⾃抓</text:p>
          </table:table-cell>
          <table:table-cell table:style-name="Default" table:number-columns-repeated="16383"/>
        </table:table-row>
        <table:table-row table:style-name="ro29">
          <table:table-cell office:value-type="string" calcext:value-type="string">
            <text:p>[我⻘春的世外桃源 無限軌道SSX]</text:p>
            <text:p>[Waga seishun no Arcadia - Mugen</text:p>
            <text:p>kidou SSX][わが⻘春のアルカディ</text:p>
            <text:p>ア・無限軌道ＳＳＸ][DVDISO]</text:p>
            <text:p>[720x480][DVD-BOX DISCx3 Fin]</text:p>
            <text:p>[R1]</text:p>
            <text:p>by Discotek Media | Thanks to Rat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天使禁猎区][Angel Sanctuary/</text:p>
            <text:p>Tenshi Kinryouku][天使禁猟区]</text:p>
            <text:p>[DVDISO][OVA Vol.1-Vol.3 Fin]</text:p>
            <text:p>[R2J]</text:p>
            <text:p>⾃购⾃抓 | Anonymous rep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炎之迷宫][Labyrinth of Flames/</text:p>
            <text:p>Honoo no Labyrinth][炎のらびりん</text:p>
            <text:p>す][DVDISO][OVA Vol.1-Vol.2 Fin]</text:p>
            <text:p>[R2J]</text:p>
            <text:p>⾃购⾃抓 | Anonymous rep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爱之城][Ai City / Love City][アイ・</text:p>
            <text:p>シティ][DVDISO][576i][MOVIE]</text:p>
            <text:p>[MPEG2][R2IT]</text:p>
            <text:p>⾃抓 self-purchased DVD b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圣枪修⼥][Chrono Crusade][クロノ</text:p>
            <text:p>クルセイド][BDMV][1080i][BDBOX</text:p>
            <text:p>DISCx4 Fin][GER]</text:p>
            <text:p>Anonymous repost forbidden | Th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灵魂力量][Brain Powerd][ブレンパ</text:p>
            <text:p>ワード][BDRip][1440x1080][TV</text:p>
            <text:p>01-26 Fin+SP][H264 FLAC MKV][⾃</text:p>
            <text:p>壓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機動神腦/靈魂力量][Brain Powerd]</text:p>
            <text:p>[ブレンパワード][BDMV][1080p]</text:p>
            <text:p>[BD-BOX BDx6 Fin][AVC][JP]</text:p>
            <text:p>⾃购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⼭贼的⼥⼉罗妮娅][Ronja, The</text:p>
            <text:p>Robber`s Daughter][⼭賊の娘ロー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死神][Bleach][ブリーチ][BDMV][死</text:p>
            <text:p>神 破⾯篇セレクション1＋過去篇]</text:p>
            <text:p>[BD-BOX DISC×6 Fin]</text:p>
            <text:p>[kirari1185(KoushinRip)@Nyaa]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机动战⼠⾼达 库库鲁斯·多安的岛]</text:p>
            <text:p>[Mobile Suit Gundam: Cucuruz</text:p>
            <text:p>Doan’s Island][機動戦⼠ガンダム ク</text:p>
            <text:p>クルス・ドアンの島][BDMV][2160p]</text:p>
            <text:p>[MOVIE][HDR HEVC TrueHD 7.1</text:p>
            <text:p>Atmos][PTer]</text:p>
            <text:p>⽇版原盘 | Bandai Visual</text:p>
          </table:table-cell>
          <table:table-cell table:style-name="Default" table:number-columns-repeated="16383"/>
        </table:table-row>
        <table:table-row table:style-name="ro21">
          <table:table-cell office:value-type="string" calcext:value-type="string">
            <text:p>[博⼈傳：⽕影次世代][Boruto:</text:p>
            <text:p>Naruto Next Generations]</text:p>
            <text:p>[BORUTO-ボルト- -NARUTO NEXT</text:p>
            <text:p>GENERATIONS][BDMV][1080p]</text:p>
            <text:p>[Set 14][USA]</text:p>
            <text:p>Self Purchase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勇者王][GaoGaiGar - The King of</text:p>
            <text:p>the Braves][勇者王ガオガイガー]</text:p>
            <text:p>[BDMV][1080p][BDx5 Fin][USA]</text:p>
            <text:p>⾃抓 / U2 Exclusive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鲁邦三世第⼀季][Lupin the Third:</text:p>
            <text:p>Season 1 / Lupin Sansei][ルパン三</text:p>
            <text:p>世 Part I][BDMV][DISC×3 Fin][USA]</text:p>
            <text:p>[wowmd]</text:p>
            <text:p>Discotek Media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不死者之王第4季][Overlord IV]</text:p>
            <text:p>[オーバーロードIV][BDMV][BDMV]</text:p>
            <text:p>[Vol.01-03 Fin]</text:p>
            <text:p>[kirari1185(KoushinRip)@Nyaa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异世界迷宫⾥的后宫⽣活][Isekai</text:p>
            <text:p>Meikyuu de Harem o][異世界迷宮で</text:p>
            <text:p>ハーレムを][BDMV][Vol.01-02 Fin]</text:p>
            <text:p>[kirari1185(KoushinRip)@Nyaa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美少⼥战⼠][Sailor Moon][美少⼥戦</text:p>
            <text:p>⼠セーラームーン][BDMV][1080p]</text:p>
            <text:p>[DISC×6 Fin][AVC][USA]</text:p>
            <text:p>(Season 1) (2022 Edition) ⾃抓(Se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魔神坛⽃⼠/铠传][Ronin Warriors /</text:p>
            <text:p>Yoroiden Samurai Troopers][鎧伝</text:p>
            <text:p>サムライトルーパー][BDMV][1080p]</text:p>
            <text:p>[DISC×5 Fin][USA]</text:p>
            <text:p>Thanks to NewType88 @ ANT for 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ISLAND][BDMV][1080p][DISC×2</text:p>
            <text:p>Fin][AVC][USA]</text:p>
            <text:p>⾃抓(Self-Rip)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福星⼩⼦ 完结篇][Urusei Yatsura</text:p>
            <text:p>The Final Chapter][うる星やつら 完</text:p>
            <text:p>結篇][BDMV][1080p][MOVIE][USA]</text:p>
            <text:p>⾃抓 / U2 Exclusive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幻影⽃⼠][BAST oF Syndrome][幻</text:p>
            <text:p>影闘⼠バストフレモン][DVDISO]</text:p>
            <text:p>[NTSC][TV01-26][2001][6xDVD9]</text:p>
            <text:p>[ADC]</text:p>
            <text:p>R1 NTSC 6xDVD9 - Korean Anim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夜明前的琉璃⾊][Yoake Mae yori</text:p>
            <text:p>Ruriiro na: Crescent Love][夜明け</text:p>
            <text:p>前より瑠璃⾊な -Crescent Love-]</text:p>
            <text:p>[DVDISO][Vol.1-6 Fin][R2J]</text:p>
            <text:p>[lyi8ctujrdw@KF]</text:p>
            <text:p>Thanks to lyi8ctujrdw@KF #804998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DT战⼠][DT Eightron][DTエイトロ</text:p>
            <text:p>ン][DVDISO][480i][DVD-BOX][JP]</text:p>
            <text:p>⾃抓⾃扫 | 感谢冷番补完字…</text:p>
          </table:table-cell>
          <table:table-cell table:style-name="Default" table:number-columns-repeated="16383"/>
        </table:table-row>
        <table:table-row table:style-name="ro22">
          <table:table-cell office:value-type="string" calcext:value-type="string">
            <text:p>[宝魔猎⼈莱姆][宝魔ハンターライム]</text:p>
            <text:p>[Jewel BEM Hunter Lime][DVDISO]</text:p>
            <text:p>[OVA 01-03 Fin][R2J][NTSC]</text:p>
            <text:p>[DVD9][@ADC]</text:p>
            <text:p>rental DVD9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恶魔城 第三季][CASTLEVANIA</text:p>
            <text:p>SEASON 3][BDMV][1080P][DISCx2</text:p>
            <text:p>Fin][USA]</text:p>
            <text:p>⾃抓, 禁转 | U2 Exclusive |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恶魔城 第⼆季][CASTLEVANIA</text:p>
            <text:p>SEASON TWO][BDMV][1080p][TV</text:p>
            <text:p>01-08 Fin][USA]</text:p>
            <text:p>⾃抓, 禁转 | U2 Exclusive |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恶魔城][Castlevania][悪魔城ドラ</text:p>
            <text:p>キュラ][BDMV][1080p][DISCx1 Fin]</text:p>
            <text:p>[USA]</text:p>
            <text:p>Self-Purchase, VIZ Media …</text:p>
          </table:table-cell>
          <table:table-cell table:style-name="Default" table:number-columns-repeated="16383"/>
        </table:table-row>
        <table:table-row table:style-name="ro21">
          <table:table-cell office:value-type="string" calcext:value-type="string">
            <text:p>[恶魔战⼠/魔域幽灵][Night Warriors:</text:p>
            <text:p>Darkstalkers' Revenge / Vampire</text:p>
            <text:p>Hunter][ヴァンパイアハンター]</text:p>
            <text:p>[BDMV][1080p][Disc x 1 Fin.][AVC]</text:p>
            <text:p>[USA]</text:p>
            <text:p>Ripped from my collection.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暴力傑克][Violence Jack][バイオレ</text:p>
            <text:p>ンス・ジャック][BDMV][1080p]</text:p>
            <text:p>[DISCx1 Fin][USA]</text:p>
            <text:p>Self-Purchase, PT Exclusiv…</text:p>
          </table:table-cell>
          <table:table-cell table:style-name="Default" table:number-columns-repeated="16383"/>
        </table:table-row>
        <table:table-row table:style-name="ro29">
          <table:table-cell office:value-type="string" calcext:value-type="string">
            <text:p>[天威勇⼠/机器勇⼠:克罗诺斯⼤逆袭]</text:p>
            <text:p>[Machine Robo: Revenge of</text:p>
            <text:p>Cronos][マシンロボ クロノスの⼤逆</text:p>
            <text:p>襲][BDMV][480i][Disc x2 Fin]</text:p>
            <text:p>[MPEG-4 AVC][USA]</text:p>
            <text:p>[Anonymous@Nyaa]</text:p>
            <text:p>Anonymous@Nyaa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银河烈风幕⾂我][Ginga Reppuu</text:p>
            <text:p>Baxinger][銀河烈風バクシンガー]</text:p>
            <text:p>[BDMV][480i][Disc×1 Fin][MPEG-4</text:p>
            <text:p>AVC][USA][Anonymous@Nyaa]</text:p>
            <text:p>At last not upscale like JP version</text:p>
          </table:table-cell>
          <table:table-cell table:style-name="Default" table:number-columns-repeated="16383"/>
        </table:table-row>
        <table:table-row table:style-name="ro29">
          <table:table-cell office:value-type="string" calcext:value-type="string">
            <text:p>[鲁邦三世Episode：0 初次交锋]</text:p>
            <text:p>[Lupin the 3rd Episode 0: The First</text:p>
            <text:p>Contact][ルパン三世EPISODE: 0</text:p>
            <text:p>(ゼロ) ファーストコンタクト]</text:p>
            <text:p>[BDMV][1080p][TV Special][AVC]</text:p>
            <text:p>[USA]</text:p>
            <text:p>TV Special #14 ripped from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异世界魔王与召唤少⼥的奴⾪魔术Ω]</text:p>
            <text:p>[Isekai Maou to Shoukan Shoujo</text:p>
            <text:p>no Dorei Majutsu Omega][異世界魔</text:p>
            <text:p>王と召喚少⼥の奴隷魔術Ω][BDMV]</text:p>
            <text:p>[1080p][Vol.1-Vol.3 Fin][JP]</text:p>
            <text:p>⾃抓⾃扫 | 内含OST | 感谢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驭⻰少年][Dragon Drive][ドラゴン</text:p>
            <text:p>ドライブ][DVDISO][720x480]</text:p>
            <text:p>[Vol.01-10 Fin][MPEG Video][R1]</text:p>
            <text:p>Another stuff from ADC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吸⾎⿁騎⼠][Vampire Knight][ヴァ</text:p>
            <text:p>ンパイア騎⼠][BDMV][1080i][BD-</text:p>
            <text:p>BOX Disc1-2][AVC][USA]</text:p>
            <text:p>TV S1 01-13 Fin | Vampire 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吸⾎⿁騎⼠：罪][Vampire Knight</text:p>
            <text:p>Guilty][ヴァンパイア騎⼠ Guilty]</text:p>
            <text:p>[BDMV][1080i][BD-BOX Disc 3-4</text:p>
            <text:p>Fin][AVC][USA]</text:p>
            <text:p>TV S2 01-13 Fin | Vampire 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热诚传说 〜导师的黎明〜][Tales of</text:p>
            <text:p>Zestiria: Dawn of the Shepherd][テ</text:p>
            <text:p>イルズ オブ ゼスティリア 〜導師の</text:p>
            <text:p>夜明け〜][BDMV][TV SP Fin][USA]</text:p>
            <text:p>美版PS4典藏版特典BD。欧版和港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这个男⼦，能与宇宙⼈作战][This</text:p>
            <text:p>Boy Can Fight Aliens!][この男⼦，</text:p>
            <text:p>宇宙⼈と戦えます。][BDMV][OVA]</text:p>
            <text:p>[北⽶版]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热诚传说 〜导师的黎明〜][Tales of</text:p>
            <text:p>Zestiria: Doushi no Yoake][テイル</text:p>
            <text:p>ズ オブ ゼスティリア 〜導師の夜明</text:p>
            <text:p>け〜][BDMV][TV SP Fin][港版PS3遊</text:p>
            <text:p>戲特典 附官⽅中、⽇、韓語字幕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圣魔之⾎][Trinity Blood][トリニ</text:p>
            <text:p>ティ・ブラッド][BDMV][BD-BOX</text:p>
            <text:p>Disc×3 Fin][USA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游魂][Tayutama: Kiss on my</text:p>
            <text:p>Deity][タユタマ -Kiss on my Deity-]</text:p>
            <text:p>[BDMV][Vol.1-Vol.6 Fin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这个男⼦、捡到了⼈鱼][This Boy</text:p>
            <text:p>Caught a Merman][この男⼦, ⼈⿂</text:p>
            <text:p>ひろいました.][BDMV][OVA][USA]</text:p>
            <text:p>[ADC]</text:p>
            <text:p>⾮常哲学的⼀部⽚⼦，各种意义上。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禁忌咒纹][Taboo Tattoo][タブー・</text:p>
            <text:p>タトゥー][BDMV][Vol.1-6 Fin][ANK-</text:p>
            <text:p>RAWS][⾃抓]</text:p>
            <text:p>⾃购⾃抓 by fch1993，特典CD写…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特公/⿇辣特公组][TOKKO][特公]</text:p>
            <text:p>[DVDISO][720X480][DISCx3 Fin]</text:p>
            <text:p>[R1]</text:p>
            <text:p>Self-Purchase, Manga Hom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百花繚亂 Samurai Bride][Hyakka</text:p>
            <text:p>Ryouran: Samurai Bride][百花繚乱</text:p>
            <text:p>サムライブライド][BDMV][Vol.1-6</text:p>
            <text:p>Fin][U2娘@Share][Rev]</text:p>
            <text:p>详见评论 | 感謝@⼩夜 感謝@JSU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樱花⼤战][Sakura Taisen/Sakura</text:p>
            <text:p>Wars][サクラ⼤戦][DVDISO][480i]</text:p>
            <text:p>[Vol.1-Vol.9 Fin][R2J]</text:p>
            <text:p>lyi8ctujrdw@绯⽉ | TV Series | DI…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就算是哥哥，有愛就沒問題了，對</text:p>
            <text:p>吧][Onii-chan Dakedo Ai Sae</text:p>
            <text:p>Areba Kankeinai yo ne!][お兄ちゃ</text:p>
            <text:p>んだけど愛さえあれば関係ないよ</text:p>
            <text:p>ねっ][BDMV][Vol.1-Vol.6 Fin][U2娘</text:p>
            <text:p>@Share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⼼跳回忆Only Love][Tokimeki</text:p>
            <text:p>memories Only Love][ときめきメモ</text:p>
            <text:p>リアルOnly Love][DVDISO]</text:p>
            <text:p>[DISCx9][R2J]</text:p>
            <text:p>转⾃2DKF 单层DVD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七彩的素描/七彩的写⽣/茜⾊的调⾊</text:p>
            <text:p>板][Canvas 2: Niji-iro no Sketch]</text:p>
            <text:p>[Canvas2〜虹⾊のスケッチ〜]</text:p>
            <text:p>[DVDISO][DISCx12][R2J]</text:p>
            <text:p>转⾃2DKF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苍之骑⼠团][Hortensia Saga][オル</text:p>
            <text:p>タンシア・サーガ][BDMV][1080p]</text:p>
            <text:p>[Vol.1-Vol.3 Fin][JP]</text:p>
            <text:p>⾃购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机器⼈嘉年华][Robot Carnival][ロ</text:p>
            <text:p>ボットカーニバル][BDMV][2160p]</text:p>
            <text:p>[OVA][Disc×1 Fin][MPEG-H HEVC]</text:p>
            <text:p>[USA][HAiKU]</text:p>
            <text:p>Robot Carnival 1987 COMPLETE 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超电磁机器⼈恐・巴特拉V][Chou</text:p>
            <text:p>Denji Robo Com Battler V][超電磁</text:p>
            <text:p>ロボ コン・バトラーV][BDMV][480i]</text:p>
            <text:p>[DISC×1 Fin][USA]</text:p>
            <text:p>[ChiricoCuvie@ACM]</text:p>
            <text:p>Super Electromagnetic Robot Co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超魔⼈][ZETMAN][BDMV][DISC×2</text:p>
            <text:p>Fin][USA][ADC]</text:p>
            <text:p>感谢tokyosama@ADC的⾃抓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超魔⼈][ZETMAN][Vol.1-Vol.6 Fin]</text:p>
            <text:p>[BDMV]</text:p>
            <text:p>我只有500k上傳。。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The Unlimited Hyoubu Kyousuke]</text:p>
            <text:p>[THE UNLIMITED 兵部京介][BDMV]</text:p>
            <text:p>[Vol.1-Vol.6 Fin][JP]</text:p>
            <text:p>BDMV合集保種 | 感謝原發布者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物娘的医⽣][Monster Musume</text:p>
            <text:p>no Oisha-san][モンスター娘のお医</text:p>
            <text:p>者さん][BDMV][Vol.03 Fin]</text:p>
            <text:p>[taskforce@Nyaa][BDMV]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魔物娘的医⽣][Monster Musume</text:p>
            <text:p>no Oisha-san/Monster Girl Doctor]</text:p>
            <text:p>[モンスター娘のお医者さん][BDMV]</text:p>
            <text:p>[1080p][Vol.01][JP]</text:p>
            <text:p>Thanks to Lupin the Nerd@Nyaa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苍瞳的少⼥][The Third: The Girl</text:p>
            <text:p>With the Blue Eye][ザ・サード 蒼い</text:p>
            <text:p>瞳の少⼥][DVDISO][DISC×12 Fin]</text:p>
            <text:p>[R2J含R版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物娘的医⽣][Monster Musume</text:p>
            <text:p>no Oisha-san][モンスター娘のお医</text:p>
            <text:p>者さん][BDMV][Vol.02]</text:p>
            <text:p>[taskforce@Nyaa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魔物娘的医⽣][Monster Musume</text:p>
            <text:p>no Oisha-san / MONSTER GIRL</text:p>
            <text:p>DOCTOR][モンスター娘のお医者さ</text:p>
            <text:p>ん][BDMV][1080p][DISC×2 Fin]</text:p>
            <text:p>[USA]</text:p>
            <text:p>Thanks to Lupin the Nerd @ Nyaa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抓⿁天狗帮][Tactics][タクティクス]</text:p>
            <text:p>[DVDISO][DISC×5 Fin][D9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⽕影忍者][Naruto BD][ナルト]</text:p>
            <text:p>[BDMV][1080p][Set 6 (138-165)]</text:p>
            <text:p>[USA][⾃抓]</text:p>
            <text:p>By jdcox215 | U2 Exclusive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进击的巨⼈ 最终季 進撃の巨⼈ The</text:p>
            <text:p>Final Season][Attack on Titan -</text:p>
            <text:p>The Final Season][進撃の巨⼈]</text:p>
            <text:p>[BDMV][1080p][Season 4 Part 1</text:p>
            <text:p>(TV 60-75)][USA][⾃抓]</text:p>
            <text:p>By jdcox215 | U2 Exclusive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魔界王⼦][Devils and Realist/</text:p>
            <text:p>Makai Ouji: Devils and Realist][魔</text:p>
            <text:p>界王⼦ devils and realist][BDMV]</text:p>
            <text:p>[1080p][DISC×1 Fin][USA]</text:p>
            <text:p>代发 | 美版原盘 | Sentai Filmworks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史上最強弟⼦兼⼀][Shijou Saikyou</text:p>
            <text:p>no Deshi Kenichi][Kenichi: The</text:p>
            <text:p>Mightiest Disciple][史上最強の弟⼦</text:p>
            <text:p>ケンイチ][BDMV][1080P][TV</text:p>
            <text:p>S1+S2][USA]</text:p>
            <text:p>bluray bought by me and u…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闪电战⼠][The Best of Jayce And</text:p>
            <text:p>The Wheeled Warriors][DVDISO]</text:p>
            <text:p>[480p][episodes 1-10][R1]</text:p>
            <text:p>DVD bought by me and upl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戰少⼥][Iczer-Girl Iczelion][戦ー少</text:p>
            <text:p>⼥イクセリオン][DVDISO][720x480]</text:p>
            <text:p>[OVA][R2J]</text:p>
            <text:p>anon@Nyaa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⼥猎⼈罗宾][Witch Hunter</text:p>
            <text:p>Robin][ウィッチハンターロビン]</text:p>
            <text:p>[DVDISO][DISC×4 Fin][R1][⾃抓]</text:p>
            <text:p>by kakeruSMC | Scans incl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魔界王⼦][Makai Ouji Devils and</text:p>
            <text:p>Realist][魔界王⼦ Devils and</text:p>
            <text:p>Realist][BDMV][1080p][Vol.1-Vol.6</text:p>
            <text:p>CD×6 Fin][JP]</text:p>
            <text:p>⾃购⾃抓 | 初回限定版 | 未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玻璃之唇][Glasslip / Gurasurippu]</text:p>
            <text:p>[グラスリップ][BDMV][1080p]</text:p>
            <text:p>[DISC×2 Fin][USA]</text:p>
            <text:p>代发 | 美版原盘 | Sentai Filmworks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鲁邦三世：炎之记忆 东京危机]</text:p>
            <text:p>[Lupin III: Tokyo Crisis][ルパン三世</text:p>
            <text:p>炎の記憶 ~TOKYO CRISIS~][BDMV]</text:p>
            <text:p>[1080p][TV Special][AVC][USA]</text:p>
            <text:p>The 10th Lupin TVSP. Ripped fro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花冠之淚][Tears to Tiara][ティアー</text:p>
            <text:p>ズ・トゥ・ティアラ][BDMV][Vol.1-</text:p>
            <text:p>Vol.8 Fin]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战地启⽰录][The Cockpit][ザ・コク</text:p>
            <text:p>ピット][BDMV][OVA][U2娘@Share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吸⾎⿁猎⼈D：⾎之嗜欲][Vampire</text:p>
            <text:p>Hunter D: Bloodlust][吸⾎⿁ハン</text:p>
            <text:p>ターD][DVDISO][MOVIE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法少⼥隊][Mahou Shoujo Tai</text:p>
            <text:p>Arusu][魔法少⼥隊アルス][DVDISO]</text:p>
            <text:p>[Vol.1-Vol.7 Fin][R2J]</text:p>
            <text:p>⾃抓</text:p>
          </table:table-cell>
          <table:table-cell table:style-name="Default" table:number-columns-repeated="16383"/>
        </table:table-row>
        <table:table-row table:style-name="ro29">
          <table:table-cell office:value-type="string" calcext:value-type="string">
            <text:p>[魔法少⼥队 / 魔法少⼥队阿尔斯]</text:p>
            <text:p>[Mahou Shoujo Tai Arusu / Tweeny</text:p>
            <text:p>Witches][魔法少⼥隊アルス]</text:p>
            <text:p>[DVDRip][480P][TV 01-40 + OVA</text:p>
            <text:p>1-6 Fin][AVC AC3 MKV][Exiled-</text:p>
            <text:p>Destiny]</text:p>
            <text:p>转⾃bakabt，内挂英字</text:p>
          </table:table-cell>
          <table:table-cell table:style-name="Default" table:number-columns-repeated="16383"/>
        </table:table-row>
        <table:table-row table:style-name="ro29">
          <table:table-cell office:value-type="string" calcext:value-type="string">
            <text:p>[魔法少⼥队阿尔斯][Tweeny</text:p>
            <text:p>Witches: The Adventures/Mahō</text:p>
            <text:p>Shōjo Tai Arusu: The Adventure]</text:p>
            <text:p>[魔法少⼥隊アルス THE</text:p>
            <text:p>ADVENTURE][DVDISO][OVA 01-06</text:p>
            <text:p>Fin][R2J]</text:p>
            <text:p>魔法少⼥隊アルス OVA 转载⾃AD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逮捕令][You`re Under Arrest][逮捕</text:p>
            <text:p>しちゃうぞ][DVDISO][COMPLETE</text:p>
            <text:p>DVD-BOX DISC×35 Fin][R2J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吸⾎⿁騎⼠第⼀季][Vampire</text:p>
            <text:p>Knight][ヴァンパイア騎⼠]</text:p>
            <text:p>[DVDISO][Vol.1-Vol.5 Fin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吸⾎⿁猎⼈D：⾎之嗜欲][Vampire</text:p>
            <text:p>Hunter D: Bloodlust][吸⾎⿁ハン</text:p>
            <text:p>ターD][BDMV][MOVIE][ADC]</text:p>
            <text:p>English dub only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吸⾎⿁猎⼈D][Vampire Hunter D]</text:p>
            <text:p>[バンパイアハンターD][BDMV]</text:p>
            <text:p>[OVA][USA][ANK-RAWS][⾃购]</text:p>
            <text:p>感谢joey2005的代抓，这个是1985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歡迎加⼊NHK][Welcome to NHK]</text:p>
            <text:p>[ＮＨＫにようこそ][DVDISO]</text:p>
            <text:p>[Vol.01-Vol.12 Fin][附相关⽆损专辑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紫罗兰永恒花园][Violet</text:p>
            <text:p>Evergarden][ヴァイオレット・エ</text:p>
            <text:p>ヴァーガーデン][BDMV][1080p]</text:p>
            <text:p>[DISCx4 Fin][UK][REV]</text:p>
            <text:p>⾃抓 / U2 Exclusive / Collec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除魔维纳斯][Venus Versus Virus]</text:p>
            <text:p>[ヴィーナス ヴァーサス ヴァイアラ</text:p>
            <text:p>ス][DVDMV][720x480][Disc x2][R1]</text:p>
            <text:p>Thanks for Loifer@ADC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亡念之扎姆德][Xam'd: Lost</text:p>
            <text:p>Memories][亡念のザムド][JP]</text:p>
            <text:p>[BDMV][DISC×9 Fin]</text:p>
            <text:p>[ 2.00X 0.15X] 合集整理 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亡念之扎姆德][Xam'd: Lost</text:p>
            <text:p>Memories][亡念のザムド][BDMV]</text:p>
            <text:p>[BD-BOX Disc×4 Fin][USA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我们没有翅膀][We Without Wings:</text:p>
            <text:p>Under the Innocent Sky/Oretachi</text:p>
            <text:p>ni Tsubasa wa Nai][俺たちに翼はな</text:p>
            <text:p>い][BDMV][DISC×2 Fin][USA][ADC]</text:p>
            <text:p>我们没有…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回憶中的玛妮][When Marnie Was</text:p>
            <text:p>There][思い出のマーニー][BDMV]</text:p>
            <text:p>[MOVIE][UK][ANK-RAWS][⾃抓]</text:p>
            <text:p>才发现忘记发了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逮捕令剧场版-墨东署最⼤危机]</text:p>
            <text:p>[You're Under Arrest the MOVIE]</text:p>
            <text:p>[逮捕しちゃうぞ the MOVIE][BDMV]</text:p>
            <text:p>[MOVIE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吸⾎姬美⼣][Vampire Princess</text:p>
            <text:p>Miyu][吸⾎姫美⼣][DVDISO][OVA]</text:p>
            <text:p>[DISC×2 Fin][R3TW]</text:p>
            <text:p>台版DVD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星之声][The Voices of a Distant</text:p>
            <text:p>Star/Hoshi no Koe][ほしのこえ]</text:p>
            <text:p>[DVDMV][720x480][OVA Vol.1 Fin]</text:p>
            <text:p>[R2J][⾃抓]</text:p>
            <text:p>⾃购⾃抓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星之声][Hoshi no Koe][ほしのこえ]</text:p>
            <text:p>[BDRip][1080P][MOVIE][HEVC</text:p>
            <text:p>Ma10p DTS-HDMA AC3 FLAC]</text:p>
            <text:p>[Niconeiko Works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2077⽇本锁国][Vexille][「ベクシ</text:p>
            <text:p>ル-2077⽇本鎖国-」特別装幀版]</text:p>
            <text:p>[DVDISO][MOVIE][JP]</text:p>
            <text:p>⾃购⾃抓⾃扫，附⼩册⼦⾃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⽝神！][Inukami!][いぬかみっ!]</text:p>
            <text:p>[BDMV][1080i][Blu-ray BOX BDx5</text:p>
            <text:p>+CDx2][Ue]</text:p>
            <text:p>UnperceivedExistence | 潤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科学妄想美少⼥][Mousou Kagaku</text:p>
            <text:p>Series: Wandaba Style][妄想科学シ</text:p>
            <text:p>リーズ ワンダバスタイル][DVDISO]</text:p>
            <text:p>[DISC×6 Fin]</text:p>
            <text:p>台版DVD⾃抓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传颂之物 OVA][Utawarerumono</text:p>
            <text:p>OVA][OVA うたわれるもの][BDMV]</text:p>
            <text:p>[Vol.1 Fin][USA]</text:p>
            <text:p>[Tokyosama@ADC]</text:p>
            <text:p>感谢Tokyosama@ADC⾃抓。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⿊⾊五葉草][Black Clover][ブラッ</text:p>
            <text:p>ククローバー][BDMV][1080p]</text:p>
            <text:p>[Season 3 Part 1 (TV 103-112)]</text:p>
            <text:p>[USA][⾃抓]</text:p>
            <text:p>By jdcox215 | U2 Exclusive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⿊⾊五葉草][Black Clover][ブラッ</text:p>
            <text:p>ククローバー][BDMV][1080p]</text:p>
            <text:p>[Season 3 Part 2 (TV 113-120)]</text:p>
            <text:p>[USA][⾃抓]</text:p>
            <text:p>By jdcox215 | U2 Exclusive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⿊⾊五葉草][Black Clover][ブラッ</text:p>
            <text:p>ククローバー][BDMV][1080p]</text:p>
            <text:p>[Season 3 Part 3 (TV 121-129)]</text:p>
            <text:p>[USA][⾃抓]</text:p>
            <text:p>By jdcox215 | U2 Exclusive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⿊⾊五葉草][Black Clover][ブラッ</text:p>
            <text:p>ククローバー][BDMV][1080p]</text:p>
            <text:p>[Season 3 Part 4 (TV 130-141)]</text:p>
            <text:p>[USA][⾃抓]</text:p>
            <text:p>By jdcox215 | U2 Exclusive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⿊⾊五葉草][Black Clover][ブラッ</text:p>
            <text:p>ククローバー][BDMV][1080p]</text:p>
            <text:p>[Season 3 Part 5 (TV 142-154)]</text:p>
            <text:p>[USA][⾃抓]</text:p>
            <text:p>By jdcox215 | U2 Exclusive 禁转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传颂之物：虚伪的假⾯]</text:p>
            <text:p>[Utawarerumono: Itsuwari no</text:p>
            <text:p>Kamen][うたわれるもの 偽りの仮⾯</text:p>
            <text:p>Blu-ray BOX 下巻][BDMV][1080p]</text:p>
            <text:p>[BD-BOX2]</text:p>
            <text:p>嗯...怎么吐槽好呢？⼁感谢i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传颂之物：虚伪的假⾯]</text:p>
            <text:p>[Utawarerumono: Itsuwari no</text:p>
            <text:p>Kamen][うたわれるもの 偽りの仮⾯</text:p>
            <text:p>Blu-ray BOX 上巻][BDMV][1080p]</text:p>
            <text:p>[BD-BOX1]</text:p>
            <text:p>传颂之污：澡堂的物语⼁感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传颂之物 OVA][Utawarerumono</text:p>
            <text:p>OVA][OVA うたわれるもの][BDMV]</text:p>
            <text:p>[BDBOX：DISC×4 Fin][ANK-</text:p>
            <text:p>RAWS][⾃抓]</text:p>
            <text:p>⾃抓⾃扫by fch1993，特典做了⾼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传颂之物OVA][Utawarerumono][う</text:p>
            <text:p>たわれるもの][BDMV][OVA Vol.1-</text:p>
            <text:p>Vol.3 Fin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传颂之物：虚伪的假⾯]</text:p>
            <text:p>[Utawarerumono: The False</text:p>
            <text:p>Faces][うたわれるもの 偽りの仮⾯]</text:p>
            <text:p>[BDMV][DISC×3 Fin][USA]</text:p>
            <text:p>[Tokyosama@ADC]</text:p>
            <text:p>感谢Tokyosama@ADC⾃抓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夢中相會][If I See You in My</text:p>
            <text:p>Dreams][夢で逢えたら][DVDISO]</text:p>
            <text:p>[480i][OVA+TV Fin][R1]</text:p>
            <text:p>Self-Purchase, Media Blast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夢中相會 / 如果在夢裡遇⾒你][if i</text:p>
            <text:p>see you in my dream][夢で逢えた</text:p>
            <text:p>ら][DVDISO][TV+OVA Discx2][R2J]</text:p>
            <text:p>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狼的孩⼦⾬與雪][Wolf Children</text:p>
            <text:p>Ame and Yuki][おおかみこどもの⾬</text:p>
            <text:p>と雪][1080P][MOVIE+SP+BK]</text:p>
            <text:p>[BDMV][SweetDreamDay]</text:p>
            <text:p>狼的孩⼦⾬與雪 台版原盤DI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狼⾬][Wolf's Rain][ウルフズレイン]</text:p>
            <text:p>[BDMV][DISC×4 Fin][USA]</text:p>
            <text:p>[djc5166@ADC]</text:p>
            <text:p>感谢djc5166@ADC的⾃抓。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狼的孩⼦⾬和雪][Wolf Children :</text:p>
            <text:p>Ame and Yuki][おおかみこどもの⾬</text:p>
            <text:p>と雪][BDMV][MOVIE][USA][ADC]</text:p>
            <text:p>[rev]</text:p>
            <text:p>修正00019.M2TS和00026.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为什么⽼师会在这⾥!?][Nande</text:p>
            <text:p>Koko ni Sensei ga!?][なんでここに</text:p>
            <text:p>先⽣が!?][BDMV][1080p][DISCx1</text:p>
            <text:p>Fin][USA][Lupin the Nerd]</text:p>
            <text:p>Thanks to Lupin the Nerd@Nyaa (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Wizard Barristers 弁魔⼠塞⻄尔]</text:p>
            <text:p>[Wizard Barristers: Benmashi</text:p>
            <text:p>Cecil][ウィザード・バリスターズ〜</text:p>
            <text:p>弁魔⼠セシル][BDMV][DISC×2 Fin]</text:p>
            <text:p>[USA][Junior36@ADC]</text:p>
            <text:p>感谢Junior36@ADC的⾃抓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外星BB撞地球/幽浮宝贝][UFO</text:p>
            <text:p>Baby][だぁ!だぁ!だぁ! だいありー]</text:p>
            <text:p>[DVDISO][S1 Vol.1-Vol.13 Fin</text:p>
            <text:p>(01-39)][R2J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狼之传说][Wolf Guy][ウルフガイ]</text:p>
            <text:p>[DVDISO][480P][OVA Vol.1-3]</text:p>
            <text:p>LD-&gt;DVD，转⾃Anirena，感谢PP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圓盤皇⼥][UFO Princess Valkyrie]</text:p>
            <text:p>[円盤皇⼥ワるきゅーレ][DVDISO]</text:p>
            <text:p>[TV S1-S4+SPECIAL+DELUXE]</text:p>
            <text:p>[R2J]</text:p>
            <text:p>⾃抓附掃圖 | ⽇版DVD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Violence Jack][バイオレンス・</text:p>
            <text:p>ジャック][DVDISO][480p][OVA.1-3]</text:p>
            <text:p>[R1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潮与虎][Ushio To Tora][うしおとと</text:p>
            <text:p>ら][BDMV][DISC×5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2077⽇本锁国][Vexille][ベクシル</text:p>
            <text:p>2077⽇本鎖国][BDMV][MOVIE][JP]</text:p>
            <text:p>[philosophy-raws]</text:p>
            <text:p>重发，00129.M2TS为多余…</text:p>
          </table:table-cell>
          <table:table-cell table:style-name="Default" table:number-columns-repeated="16383"/>
        </table:table-row>
        <table:table-row table:style-name="ro29">
          <table:table-cell office:value-type="string" calcext:value-type="string">
            <text:p>[⽃魔王杰克 地狱之风篇][Violence</text:p>
            <text:p>Jack: Hell`s Wind Hen][Violence</text:p>
            <text:p>Jack 3][バイオレンスジャック / ヘル</text:p>
            <text:p>スウインド編][DVDISO][NTSC]</text:p>
            <text:p>[OVA][MPEG][R2J][ADC][custom</text:p>
            <text:p>subbed]</text:p>
            <text:p>Engsubbed R2 iso from ADC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冥王计划志雷马 / 冥王計劃傑歐萊⾺]</text:p>
            <text:p>[Hades Project Zeorymer][冥王計画</text:p>
            <text:p>ゼオライマー][BDMV][OVA 1-4 Fin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冥王计划志雷马 / 冥王計劃傑歐萊⾺]</text:p>
            <text:p>[Hades Project Zeorymer][冥王計画</text:p>
            <text:p>ゼオライマー][DVDISO][480i]</text:p>
            <text:p>[DISCx2 Fin][OVA][R1]</text:p>
            <text:p>Self-Purchase, U.S. Manga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⽇常系的异能战⽃][Inou Battle</text:p>
            <text:p>Within Everyday Life][異能バトルは</text:p>
            <text:p>⽇常系のなかで][BDMV][Vol.1-Vol.6</text:p>
            <text:p>Fin]</text:p>
            <text:p>整合.....部分沒有特點CD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⽇常系的异能战⽃][Inou Battle wa</text:p>
            <text:p>Nichijou-kei no Naka de][異能バト</text:p>
            <text:p>ルは⽇常系のなかで][BDMV][USA]</text:p>
            <text:p>[DISCx2 Fin][⾃抓]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尤利⻄斯 贞德与炼⾦的骑⼠]</text:p>
            <text:p>[Ulysses：Jeanne d'Arc to Renkin</text:p>
            <text:p>no Kishi][ユリシーズ ジャンヌ・ダ</text:p>
            <text:p>ルクと錬⾦の騎⼠][BDMV][1080p]</text:p>
            <text:p>[DISC×2 Fin][USA][⾃抓]</text:p>
            <text:p>By Zanros | Do not Remux …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尤利⻄斯 贞德与炼⾦的骑⼠]</text:p>
            <text:p>[Ulysses：Jeanne d'Arc to Renkin</text:p>
            <text:p>no Kishi][ユリシーズ ジャンヌ・ダ</text:p>
            <text:p>ルクと錬⾦の騎⼠][BDMV][Vol.1-</text:p>
            <text:p>Vol.3 Fin][CTM]</text:p>
            <text:p>⾃抓合集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微笑的闪⼠][Grenadier The</text:p>
            <text:p>Beautiful Warrior][グレネーダー 〜</text:p>
            <text:p>ほほえみの閃⼠〜][BDMV][DISC×2</text:p>
            <text:p>Fin][USA][npz@nyaa]</text:p>
            <text:p>转⾃Nyaa，已删除多余⽂件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特搜机械队21C][Techno Police</text:p>
            <text:p>21C][テクノポリス21C][DVDISO]</text:p>
            <text:p>[480P][Movie]</text:p>
            <text:p>LD-&gt;DVD，转⾃Anirena，感谢PP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灵魂力量][Brain Powerd][ブレンパ</text:p>
            <text:p>ワード][DVDISO][Vol.1-Vol.7 Fin]</text:p>
            <text:p>[R2][重发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機動神腦 / 靈魂力量][Brain</text:p>
            <text:p>Powerd][ブレンパワード][DVDMV]</text:p>
            <text:p>[Vol.1-Vol.7 Fin][R2IT]</text:p>
            <text:p>Dynit 2006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NORN9 ノルン+ノネット with Ark</text:p>
            <text:p>&amp; for Spica][DVDISO][DISC×3 Fin]</text:p>
            <text:p>由TSDM第⼀萌物merodith⾃购⾃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Spectral Force Chronicle</text:p>
            <text:p>Divergence][スペクトラルフォース</text:p>
            <text:p>クロニクル ディバージェンス]</text:p>
            <text:p>[DVDISO][720x480][OVA][R2J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功夫猫党][Samurai Pizza Cats]</text:p>
            <text:p>[キャッ党忍伝てやんでえ][BDMV]</text:p>
            <text:p>[480i][USA][⾃抓]</text:p>
            <text:p>[Samurai Pizza Cats][TV 01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新甜⼼战⼠][NEW CUTEY HONEY]</text:p>
            <text:p>[新キューティーハニー][DVDISO]</text:p>
            <text:p>[Vol.1-Vol.2 Fin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⻩⾦神威][GOLDEN KAMUY][ゴー</text:p>
            <text:p>ルデンカムイ][BDMV][Vol.04-06</text:p>
            <text:p>Fin][bukuro@tsdm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⻩⾦神威][GOLDEN KAMUY][ゴー</text:p>
            <text:p>ルデンカムイ][BDMV][1080p][Vol.1-</text:p>
            <text:p>Vol.3][AVC][JP][U3-Project]</text:p>
            <text:p>第⼀季合集 | 藤田五郎@U3-Projec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魔法少⼥猫][Magical Nyan Nyan</text:p>
            <text:p>Taruto/Magical Meow Meow</text:p>
            <text:p>Taruto][魔法少⼥猫[まじかる にゃん</text:p>
            <text:p>にゃん]たると][DVDISO][720x480]</text:p>
            <text:p>[Vol.1-Vol.6 Fin][R2J]</text:p>
            <text:p>⾃购⾃抓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平⾏世界物语/幻象战⼠][Dual!</text:p>
            <text:p>Parallel Trouble Adventures][デュ</text:p>
            <text:p>アル! ぱられルンルン物語][DVDISO]</text:p>
            <text:p>[720x480][Vol.1-Vol.7 Fin][DVDISO]</text:p>
            <text:p>[R2J]</text:p>
            <text:p>Not my rip, thanks to original uplo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B:彼之初][B: The Beginning]</text:p>
            <text:p>[BDMV][1080p][Blu-ray Box]</text:p>
            <text:p>Leon-Kennedy@TSDM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銀河旋風 Braiger][Ginga Senpuu</text:p>
            <text:p>Braiger/Galaxy Cyclone Braiger]</text:p>
            <text:p>[銀河旋風ブライガー][BDMV][1080i]</text:p>
            <text:p>[BD-BOX×2 DISC×4 Fin]</text:p>
            <text:p>⾃购⾃抓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魔法妖精贝露莎][Mahou no Yousei</text:p>
            <text:p>Persia][魔法の妖精 ペルシャ]</text:p>
            <text:p>[DVDISO][720x480][DVD-BOX×2</text:p>
            <text:p>DISC×8 Fin][R2J]</text:p>
            <text:p>JohnnyB@ADC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⻩⾦神威][GOLDEN KAMUY][ゴー</text:p>
            <text:p>ルデンカムイ][BDMV][1080p][Vol.7-</text:p>
            <text:p>Vol.9 Fin][JP]</text:p>
            <text:p>⾃购⾃抓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恋爱情结][Lovely Complex][ラブ★</text:p>
            <text:p>コン][DVDISO][DVD-BOX Vol.1-</text:p>
            <text:p>Vol.3 Fin][R2J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⻩⾦神威][GOLDEN KAMUY][ゴー</text:p>
            <text:p>ルデンカムイ][BDMV][1080p]</text:p>
            <text:p>[DISC×2 Fin][USA][⾃抓]</text:p>
            <text:p>By Zanros | Do not Remux 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英国恋物语艾玛][Emma: A</text:p>
            <text:p>Victorian Romance Season 2][英國</text:p>
            <text:p>戀物語エマ ~メルダース編~][BDMV]</text:p>
            <text:p>[1080p][BD-BOX DISCx2 Fin][x264]</text:p>
            <text:p>[S02][USA][⾃抓]</text:p>
            <text:p>By KEKKU | Do not Remux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功夫猫党][Samurai Pizza Cats /</text:p>
            <text:p>Cat Ninden Teyandee][キャッ党忍</text:p>
            <text:p>伝てやんでえ][DVDMV][480p]</text:p>
            <text:p>[DISC×8 Fin][R1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英国恋物语艾玛][Emma: A</text:p>
            <text:p>Victorian Romance][英國戀物語エ</text:p>
            <text:p>マ][BDMV][1080p][BD-BOX DISCx2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仙境传说][RAGNAROK THE</text:p>
            <text:p>ANIMATION][DVDISO][720x480]</text:p>
            <text:p>[Vol.01-Vol.06 Fin][R4BR]</text:p>
            <text:p>DVD5/DVD9 - Official DVD'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銀河旋風 Braiger][Ginga Senpuu</text:p>
            <text:p>Braiger/Galaxy Cyclone Braiger]</text:p>
            <text:p>[銀河旋風ブライガー][BDMV]</text:p>
            <text:p>[720x480][SDBD x1 Fin][USA]</text:p>
            <text:p>⾃购⾃抓 SDBD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数码兽/数码暴⻰/数码宝贝拯救者]</text:p>
            <text:p>[Digimon Savers][デジモンセイバー</text:p>
            <text:p>ズ][DVDISO][TV Vol.01-Vol.17 Fin]</text:p>
            <text:p>[R2J]</text:p>
            <text:p>U2 Exclusive, though not my rip | 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最後⼤魔王][Demon King Daimao]</text:p>
            <text:p>[いちばんうしろの⼤魔王][BDMV]</text:p>
            <text:p>[DISC×2 Fin][USA]</text:p>
            <text:p>Self-Rip ⾃购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曙光少⼥][Solty Rei][ソルティレイ]</text:p>
            <text:p>[DVDISO][720x480][Vol.01-Vol.13</text:p>
            <text:p>Fin][R2J]</text:p>
            <text:p>ADC@Archive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数码兽/数码暴⻰/数码宝贝拯救者]</text:p>
            <text:p>[Digimon Data Squad / Digimon</text:p>
            <text:p>Savers][デジモンセイバーズ]</text:p>
            <text:p>[DVDISO][DVD-Collection 1+2</text:p>
            <text:p>Disc*6 Fin][R1][⾃抓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超力机器⼈ 伽拉特][Chouriki Robo</text:p>
            <text:p>Galatt][超力ロボ ガラット]</text:p>
            <text:p>[DVDISO][640x480][DVD-BOX</text:p>
            <text:p>DVDx5 Fin][R2J]</text:p>
            <text:p>⾃购⾃抓 | 超力ロボガラッ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异界群敌 代码重组][Z/X Code</text:p>
            <text:p>reunion][ゼクス コードリユニオン]</text:p>
            <text:p>[BDMV][1080p][BD-BOX 1-2 Fin]</text:p>
            <text:p>[JP]</text:p>
            <text:p>amazon.co.jp⾃购⾃抓⾃扫|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B: 彼之初][B: The Beginning]</text:p>
            <text:p>[BDMV][1080p][DISC×2 Fin][USA]</text:p>
            <text:p>[⾃抓]</text:p>
            <text:p>By Zanros | Do not Remux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半⻰少⼥][Dragon Half][ドラゴン</text:p>
            <text:p>ハーフ][DVDISO][720x480][OVA]</text:p>
            <text:p>[R1]</text:p>
            <text:p>djmasturbeat@AB | ADV films | In 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魔术⼠奥芬+魔术⼠奥芬 复仇之路]</text:p>
            <text:p>[Orphen+Orphen 2 Revenge][魔术</text:p>
            <text:p>⼠オーフェン+魔术⼠オーフェン</text:p>
            <text:p>Revenge][BDMV][480i][DISCx2</text:p>
            <text:p>Fin][USA]</text:p>
            <text:p>Self-Purchase, Sentai Film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X战记][X][エックス][BDMV][1080p]</text:p>
            <text:p>[Vol. 1-4+Movie+OVA][GER]</text:p>
            <text:p>By Tacchi | U2 Exclusive 禁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皇帝聖印戰記][Record of</text:p>
            <text:p>Grancrest War][グランクレスト戦</text:p>
            <text:p>記][BDMV][1080p][DISCx6 Fin]</text:p>
            <text:p>[USA][⾃抓]</text:p>
            <text:p>U2 Exclusive | 请勿转载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Norn 9: Norn + Nonetto][NORN9</text:p>
            <text:p>ノルン+ノネット][BDMV][1080p]</text:p>
            <text:p>[AVC][USA]</text:p>
            <text:p>[ 2.00X 0.30X] u2 and AD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七武⼠/七⼈之侍][Samurai 7][サム</text:p>
            <text:p>ライセブン][BDMV][Vol.1-Vol.3 Fin]</text:p>
            <text:p>[USA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幸运逻辑][Luck &amp; Logic][ラクエン</text:p>
            <text:p>ロジック][BDMV][Vol.1-6 Fin][ANK-</text:p>
            <text:p>RAWS][⾃抓]</text:p>
            <text:p>本⼈对于这个TCG完全不感兴趣(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新甜⼼战⼠][New Cutey Honey][新</text:p>
            <text:p>キューティーハニー][BDMV][OVA</text:p>
            <text:p>Disc×2 Fin][U2娘@Share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⽝夜叉][InuYasha][BDMV][1080p]</text:p>
            <text:p>[Set 1-6 Fin][USA][⾃抓]</text:p>
            <text:p>U2 Exclusive | 请勿转载 | S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机动武⽃传G⾼达][Mobile Fighter</text:p>
            <text:p>G Gundam][機動武闘伝Ｇガンダム]</text:p>
            <text:p>[BDMV][1080p][TV 01-49 Fin][USA]</text:p>
            <text:p>⾃抓 / U2 Exclusive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银河醒⽬⼥/机械⼥神系列][Saber</text:p>
            <text:p>Marionette Series][セイバーマリオ</text:p>
            <text:p>ネット シリーズ][OVA×2+TV×2</text:p>
            <text:p>DISC×15 Fin][R1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新甜⼼战⼠][New Cutey Honey][新</text:p>
            <text:p>キューティーハニー][BDMV][OVA]</text:p>
            <text:p>[USA][ANON@ACM]</text:p>
            <text:p>转⾃ACM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天堂之吻][Paradise Kiss][パラダイ</text:p>
            <text:p>ス・キス][DVDISO][480p][TV 01-12</text:p>
            <text:p>Fin][NTSC][R1]</text:p>
            <text:p>Uploaded by Anonymous ---&gt;&gt;&gt; AB</text:p>
          </table:table-cell>
          <table:table-cell table:style-name="Default" table:number-columns-repeated="16383"/>
        </table:table-row>
        <table:table-row table:style-name="ro29">
          <table:table-cell office:value-type="string" calcext:value-type="string">
            <text:p>[剧场版 乐园追放/乐园流放 -</text:p>
            <text:p>Expelled From Paradise-][Rakuen</text:p>
            <text:p>Tsuihou: Expelled from Paradise]</text:p>
            <text:p>[劇場版 楽園追放 -Expelled From</text:p>
            <text:p>Paradise-][BDMV][DISC×2 Fin]</text:p>
            <text:p>[USA][Jodensai@ADC]</text:p>
            <text:p>感谢Jodensai@ADC的⾃抓。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你所期望的永远/愿此刻永恒]</text:p>
            <text:p>[Rumbling Hearts][君が望む永遠]</text:p>
            <text:p>[BDMV][Blu-ray BOX &amp; ~Next</text:p>
            <text:p>Season~ ][YYDM-11FANS ⾃购]</text:p>
            <text:p>感谢⼩队~~rev disc2 00008 24:10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煌罗万象][Psychic Academy][サイ</text:p>
            <text:p>キックアカデミー煌羅万象]</text:p>
            <text:p>[DVDISO][720x480][Vol.1-2 Fin]</text:p>
            <text:p>[MPEG2][R1]</text:p>
            <text:p>Disc 1 Thanks to zrdb @Nyaa , Di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智⻰迷城X][Puzzle and Dragons X]</text:p>
            <text:p>[パズドラクロス][BDMV][Part 1]</text:p>
            <text:p>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法⽼师涅吉!][Magical Teacher</text:p>
            <text:p>Negima!][魔法先⽣ネギま!][BDMV]</text:p>
            <text:p>[DISC×3 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管家后宫学园/⼤⼩姐vs管家/⼤⼩姐</text:p>
            <text:p>×执事!][Ladies versus Butlers][れ</text:p>
            <text:p>でぃ×ばと!][BDMV][Vol.1-Vol.6 Fin]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凉风][Suzuka][涼風][DVDISO]</text:p>
            <text:p>[720x480][Vol.1-Vol.9 Fin][R2J]</text:p>
            <text:p>Thanks to jmaeshawn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破邪⼤星弹劾凰][Dangaioh: Hyper-</text:p>
            <text:p>Combat Unit][破邪⼤星弾劾凰]</text:p>
            <text:p>[DVDISO][OVA Vol.1-Vol.3 Fin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重戰機L-Gaim][Juusenki L-Gaim /</text:p>
            <text:p>Heavy Metal L-Gaim][重戦機エルガ</text:p>
            <text:p>イム][DVDISO][720x480][DVD-BOX</text:p>
            <text:p>DISCx10 Fin][R2J]</text:p>
            <text:p>Thanks to kuramori | TV+3xOVA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凉风][Suzuka][涼風][DVDISO]</text:p>
            <text:p>[480i][TV 01-26 Fin][R1]</text:p>
            <text:p>⾃抓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妖精狩猎者][Those Who Hunt</text:p>
            <text:p>Elves][エルフを狩るモノたち]</text:p>
            <text:p>[BDMV][480i][DISCx2 Fin][USA]</text:p>
            <text:p>Self-Purchase, SD on Blu-r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煌罗万象][Psychic Academy Aura</text:p>
            <text:p>Banshou][サイキックアカデミー煌</text:p>
            <text:p>羅万象][DVDISO][720x480][Vol.01-</text:p>
            <text:p>Vol.04 Fin][R2J]</text:p>
            <text:p>ADC@Archive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乐园追放 Expelled from Paradise]</text:p>
            <text:p>[楽園追放 Expelled from Paradise</text:p>
            <text:p>(完全⽣産限定版)][BDMV][U2娘</text:p>
            <text:p>@Share]</text:p>
            <text:p>确实是⾰命性的的3DCG技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天堂之吻][Paradise Kiss][パラダイ</text:p>
            <text:p>ス・キス][DVDISO][720x480][TV</text:p>
            <text:p>01-12 Fin][DVDISO][R2J]</text:p>
            <text:p>Windii@Nyaa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魔法阵都市][Silent Möbius][サイレ</text:p>
            <text:p>ントメビウス][BDMV][2xMovie][FR]</text:p>
            <text:p>@DragonMax Audio : Japanese -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H2O 赤砂的印记][H2O 〜</text:p>
            <text:p>FOOTPRINTS IN THE SAND〜]</text:p>
            <text:p>[DVDISO][480i][Vol.1-6 Fin][R2J]</text:p>
            <text:p>[⾃抓]</text:p>
            <text:p>From the retail limited editio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妖精狩猎者2][Those Who Hunt</text:p>
            <text:p>Elves II][エルフを狩るモノたち II]</text:p>
            <text:p>[DVDISO][720x480][Vol.1-Vol.3 Fin]</text:p>
            <text:p>[R2J]</text:p>
            <text:p>Bought, ripped &amp; shared by kuramori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妖精狩猎者][Those Who Hunt</text:p>
            <text:p>Elves][エルフを狩るモノたち]</text:p>
            <text:p>[DVDISO][720x480][Vol.1-Vol.3 Fin]</text:p>
            <text:p>[R2J]</text:p>
            <text:p>Bought, ripped &amp; shared by kuramori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兵蜂PARADISE][Twinbee</text:p>
            <text:p>Paradise][ツインビーPARADISE]</text:p>
            <text:p>[DVDISO][720x480][OVA][DVD-</text:p>
            <text:p>BOX DISCx2 Fin][R2J]</text:p>
            <text:p>ADC@Archive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剧场版 魔法阵都市][Silent Möbius:</text:p>
            <text:p>The Motion Picture][劇場版 サイレ</text:p>
            <text:p>ントメビウス][DVDISO][480p]</text:p>
            <text:p>[MOVIE][DVD-BOX DISC×2 Fin]</text:p>
            <text:p>[R2J]</text:p>
            <text:p>lyi8ctujrdw@绯⽉ | Movie 1-2 | DI…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星图传说][Maps][マップス]</text:p>
            <text:p>[DVDISO][720x480][OVA Vol.1-</text:p>
            <text:p>Vol.2 Fin][R2J]</text:p>
            <text:p>Thanks to kuramori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魔法少⼥特殊战明⽇香][Mahou</text:p>
            <text:p>Shoujo Tokushusen Asuka][魔法少</text:p>
            <text:p>⼥特殊戦あすか][BDMV][Vol.1-4</text:p>
            <text:p>Fin][⾃抓]</text:p>
            <text:p>Credit: SFEO-Raws&amp;⼋重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永远的⼤和号][Yamato yo Towa ni]</text:p>
            <text:p>[ヤマトよ永遠に][DVDISO][480i]</text:p>
            <text:p>[MOVIE][R2J]</text:p>
            <text:p>lyi8ctujrdw@绯⽉ | DISC×1 + Scan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为美好的世界献上祝福! 红传说]</text:p>
            <text:p>[Kono Subarashii Sekai ni</text:p>
            <text:p>Shukufuku o! Kurenai Densetsu]</text:p>
            <text:p>[この素晴らしい世界に祝福を! 紅伝</text:p>
            <text:p>説][DVDISO][480p][Movie][R2J]</text:p>
            <text:p>Source from Lupin the Nerd@Nyaa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永遠的⼤和號][Be Forever Yamato]</text:p>
            <text:p>[ヤマトよ永遠[とわ]に][BDMV]</text:p>
            <text:p>[MOVIE][U2娘@Share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为美好的世界献上祝福! 红传说]</text:p>
            <text:p>[Kono Subarashii Sekai ni</text:p>
            <text:p>Shukufuku o! Kurenai Densetsu]</text:p>
            <text:p>[この素晴らしい世界に祝福を! 紅伝</text:p>
            <text:p>説][BDMV][Movie][Lupin the</text:p>
            <text:p>Nerd@Nyaa]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ISLAND][BDMV][Vol.1-Vol.4 Fin]</text:p>
            <text:p>[CTM]</text:p>
            <text:p>扫图付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魔法少⼥特殊战明⽇香][Mahou</text:p>
            <text:p>Shoujo Tokushusen Asuka/</text:p>
            <text:p>Magical Girl Spec-Ops Asuka][魔法</text:p>
            <text:p>少⼥特殊戦あすか][BDMV][1080p]</text:p>
            <text:p>[DISC×2 Fin][USA][⾃抓]</text:p>
            <text:p>By Zanros | Do not Remux …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为美好的世界献上祝福！红传说]</text:p>
            <text:p>[Kono Subarashii Sekai ni</text:p>
            <text:p>Shukufuku o! Kurenai Densetsu]</text:p>
            <text:p>[この素晴らしい世界に祝福を！紅伝</text:p>
            <text:p>説][加流重灌 (Modded Blu-rays)]</text:p>
            <text:p>[1080P][MOVIE][SweetDreamDay]</text:p>
            <text:p>⽇語配⾳ 繁、简中⽂字幕 …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为美好的世界献上祝福！红传说]</text:p>
            <text:p>[Kono Subarashii Sekai ni</text:p>
            <text:p>Shukufuku o! Kurenai Densetsu]</text:p>
            <text:p>[この素晴らしい世界に祝福を！紅伝</text:p>
            <text:p>説][BDMV][1080p][MOVIE][H264</text:p>
            <text:p>LPCM M2TS][JP]</text:p>
            <text:p>感谢⽩井凛@幻之字幕组⾃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悠久持有者!〜魔法⽼师! 2〜][UQ</text:p>
            <text:p>Holder!][UQ HOLDER! ~魔法先⽣ネ</text:p>
            <text:p>ギま! 2~][BDMV][TV 01-12 Fin +</text:p>
            <text:p>OVA 01-03 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傳⼼守護⽉天！][Denshin Mamotte</text:p>
            <text:p>Shugogetten][伝⼼ まもって守護⽉</text:p>
            <text:p>天!][BDMV][Blu-ray BOX DiscX2</text:p>
            <text:p>Fin][⾃抓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魔术⼠奥芬][Sorcerous Stabber</text:p>
            <text:p>Orphen][魔术⼠オーフェン]</text:p>
            <text:p>[DVDISO][SE1-SE2 DISC×8 Fin]</text:p>
            <text:p>[R1]</text:p>
            <text:p>转⾃ADC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你所期望的永远][Kiminozo][君が望</text:p>
            <text:p>む永远][DVDISO][DVD-BOX Disc×4</text:p>
            <text:p>Fin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藍蘭島漂流記][Nagasarete</text:p>
            <text:p>Airantou][ながされて藍蘭島]</text:p>
            <text:p>[DVDISO][Vol.1-Vol.9 Fin][R2J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⽃将戴莫斯][Tosho Daimos][闘将ダ</text:p>
            <text:p>イモス][DVDISO][Disc×9][R2J]</text:p>
            <text:p>[ADC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皇帝聖印戰記][Record of</text:p>
            <text:p>Grancrest War][グランクレスト戦</text:p>
            <text:p>記][BDMV][1080p][Vol.1-8 Fin][JP]</text:p>
            <text:p>[KEKKU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异世界⾷堂][Isekai Shokudou][異</text:p>
            <text:p>世界⾷堂][BDMV][Vol.1-6 Fin][⾃抓]</text:p>
            <text:p>Enjoy! Scans included.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传⼼ 守护⽉天!][Denshin Mamotte</text:p>
            <text:p>Shugogetten!][伝⼼ まもって守護⽉</text:p>
            <text:p>天!][DVDISO][480i][OVA Vol.1-Vol.8</text:p>
            <text:p>Fin][R2J]</text:p>
            <text:p>lyi8ctujrdw@绯⽉ | DISC×8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Negima!?][ネギま!?][DVDISO]</text:p>
            <text:p>[480i][DISC×2 Fin][MPEG2 AC3]</text:p>
            <text:p>[R1 ENG]</text:p>
            <text:p>Sourced from Anon@AnimeBytes,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恶魔城][Castlevania][悪魔城ドラ</text:p>
            <text:p>キュラ][BDMV][1080p][DISCx1 Fin]</text:p>
            <text:p>[UK]</text:p>
            <text:p>PzD@HDB - Feel free to sh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魔法⽼师涅吉! / 魔法⽼师涅吉!?]</text:p>
            <text:p>[Negima! / Negima!? Magister Negi</text:p>
            <text:p>Magi][魔法先⽣ネギま! / 魔法先⽣ネ</text:p>
            <text:p>ギま!?][BDMV][1080p][DISC×7 Fin]</text:p>
            <text:p>[USA][⾃抓]</text:p>
            <text:p>By Zanros | Do not Remux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悠久持有者!〜魔法⽼师! 2〜][UQ</text:p>
            <text:p>Holder! Mahou Sensei Negima! 2]</text:p>
            <text:p>[UQ HOLDER! ~魔法先⽣ネギま!</text:p>
            <text:p>2~][BDMV][BDBOX DISC×3+CD×2</text:p>
            <text:p>Fin][U2娘@Share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魔法⽼师][Negima!][魔法先⽣ネギ</text:p>
            <text:p>ま! ][DVDISO][コミックス37巻限定</text:p>
            <text:p>DVD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智⻰迷城X][Puzzle and Dragons X]</text:p>
            <text:p>[パズドラクロス][BDMV][Part 2]</text:p>
            <text:p>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皇帝圣印战记][Record of</text:p>
            <text:p>Grancrest War / Grancrest Senki]</text:p>
            <text:p>[グランクレスト戦記][BDMV]</text:p>
            <text:p>[1080p][DISC×4 Fin][UK][⾃抓]</text:p>
            <text:p>By Zanros | Do not Remux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宇崎学妹想要玩!][Uzaki-chan</text:p>
            <text:p>Wants to Hang Out! / Uzaki-chan</text:p>
            <text:p>wa Asobitai!][宇崎ちゃんは遊びた</text:p>
            <text:p>い!][BDMV][1080p][DISCx2 Fin]</text:p>
            <text:p>[USA][Lupin the Nerd@Nyaa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达尔⽂游戏][Darwin's Game][ダー</text:p>
            <text:p>ウィンズゲーム][BDMV][1080p]</text:p>
            <text:p>[DISCx3 Fin][USA][⾃抓]</text:p>
            <text:p>U2 Exclusive | 请勿转载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⽃将戴莫斯][Fighting General</text:p>
            <text:p>Daimos][闘将ダイモス][BDMV]</text:p>
            <text:p>[480i][Vol.1 Fin][USA]</text:p>
            <text:p>[Flooptastic@Nyaa]</text:p>
            <text:p>转⾃Flooptastic@Nyaa。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神聖騎⼠][Holy Knight][ホーリーナ</text:p>
            <text:p>イト][BDMV][Vol.1-Vol.2 Fin]</text:p>
            <text:p>U2 Exclusive | 請勿轉載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魔术⼠欧菲流浪之旅][Sorcerous</text:p>
            <text:p>Stabber Orphen (2020)][魔術⼠オー</text:p>
            <text:p>フェンはぐれ旅][BDMV][1080p]</text:p>
            <text:p>[DISCx2 Fin][USA][⾃抓]</text:p>
          </table:table-cell>
          <table:table-cell table:style-name="Default" table:number-columns-repeated="16383"/>
        </table:table-row>
        <table:table-row table:style-name="ro30">
          <table:table-cell office:value-type="string" calcext:value-type="string">
            <text:p>[你与我最后的战场，亦或是世界起始</text:p>
            <text:p>的圣战][Kimi to Boku no Saigo no</text:p>
            <text:p>Senjou, Arui wa Sekai ga Hajimaru</text:p>
            <text:p>Seisen / Our Last Crusade or the</text:p>
            <text:p>Rise of a New World][キミと僕の最</text:p>
            <text:p>後の戦場, あるいは世界が始まる聖</text:p>
            <text:p>戦][BDMV][1080p][DISC×2 Fin]</text:p>
            <text:p>[USA]</text:p>
            <text:p>Thanks to Lupin the Nerd @ Nyaa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弩级战队HxEro][Dokyuu Hentai</text:p>
            <text:p>HxEros][ド級編隊エグゼロス]</text:p>
            <text:p>[BDMV][1080P][Vol.1-6 Fin][JP]</text:p>
            <text:p>⾃购/⾃抓 | U2_Exclusive 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神圣骑⼠][Holy Knight][ホーリーナ</text:p>
            <text:p>イト][DVDISO][R1]</text:p>
            <text:p>包含192K的AC3英配以及英⽂字幕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宇宙先锋][Crusher Joe][クラッ</text:p>
            <text:p>シャージョウ][BDMV][1080p][OVA]</text:p>
            <text:p>[DISCx1 Fin][USA][Lupin the Nerd]</text:p>
            <text:p>OVA (1989), Thanks to Lupin the 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法⽼師][Magister Negi Magi!][魔</text:p>
            <text:p>法先⽣ネギま!][BDMV][Blu-ray Box</text:p>
            <text:p>I BDx5+CDx3][JP]</text:p>
            <text:p>⾃抓 | ⼀期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這是妳與我的最後戰場，或是開創世</text:p>
            <text:p>界的聖戰][Kimi to Boku no Saigo</text:p>
            <text:p>no Senjou, Arui wa Sekai ga</text:p>
            <text:p>Hajimaru Seisen][キミと僕の最後の</text:p>
            <text:p>戦場, あるいは世界が始まる聖戦]</text:p>
            <text:p>[BDMV][Vol.2]</text:p>
            <text:p>⾃抓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剧场版 宇宙先锋][Crusher Joe: The</text:p>
            <text:p>Movie][クラッシャージョウ][BDMV]</text:p>
            <text:p>[1080p][MOVIE][DISCx2 Fin][USA]</text:p>
            <text:p>[Lupin the Nerd]</text:p>
            <text:p>Thanks to Lupin the Nerd@Nyaa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這是妳與我的最後戰場，或是開創世</text:p>
            <text:p>界的聖戰][Kimi to Boku no Saigo</text:p>
            <text:p>no Senjou, Arui wa Sekai ga</text:p>
            <text:p>Hajimaru Seisen][キミと僕の最後の</text:p>
            <text:p>戦場, あるいは世界が始まる聖戦]</text:p>
            <text:p>[BDMV][Vol.1]</text:p>
            <text:p>⾃抓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⼥神宿舍的管理员.][Megami-ryou</text:p>
            <text:p>no Ryoubo-kun.][⼥神寮の寮⺟く</text:p>
            <text:p>ん。][BDMV][Vol.02 Fin][Lupin the</text:p>
            <text:p>Nerd@Nyaa]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這是妳與我的最後戰場，或是開創世</text:p>
            <text:p>界的聖戰][Kimi to Boku no Saigo</text:p>
            <text:p>no Senjou, Arui wa Sekai ga</text:p>
            <text:p>Hajimaru Seisen][キミと僕の最後の</text:p>
            <text:p>戦場, あるいは世界が始まる聖戦]</text:p>
            <text:p>[BDMV][Vol.3 Fin]</text:p>
            <text:p>⾃購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回复术⼠的重启⼈⽣][Redo of</text:p>
            <text:p>Healer / Kaifuku Jutsushi no</text:p>
            <text:p>Yarinaoshi][回復術⼠のやり直し]</text:p>
            <text:p>[BDMV][1080p][Vol.3 Fin]</text:p>
            <text:p>[U2-exclusive] The JPBD Vol.3 of: 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回复术⼠的重启⼈⽣][Redo of</text:p>
            <text:p>Healer / Kaifuku Jutsushi no</text:p>
            <text:p>Yarinaoshi][回復術⼠のやり直し]</text:p>
            <text:p>[BDMV][1080p][Vol.1][JP]</text:p>
            <text:p>[U2-exclusive] The JPBD Vol.1 of: 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回复术⼠的重启⼈⽣][Redo of</text:p>
            <text:p>Healer / Kaifuku Jutsushi no</text:p>
            <text:p>Yarinaoshi][回復術⼠のやり直し]</text:p>
            <text:p>[BDMV][1080p][Vol.2][JP]</text:p>
            <text:p>[U2-exclusive] The JPBD Vol.2 of: 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傀儡公主][Karakuri no Kimi][から</text:p>
            <text:p>くりの君][BDMV][OVA][Vol.1 Fin]</text:p>
            <text:p>[USA][⾃抓]</text:p>
            <text:p>⾃购⾃抓⾃扫 | 允许转载 |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宇崎学妹想要玩!][Uzaki-chan wa</text:p>
            <text:p>Asobitai!][宇崎ちゃんは遊びたい!]</text:p>
            <text:p>[BDMV][Vol.03 Fin][Lupin the</text:p>
            <text:p>Nerd@Nyaa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魔法⽼师涅吉!?][Mahou Sensei</text:p>
            <text:p>Negima!?][魔法先⽣ネギま!?]</text:p>
            <text:p>[BDMV][Blu-ray Box OAD 01-02</text:p>
            <text:p>Fin+Movie BDx3 CDx3]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星刻⻰骑⼠][Dragonar Academy/</text:p>
            <text:p>Seikoku no Dragonar][星刻の⻯騎</text:p>
            <text:p>⼠][BDMV][Vol.1-6 Fin][JP][ANK-</text:p>
            <text:p>RAWS][⾃抓]</text:p>
            <text:p>合集附上PD扫图档,删掉前⼏卷多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⽔瓶戰記⽔瓶世纪][Aquarian Age]</text:p>
            <text:p>[アクエリアンエイジ][DVDISO][TV</text:p>
            <text:p>Vol.1-Vol.7 + OVA Fin]</text:p>
            <text:p>台版DVD⾃抓</text:p>
          </table:table-cell>
          <table:table-cell table:style-name="Default" table:number-columns-repeated="16383"/>
        </table:table-row>
        <table:table-row table:style-name="ro24">
          <table:table-cell office:value-type="string" calcext:value-type="string">
            <text:p>[末⽇时在做什么？有没有空？可以来</text:p>
            <text:p>拯救吗？][WorldEnd: What Do You</text:p>
            <text:p>Do at the End of the World? Are</text:p>
            <text:p>You Busy? Will You Save Us?][終</text:p>
            <text:p>末なにしてますか？ 忙しいですか？</text:p>
            <text:p>救ってもらっていいですか？]</text:p>
            <text:p>[BDMV][DISC×2 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幸运逻辑][Luck &amp; Logic][ラクエン</text:p>
            <text:p>ロジック][BDMV][DISC×2 Fin]</text:p>
            <text:p>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信⻓⽼师的年幼妻⼦][Nobunaga</text:p>
            <text:p>sensei no Osanazuma][ノブナガ先</text:p>
            <text:p>⽣の幼な妻][BDMV][1080p][Vol.1-</text:p>
            <text:p>Vol.2 Fin][JP]</text:p>
            <text:p>⾃购 暂时没有扫图 见过圣…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战神⾦刚部队][Voltron: Defenders</text:p>
            <text:p>of the Universe][DVDISO][Disc×14</text:p>
            <text:p>Fin][NTSC][R1]</text:p>
            <text:p>Version no bonus disc.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理科⽣墜⼊情網，故嘗試證明。]</text:p>
            <text:p>[Science Fell in Love, So I Tried to</text:p>
            <text:p>Prove It][理系が恋に落ちたので証明</text:p>
            <text:p>してみた。][BDMV][1080p][Vol.1]</text:p>
            <text:p>[⾃抓]</text:p>
            <text:p>超級普通的完全⽣產限定版…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梦物语][Yumeria][ゆめりあ]</text:p>
            <text:p>[DVDISO][Vol.1-Vol.6 Fin]</text:p>
          </table:table-cell>
          <table:table-cell table:style-name="Default" table:number-columns-repeated="16383"/>
        </table:table-row>
        <table:table-row table:style-name="ro31">
          <table:table-cell office:value-type="string" calcext:value-type="string">
            <text:p>[末⽇时在做什么？有没有空？可以来</text:p>
            <text:p>拯救吗？][Sukasuka / WorldEnd:</text:p>
            <text:p>What are you doing at the end of</text:p>
            <text:p>the world? Are you busy? Will you</text:p>
            <text:p>save us?][終末なにしてますか？ 忙</text:p>
            <text:p>しいですか？ 救ってもらっていいで</text:p>
            <text:p>すか？][BDMV][Vol.1-6 Fin][⾃抓]</text:p>
            <text:p>Enjoy! Scans included! Sorr…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理科⽣墜⼊情網，故嘗試證明。]</text:p>
            <text:p>[Science Fell in Love, So I Tried to</text:p>
            <text:p>Prove It][理系が恋に落ちたので証明</text:p>
            <text:p>してみた。][BDMV][1080p][Vol.3</text:p>
            <text:p>Fin][⾃抓]</text:p>
            <text:p>填坑（2/2）｜⾃抓禁轉（U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四⽉⼀⽇灵异记事簿][xxxHOLiC]</text:p>
            <text:p>[DVDISO][TV Vol.1-Vol.8</text:p>
            <text:p>Fin+MOVIE+CD][附Jacket&amp;Label]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理科⽣墜⼊情網，故嘗試證明。]</text:p>
            <text:p>[Science Fell in Love, So I Tried to</text:p>
            <text:p>Prove It][理系が恋に落ちたので証明</text:p>
            <text:p>してみた。][BDMV][1080p][Vol.2]</text:p>
            <text:p>[⾃抓]</text:p>
            <text:p>填坑（1/2）｜⾃抓禁轉（U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海盗战记][Vinland Saga][ヴィンラ</text:p>
            <text:p>ンド・サガ][BDMV][1080p][DISC×3</text:p>
            <text:p>Fin][USA][⾃抓]</text:p>
            <text:p>By Zanros | Do not Remux 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海盗战记][Vinland Saga][ヴィンラ</text:p>
            <text:p>ンド・サガ][BDMV][Vol.02]</text:p>
            <text:p>[clambert12@Nyaa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海盗战记][Vinland Saga][ヴィンラ</text:p>
            <text:p>ンド・サガ][BDMV][Vol.01]</text:p>
            <text:p>[clambert12@Nyaa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掠夺者][Plunderer][プランダラ]</text:p>
            <text:p>[BDMV][1080p][DISC×4 Fin][USA]</text:p>
            <text:p>[⾃抓]</text:p>
            <text:p>By Zanros | Do not Remux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噬⾎狂袭 II OVA][Strike the Blood</text:p>
            <text:p>II OVA][ストライク・ザ・ブラッド II</text:p>
            <text:p>OVA][BDMV][1080P][OVA VOL.1-</text:p>
            <text:p>VOL.4 Fin]</text:p>
            <text:p>⾃购⾃抓⾃扫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为美好的世界献上祝福][Konosuba:</text:p>
            <text:p>God`s Blessing on This Wonderful</text:p>
            <text:p>World! / Kono Subarashii Sekai ni</text:p>
            <text:p>Shukufuku wo!][この素晴らしい世</text:p>
            <text:p>界に祝福を!][BDMV][1080p]</text:p>
            <text:p>[DISC×1 Fin][USA][⾃抓]</text:p>
            <text:p>By Zanros | Do not Remux 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⽔瓶世纪][Aquarian Age][アクエリ</text:p>
            <text:p>アンエイジ][DVDISO][TV Vol.1-</text:p>
            <text:p>Vol.7 + OVA Fin][R2J 初回限定版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星刻⻰骑⼠][Dragonar Academy]</text:p>
            <text:p>[星刻の⻯騎⼠][BDMV][Disc x2]</text:p>
            <text:p>[USA][ADC]</text:p>
            <text:p>感谢darkhack@ADC的⾃抓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数码宝贝⼤冒险：最后的进化·羁绊]</text:p>
            <text:p>[Digimon Adventure: Last</text:p>
            <text:p>Evolution Kizuna][デジモンアドベ</text:p>
            <text:p>ンチャー LAST EVOLUTION 絆]</text:p>
            <text:p>[BDMV][1080p][MOVIE][USA][⾃抓]</text:p>
            <text:p>By Zanros | Scans Included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為美好的世界獻上祝福！2]</text:p>
            <text:p>[Konosuba/Kono Subarashii Sekai</text:p>
            <text:p>ni Shukufuku o!][この素晴らしい世</text:p>
            <text:p>界に祝福を! 2][BDMV][1080p]</text:p>
            <text:p>[DISC×1 Fin][USA][⾃抓]</text:p>
            <text:p>By Zanros | Do not Remux 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神秘的世界][El-Hazard: The</text:p>
            <text:p>Magnificent World][神秘の世界エル</text:p>
            <text:p>ハザード][OVA][BDMV][1080p]</text:p>
            <text:p>[BDx3 Fin][USA][Lupin the</text:p>
            <text:p>Nerd@Nyaa]</text:p>
            <text:p>OVA1(1995) 01-07 + OVA2(1997) 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掠夺者][Plunderer][プランダラ]</text:p>
            <text:p>[BDMV][Vol.03][Lupin the</text:p>
            <text:p>Nerd@Nyaa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智⻰迷城X][Puzzle and Dragons X]</text:p>
            <text:p>[パズドラクロス][BDMV][Part 3]</text:p>
            <text:p>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掠夺者][Plunderer][プランダラ]</text:p>
            <text:p>[BDMV][Vol.04 Fin][Lupin the</text:p>
            <text:p>Nerd@Nyaa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为美好的世界献上祝福！ 第⼆季]</text:p>
            <text:p>[Konosuba: God`s Blessing on</text:p>
            <text:p>This Wonderful World! 2][この素晴</text:p>
            <text:p>らしい世界に祝福を! 2][BDMV]</text:p>
            <text:p>[1080p][DISCx1 Fin][AVC][UK]</text:p>
            <text:p>ANI0621 | Limited Edition |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妖精的尾巴 最终季][Fairy Tail: Final</text:p>
            <text:p>Season][FAIRY TAIL (2018)]</text:p>
            <text:p>[BDMV][1080p][Part 26 (TV</text:p>
            <text:p>317-328 Fin)][USA][⾃抓]</text:p>
            <text:p>By jdcox215 | U2 Exclusive…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Fate/Grand Order 绝对魔兽战线 巴</text:p>
            <text:p>⽐伦尼亚][Fate/Grand Order</text:p>
            <text:p>Absolute Demonic Front:</text:p>
            <text:p>Babylonia][Fate/Grand Order -絶対</text:p>
            <text:p>魔獣戦線バビロニア-][BDMV]</text:p>
            <text:p>[1080p][DISC×6 Fin][USA]</text:p>
            <text:p>Thanks to Lupin the Nerd @ Nyaa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为美好的世界献上祝福][Konosuba:</text:p>
            <text:p>God`s Blessing on This Wonderful</text:p>
            <text:p>World! / Kono Subarashii Sekai ni</text:p>
            <text:p>Shukufuku wo!][この素晴らしい世</text:p>
            <text:p>界に祝福を!][BDMV][Vol.1-5+OVA</text:p>
            <text:p>Fin][Zero01@ADC]</text:p>
            <text:p>Vol.1补上游戏。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⽝神!][Inukami!][いぬかみっ!]</text:p>
            <text:p>[BDMV][TV 01-26+Movie Fin][USA]</text:p>
            <text:p>Lupin the Nerd @ Nyaa</text:p>
          </table:table-cell>
          <table:table-cell table:style-name="Default" table:number-columns-repeated="16383"/>
        </table:table-row>
        <table:table-row table:style-name="ro31">
          <table:table-cell office:value-type="string" calcext:value-type="string">
            <text:p>[Fate/Grand Order 绝对魔兽战线 巴</text:p>
            <text:p>⽐伦尼亚][Fate/Grand Order</text:p>
            <text:p>Absolute Demonic Front:</text:p>
            <text:p>Babylonia][Fate/Grand Order -絶対</text:p>
            <text:p>魔獣戦線バビロニア-][BDMV][Set 1:</text:p>
            <text:p>DISC×3][USA][Lupin the</text:p>
            <text:p>Nerd@Nyaa]</text:p>
            <text:p>转⾃Lupin the Nerd@Nyaa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我永远的圣诞⽼⼈][Itsudatte my</text:p>
            <text:p>Santa!][いつだってMyサンタ!]</text:p>
            <text:p>[DVDISO][OVA]</text:p>
            <text:p>台版DVD⾃抓</text:p>
          </table:table-cell>
          <table:table-cell table:style-name="Default" table:number-columns-repeated="16383"/>
        </table:table-row>
        <table:table-row table:style-name="ro32">
          <table:table-cell office:value-type="string" calcext:value-type="string">
            <text:p>[EAC][200527][OST][FINAL</text:p>
            <text:p>FANTASY VII REMAKE OST</text:p>
            <text:p>~Special edit version~]</text:p>
            <text:p>[SQEX-10768-75][8CD]</text:p>
            <text:p>[WAV+CUE+LOG]</text:p>
            <text:p>⾃購 | 初回⽣産限定盤 | PS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舞-⼄HiME Zwei &amp; 0~S.ifr~][My-</text:p>
            <text:p>Otome Zwei &amp; 0~S.ifr~][舞-⼄HiME</text:p>
            <text:p>Zwei &amp; 0~S.ifr~][BDMV]</text:p>
            <text:p>感谢搬运⼯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武器种族传说][Elemental Gelade</text:p>
            <text:p>Elementar Gerad][エレメンタル</text:p>
            <text:p>ジェレイド][DVDISO][480i][DVD-</text:p>
            <text:p>BOXx2 DVDx6 Fin][R2J][⾃抓]</text:p>
            <text:p>DVD Box retail version | B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武器种族传说][Elemental Gelade]</text:p>
            <text:p>[エレメンタル ジェレイド][BDMV]</text:p>
            <text:p>[720x480][TV 01-26 Fin][x264]</text:p>
            <text:p>[USA][⾃抓]</text:p>
            <text:p>By KEKKU | Do not Remux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破邪⼤星弹劾凰][Haja Taisei</text:p>
            <text:p>Dangaiou][破邪⼤星弾劾凰][BDMV]</text:p>
            <text:p>[Vol.01 Fin][russ869@ADC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爆旋陀螺 第⼀季][Bakuten Shoot</text:p>
            <text:p>Beyblade][爆転シュート ベイブレー</text:p>
            <text:p>ド][BDMV][480i][DISC×1 Fin][USA]</text:p>
            <text:p>Thanks to Mr_Kimiko @ Nyaa For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⿊岩射⼿][BLACK★ROCK</text:p>
            <text:p>SHOOTER][ブラック★ロックシュー</text:p>
            <text:p>ター][BDMV][Blu-ray BOX DISC×4</text:p>
            <text:p>特典CD×1 Fin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只有我能进⼊的隐藏迷宫][Ore dake</text:p>
            <text:p>Haireru Kakushi Dungeon][俺だけ</text:p>
            <text:p>⼊れる隠しダンジョン][BDMV]</text:p>
            <text:p>[Vol.02][Lupin the Nerd@Nyaa]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Bakuten Shoot Beyblade G</text:p>
            <text:p>Revolution][爆転シュート ベイブ</text:p>
            <text:p>レードGレボリューション]</text:p>
            <text:p>[DVDISO][Vol.1-Vol.17][JP][ADC]</text:p>
            <text:p>Thank you @ADC.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舞-⼄HiME Zwei][My-OTOHiME</text:p>
            <text:p>Zwei][DVDISO][OVA][Vol.1-Vol.4</text:p>
            <text:p>Fin][⾃抓]</text:p>
            <text:p>スペシャルパッケージCD付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Bakuten Shoot Beyblade G</text:p>
            <text:p>Revolution][爆転シュート ベイブ</text:p>
            <text:p>レードGレボリューション]</text:p>
            <text:p>[DVDISO][Vol.1-Vol.6][USA][ADC]</text:p>
            <text:p>Thank you @ADC.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⿊岩射⼿][BLACK★ROCK</text:p>
            <text:p>SHOOTER][ブラック★ロックシュー</text:p>
            <text:p>ター][BDMV][1080p][DISCx1 Fin]</text:p>
            <text:p>[USA][Lupin the Nerd@Nyaa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只有我能进⼊的隐藏迷宫][Ore dake</text:p>
            <text:p>Haireru Kakushi Dungeon][俺だけ</text:p>
            <text:p>⼊れる隠しダンジョン][BDMV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武器种族传说][Elemental Gelade/</text:p>
            <text:p>Erementar Gerad][エレメンタル</text:p>
            <text:p>ジェレイド][DVDISO][Vol.1-Vol.6</text:p>
            <text:p>Fin][R1]</text:p>
            <text:p>没有满意的RIP,所以.... 搬运ADC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⿊豹傳奇][The Warrior, Gordian /</text:p>
            <text:p>Toushi Gordian][闘⼠ゴーディアン]</text:p>
            <text:p>[DVDISO][Vol.1-Vol.13 Fin][R2IT]</text:p>
            <text:p>Mondo Home Entertainment 2002 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太阳的使者 铁⼈28号][The New</text:p>
            <text:p>Adventures of Gigantor / Tetsujin</text:p>
            <text:p>28-gou][太陽の使者 鉄⼈28号]</text:p>
            <text:p>[DVDISO][480i][DVD-BOX×2</text:p>
            <text:p>DISC×10 Fin][R2J]</text:p>
            <text:p>⾃抓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⿁⾯騎⼠][The Skull Man][スカルマ</text:p>
            <text:p>ン][DVDMV][720x576][DISCx3 Fin]</text:p>
            <text:p>[MPEG2, AC3][R2SPA]</text:p>
            <text:p>Selecta Visión Edition | Self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通灵王][Shaman King][シャーマン</text:p>
            <text:p>キング][BDMV][480i][BDx1 Fin]</text:p>
            <text:p>[USA]</text:p>
            <text:p>⾃抓 / U2 Exclusive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阿基拉][Akira][アキラ][BDMV]</text:p>
            <text:p>[2160p][MOVIE][JP]</text:p>
            <text:p>转⾃nyaa，和旧档⽐包含普通BD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阿基拉][Akira][アキラ][BDMV]</text:p>
            <text:p>[2160p][MOVIE][UK]</text:p>
            <text:p>⾃抓 / U2 Exclusive, 4K Lim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⼥惡魔⼈][The Devil Lady /</text:p>
            <text:p>Devilman Lady][デビルマンレ</text:p>
            <text:p>ディー][DVDISO][480i][Vol.01-06</text:p>
            <text:p>Fin][R1]</text:p>
            <text:p>ADC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再造基因/超级花花公⼦基因][DNA²]</text:p>
            <text:p>[D・N・A² 〜何処かで失くしたあい</text:p>
            <text:p>つのアイツ〜][DVDRip][988x720]</text:p>
            <text:p>[TV 01-13 Fin, OAV 01-03][Hi10P</text:p>
            <text:p>AC3 MKV][Chyrka/Yurasyk]</text:p>
            <text:p>Source from R2J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再造基因/超级花花公⼦基因][DNA²]</text:p>
            <text:p>[D・N・A² 〜何処かで失くしたあい</text:p>
            <text:p>つのアイツ〜][DVDISO][Vol.1-Vol.5</text:p>
            <text:p>Fin][R1][ADC]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再造基因/超级花花公⼦基因][DNA2:</text:p>
            <text:p>Dokoka de Nakushita Aitsu no</text:p>
            <text:p>Aitsu][D・N・A² ~何処かで失くした</text:p>
            <text:p>あいつのアイツ~][DVDMV][3 x</text:p>
            <text:p>DVD9][R2J][⾃抓]</text:p>
            <text:p>⾃购⾃抓 [BCBA-4570] Rel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狂砂⼩⼦/沙漠神⾏者/砂和尚/砂坊主]</text:p>
            <text:p>[Desert Punk][砂ぼうず][DVDISO]</text:p>
            <text:p>[720X480][DISCx6 Fin][R1]</text:p>
            <text:p>Self-Purchase, Funimation …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親愛⼀族][DearS][ディアーズ]</text:p>
            <text:p>[DVDISO][Vol.1-Vol.7 Fin][R2J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狂砂⼩⼦/沙漠神⾏者/砂和尚/砂坊主]</text:p>
            <text:p>[Desert Punk / Sunabouzu][砂ぼう</text:p>
            <text:p>ず][DVDISO][576i][6xDVD9 Fin]</text:p>
            <text:p>[R2UK][Impakt@Nyaa]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最终幻想VII 降临之⼦][Final</text:p>
            <text:p>Fantasy VII: Advent Children][ファ</text:p>
            <text:p>イナルファンタジーVII アドベントチ</text:p>
            <text:p>ルドレン][BDMV][2160p][MOVIE]</text:p>
            <text:p>[HEVC][USA][⾃抓]</text:p>
            <text:p>New 2021 Release, 4K UH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破邪⼤星弹劾凰][Haja Taisei</text:p>
            <text:p>Dangaiou][破邪⼤星弾劾凰]</text:p>
            <text:p>[DVDMV][720x480][OVA][Vol.1 Fin]</text:p>
            <text:p>[R2J]</text:p>
            <text:p>⾃购⾃抓</text:p>
          </table:table-cell>
          <table:table-cell table:style-name="Default" table:number-columns-repeated="16383"/>
        </table:table-row>
        <table:table-row table:style-name="ro26">
          <table:table-cell office:value-type="string" calcext:value-type="string">
            <text:p>[慎重勇者 这个勇者明明超强却过度</text:p>
            <text:p>谨慎][Cautious Hero: The Hero Is</text:p>
            <text:p>Overpowered but Overly Cautious]</text:p>
            <text:p>[慎重勇者~この勇者が俺TUEEEくせ</text:p>
            <text:p>に慎重すぎる~][BDMV][1080p]</text:p>
            <text:p>[DISCx2 Fin][USA][⾃抓]</text:p>
            <text:p>U2 Exclusive | 请勿转载 | Li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Kyokou Suiri][虚構推理][BDMV]</text:p>
            <text:p>[1080p][Vol.4 Fin][AVC][⾃抓]</text:p>
            <text:p>Self-purchase by Team WH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虚构推理][In/Spectre][虚構推理]</text:p>
            <text:p>[BDMV][DISC×2 Fin][USA]</text:p>
            <text:p>[taskforce@nyaa]</text:p>
            <text:p>转⾃taskforce@nyaa。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Kyokou Suiri][虚構推理][BDMV]</text:p>
            <text:p>[1080p][Vol.3][AVC][⾃抓]</text:p>
            <text:p>Self-purchase by Team WH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Kyokou Suiri][虚構推理][BDMV]</text:p>
            <text:p>[1080p][Vol.2][AVC][⾃抓]</text:p>
            <text:p>Self-purchase by Team WH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Kyokou Suiri][虚構推理][BDMV]</text:p>
            <text:p>[1080p][Vol.1][AVC][⾃抓]</text:p>
            <text:p>Self-purchase by Team WH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这就是我的主⼈/我的主⼈爱作怪][He</text:p>
            <text:p>Is My Master][これが私の御主⼈様]</text:p>
            <text:p>[BDMV][480i][Vol.1 Fin][USA]</text:p>
            <text:p>[Mr_Kimiko@Nyaa]</text:p>
            <text:p>转⾃Mr_Kimiko@nyaa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⼥恶魔⼈][Devilman Lady][デビル</text:p>
            <text:p>マンレディー][BDMV][1080p]</text:p>
            <text:p>[DISCx2 Fin][USA]</text:p>
            <text:p>Self-Purchase, PT Exclusiv…</text:p>
          </table:table-cell>
          <table:table-cell table:style-name="Default" table:number-columns-repeated="16383"/>
        </table:table-row>
        <table:table-row table:style-name="ro26">
          <table:table-cell office:value-type="string" calcext:value-type="string">
            <text:p>[慎重勇者 这个勇者明明超强却过度</text:p>
            <text:p>谨慎][Shinchou Yuusha Kono</text:p>
            <text:p>Yuusha ga Ore Tsueee Kuse ni</text:p>
            <text:p>Shinchou Sugiru][慎重勇者〜この</text:p>
            <text:p>勇者が俺TUEEEくせに慎重すぎる</text:p>
            <text:p>〜][BDMV][Vol.1-Vol.3 Fin][⾃抓]</text:p>
            <text:p>⾃购⾃抓⾃扫 | 允许转载 | 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蟲籠的卡伽斯特爾][Cagaster of an</text:p>
            <text:p>Insect cage][⾍籠のカガステル]</text:p>
            <text:p>[BDMV][Blu-ray 下巻 Fin]</text:p>
            <text:p>⾃購 | 3DCG動畫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蟲籠的卡伽斯特爾][Cagaster of an</text:p>
            <text:p>Insect cage][⾍籠のカガステル]</text:p>
            <text:p>[BDMV][Blu-ray 上巻]</text:p>
            <text:p>⾃抓 | 3DCG動畫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蟲籠的卡伽斯特爾][Cagaster of an</text:p>
            <text:p>Insect cage][⾍籠のカガステル]</text:p>
            <text:p>[BDMV][1080p][DISCx2 Fin][USA]</text:p>
            <text:p>Self-Purchase, PT Exclusiv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远古魔神][God Mazinger][ゴッドマ</text:p>
            <text:p>ジンガー][BDMV][480i][Vol.1 Fin]</text:p>
            <text:p>[USA][Flooptastic@Nyaa]</text:p>
            <text:p>转⾃Flooptastic@Nyaa。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魔⼥之刃][Witch Blade][ウィッチブ</text:p>
            <text:p>レイド][BDMV][DISC×3][USA]</text:p>
            <text:p>北⽶版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阿尔·卡拉尔的遗产][Al Caral no</text:p>
            <text:p>Isan / Legacy of Aru Kararu][ア</text:p>
            <text:p>ル・カラルの遺産][DVDISO][480P]</text:p>
            <text:p>[OVA Vol.1 Fin]</text:p>
            <text:p>LD-&gt;DVD，转⾃Anirena，感谢PP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RobiHachi][BDMV][DISC×2 Fin]</text:p>
            <text:p>[USA][Anonymous@nyaa]</text:p>
            <text:p>转⾃Nyaa，已删除多余⽂件。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菊花⼥侠诞⽣篇][Dengeki Oshioki</text:p>
            <text:p>Musume Gotaman: Gotaman</text:p>
            <text:p>Tanjou Hen][臀撃おしおき娘ゴータ</text:p>
            <text:p>マン〜ゴータマン誕⽣篇][DVDISO]</text:p>
            <text:p>[OVA][英字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出包王⼥Darkness 2nd][To Love-</text:p>
            <text:p>Ru: Trouble - Darkness 2nd][To</text:p>
            <text:p>LOVEる－とらぶる－ダークネス</text:p>
            <text:p>2nd][BDMV][Vol.1-7 Fin]</text:p>
            <text:p>[kenno@ADC]</text:p>
            <text:p>1卷添加了特典DVD和Scans，其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出包王⼥Darkness 2nd][To Love-</text:p>
            <text:p>Ru: Trouble - Darkness 2nd][To</text:p>
            <text:p>LOVEる－とらぶる－ダークネス</text:p>
            <text:p>2nd][BDMV][1080p][DISC×2 Fin]</text:p>
            <text:p>[USA][⾃抓]</text:p>
            <text:p>By Zanros | Do not Remux 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苹果核战记][Appleseed][アップ</text:p>
            <text:p>ル・シード][DVDISO][720x480]</text:p>
            <text:p>[OVA 01 DISCx1 Fin][MPEG2 AC3]</text:p>
            <text:p>[R1 (Custom Russian)]</text:p>
            <text:p>Not my rip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苹果核战记][Appleseed (1988)]</text:p>
            <text:p>[アップル・シード][DVDISO]</text:p>
            <text:p>[720x480][OVA][R2J]</text:p>
            <text:p>anon@Nyaa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⽝神][Inukami][いぬかみっ！]</text:p>
            <text:p>[DVDISO][Vol.1-Vol.9 Fin][付封⾯</text:p>
            <text:p>BK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⽝夜叉][InuYasha][BDMV][1080p]</text:p>
            <text:p>[Set 6 Fin][USA][⾃抓]</text:p>
            <text:p>U2 Exclusive | 请勿转载 | S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虚界之魔兽][Genocyber][ジェノサ</text:p>
            <text:p>イバー][BDMV][480i][OVA][USA]</text:p>
            <text:p>Discotek 2021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創聖機械天使/創聖合體][Genesis of</text:p>
            <text:p>Aquarion][創聖のアクエリオン]</text:p>
            <text:p>[DVDISO][DISC×6 Fin][台3中⽇發</text:p>
            <text:p>⾳/繁中字幕]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噬⾎狂袭 II OVA][Strike the Blood</text:p>
            <text:p>II OVA][ストライク・ザ・ブラッド II</text:p>
            <text:p>OVA][加流重灌 (Modded Blu-rays)]</text:p>
            <text:p>[1080P][OVA VOL.1-VOL.4 Fin]</text:p>
            <text:p>[SweetDreamDay]</text:p>
            <text:p>原盤DIY ⽇语配⾳ 繁、简体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校园迷糊⼤王][School Rumble][ス</text:p>
            <text:p>クールランブル][DVDISO][DISCx21</text:p>
            <text:p>Fin][R2J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⽝夜叉][InuYasha][BDMV][1080p]</text:p>
            <text:p>[Set 1][USA][⾃抓]</text:p>
            <text:p>U2 Exclusive | Set 1 – Inclu…</text:p>
          </table:table-cell>
          <table:table-cell table:style-name="Default" table:number-columns-repeated="16383"/>
        </table:table-row>
        <table:table-row table:style-name="ro26">
          <table:table-cell office:value-type="string" calcext:value-type="string">
            <text:p>[圣⽃⼠星⽮ THE LOST CANVAS 冥</text:p>
            <text:p>王神话 第2章][Saint Seiya: The</text:p>
            <text:p>Lost Canvas 2][聖闘⼠星⽮ THE</text:p>
            <text:p>LOST CANVAS 冥王神話 第2章]</text:p>
            <text:p>[BDMV][OVA][Vol.1-Vol.6 Fin][JP]</text:p>
            <text:p>[lyi8ctujrdw@绯⽉]</text:p>
            <text:p>lyi8ctujrdw@绯⽉ | 第2章 | DISC×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宇宙浪⼦/太空丹迪 第⼆季][Space</text:p>
            <text:p>Dandy 2][スペース☆ダンディ 2]</text:p>
            <text:p>[BDMV][DISC×2 Fin][UK][ANK-</text:p>
            <text:p>RAWS][⾃抓]</text:p>
            <text:p>扫了近200页的扫图。这UK的BD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出包王⼥ 续][Motto To Love Ru]</text:p>
            <text:p>[もっと To LOVEる-とらぶる-]</text:p>
            <text:p>[BDMV][VOL.1-VOL.6 Fin][中⽂字</text:p>
            <text:p>幕][外挂结构]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喧嚣学院/嚣哗校园/校园迷糊⼤王 ⼆</text:p>
            <text:p>学期][School Rumble: 2nd</text:p>
            <text:p>Semester / School Rumble Ni</text:p>
            <text:p>Gakki][スクールランブル ⼆学期]</text:p>
            <text:p>[DVDISO][Vol.1-Vol.9 Fin][R2J]</text:p>
            <text:p>DISC3 9:01秒有花屏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⻰珠GT][Dragon Ball GT][ドラゴン</text:p>
            <text:p>ボールGT][DVD-BOX][DISC×10]</text:p>
            <text:p>[MANGA-UK][ADC]</text:p>
            <text:p>Thanks @TandiBandi@ADC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法禁书⽬录 II][To Aru Majutsu no</text:p>
            <text:p>Index II/A Certain Magical Index II]</text:p>
            <text:p>[とある魔術の禁書⽬録II][BDMV]</text:p>
            <text:p>[BDBOX DISC×4+CD×2][⾃抓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Mewtwo Strikes Back - Evolution]</text:p>
            <text:p>[ミュウツーの逆襲 EVOLUTION]</text:p>
            <text:p>[BDMV][1080p][USA][⾃抓]</text:p>
            <text:p>By jdcox215 | U2 Exclusive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恶魔战⼠/魔域幽灵][Night Warriors:</text:p>
            <text:p>Darkstalkers' Revenge / Vampire</text:p>
            <text:p>Hunter][ヴァンパイアハンター]</text:p>
            <text:p>[DVDMV][576i][DISC×1 Fin][R4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⼤图书馆的牧⽺⼈][A Good</text:p>
            <text:p>Librarian Like a Good Shepherd/</text:p>
            <text:p>Daitoshokan no Hitsujika][⼤図書</text:p>
            <text:p>館の⽺飼い][DVDMV][720x480]</text:p>
            <text:p>[Vol.1-Vol.2 Fin][MPEG2][R1]</text:p>
            <text:p>With subtitles in English and Span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⽝夜叉][InuYasha][BDMV][1080p]</text:p>
            <text:p>[Set 3][USA][⾃抓]</text:p>
            <text:p>U2 Exclusive | Set 3 – Inclu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⽝夜叉][InuYasha][BDMV][1080p]</text:p>
            <text:p>[Set 2][USA][⾃抓]</text:p>
            <text:p>U2 Exclusive | Set 2 – Inclu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⽝夜叉][InuYasha][BDMV][1080p]</text:p>
            <text:p>[Set 4][USA][⾃抓]</text:p>
            <text:p>U2 Exclusive | Set 4 – Inclu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恶魔战⼠/魔域幽灵][Night Warriors:</text:p>
            <text:p>Darkstalkers' Revenge / Vampire</text:p>
            <text:p>Hunter][ヴァンパイアハンター]</text:p>
            <text:p>[DVDMV][480p][DISC×2 Fin][R1]</text:p>
            <text:p>Discotek remastered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镜装⼥骑⼠][G-on Riders][G-onら</text:p>
            <text:p>いだーす][DVDISO][720x480][Vol.1-</text:p>
            <text:p>Vol.7 Fin][7xDVD5][R2J]</text:p>
            <text:p>眼镜娘 [em198] | ⾃购⾃抓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鲁邦三世：拜拜了⾃由⼥神·危机⼀</text:p>
            <text:p>刻][Lupin the 3rd: Bye Bye Lady</text:p>
            <text:p>Liberty][ルパン三世 バイバイ・リバ</text:p>
            <text:p>ティー・危機⼀発!][BDMV][TV</text:p>
            <text:p>Special]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掠夺者][Plunderer][プランダラ]</text:p>
            <text:p>[BDMV][1080p][DISC×2 Fin][USA]</text:p>
            <text:p>[⾃抓]</text:p>
            <text:p>By Zanros | Do not Remux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掠夺者][Plunderer][プランダラ]</text:p>
            <text:p>[BDMV][1080p][DISC×2 Fin][Part 2]</text:p>
            <text:p>[USA][⾃抓]</text:p>
            <text:p>By Zanros | Do not Remux 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⽝夜叉][InuYasha][BDMV][1080p]</text:p>
            <text:p>[Set 5][USA][⾃抓]</text:p>
            <text:p>U2 Exclusive | 请勿转载 | S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星星公主][Shadow Star Narutaru]</text:p>
            <text:p>[なるたる ~骸なる星・珠たる⼦~]</text:p>
            <text:p>[DVDISO][480i][DISCx4 Fin][R1]</text:p>
            <text:p>Self-Purchase, U.S. Manga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JUNGLE DE IKOU!][ジャングルDE</text:p>
            <text:p>いこう!][BDMV][1080i][DISC×1 Fin]</text:p>
            <text:p>[USA][⾃抓]</text:p>
            <text:p>By Zanros | Do not Remux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JUNGLE DE IKOU!][ジャングルDE</text:p>
            <text:p>いこう!][DVDISO][NTSC][OVA 1 -</text:p>
            <text:p>3][MPEG][R1][ADC][DVD5]</text:p>
            <text:p>Media Blasters + Anime Works R1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暗之司法官judge][Judge][闇の司法</text:p>
            <text:p>官ジャッジ][DVDISO][480i][DISCx1</text:p>
            <text:p>Fin][OVA][R1]</text:p>
            <text:p>Self-Purchase, U.S. Manga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⽀配者的⻩昏][Twilight Of The</text:p>
            <text:p>Dark Master][⽀配者の⻩昏]</text:p>
            <text:p>[DVDISO][480i][DISCx1 Fin][OVA]</text:p>
            <text:p>[R1]</text:p>
            <text:p>Self-Purchase, Urban Visio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光⼦帆船星光号 奥丁][Odin:</text:p>
            <text:p>Starlight Mutiny][オーディーン・光</text:p>
            <text:p>⼦帆船スターライト][DVDISO][480i]</text:p>
            <text:p>[DISCx1 Fin][MOVIE][R1]</text:p>
            <text:p>Self-Purchase, U.S. Manga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千年⼥王 剧场版][Queen Millennia</text:p>
            <text:p>Movie / 1000-nen Joou][劇場版</text:p>
            <text:p>1000年⼥王][DVDMV][NTSC]</text:p>
            <text:p>[R2JDVD9][Movie][Rental]</text:p>
            <text:p>Anonymous@nyaa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⿊猫][Black Cat][ブラックキャット]</text:p>
            <text:p>[DVDISO][720x480][Vol.01-Vol.12</text:p>
            <text:p>Fin][R2J]</text:p>
            <text:p>ADC@Archive | Retail Edition: 7x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Phantom - The Animation][ファン</text:p>
            <text:p>トム -PHANTOM THE ANIMATION-]</text:p>
            <text:p>[DVDISO][720x480][OVA Vol.1-</text:p>
            <text:p>Vol.3 Fin][R2J]</text:p>
            <text:p>⾃购⾃抓 | Rental R2J Versi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Fantastic Detective Labyrinth |</text:p>
            <text:p>Suteki Tantei Labyrinth][素敵探偵☆</text:p>
            <text:p>ラビリンス][DVDISO][DISC×5 Fin]</text:p>
            <text:p>[USA][⾃抓]</text:p>
            <text:p>by kakeruSMC | Scans incl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無敵偵探貴公⼦][Suteki Tantei</text:p>
            <text:p>Labyrinth | Fantastic Detective</text:p>
            <text:p>Labyrinth][素敵探偵☆ラビリンス]</text:p>
            <text:p>[DVDISO][720x480][TV Vol.01-</text:p>
            <text:p>Vol.13 Fin][R2J]</text:p>
            <text:p>⾃购⾃抓 | Vol.01 - Retail, V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太阳之⽛达格拉姆][Taiyou no Kiba</text:p>
            <text:p>Dougram][太陽の⽛ダグラム]</text:p>
            <text:p>[DVDISO][480i][Vol.01-Vol.15 Fin]</text:p>
            <text:p>[R2J]</text:p>
            <text:p>Anonymous@Nyaa | DISC×15</text:p>
          </table:table-cell>
          <table:table-cell table:style-name="Default" table:number-columns-repeated="16383"/>
        </table:table-row>
        <table:table-row table:style-name="ro33">
          <table:table-cell office:value-type="string" calcext:value-type="string">
            <text:p>[太阳之⽛达格拉姆 THE MOVIE</text:p>
            <text:p>COLLECTION][Taiyou no Kiba</text:p>
            <text:p>Dougram THE MOVIE</text:p>
            <text:p>COLLECTION][太陽の⽛ダグラム</text:p>
            <text:p>THE MOVIE COLLECTION]</text:p>
            <text:p>[DVDISO][480i][MOVIE][R2J]</text:p>
            <text:p>Anonymous@Nyaa | DISC×1</text:p>
          </table:table-cell>
          <table:table-cell table:style-name="Default" table:number-columns-repeated="16383"/>
        </table:table-row>
        <table:table-row table:style-name="ro34">
          <table:table-cell office:value-type="string" calcext:value-type="string">
            <text:p>[Fate/Grand Order 绝对魔兽战线 巴</text:p>
            <text:p>⽐伦尼亚][Fate/Grand Order</text:p>
            <text:p>Absolute Demonic Front:</text:p>
            <text:p>Babylonia][Fate/Grand Order -絶対</text:p>
            <text:p>魔獣戦線バビロニア-][BDMV]</text:p>
            <text:p>[1080p][Vol.3]</text:p>
            <text:p>[LightArrowsEXE@Kaleido]</text:p>
            <text:p>Purchased by Team WHM 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Fate/Grand Order 绝对魔兽战线巴</text:p>
            <text:p>⽐伦尼亚][Fate/Grand Order Zettai</text:p>
            <text:p>Majuu Sensen Babylonia][Fate/</text:p>
            <text:p>Grand Order -絶対魔獣戦線バビロニ</text:p>
            <text:p>ア-][BDMV][Vol.02][brutelor@緋⽉]</text:p>
          </table:table-cell>
          <table:table-cell table:style-name="Default" table:number-columns-repeated="16383"/>
        </table:table-row>
        <table:table-row table:style-name="ro34">
          <table:table-cell office:value-type="string" calcext:value-type="string">
            <text:p>[Fate/Grand Order 绝对魔兽战线 巴</text:p>
            <text:p>⽐伦尼亚][Fate/Grand Order</text:p>
            <text:p>Absolute Demonic Front:</text:p>
            <text:p>Babylonia][Fate/Grand Order -絶対</text:p>
            <text:p>魔獣戦線バビロニア-][BDMV]</text:p>
            <text:p>[1080p][Vol.1]</text:p>
            <text:p>[LightArrowsEXE@Kaleido]</text:p>
            <text:p>Purchased by Team WHM …</text:p>
          </table:table-cell>
          <table:table-cell table:style-name="Default" table:number-columns-repeated="16383"/>
        </table:table-row>
        <table:table-row table:style-name="ro34">
          <table:table-cell office:value-type="string" calcext:value-type="string">
            <text:p>[Fate/Grand Order 绝对魔兽战线 巴</text:p>
            <text:p>⽐伦尼亚][Fate/Grand Order</text:p>
            <text:p>Absolute Demonic Front:</text:p>
            <text:p>Babylonia][Fate/Grand Order -絶対</text:p>
            <text:p>魔獣戦線バビロニア-][BDMV]</text:p>
            <text:p>[1080p][Vol.4]</text:p>
            <text:p>[LightArrowsEXE@Kaleido]</text:p>
            <text:p>Purchased by Team WHM …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Fate/Grand Order 绝对魔兽战线巴</text:p>
            <text:p>⽐伦尼亚][Fate/Grand Order Zettai</text:p>
            <text:p>Majuu Sensen Babylonia][Fate/</text:p>
            <text:p>Grand Order -絶対魔獣戦線バビロニ</text:p>
            <text:p>ア-][BDMV][Vol.05 Fin][brutelor@</text:p>
            <text:p>緋⽉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约会⼤作战外传 赤⿊新章][Date a</text:p>
            <text:p>Bullet][デート・ア・バレット]</text:p>
            <text:p>[BDMV][Movie][Lupin the</text:p>
            <text:p>Nerd@Nyaa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碧蓝航线][Azur Lane][アズールレー</text:p>
            <text:p>ン][BDMV][1080p][Vol.1-Vol.2 Fin]</text:p>
            <text:p>[USA]</text:p>
            <text:p>[U2-exclusive] The USBD version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妄想学⽣会][Seitokai Yakuindomo]</text:p>
            <text:p>[⽣徒会役員共][BDMV][Complete</text:p>
            <text:p>Collection][DISC×5 Fin][USA]</text:p>
            <text:p>[Glynyc@Nyaa]</text:p>
            <text:p>转⾃Nyaa，已删除多余⽂件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⽛⽃兽娘][Killing Bites][キリングバ</text:p>
            <text:p>イツ][BDMV][1080p][DISC×2 Fin]</text:p>
            <text:p>[USA][⾃抓]</text:p>
            <text:p>By Zanros | Do not Remux 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机动刑事808][Cyber City Oedo</text:p>
            <text:p>808][サイバーシティOEDO808]</text:p>
            <text:p>[DVDMV][720x480][OVA][DISCx1</text:p>
            <text:p>Fin][MPEG2 AC3][R5R]</text:p>
            <text:p>Not my rip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机动刑事808][Cyber City Oedo</text:p>
            <text:p>808][サイバーシティOEDO808]</text:p>
            <text:p>[BDMV][1080p][OVA×3 Fin][UK]</text:p>
            <text:p>Do not repost this disc please. (PzD)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玻璃假⾯][Glass no Kamen][ガラス</text:p>
            <text:p>の仮⾯ (2005)][DVDISO][480i]</text:p>
            <text:p>[Vol.01-Vol.13 Fin][R2J]</text:p>
            <text:p>lyi8ctujrdw@绯⽉ | DISC×13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魔术⼠奥芬][Majutsushi Orphen]</text:p>
            <text:p>[魔術⼠オーフェン][DVDISO]</text:p>
            <text:p>[DISC×4 Fin][R2IT]</text:p>
            <text:p>[Dynit] Box 2007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⽔⾊][Mizuiro][みずいろ (2003)]</text:p>
            <text:p>[DVDISO][480i][OVA][Vol.1-Vol.2</text:p>
            <text:p>Fin][R2J]</text:p>
            <text:p>lyi8ctujrdw@绯⽉ | DISC×2 + Scan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欢乐课程 The Final][Happy Lesson</text:p>
            <text:p>The Final][HAPPY☆LESSON THE</text:p>
            <text:p>FINAL][DVDISO][480i][OVA][Vol.1-</text:p>
            <text:p>Vol.3 Fin][R2J]</text:p>
            <text:p>lyi8ctujrdw@绯⽉ | DISC×3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DD北⽃神拳2 草莓味+][DD Hokuto</text:p>
            <text:p>no Ken 2: Ichigo Aji+][DD北⽃の拳</text:p>
            <text:p>2 イチゴ味+][DVDISO][480p][Vol.1</text:p>
            <text:p>Fin][R2J]</text:p>
            <text:p>lyi8ctujrdw@绯⽉ | DISC×1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巨乳學園][Eiken][エイケン][BDMV]</text:p>
            <text:p>[1080p][DISC×1 Fin][USA]</text:p>
            <text:p>Thanks to NPZ @ Nyaa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欢乐课程][Happy Lesson]</text:p>
            <text:p>[HAPPY☆LESSON (2002)]</text:p>
            <text:p>[DVDISO][480i][Vol.1-Vol.7 Fin]</text:p>
            <text:p>[R2J]</text:p>
            <text:p>lyi8ctujrdw@绯⽉ | DISC×7</text:p>
          </table:table-cell>
          <table:table-cell table:style-name="Default" table:number-columns-repeated="16383"/>
        </table:table-row>
        <table:table-row table:style-name="ro21">
          <table:table-cell office:value-type="string" calcext:value-type="string">
            <text:p>[欢乐课程 ADVANCE][Happy</text:p>
            <text:p>Lesson Advance]</text:p>
            <text:p>[HAPPY☆LESSON ADVANCE]</text:p>
            <text:p>[DVDISO][480i][Vol.1-Vol.7 Fin]</text:p>
            <text:p>[R2J]</text:p>
            <text:p>lyi8ctujrdw@绯⽉ | DISC×7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圣传 RG VEDA][RG Veda][聖伝 RG</text:p>
            <text:p>VEDA][DVDISO][480i][OVA][Vol.1</text:p>
            <text:p>Fin][R2J]</text:p>
            <text:p>lyi8ctujrdw@绯⽉ | DISC×1 + Scan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宇宙战舰⼤和号2][Uchuu Senkan</text:p>
            <text:p>Yamato 2 / Star Blazers][宇宙戦艦</text:p>
            <text:p>ヤマト2][DVDISO][480i][DVD-BOX</text:p>
            <text:p>DISC×5 Fin][R2J]</text:p>
            <text:p>lyi8ctujrdw@绯⽉ | 1978 TV Serie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宇宙战舰⼤和号3][Uchuu Senkan</text:p>
            <text:p>Yamato 3 / Star Blazers][宇宙戦艦</text:p>
            <text:p>ヤマト3][DVDISO][480i][DVD-BOX</text:p>
            <text:p>DISC×5 Fin][R2J]</text:p>
            <text:p>lyi8ctujrdw@绯⽉ | 1980 TV Serie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杀⼈科 SCRAMBLE][BURN-UP</text:p>
            <text:p>SCRAMBLE][バーンナップ スクラ</text:p>
            <text:p>ンブル][DVDISO][480i][Vol.1-Vol.6</text:p>
            <text:p>Fin][R2J]</text:p>
            <text:p>lyi8ctujrdw@绯⽉ | DISC×6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杀⼈科 EXCESS][BURN-UP</text:p>
            <text:p>EXCESS][バーンナップ EXCESS]</text:p>
            <text:p>[DVDISO][480i][Vol.1-Vol.6 Fin]</text:p>
            <text:p>[R2J]</text:p>
            <text:p>lyi8ctujrdw@绯⽉ | DISC×6</text:p>
          </table:table-cell>
          <table:table-cell table:style-name="Default" table:number-columns-repeated="16383"/>
        </table:table-row>
        <table:table-row table:style-name="ro26">
          <table:table-cell office:value-type="string" calcext:value-type="string">
            <text:p>[圣⽃⼠星⽮ THE LOST CANVAS 冥</text:p>
            <text:p>王神话][Saint Seiya: The Lost</text:p>
            <text:p>Canvas][聖闘⼠星⽮ THE LOST</text:p>
            <text:p>CANVAS 冥王神話][BDMV][OVA]</text:p>
            <text:p>[Vol.1-Vol.6 Fin][JP][lyi8ctujrdw@</text:p>
            <text:p>绯⽉]</text:p>
            <text:p>lyi8ctujrdw@绯⽉ | 第1章 | DISC×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出包王⼥ 续][Motto To Love Ru]</text:p>
            <text:p>[もっと To LOVEる-とらぶる-]</text:p>
            <text:p>[BDMV][1080p][DISC×2 Fin][USA]</text:p>
            <text:p>Thanks to Lupin the Nerd @ Nyaa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EAC][OST][和田薫][聖闘⼠星⽮THE</text:p>
            <text:p>LOST CANVAS冥王神話OST][LOST</text:p>
            <text:p>CANVAS OST][APE+CUE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吸⾎⿁同盟][Dance In The Vampire</text:p>
            <text:p>Bund][ダンスインザヴァンパイアバ</text:p>
            <text:p>ンド][BDMV][1080p][Vol.1-Vol.2</text:p>
            <text:p>Fin][AVC][SPA]</text:p>
            <text:p>This product is a Bluray -R on De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吸⾎⿁同盟][Dance In The Vampire</text:p>
            <text:p>Bund][ダンス イン ザ ヴァンパイア</text:p>
            <text:p>バンド][BDMV][Vol.1-Vol.6 Fin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死体兵][Divergence Eve][ダイバー</text:p>
            <text:p>ジェンス・イヴ][DVDISO][Vol.1-</text:p>
            <text:p>Vol.6（SE×2）Fin][R版_附专辑]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急救超⼈兵团][Sumeba Miyako no</text:p>
            <text:p>Cosmos-sou Suttoko Taisen</text:p>
            <text:p>Dokkoida][住めば都のコスモス荘</text:p>
            <text:p>すっとこ⼤戦ドッコイダー]</text:p>
            <text:p>[DVDISO][720x480][Vol.1-Vol.6 Fin]</text:p>
            <text:p>[R2J]</text:p>
            <text:p>Dokkoida?! | ⾃购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恶魔幸存者2][DEVIL SURVIVOR 2</text:p>
            <text:p>the ANIMATION][デビルサバイバー</text:p>
            <text:p>2 The Animation][BDMV][Vol.1-7</text:p>
            <text:p>Fin][ANK-RAWS][⾃抓]</text:p>
            <text:p>U2 exclusive | 谢绝转载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微笑的闪⼠][Grenadier The</text:p>
            <text:p>Beautiful Warrior][グレネーダー 〜</text:p>
            <text:p>ほほえみの閃⼠〜][DVDISO][Vol.1-6</text:p>
            <text:p>Fin][R2J][Rental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⼤運動會 / 超時空⾦牌⼩⼥將]</text:p>
            <text:p>[Battle Athletes Daiundoukai][バト</text:p>
            <text:p>ルアスリーテス ⼤運動会][DVDISO]</text:p>
            <text:p>[DVD-BOX Discx8 Fin][R2J]</text:p>
            <text:p>⾃抓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魔术⼠奥芬][Majutsushi Orphen]</text:p>
            <text:p>[魔術⼠オーフェン][DVDISO]</text:p>
            <text:p>[720X480i][DVD-BOX 6xDVD9]</text:p>
            <text:p>[R2J]</text:p>
            <text:p>⾃抓 - Self-purchased - Sho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魔术⼠奥芬-复仇之路][Majutsushi</text:p>
            <text:p>Orphen Revenge][魔術⼠オーフェ</text:p>
            <text:p>ンRevenge][DVDISO][720x480i]</text:p>
            <text:p>[DVD-BOX 6xDVD9 Fin][R2J]</text:p>
            <text:p>⾃抓 - Self-purchased - Sho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⼤运动会/超时空⾦牌⼩⼥将][Battle</text:p>
            <text:p>Athletess Daiundoukai][バトルアス</text:p>
            <text:p>リーテス⼤運動会][BDMV][480i][TV</text:p>
            <text:p>01-26+OVA 1-6 Fin][USA]</text:p>
            <text:p>Battle Athletes/Battle Athlet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吸⾎⿁騎⼠：罪][Vampire Knight</text:p>
            <text:p>Guilty][ヴァンパイア騎⼠ Guilty]</text:p>
            <text:p>[DVDISO][Vol.1-Vol.5 Fin][R2J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圣枪修⼥][Chrono Crusade][クロノ</text:p>
            <text:p>クルセイド][DVDISO][Vol.00-Vol.12</text:p>
            <text:p>Fin][R2J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酷伊忍者传/2×2忍傳][Ninja</text:p>
            <text:p>Nonsense/2x2 = Shinobuden][ニニ</text:p>
            <text:p>ンがシノブ伝][DVDISO][Vol.1-Vol.7</text:p>
            <text:p>Fin][R2J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赐予护君⼥神的祝福][Mamoru-kun</text:p>
            <text:p>ni Megami no Shukufuku o!][護く</text:p>
            <text:p>んに⼥神の祝福を!][DVDISO]</text:p>
            <text:p>[Vol.01-Vol.12 Fin][R2J]</text:p>
            <text:p>⼀段时间不来U2变化好⼤~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传说巨神伊迪安][Space Runaway</text:p>
            <text:p>Ideon][伝説巨神イデオン][BDMV]</text:p>
            <text:p>[1080p][TV 01-39+MOVIEx2 Fin]</text:p>
            <text:p>[USA]</text:p>
            <text:p>U2 Exclusive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妖精的尾巴 最终季][Fairy Tail: Final</text:p>
            <text:p>Season][FAIRY TAIL (2018)]</text:p>
            <text:p>[BDMV][1080p][Part 25 (TV</text:p>
            <text:p>304-316)][USA][⾃抓]</text:p>
            <text:p>By jdcox215 | U2 Exclusive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机动武⽃传 G⾼达][Mobile Fighter</text:p>
            <text:p>G Gundam][機動武闘伝Ｇガンダム]</text:p>
            <text:p>[DVDISO][USA]</text:p>
            <text:p>Lupin the Nerd @ Nyaa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机动武⽃传G GUNDAM][Mobile</text:p>
            <text:p>Fighter G Gundam][機動武闘伝Gガ</text:p>
            <text:p>ンダム][DVDISO][Vol.1-Vol.12 Fin]</text:p>
            <text:p>灣灣電信做種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Fairy gone][フェアリーゴーン]</text:p>
            <text:p>[BDMV][Vol.1-Vol.8 Fin][JP]</text:p>
            <text:p>喵萌奶茶屋 ⾃购⾃抓⾃扫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异界群敌代码重组][Z/X Code</text:p>
            <text:p>Reunion][ゼクス コード リユニオン]</text:p>
            <text:p>[BDMV][1080p][DISCx2 Fin][AVC]</text:p>
            <text:p>[UK]</text:p>
            <text:p>Complete collection, ⾃购 B…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⾄⾼指令][Big Order][ビッグオー</text:p>
            <text:p>ダー][BDMV][1080p][Vol.1 Fin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天地⽆⽤! 魎皇⿁][Tenchi Muyo!</text:p>
            <text:p>Ryo-Ohki][天地無⽤! 魎皇⿁][OVA]</text:p>
            <text:p>[BDMV][Vol.1-Vol.4 Fin][JP]</text:p>
            <text:p>附扫图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天地⽆⽤! 魎皇⿁][Tenchi Muyou!</text:p>
            <text:p>Ryououki][天地無⽤！魎皇⿁]</text:p>
            <text:p>[DVDISO][OVA+MOVIE][DISC×8</text:p>
            <text:p>Fin][R2IT]</text:p>
            <text:p>[Dynamic Italia] 12 OVA + 3 Movies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街头霸王2 V][Street Fighter 2 V][ス</text:p>
            <text:p>トリートファイターII V][DVDMV]</text:p>
            <text:p>[576i][DVDBOX DISC×4 Fin][R2IT]</text:p>
            <text:p>[Dynit]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绯弹的亚⾥亚][Hidan no Aria][绯弾</text:p>
            <text:p>のアリア][BDMV][BD-BOX Disc×2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彼⽅的阿斯特拉][Kanata no Astra]</text:p>
            <text:p>[彼⽅のアストラ][BDMV][1080p]</text:p>
            <text:p>[Vol.1-Vol.2 Fin][GER]</text:p>
            <text:p>Thanks to SUBARU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进击的巨⼈ 第三季][Shingeki no</text:p>
            <text:p>Kyojin Season 3][進撃の巨⼈</text:p>
            <text:p>Season 3][BDMV][Vol.5][CTM]</text:p>
            <text:p>⽩购⽩⽖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进击的巨⼈ 第三季][Shingeki no</text:p>
            <text:p>Kyojin Season 3][進撃の巨⼈</text:p>
            <text:p>Season 3][BDMV][Vol.7 Fin][CTM]</text:p>
            <text:p>⽩购⽩⽖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进击的巨⼈ 第三季][Shingeki no</text:p>
            <text:p>Kyojin Season 3][進撃の巨⼈</text:p>
            <text:p>Season 3][BDMV][Vol.1][CTM]</text:p>
            <text:p>⽩购⽩⽖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进击的巨⼈ 第三季][Shingeki no</text:p>
            <text:p>Kyojin Season 3][進撃の巨⼈</text:p>
            <text:p>Season 3][BDMV][Vol.2][CTM]</text:p>
            <text:p>⽩购⽩⽖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进击的巨⼈ 第三季][Shingeki no</text:p>
            <text:p>Kyojin Season 3][進撃の巨⼈</text:p>
            <text:p>Season 3][BDMV][Vol.6][CTM]</text:p>
            <text:p>⽩购⽩⽖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进击的巨⼈ 第三季][Shingeki no</text:p>
            <text:p>Kyojin Season 3][進撃の巨⼈</text:p>
            <text:p>Season 3][BDMV][Vol.3][CTM]</text:p>
            <text:p>⽩购⽩⽖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进击的巨⼈ 第三季][Shingeki no</text:p>
            <text:p>Kyojin Season 3][進撃の巨⼈</text:p>
            <text:p>Season 3][BDMV][Vol.4][CTM]</text:p>
            <text:p>⽩购⽩⽖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阿基拉][Akira][アキラ][BDMV]</text:p>
            <text:p>[MOVIE][25th Anniversary Edition]</text:p>
            <text:p>[yusky03@ADC]</text:p>
            <text:p>感谢yusky03@ADC的⾃抓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超⼈⾼中⽣们即便在异世界也能从容</text:p>
            <text:p>⽣存!][Choujin Koukousei-tachi wa</text:p>
            <text:p>Isekai demo Yoyuu de Ikinuku You</text:p>
            <text:p>Desu!][超⼈⾼校⽣たちは異世界でも</text:p>
            <text:p>余裕で⽣き抜くようです!][BDMV]</text:p>
            <text:p>[Vol.01-04 Fin][Lupin the</text:p>
            <text:p>Nerd@Nyaa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法禁書⽬錄Ⅱ][Toaru Majutsu no</text:p>
            <text:p>Index Ⅱ][とある魔術の禁書⽬録Ⅱ]</text:p>
            <text:p>[BDMV][Vol.1-Vol.8 Fin]</text:p>
            <text:p>合集⼤爆发喵....</text:p>
          </table:table-cell>
          <table:table-cell table:style-name="Default" table:number-columns-repeated="16383"/>
        </table:table-row>
        <table:table-row table:style-name="ro21">
          <table:table-cell office:value-type="string" calcext:value-type="string">
            <text:p>[万能⽂化猫娘][All Purpose</text:p>
            <text:p>Cultural Cat-Girl Nuku Nuku/</text:p>
            <text:p>Bannou Bunka Nekomusume]</text:p>
            <text:p>[BDMV][Blu-ray BOX BD×5+CDx2</text:p>
            <text:p>Fin]</text:p>
            <text:p>补上之前缺失的DISC2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Angel Beats!][エンジェル ビーツ!]</text:p>
            <text:p>[BDMV][BDBOX：DISC×4 Fin]</text:p>
            <text:p>[ANK-RAWS][⾃抓]</text:p>
            <text:p>⾃抓，不包含分卷DVD特典内容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斩⿁者觉悟][Apocalypse Zero][覚</text:p>
            <text:p>悟のススメ][OVA][DVDISO]</text:p>
            <text:p>[720X480][DISCx1 Fin][R1]</text:p>
            <text:p>Self-Purchase, Media Blast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阿基拉][Akira][アキラ][BDMV]</text:p>
            <text:p>[2160p][MOVIE][HEVC][JP]</text:p>
            <text:p>[TAiCHi]</text:p>
            <text:p>4K UHD/192kHz⾳轨 东京奥运202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我的⼥神/幸運⼥神 剧场版][Ah! my</text:p>
            <text:p>goddess The Movie][ああっ⼥神さ</text:p>
            <text:p>まっ劇場版][DVDMV][720x480]</text:p>
            <text:p>[MOVIE][MPEG2][R1]</text:p>
            <text:p>Enjoy it! - US/DVD/NTSC / 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秒速5厘⽶][5 Centimeters Per</text:p>
            <text:p>Second][秒速5センチメートル][加流</text:p>
            <text:p>重灌][1080P][MOVIE]</text:p>
            <text:p>[SweetDreamDay]</text:p>
            <text:p>秒速5厘⽶ 5版混合DIY [多國配⾳+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秒速5厘⽶][5 Centimeters per</text:p>
            <text:p>Second / Byousoku 5 Centimeter]</text:p>
            <text:p>[秒速5センチメートル][BDMV][JPN]</text:p>
            <text:p>[⾃抓]</text:p>
            <text:p>⾃购⾃抓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秒速5厘⽶][5 Centimeters per</text:p>
            <text:p>Second / Byousoku 5 Centimeter]</text:p>
            <text:p>[秒速5センチメートル][BDMV]</text:p>
            <text:p>[MOVIE]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机甲战记⻰骑][Metal Armor</text:p>
            <text:p>Dragonar / Kikou Senki Dragonar]</text:p>
            <text:p>[機甲戦記ドラグナー][DVDMV]</text:p>
            <text:p>[Vol.1-Vol.8 Fin][R2IT]</text:p>
            <text:p>Yamato Video 2007 | Audio: Ita, J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爆⾛獵⼈][Sorcerer Hunters /</text:p>
            <text:p>Bakuretsu Hunter][爆れつハンター]</text:p>
            <text:p>[DVDMV][DVDBOX×2 DISC×6 Fin]</text:p>
            <text:p>[R2IT]</text:p>
            <text:p>Yamato Video 2010 | Audio: Ita, J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爆⾛獵⼈][Sorcerer Hunters][爆れ</text:p>
            <text:p>つハンター][DVDISO][DVD-BOX</text:p>
            <text:p>Discx8][R2J]</text:p>
            <text:p>⾃抓附掃圖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机巧少⼥不会受伤][Unbreakable</text:p>
            <text:p>Machine-Doll][機巧少⼥は傷つかな</text:p>
            <text:p>い][BDMV][Vol.1-Vol.6 Fin]</text:p>
            <text:p>扫图⽆损⼤法好~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机巧少⼥不会受伤][Unbreakable</text:p>
            <text:p>Machine-Doll][機巧少⼥は傷つかな</text:p>
            <text:p>い][BDMV][DISC×2 Fin][USA]</text:p>
            <text:p>[Jodensai@ADC]</text:p>
            <text:p>感谢Jodensai@ADC的⾃抓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风云爆弹娘][Miami Guns][マイアミ</text:p>
            <text:p>☆ガンズ][DVDISO][640x480][Vol.1-</text:p>
            <text:p>Vol.4 Fin][MPEG2][R1]</text:p>
            <text:p>My own rip. Enjoy.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銀河鐵道999][Galaxy Express 999]</text:p>
            <text:p>[銀河鐵道999][BDMV][1080p][Part</text:p>
            <text:p>2][AVC][USA]</text:p>
            <text:p>⾃抓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Fate/Zero][フェイト/ゼロ][BDISO]</text:p>
            <text:p>[DISC×4 Fin][UK][ANK-RAWS][⾃</text:p>
            <text:p>抓]</text:p>
            <text:p>UK版含24bit⽆损英配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Fate/Zero 第1+2期][フェイト/ゼロ]</text:p>
            <text:p>[BDMV][DISC×14]</text:p>
            <text:p>[SweetDreamDay]</text:p>
            <text:p>原盤DIY [⽇,英,繁,簡 字幕] 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命运⻓夜/命运待夜临/命運停駐之夜]</text:p>
            <text:p>[Fate / Stay Night][フェイト/ステイ</text:p>
            <text:p>ナイト][BDMV][BDBOX：DISC×3</text:p>
            <text:p>Fin][USA][kenno@ADC]</text:p>
            <text:p>官⽅IVTC+⼀定程度上解缟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炎炎消防队][En`en no Shouboutai</text:p>
            <text:p>/ Fire Force][炎炎ノ消防隊][BDMV]</text:p>
            <text:p>[1080p][Part 2][USA][⾃抓]</text:p>
            <text:p>By Zanros | Do not Remux 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⽯纪元 Dr.STONE][Dr. Stone]</text:p>
            <text:p>[BDMV][1080p][Part 1][USA][⾃抓]</text:p>
            <text:p>By Zanros | Do not Remux …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Fairy Gone][Fairy Gone][Fairy</text:p>
            <text:p>gone フェアリーゴーン][BDMV]</text:p>
            <text:p>[1080p][Part 1][AU]</text:p>
            <text:p>Thanks to Anonymous For Buying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创造者加鲁/⽣化体][Generator</text:p>
            <text:p>Gawl][ジェネレイターガウル]</text:p>
            <text:p>[DVDMV][DVDBOX DISC×3 Fin]</text:p>
            <text:p>[R2IT]</text:p>
            <text:p>Dynit 2009 | Audio: Ita, Jpn - Sub: 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虐杀器官][Genocidal Organ][虐殺</text:p>
            <text:p>器官][BDMV][MOVIE][USA][⾃抓]</text:p>
            <text:p>by kakeruSMC | Scans incl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懦弱⿁哈利/科幻少年][Sci-fi Harry]</text:p>
            <text:p>[サイファイハリー][DVDISO]</text:p>
            <text:p>[720x480][Vol.1-Vol.7 Fin][R2J]</text:p>
            <text:p>⾃购⾃抓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名侦探柯南：零的执⾏⼈][Detective</text:p>
            <text:p>Conan: Zero the Enforcer][名探偵</text:p>
            <text:p>コナン ゼロの執⾏⼈][BDMV]</text:p>
            <text:p>[Movie][USA]</text:p>
            <text:p>Thanks to Lupin the Nerd @ Nyaa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鲁邦三世：燃烧的斩铁剑][Lupin the</text:p>
            <text:p>Third: Dragon of Doom][ルパン三</text:p>
            <text:p>世 燃えよ斬鉄剣][BDMV][TV</text:p>
            <text:p>Special][USA]</text:p>
            <text:p>Thanks to Lupin the Nerd @ Nyaa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⼩⼼啊公主/姬样御⽤⼼][Hime-</text:p>
            <text:p>sama Goyoujin][姫様ご⽤⼼]</text:p>
            <text:p>[DVDISO][720x480][Vol.1-Vol.6</text:p>
            <text:p>Fin+7CD][R2J]</text:p>
            <text:p>Himesama Goyoujin/Prince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妖精的尾巴 最终季][Fairy Tail: Final</text:p>
            <text:p>Season][FAIRY TAIL (2018)]</text:p>
            <text:p>[BDMV][1080p][Part 24 (TV</text:p>
            <text:p>291-303)][USA][⾃抓]</text:p>
            <text:p>By jdcox215 | U2 Exclusive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31世纪尤利⻄斯⼤战诸神][Uchuu</text:p>
            <text:p>Densetsu Ulysses 31][宇宙伝説ユ</text:p>
            <text:p>リシーズ31][Edition 2010][DVDISO]</text:p>
            <text:p>[576p][TV 01- 26 Fin][R2FR][⾃抓]</text:p>
            <text:p>@DragonMax Audio : Fren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⽆敌王/無敵王TRIZENON]</text:p>
            <text:p>[Mutekiou Tri-Zenon][無敵王トライ</text:p>
            <text:p>ゼノン][DVDISO][720x480][Vol.1-</text:p>
            <text:p>Vol.8 Fin][R2J]</text:p>
            <text:p>⾃购⾃抓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神様DOLLS][Kamisama Dolls][神</text:p>
            <text:p>様ドォルズ][BDMV][Vol.1-Vol.6 Fin]</text:p>
          </table:table-cell>
          <table:table-cell table:style-name="Default" table:number-columns-repeated="16383"/>
        </table:table-row>
        <table:table-row table:style-name="ro35">
          <table:table-cell office:value-type="string" calcext:value-type="string">
            <text:p>[在地下城寻求邂逅是否搞错了什么第</text:p>
            <text:p>2季][Dungeon ni Deai wo</text:p>
            <text:p>Motomeru no wa Machigatteiru</text:p>
            <text:p>Darou ka II / Is It Wrong to Try to</text:p>
            <text:p>Pick Up Girls in a Dungeon? II][ダ</text:p>
            <text:p>ンジョンに出会いを求めるのは間</text:p>
            <text:p>違っているだろうかII][BDMV]</text:p>
            <text:p>[1080p][DISC×2 Fin][USA][⾃抓]</text:p>
            <text:p>By Ultra | Do not Remux an…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Tenchi Muyo! GXP][天地無⽤!</text:p>
            <text:p>GXP][DVDISO][720x480][Vol.1-8</text:p>
            <text:p>Fin][MPEG2][R2J]</text:p>
            <text:p>Thanks to ADC (Sorry I forgot who…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Tenchi Muyo! GXP][天地無⽤!</text:p>
            <text:p>GXP][DVDISO][720x480][DVD-BOX</text:p>
            <text:p>DISCx8 Fin][MPEG2][R1]</text:p>
            <text:p>Thanks to Mr. Kimiko | Box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博多豚骨拉⾯][Hakata Tonkotsu</text:p>
            <text:p>Ramens][博多豚骨ラーメンズ]</text:p>
            <text:p>[BDMV][1080p][Vol.1-Vol.3 Fin]</text:p>
            <text:p>[AVC]</text:p>
            <text:p>U2 exclusive | ⾃购⾃抓 | S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异世界四重奏][Isekai Quartet][異世</text:p>
            <text:p>界かるてっと][BDMV][1080p]</text:p>
            <text:p>[DISC×1 Fin][USA]</text:p>
            <text:p>Lupin the Nerd @ Nyaa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妖精的尾巴 最终季][Fairy Tail: Final</text:p>
            <text:p>Season][FAIRY TAIL (2018)]</text:p>
            <text:p>[BDMV][1080p][Part 23 (TV</text:p>
            <text:p>278-290)][USA][⾃抓]</text:p>
            <text:p>By jdcox215 | U2 Exclusive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甜蜜⼩天使 第三期][Himitsu no</text:p>
            <text:p>Akkochan 1998][ひみつのアッコ</text:p>
            <text:p>ちゃん 第三期][DVDISO][DVD-</text:p>
            <text:p>BOX×2 DISC×8 Fin][R2J]</text:p>
            <text:p>⾃抓 Self-Purchase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异世界四重奏][Isekai Quartet][異世</text:p>
            <text:p>界かるてっと][BDMV][Vol.1-Vol.2</text:p>
            <text:p>Fin][⾃抓]</text:p>
            <text:p>⾃购⾃抓⾃扫 | 允许转载 | 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七⼈之奈奈][Seven of Seven][七⼈</text:p>
            <text:p>のナナ][DVDISO][Vol.1-Vol.8 Fin]</text:p>
            <text:p>[R2J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银之守墓⼈+银之守墓⼈ 2][The</text:p>
            <text:p>Silver Guardian+The Silver</text:p>
            <text:p>Guardian 2][銀の墓守り[ガーディア</text:p>
            <text:p>ン]+銀の墓守り[ガーディアン]II]</text:p>
            <text:p>[BDMV][1080p][DISCx2 Fin][USA]</text:p>
            <text:p>Self-Purchase, PT Exclusiv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海岸物語][Ajimu Kaigan</text:p>
            <text:p>Monogatari][あじむ ~海岸物語~]</text:p>
            <text:p>[DVDISO][OVA][Vol.1-Vol.2 Fin]</text:p>
            <text:p>[R2J]</text:p>
            <text:p>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法外制裁者][Code: Breaker/</text:p>
            <text:p>CØDE:BREAKER][コード：ブレイ</text:p>
            <text:p>カー][BDMV][DISC×2 Fin][USA]</text:p>
            <text:p>[kenno@ADC]</text:p>
            <text:p>感谢kenno@ADC的⾃抓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法外制裁者][Code: Breaker/</text:p>
            <text:p>CØDE:BREAKER][コード：ブレイ</text:p>
            <text:p>カー][BDMV][Vol.1-7 Fin][ANK-</text:p>
            <text:p>RAWS][⾃抓]</text:p>
            <text:p>U2 exclusive | 谢绝转载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记忆⼥神的⼥⼉们][RIN ~Daughters</text:p>
            <text:p>of Mnemosyne~][Mnemosyne-ムネ</text:p>
            <text:p>モシュネの娘たち-][BDMV][Blu-ray</text:p>
            <text:p>BOX Disc×2 Fin][USA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神様DOLLS][Kamisama Dolls][神</text:p>
            <text:p>様ドォルズ][BDMV][1080i][DISCx2</text:p>
            <text:p>Fin][USA]</text:p>
            <text:p>Self-Purchase, PT Exclusiv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兽神莱卡][Juushin Riger, Beast-</text:p>
            <text:p>God Riger, Jushin Liger, Jyushin</text:p>
            <text:p>Ryger][獣神ライガー][DVDISO]</text:p>
            <text:p>[Vol.1-Vol.8][R2J]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妖怪旅馆营业中][Kakuriyo no</text:p>
            <text:p>Yadomeshi / Kakuriyo Bed &amp;</text:p>
            <text:p>Breakfast for Spirits][かくりよの宿</text:p>
            <text:p>飯][BDMV][1080p][Part 1][USA][⾃</text:p>
            <text:p>抓]</text:p>
            <text:p>By Ultra | Do not Remux an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妖怪旅馆营业中][Kakuriyo no</text:p>
            <text:p>Yadomeshi / Kakuriyo Bed &amp;</text:p>
            <text:p>Breakfast for Spirits][かくりよの宿</text:p>
            <text:p>飯][BDMV][1080p][Part 2][USA][⾃</text:p>
            <text:p>抓]</text:p>
            <text:p>By Ultra | Do not Remux an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博多豚骨拉⾯][Hakata Tonkotsu</text:p>
            <text:p>Ramens][博多豚骨ラーメンズ]</text:p>
            <text:p>[BDMV][1080p][DISCx2 Fin][USA]</text:p>
            <text:p>Self-Purchase, PT Exclusiv…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她和她的猫 - Everything Flows -]</text:p>
            <text:p>[She and Her Cat / Kanojo to</text:p>
            <text:p>Kanojo no Neko - Everything</text:p>
            <text:p>Flows -][彼⼥と彼⼥の猫 -</text:p>
            <text:p>Everything Flows -][BDMV][完全版]</text:p>
            <text:p>[Vol.1 Fin][⾃抓]</text:p>
            <text:p>⾃购⾃抓 完全版Blu-ray | 允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法外制裁者][Code: Breaker/</text:p>
            <text:p>CØDE:BREAKER][コード：ブレイ</text:p>
            <text:p>カー][BDMV][1080p][DISC×2 Fin]</text:p>
            <text:p>[USA][⾃抓]</text:p>
            <text:p>By Zanros | Do not Remux 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萌獸寵物店 / 獸道][Hataage!</text:p>
            <text:p>Kemono Michi][旗揚！けものみち]</text:p>
            <text:p>[BDMV][Vol.1]</text:p>
            <text:p>⾃抓</text:p>
          </table:table-cell>
          <table:table-cell table:style-name="Default" table:number-columns-repeated="16383"/>
        </table:table-row>
        <table:table-row table:style-name="ro21">
          <table:table-cell office:value-type="string" calcext:value-type="string">
            <text:p>[她和她的猫 -Everything Flows-]</text:p>
            <text:p>[She and Her Cat: Everything</text:p>
            <text:p>Flows][彼⼥と彼⼥の猫 -Everything</text:p>
            <text:p>Flows-][BDMV][1080p][DISCx1 Fin]</text:p>
            <text:p>[USA]</text:p>
            <text:p>Self-Purchase, PT Exclusiv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宇宙战舰提拉⽶斯 2][Space</text:p>
            <text:p>Battleship Tiramisu Zwei][宇宙戦艦</text:p>
            <text:p>ティラミスII][BDMV][1080p]</text:p>
            <text:p>[DISCx1 Fin][USA]</text:p>
            <text:p>Self-Purchase, PT Exclusiv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哥普拉/眼镜蛇][Space Adventure</text:p>
            <text:p>Cobra][SPACE・ADVENTURE コブ</text:p>
            <text:p>ラ][BDMV][2160p][MOVIE][USA]</text:p>
            <text:p>Self-Purchase, Discotek M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異種族風俗娘評鑑指南][Ishuzoku</text:p>
            <text:p>Reviewers][異種族レビュアーズ]</text:p>
            <text:p>[BDMV][Vol.1-Vol.3 Fin]</text:p>
            <text:p>⾃抓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吉永家的⽯雕像][Yoshinaga-sanchi</text:p>
            <text:p>no Gargoyle][吉永さん家のガーゴイ</text:p>
            <text:p>ル][DVDISO][480i][Vol.1-Vol.7 Fin]</text:p>
            <text:p>[R2J-Rental][R-Raws]</text:p>
            <text:p>Thanks to Sera@Nyaa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深渊传说/时空幻境深渊传奇][Tales</text:p>
            <text:p>Of The Abyss][テイルズ オブ ジ ア</text:p>
            <text:p>ビス][BDMV][Vol.1-Vol.9 Fin]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迷糊天使][Pita ten][ぴたテン]</text:p>
            <text:p>[DVDISO][DISC×9][R2J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最游记RELOAD BLAST][SAIYUKI</text:p>
            <text:p>RELOAD BLAST][最遊記RELOAD</text:p>
            <text:p>BLAST][BDMV][Vol.1-Vol.4 Fin]</text:p>
            <text:p>[CTM]</text:p>
            <text:p>⽩抓⽩扫 | 合集, 分卷已hash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圆盘皇⼥系列][Enverified UFO</text:p>
            <text:p>Ultramaiden Valkyrie Series][円盤</text:p>
            <text:p>皇⼥ワるきゅーレ][DVDISO]</text:p>
            <text:p>[DISC×7 FIN][R1]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奔向地球][Toward The Terra][地球</text:p>
            <text:p>へ…][BDMV][Movie][⾃抓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⻄蒙][Simoun][シムーン][DVDISO]</text:p>
            <text:p>[Vol.1-Vol.9 Fin][R2J]</text:p>
            <text:p>百合&gt; &lt;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奔向地球][Toward The Terra][地球</text:p>
            <text:p>へ…][DVDISO][480p][MOVIE]</text:p>
            <text:p>[NTSC][R1]</text:p>
            <text:p>U2 Exclusive "⾃抓"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宇宙骑⼠Blade][Uchuu no Kishi</text:p>
            <text:p>Tekkaman Blade][宇宙の騎⼠テッカ</text:p>
            <text:p>マンブレード][DVDISO][720x480]</text:p>
            <text:p>[OVA 1-6 Fin][NTSC][R1]</text:p>
            <text:p>Uploaded by getEcks ---&gt;&gt;&gt; AB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深渊传说/时空幻境深渊传奇][Tales</text:p>
            <text:p>of the Abyss][テイルズ オブ ジ アビ</text:p>
            <text:p>ス][BDMV][1080p][DISCx3 Fin]</text:p>
            <text:p>[USA]</text:p>
            <text:p>Self-Purchase, Funimation 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神⼋剑传][Shin Hakkenden /</text:p>
            <text:p>Рицарите на Земята][神⼋剣伝]</text:p>
            <text:p>[DVDISO][480P][TV 01-26 DISCx9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鲁邦三世 第⼀季][Lupin the 3rd:</text:p>
            <text:p>Season 1][ルパン三世][DVDISO]</text:p>
            <text:p>[720x480][DVD-BOX DISCx4 Fin]</text:p>
            <text:p>[MPEG2 AC3][R1]</text:p>
            <text:p>Lupin the 3rd: The Complet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深渊传说/时空幻境深渊传奇][Tales</text:p>
            <text:p>Of The Abyss][テイルズ オブ ジ ア</text:p>
            <text:p>ビス][Vol.1-Vol.9 Fin][外挂结构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⽋⾦情⼈][No Money !][お⾦がな</text:p>
            <text:p>いっ!][DVDISO][480p][OVA Vol.1-</text:p>
            <text:p>Vol.2 Fin][NTSC][R1]</text:p>
            <text:p>Uploaded by Iriyatesse ---&gt;&gt;&gt; AB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最游记RELOAD 埋葬篇][Saiyuuki</text:p>
            <text:p>Reload: Burial][最遊記RELOAD -</text:p>
            <text:p>burial-][BDMV][480i][OVA Vol.1</text:p>
            <text:p>Fin][Ue]</text:p>
            <text:p>UnperceivedExistence | 「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战⽃机甲萨芬格尔][Combat Mecha</text:p>
            <text:p>Xabungle][戦闘メカ ザブングル]</text:p>
            <text:p>[BDMV][480i][TV 01-50 + MOVIE]</text:p>
            <text:p>[USA][⾃抓]</text:p>
            <text:p>by kakeruSMC | Scans incl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GS美神][Ghost Sweeper Mikami]</text:p>
            <text:p>[GS美神][BDMV][480i][Blu-ray</text:p>
            <text:p>BOX][JP][⾃抓]</text:p>
            <text:p>U2 Exclusive 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银⾊的奥林⻄斯 / 银⾊的奥林斯]</text:p>
            <text:p>[Gin'iro no Olynssis][銀⾊のオリン</text:p>
            <text:p>シス][DVDISO][480i][TV Vol.1-Vol.6</text:p>
            <text:p>Fin][R2J]</text:p>
            <text:p>「平井脸都是神作啦！」 // 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魔法少⼥砂沙美][Magical Project</text:p>
            <text:p>S][魔法少⼥プリティサミー]</text:p>
            <text:p>[DVDISO][TV Vol.1-Vol.8 +OVA Fin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魔法少⼥砂沙美][Magical Girl</text:p>
            <text:p>Pretty Sammy][魔法少⼥プリティサ</text:p>
            <text:p>ミー][BDMV][480i][OVA + TV Fin]</text:p>
            <text:p>[JPN][⾃抓]</text:p>
            <text:p>by kakeruSMC | Scans incl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⾍孽][Blue gender][ブルージェン</text:p>
            <text:p>ダー][DVDISO][480i][NTSC][TV</text:p>
            <text:p>01-26 Fin][R2J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战⽃机甲萨芬格尔][Sentou Mecha</text:p>
            <text:p>Xabungle ][戦闘メカザブングル]</text:p>
            <text:p>[DVDISO][R2J][DISC×10][DVD9]</text:p>
            <text:p>[ADC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猎兽神兵/致曾为神之众兽][Katsute</text:p>
            <text:p>Kami Datta Kemono-tachi e][かつ</text:p>
            <text:p>て神だった獣たちへ][BDMV][1080p]</text:p>
            <text:p>[Vol.1-Vol.4 Fin][AVC][LoliHouse]</text:p>
            <text:p>⾃抓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幻灵镇魂曲][Phantom 〜Requiem</text:p>
            <text:p>for the Phantom〜][BDMV][BD-</text:p>
            <text:p>BOX DISC×4 Fin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幻灵镇魂曲][Phantom 〜Requiem</text:p>
            <text:p>for the Phantom〜][BDMV][1080p]</text:p>
            <text:p>[DISCx3 Fin][USA]</text:p>
            <text:p>Self-Purchase, Funimation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兽兵卫忍风帖 ⻰宝⽟篇][Ninja</text:p>
            <text:p>Scroll: The Series][獣兵衛忍風帖 龍</text:p>
            <text:p>宝⽟篇][BDMV][1080p][DISCx1 Fin]</text:p>
            <text:p>[USA]</text:p>
            <text:p>Self-Purchase, Discotek M…</text:p>
          </table:table-cell>
          <table:table-cell table:style-name="Default" table:number-columns-repeated="16383"/>
        </table:table-row>
        <table:table-row table:style-name="ro29">
          <table:table-cell office:value-type="string" calcext:value-type="string">
            <text:p>[博⼈傳：⽕影次世代][Boruto:</text:p>
            <text:p>Naruto Next Generations]</text:p>
            <text:p>[BORUTO-ボルト- -NARUTO NEXT</text:p>
            <text:p>GENERATIONS-][BDMV][1080p]</text:p>
            <text:p>[Set 6 - Mitsuki's Will (TV 67-79)]</text:p>
            <text:p>[USA][⾃抓]</text:p>
            <text:p>By jdcox215 | U2 Exclusive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幻灵镇魂曲][Phantom 〜Requiem</text:p>
            <text:p>for the Phantom〜][外挂结构][BD-</text:p>
            <text:p>BOX DISC×4 Fin][澄空简繁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缘之空][Yosuga no Sora][ヨスガノ</text:p>
            <text:p>ソラ][BDMV][Vol.1-Vol.4 Fin][GER]</text:p>
            <text:p>感谢OtakuNekoP，感谢EFS，替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缘之空][Yosuga no Sora][ヨスガノ</text:p>
            <text:p>ソラ][BDMV][DISC×2 Fin][USA]</text:p>
            <text:p>[Etzimal@ADC]</text:p>
            <text:p>感谢Etzimal@ADC的⾃抓。Scans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五等分的新娘][Go-Toubun no</text:p>
            <text:p>Hanayome][五等分の花嫁][BDMV]</text:p>
            <text:p>[1080p][DISC×2 Fin][USA][⾃抓]</text:p>
            <text:p>By Zanros | Do not Remux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⿊⾊五葉草][Black Clover][ブラッ</text:p>
            <text:p>ククローバー][BDMV][1080p]</text:p>
            <text:p>[Season 2 Part 5 (TV 91-102)][USA]</text:p>
            <text:p>[⾃抓]</text:p>
            <text:p>By jdcox215 | U2, BLU, + B…</text:p>
          </table:table-cell>
          <table:table-cell table:style-name="Default" table:number-columns-repeated="16383"/>
        </table:table-row>
        <table:table-row table:style-name="ro21">
          <table:table-cell office:value-type="string" calcext:value-type="string">
            <text:p>[宇宙骑⼠][Tekkaman: The Space</text:p>
            <text:p>Knight / Uchuu no Kishi</text:p>
            <text:p>Tekkaman][宇宙の騎⼠テッカマン]</text:p>
            <text:p>[BDMV][1080p][BDBOX DISC×3</text:p>
            <text:p>Fin][ITA]</text:p>
            <text:p>[Dynit] 1975 remastered (2018 edi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拜托了双⼦星/星空的邂逅2][Onegai</text:p>
            <text:p>Twins/Please Twins!][おねがい☆ツ</text:p>
            <text:p>インズ][BDMV][1080p][DISC×2 Fin]</text:p>
            <text:p>[USA][⾃抓]</text:p>
            <text:p>By Zanros | Do not Remux 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暴⾛战国史][Bousou Sengokushi]</text:p>
            <text:p>[暴⾛戦国史 スペクター誕⽣]</text:p>
            <text:p>[DVDISO][480P][OVA1]</text:p>
            <text:p>LD-&gt;DVD，转⾃Anirena，感谢PP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五等分的新娘 特别活动][Go-</text:p>
            <text:p>Toubun no Hanayome Special</text:p>
            <text:p>Event in YOMIURI HALL][五等分の</text:p>
            <text:p>花嫁 スペシャルイベント in よみう</text:p>
            <text:p>りホール][BDMV][DISC×2][⾃抓]</text:p>
          </table:table-cell>
          <table:table-cell table:style-name="Default" table:number-columns-repeated="16383"/>
        </table:table-row>
        <table:table-row table:style-name="ro36">
          <table:table-cell office:value-type="string" calcext:value-type="string">
            <text:p>[R-15][BDMV][Vol.1-Vol.6 Fin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⽉影特⼯][Release The Spyce]</text:p>
            <text:p>[BDMV][1080p][Vol.1-6 Fin][JP]</text:p>
            <text:p>A叔快来看，本合集怪出现了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戰場⼥武神3 為誰⽽負的槍傷]</text:p>
            <text:p>[Senjou no Valkyria 3 Tagatame no</text:p>
            <text:p>Juusou][戦場のヴァルキュリア3 誰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戰場⼥武神3 為誰⽽負的槍傷]</text:p>
            <text:p>[Valkyria Chronicles III: The</text:p>
            <text:p>Wound Taken for Someone's</text:p>
            <text:p>Sake][戦場のヴァルキュリア３ 誰が</text:p>
            <text:p>ための銃瘡][BDMV][OVA Vol.1-</text:p>
            <text:p>Vol.2 Fin][外挂结构][中⽂字幕]</text:p>
            <text:p>曾经打算等帮主填坑的 直到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⽉影特⼯][Release The Spyce]</text:p>
            <text:p>[BDMV][1080p][DISC×2 Fin][USA]</text:p>
            <text:p>Thanks to Lupin the Nerd @ Nyaa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THE⼋⽝传 + THE⼋⽝传 新章][The</text:p>
            <text:p>Hakkenden + The Hakkenden:</text:p>
            <text:p>Shin Shou][THE ⼋⽝伝 + THE⼋⽝</text:p>
            <text:p>伝 新章][DVDISO][480P][OVA S1</text:p>
            <text:p>Vol.1(1990) + OVA S2 Vol.1(1993)</text:p>
            <text:p>Fin][R2J]</text:p>
            <text:p>⾃购⾃抓⾃扫，禁⽌转载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波⼦汽⽔][LAMUNE][ラムネ]</text:p>
            <text:p>[DVDISO][DISCx6][R2J]</text:p>
            <text:p>转⾃2DKF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天降之物劇場版 FINAL 我永遠的主</text:p>
            <text:p>⼈/我永遠的鳥籠][Sora no</text:p>
            <text:p>Otoshimono Final: Eternal My</text:p>
            <text:p>Master][そらのおとしもの Final 永</text:p>
            <text:p>遠の私の鳥籠[エターナルマイマス</text:p>
            <text:p>ター]][BDMV][U2娘@SHARE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炎炎消防队][En`en no Shouboutai</text:p>
            <text:p>/ Fire Force][炎炎ノ消防隊][BDMV]</text:p>
            <text:p>[1080p][Part 1][USA][⾃抓]</text:p>
            <text:p>By Zanros | Do not Remux 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神秘的世界][El-Hazard: The</text:p>
            <text:p>Magnificent World][神秘の世界エル</text:p>
            <text:p>ハザード][DVDISO][720x480]</text:p>
            <text:p>[OVA1(1995) 01-07 + OVA2(1997)</text:p>
            <text:p>01-04 Fin][MPEG2 AC3][R1]</text:p>
            <text:p>BOXSET includes both El-Hazard 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鲁邦三世 再见搭档][Lupin Sansei:</text:p>
            <text:p>Goodbye Partner][ルパン三世 グッ</text:p>
            <text:p>バイ・パートナー][BDMV][JP][⾃抓]</text:p>
          </table:table-cell>
          <table:table-cell table:style-name="Default" table:number-columns-repeated="16383"/>
        </table:table-row>
        <table:table-row table:style-name="ro31">
          <table:table-cell office:value-type="string" calcext:value-type="string">
            <text:p>[天降之物劇場版 FINAL 我永遠的主</text:p>
            <text:p>⼈/我永遠的鳥籠][Sora no</text:p>
            <text:p>Otoshimono Final: Eternal My</text:p>
            <text:p>Master][そらのおとしもの Final 永</text:p>
            <text:p>遠の私の鳥籠][加流重灌 (Modded</text:p>
            <text:p>Blu-rays)][1080P][MOVIE]</text:p>
            <text:p>[SweetDreamDay]</text:p>
            <text:p>原盤DIY 繁、简中⽂字幕 ＊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真⽉谭⽉姬][Shingetsutan</text:p>
            <text:p>Tsukihime][真⽉譚 ⽉姫][DVDISO]</text:p>
            <text:p>[720x480][NTSC][Vol.1-3 Fin][R1]</text:p>
            <text:p>[Custom Espanol Sub&amp;Audio]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猎兽神兵/致曾为神之众兽][Katsute</text:p>
            <text:p>Kami Datta Kemono-tachi e][かつ</text:p>
            <text:p>て神だった獣たちへ][BDRip]</text:p>
            <text:p>[1920x1080][TV 01-12 Fin][x265</text:p>
            <text:p>ALAC][Amoeba@エミ]</text:p>
            <text:p>猎兽神兵/致曾为神之众兽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鲁邦三世：去死吧！诺斯特拉达穆</text:p>
            <text:p>斯][Lupin the 3rd: Farewell to</text:p>
            <text:p>Nostradamus][ルパン三世 くたば</text:p>
            <text:p>れ!ノストラダムス][DVDISO]</text:p>
            <text:p>[720x480][MOVIE][MPEG2 AC3]</text:p>
            <text:p>[R1]</text:p>
            <text:p>Audio: Japanese 1.0 + English 5.1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花花妙记者][The Incredible</text:p>
            <text:p>Gyoukai Video Junk Boy][ジャンク</text:p>
            <text:p>ボーイ][DVDISO][720x576][OVA]</text:p>
            <text:p>[DISCx1 Fin][MPEG2 AC3][R2FR]</text:p>
            <text:p>Not my rip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家有⼥友][Domestic Girlfriend /</text:p>
            <text:p>Domestic na Kanojo][ドメスティッ</text:p>
            <text:p>クな彼⼥][BDMV][BDx2 Fin][USA]</text:p>
            <text:p>⽇版延期了。看漫画读者的反应明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⼈间失格][HUMAN LOST][HUMAN</text:p>
            <text:p>LOST ⼈間失格][BDMV][1080P]</text:p>
            <text:p>[MOVIE][AVC][JP]</text:p>
            <text:p>⾃抓, 禁转 | U2 Exclusive |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鲁邦三世 再见搭档][Lupin Sansei:</text:p>
            <text:p>Goodbye Partner][ルパン三世 グッ</text:p>
            <text:p>バイ・パートナー][BDMV][1080p]</text:p>
            <text:p>[TV Special][USA]</text:p>
            <text:p>Thanks to Lupin the Nerd @ Nyaa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乱步奇谭 Game of Laplace][Ranpo</text:p>
            <text:p>Kitan: Game of Laplace][乱歩奇譚</text:p>
            <text:p>Game of Laplace][BDMV][DISC×2</text:p>
            <text:p>Fin]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亡灵幻境/死囚乐园][Deadman</text:p>
            <text:p>Wonderland][デッドマン・ワンダー</text:p>
            <text:p>ランド][BDMV][BDBOX: DISC×2</text:p>
            <text:p>Fin][USA]</text:p>
            <text:p>感谢fch1993代购代抓代扫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乱步奇谭 Game of Laplace][Ranpo</text:p>
            <text:p>Kitan: Game of Laplace][乱歩奇譚</text:p>
            <text:p>Game of Laplace][BDMV][Vol.1-</text:p>
            <text:p>Vol.5 Fin]</text:p>
            <text:p>⾃购⾃抓by Zweig@U2，转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⿊⾊五葉草][Black Clover][ブラッ</text:p>
            <text:p>ククローバー][BDMV][1080p]</text:p>
            <text:p>[Season 2 Part 4 (TV 84-90)][USA]</text:p>
            <text:p>[⾃抓]</text:p>
            <text:p>By jdcox215 | U2 and BLU 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重来吧，魔王⼤⼈！][Demon Lord,</text:p>
            <text:p>Retry!][魔王様, リトライ!][BDMV]</text:p>
            <text:p>[1080p][DISCx2 Fin][USA][Lupin</text:p>
            <text:p>the Nerd]</text:p>
            <text:p>Thanks to Lupin the Nerd@Nyaa (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千年⼥优][Millennium Actress][千</text:p>
            <text:p>年⼥優][BDMV][Movie][USA][JRP]</text:p>
            <text:p>转⾃ACM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河童之夏][Summer Days With</text:p>
            <text:p>Coo][河童のクゥと夏休み][BDMV]</text:p>
            <text:p>[Movie][USA][lincia@ACM]</text:p>
            <text:p>转⾃ACM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剧场版圣天空战记][Escaflowne:</text:p>
            <text:p>The Movie / A Girl in Gaea][劇場版</text:p>
            <text:p>エスカフローネ][BDMV][1080p]</text:p>
            <text:p>[MOVIE][USA]</text:p>
            <text:p>转⾃acm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吹响吧!上低⾳号 莉兹与⻘鸟][Liz</text:p>
            <text:p>and the Blue Bird][リズと⻘い鳥]</text:p>
            <text:p>[BDMV][1080p][MOVIE][USA]</text:p>
            <text:p>Ripped by meriika@ACM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亡灵幻境/死囚乐园][Deadman</text:p>
            <text:p>Wonderland][デッドマン・ワンダー</text:p>
            <text:p>ランド][BDMV][VOL.3 特装版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亡灵幻境/死囚乐园][Deadman</text:p>
            <text:p>Wonderland][デッドマン・ワンダー</text:p>
            <text:p>ランド][BDMV][VOL.4 特装版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亡灵幻境/死囚乐园][Deadman</text:p>
            <text:p>Wonderland][デッドマン・ワンダー</text:p>
            <text:p>ランド][BDMV][VOL.1 特装版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亡灵幻境/死囚乐园][Deadman</text:p>
            <text:p>Wonderland][デッドマン・ワンダー</text:p>
            <text:p>ランド][BDMV][VOL.2 特装版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亡灵幻境/死囚乐园][Deadman</text:p>
            <text:p>Wonderland][デッドマン・ワンダー</text:p>
            <text:p>ランド][BDMV][VOL.5 特装版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武装司书/战⽃司书][The Book of</text:p>
            <text:p>Bantorra][戦う司書][BDMV]</text:p>
            <text:p>[DISC×3 Fin][USA]</text:p>
            <text:p>[Tokyosama@ADC]</text:p>
            <text:p>感谢tokyosama@ADC的⾃抓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为什么⽼师会在这⾥!?][Nande</text:p>
            <text:p>Koko ni Sensei ga!?][なんでここに</text:p>
            <text:p>先⽣が!?][加流重灌 (Modded Blu-</text:p>
            <text:p>rays)][1080P][TV 01-13 Fin]</text:p>
            <text:p>[SweetDreamDay]</text:p>
            <text:p>繁、简中⽂字幕 ＊禁⽌转载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武装司书/战⽃司书][The Book of</text:p>
            <text:p>Bantorra][戦う司書][BDMV][Vol.01-</text:p>
            <text:p>Vol.10 Fin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东京暗鸦/东京闇鸦][Tokyo Ravens]</text:p>
            <text:p>[東京レイヴンズ][BDMV][BD-</text:p>
            <text:p>BOX×2: DISC×2 Fin][USA][ADC]</text:p>
            <text:p>感谢kenno@ADC和Etzimal@ADC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Re:从零开始的异世界⽣活][Re: Life</text:p>
            <text:p>in a Different World from Zero][Re:</text:p>
            <text:p>ゼロから始める異世界⽣活][BDMV]</text:p>
            <text:p>[Vol.1-9 Fin + CDx2][⾃抓]</text:p>
            <text:p>Enjoy! Scans and Bonus C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Re:从零开始的异世界⽣活][Re:</text:p>
            <text:p>Zero kara Hajimeru Isekai</text:p>
            <text:p>Seikatsu][Re:ゼロから始める異世界</text:p>
            <text:p>⽣活][BDMV][1080p][DISC×4 Fin]</text:p>
            <text:p>[USA][⾃抓]</text:p>
            <text:p>By Zanros | Do not Remux 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Re:从零开始的异世界⽣活 新编集版]</text:p>
            <text:p>[Re:Zero Kara Hajimeru Isekai</text:p>
            <text:p>Seikatsu Shin Henshuu-ban][Re:ゼ</text:p>
            <text:p>ロから始める異世界⽣活 新編集版]</text:p>
            <text:p>[BDMV][BD-BOX Discx4 Fin][Lupin</text:p>
            <text:p>the Nerd@Nyaa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C3 -魔⽅少⼥-][C3: Cube x Cursed</text:p>
            <text:p>x Curious][C3 -シーキューブ-]</text:p>
            <text:p>[BDMV][1080p][AVC][USA]</text:p>
            <text:p>u2 and ADC exclusive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C3 -魔⽅少⼥-][C3 Cube x Cursed</text:p>
            <text:p>x Curious][C3 -シーキューブ-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皇帝圣印战记][Record of</text:p>
            <text:p>Grancrest War / Grancrest Senki]</text:p>
            <text:p>[グランクレスト戦記][BDMV]</text:p>
            <text:p>[1080p][Part 2 FIN][UK][⾃抓]</text:p>
            <text:p>By Zanros | Do not Remux 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超⼈洛克：魔⼥的世纪][Locke The</text:p>
            <text:p>Superman: Millennium Of The</text:p>
            <text:p>Witch][超⼈ロック 魔⼥の世紀]</text:p>
            <text:p>[BDMV][MOVIE][Ue]</text:p>
            <text:p>UnperceivedExistence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超⼈洛克 镜之戒][Locke the</text:p>
            <text:p>Superman: Mirror Ring / Choujin</text:p>
            <text:p>Locke: Mirror Ring][超⼈ロック~ミ</text:p>
            <text:p>ラーリング~][DVDISO][OVA][R2J,</text:p>
            <text:p>Nanto@ADC]</text:p>
          </table:table-cell>
          <table:table-cell table:style-name="Default" table:number-columns-repeated="16383"/>
        </table:table-row>
        <table:table-row table:style-name="ro21">
          <table:table-cell office:value-type="string" calcext:value-type="string">
            <text:p>[超⼈洛克：新世界战队][Locke the</text:p>
            <text:p>Superman: New World Command /</text:p>
            <text:p>Choujin Locke: Shinsekai Sentai]</text:p>
            <text:p>[超⼈ロック〜新世界戦隊〜]</text:p>
            <text:p>[DVDISO][OVA Vol.1-Vol.2][R2J,</text:p>
            <text:p>ADC@Nanto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在世界尽头咏唱恋曲的少⼥YU-NO]</text:p>
            <text:p>[Kono Yo no Hate de Koi o Utau</text:p>
            <text:p>Shoujo Yu-no][この世の果てで恋を</text:p>
            <text:p>唄う少⼥YU-NO][BDMV][BD-BOX</text:p>
            <text:p>Vol.01-03 Discx6 Fin][Lupin the</text:p>
            <text:p>Nerd@Nyaa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美少⼥死神还我H之魂][Dakara</text:p>
            <text:p>Boku wa, H ga Dekinai.][だから僕</text:p>
            <text:p>は, Hができない.][BDMV][Vol.1-</text:p>
            <text:p>Vol.6 Fin + OAD]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最終休⽌符 -無⽌境的螺旋物語-]</text:p>
            <text:p>[Last Period: The Story of an</text:p>
            <text:p>Endless Spiral][ラストピリオド -終</text:p>
            <text:p>わりなき螺旋の物語-][BDMV]</text:p>
            <text:p>[1080p][Vol.1-Vol.3 Fin]</text:p>
            <text:p>合集附掃圖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闇與帽⼦與書的旅⼈][Yami to</text:p>
            <text:p>Boushi to Hon no Tabibito][ヤミと</text:p>
            <text:p>帽⼦と本の旅⼈][BDMV][Blu-ray</text:p>
            <text:p>BOX][U2娘@Share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南⽠剪⼑/⾮戰特攻隊：帝國陸軍情</text:p>
            <text:p>報部第3課][Pumpkin Scissors][パン</text:p>
            <text:p>プキン・シザーズ][DVDISO][Vol.1-</text:p>
            <text:p>Vol.6 Fin][R1]</text:p>
            <text:p>应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法护⼠⼩⻨R][Nurse Witch</text:p>
            <text:p>Komugi-chan R][ナースウィッチ⼩</text:p>
            <text:p>⻨ちゃんR][BDMV][Vol.01]</text:p>
            <text:p>[kenno@ADC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魔法护⼠⼩⻨R][Nurse Witch</text:p>
            <text:p>Komugi-chan R ][ナースウィッチ⼩</text:p>
            <text:p>⻨ちゃんR][BDMV][Vol.2][⾃抓]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天然萌少⼥明⽇香/今天的明⽇香]</text:p>
            <text:p>[Kyou no Asuka Show][今⽇のあす</text:p>
            <text:p>かショー][BDMV][Vol.1-Vol.2 Fin]</text:p>
            <text:p>[⾃抓]</text:p>
            <text:p>⾃购⾃抓 | 允许转载 | NOT 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⼤和号2520][Yamato 2520]</text:p>
            <text:p>[YAMATO2520][DVDISO][480P]</text:p>
            <text:p>[OVA Vol.1-3 + Vol.0(SP) + Mirror +</text:p>
            <text:p>Tokio Fin]</text:p>
            <text:p>LD-&gt;DVD，转⾃Anirena，感谢PP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樱花⼤战][Sakura Wars][サクラ⼤</text:p>
            <text:p>戦][BDMV][480i][DISCx2 Fin][USA]</text:p>
            <text:p>Self-Purchase, SD on BD, 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叛逆性百万亚瑟王][Han-Gyaku-Sei</text:p>
            <text:p>Million Arthur][叛逆性ミリオンアー</text:p>
            <text:p>サー][BDMV][Vol.01-06 Fin][Lupin</text:p>
            <text:p>the Nerd@Nyaa]</text:p>
            <text:p>補回Scans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请认真和我恋爱!][Maji de Watashi</text:p>
            <text:p>ni Koi Shinasai!!][真剣で私に恋しな</text:p>
            <text:p>さい!!][BDISO][DISC×2 Fin][USA]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战x恋][Val x Love][戦x恋][BDMV]</text:p>
            <text:p>[Vol.01-04 Fin][Lupin the</text:p>
            <text:p>Nerd@Nyaa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皇帝圣印战记][Record of</text:p>
            <text:p>Grancrest War / Grancrest Senki]</text:p>
            <text:p>[グランクレスト戦記][BDMV]</text:p>
            <text:p>[1080p][Part 1][UK][⾃抓]</text:p>
            <text:p>By Zanros | Do not Remux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电影少⼥][Video Girl Ai][電影少⼥]</text:p>
            <text:p>[DVDISO][480P][OVA Vol.1-2 Fin]</text:p>
            <text:p>[R2J]</text:p>
            <text:p>轉⾃ADC，舊種無法完全hash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鐵腕⼥刑警Decode:02][Tetsuwan</text:p>
            <text:p>Birdy: Decode 02][鉄腕バーディー</text:p>
            <text:p>DECODE 02][DVDISO][Vol.1-6 Fin]</text:p>
            <text:p>[R2J-Rental]</text:p>
            <text:p>U2 Exclusive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平安达纪][Hentatsu][へんたつ]</text:p>
            <text:p>[BDMV][1080p][TV 01-12.5 Fin]</text:p>
            <text:p>[1xBD25][JP]</text:p>
            <text:p>⾃购⾃抓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Re:创世主们][Re:Creators][レクリ</text:p>
            <text:p>エイターズ][BDMV][1080p][Vol.1-</text:p>
            <text:p>Vol.8 Fin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Val x Love][戦×恋][BDMV][1080p]</text:p>
            <text:p>[Vol.1]</text:p>
            <text:p>⾃抓</text:p>
          </table:table-cell>
          <table:table-cell table:style-name="Default" table:number-columns-repeated="16383"/>
        </table:table-row>
        <table:table-row table:style-name="ro26">
          <table:table-cell office:value-type="string" calcext:value-type="string">
            <text:p>[只要⻓得可爱, 即使是变态你也喜欢</text:p>
            <text:p>吗?][Kawaikereba Hentai demo</text:p>
            <text:p>Suki ni Natte Kuremasu ka?][可愛</text:p>
            <text:p>ければ変態でも好きになってくれま</text:p>
            <text:p>すか?][BDMV][1080p][DISC×2 Fin]</text:p>
            <text:p>[USA][⾃抓]</text:p>
            <text:p>By Zanros | Do not Remux 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战×恋][Val x Love][戦×恋][BDRip]</text:p>
            <text:p>[1920x1080][TV 01-12 Fin][x265</text:p>
            <text:p>ALAC][Amoeba@エミ]</text:p>
            <text:p>战×恋 全12集 *转⾃@天雪*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⽆敌看板娘][Muteki Kanban</text:p>
            <text:p>Musume][無敵看板娘][DVDISO]</text:p>
            <text:p>[720x480][DVD-BOX DISCx6 Fin]</text:p>
            <text:p>[R2J][⾃抓]</text:p>
            <text:p>U2 Exclusive | Do not Rem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神怒之⽇][Dies Irae][ディエス・イ</text:p>
            <text:p>レ][BDMV][1080p][DISCx2 Fin]</text:p>
            <text:p>[USA][Lupin the Nerd]</text:p>
            <text:p>Thanks to Lupin the Nerd@Nyaa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盾之勇者成名錄][The Rising of the</text:p>
            <text:p>Shield Hero][盾の勇者の成り上がり]</text:p>
            <text:p>[BDMV][1080p][Part 2 Fin][USA][⾃</text:p>
            <text:p>抓]</text:p>
            <text:p>U2 Exclusive | 请勿转载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永久的久远/永远之久远][Towa no</text:p>
            <text:p>Quon][トワノクオン][BDMV][Vol.1-</text:p>
            <text:p>Vol.6 Fin][JP][philosophy-raws]</text:p>
            <text:p>BD画质太好了，压制完全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召唤恶魔阿萨谢尔/恶魔侦探/恶魔阿</text:p>
            <text:p>萨谢尔在召唤你][Yondemasuyo,</text:p>
            <text:p>Azazel-san][よんでますよ、アザゼ</text:p>
            <text:p>ルさん。][BDMV][Vol.1- Vol.3 Fin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稻荷恋之歌][Inari, Konkon, Koi</text:p>
            <text:p>Iroha][いなり, こんこん, 恋いろは.]</text:p>
            <text:p>[BDMV][Vol.1-Vol.5 Fin + OAD][U2</text:p>
            <text:p>娘@Share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最游记 Reload Blast][Saiyuki</text:p>
            <text:p>Reload Blast][最遊記RELOAD</text:p>
            <text:p>BLAST][BDMV][DISC×2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原書使 / 童話魔法使][Marchen</text:p>
            <text:p>Madchen][メルヘン・メドヘン]</text:p>
            <text:p>[BDMV][Vol.1-Vol.6 Fin][Ue]</text:p>
            <text:p>UnperceivedExistence | 合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约会⼤作战Ⅲ][DATE A LIVE III]</text:p>
            <text:p>[デート・ア・ライブⅢ][BDMV]</text:p>
            <text:p>[1080p][DISC×2 Fin][USA][⾃抓]</text:p>
            <text:p>By Zanros | Do not Remux 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盾之勇者成名錄][Tate no Yuusha</text:p>
            <text:p>no Nariagari][盾の勇者の成り上が</text:p>
            <text:p>り][BDMV][1080p][Vol.2][JP][狂三]</text:p>
            <text:p>U2 Exclusive | Amazon.jp | 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剧场版 城市猎⼈新宿 Private Eyes]</text:p>
            <text:p>[Gekijouban City Hunter Shinjuku</text:p>
            <text:p>Private Eyes][劇場版シティーハン</text:p>
            <text:p>ター 新宿PRIVATE EYES][BDMV]</text:p>
            <text:p>[Movie][lyi8ctujrdw@緋⽉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盾之勇者成名錄][Tate no Yuusha</text:p>
            <text:p>no Nariagari][盾の勇者の成り上が</text:p>
            <text:p>り][BDMV][1080p][Vol.3][JP][狂三]</text:p>
            <text:p>U2 Exclusive | Amazon.jp | 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盾之勇者成名錄][Tate no Yuusha</text:p>
            <text:p>no Nariagari][盾の勇者の成り上が</text:p>
            <text:p>り][BDMV][1080p][Vol.4 Fin][JP][狂</text:p>
            <text:p>三]</text:p>
            <text:p>U2 Exclusive | Amazon.jp | 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盾之勇者成名錄][Tate no Yuusha</text:p>
            <text:p>no Nariagari][盾の勇者の成り上が</text:p>
            <text:p>り][BDMV][1080p][Vol.1][狂三]</text:p>
            <text:p>U2 Exclusive | Amazon.jp |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普罗⽶亚][PROMARE][プロメア]</text:p>
            <text:p>[BDMV][1080p][MOVIE][AVC DTS-</text:p>
            <text:p>HDMA 5.1][USA]</text:p>
            <text:p>⾃购⾃抓⾃扫 | 随意转载 | F…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剧场版 城市猎⼈ 新宿 PRIVATE</text:p>
            <text:p>EYES][Gekijouban City Hunter:</text:p>
            <text:p>Shinjuku Private Eyes][劇場版シ</text:p>
            <text:p>ティーハンター 新宿プライベート・</text:p>
            <text:p>アイズ][BDMV][1080p][MOVIE]</text:p>
            <text:p>[USA][Lupin the Nerd]</text:p>
            <text:p>All credit goes to Lupin the Nerd@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王室教师海涅][The Royal Tutor][王</text:p>
            <text:p>室教師ハイネ][BDMV][DISC×2 Fin]</text:p>
            <text:p>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巴哈姆特之怒 玛娜利亚学院]</text:p>
            <text:p>[Manaria Friends / Mysteria</text:p>
            <text:p>Friends][マナリアフレンズ][BDMV]</text:p>
            <text:p>[1080p][Vol.2 Fin]</text:p>
            <text:p>代发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巴哈姆特之怒 玛娜利亚学院]</text:p>
            <text:p>[Manaria Friends / Mysteria</text:p>
            <text:p>Friends][マナリアフレンズ][BDMV]</text:p>
            <text:p>[1080p][Vol.1]</text:p>
            <text:p>代发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巴哈姆特之怒 玛娜利亚学院]</text:p>
            <text:p>[Mysteria Friends][マナリアフレン</text:p>
            <text:p>ズ][BDMV][1080p][DISCx1 FIN]</text:p>
            <text:p>[USA][⾃抓]</text:p>
            <text:p>U2 Exclusive | 请勿转载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异种族风俗娘评鉴指南][Ishuzoku</text:p>
            <text:p>Reviewers][異種族レビュアーズ]</text:p>
            <text:p>[BDMV][Vol.01][Lupin the</text:p>
            <text:p>Nerd@Nyaa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魔法护⼠⼩⻨R][Nurse Witch</text:p>
            <text:p>Komugi R][ナースウィッチ⼩⻨ちゃ</text:p>
            <text:p>んR][BDMV][DISC×2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碧蓝幻想][GRANBLUE FANTASY</text:p>
            <text:p>The Animation][BDMV][1080p]</text:p>
            <text:p>[DISC×2 Fin][UK][⾃抓]</text:p>
            <text:p>By Zanros | Do not Remux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为我⽽⽣][Conception][コンセプ</text:p>
            <text:p>ション][BDMV][1080p][DISC×2 Fin]</text:p>
            <text:p>[USA]</text:p>
            <text:p>Thanks to moscowgolem @ Nyaa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爱丽丝SOS][Alice SOS][アリス</text:p>
            <text:p>SOS][DVDISO][720x480][Vol.1-</text:p>
            <text:p>Vol.7 Fin][7xDVD5][R2J]</text:p>
            <text:p>⾃购⾃抓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剧场版 乐园追放/乐园流放 -</text:p>
            <text:p>Expelled From Paradise-][Rakuen</text:p>
            <text:p>Tsuiho: Expelled from Paradise][劇</text:p>
            <text:p>場版 楽園追放 -Expelled From</text:p>
            <text:p>Paradise-][BDMV][MOVIE][UK]</text:p>
            <text:p>[wilfried@ADC@U2]</text:p>
            <text:p>感谢wilfried@ADC@U2的⾃抓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超级偶像猫铃铛][Di Gi Charat][デ・</text:p>
            <text:p>ジ・キャラット][BDMV][480i]</text:p>
            <text:p>[DISCx1 Fin][USA]</text:p>
            <text:p>Self-Purchase, Sentai Film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⼩尼莫梦乡历险记][Little Nemo:</text:p>
            <text:p>Adventures in Slumberland][リト</text:p>
            <text:p>ル ニモ][BDMV][USA][ANK-RAWS]</text:p>
            <text:p>[⾃抓]</text:p>
            <text:p>美版独占BD。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魔法護⼠⼩⿆Z][Nurse Witch</text:p>
            <text:p>Komugi-chan Magikarte Z][ナース</text:p>
            <text:p>ウィッチ⼩⻨ちゃんマジカルてZ]</text:p>
            <text:p>[DVDISO][720x480][OVA][Vol.1-</text:p>
            <text:p>Vol.2 Fin][R2J]</text:p>
            <text:p>⾃购⾃抓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Cyborg 009 vs. Devilman][サイ</text:p>
            <text:p>ボーグ009VSデビルマン][BDMV]</text:p>
            <text:p>[1080p][OVA][zabitan@ADC]</text:p>
            <text:p>感谢zabitan@ADC的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再造⼈009 vs 恶魔⼈][Cyborg 009</text:p>
            <text:p>vs. Devilman][サイボーグ009VSデ</text:p>
            <text:p>ビルマン][BDMV][OVA][REV]</text:p>
            <text:p>[zabitan@ADC]</text:p>
            <text:p>REV補回特典DVD及無損CD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和谐][Harmony][ハーモニー]</text:p>
            <text:p>[BDMV][MOVIE][USA]</text:p>
            <text:p>[Ebiru6@ADC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鲁邦三世：峰不⼆⼦的谎⾔][LUPIN</text:p>
            <text:p>THE IIIRD: Mine Fujiko no Uso]</text:p>
            <text:p>[LUPIN THE ⅢRD 峰不⼆⼦の嘘]</text:p>
            <text:p>[BDMV][1080p][MOVIE][AVC</text:p>
            <text:p>LPCM]</text:p>
            <text:p>鲁邦三世爱好者合购，转前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危险代理⼈][Mezzo DSA][MEZZO -</text:p>
            <text:p>メゾ-][DVDISO][NTSC][DISCx3 Fin]</text:p>
            <text:p>[R1]</text:p>
            <text:p>Self-Purchase, ADV Films 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超⼈学园/超⼈学園][Voltage Fighter</text:p>
            <text:p>Gowcaizer][超⼈学園ゴウカイザー</text:p>
            <text:p>インター ナショナルバージョン]</text:p>
            <text:p>[DVDISO][720x480][OVA Vol. 1 Fin]</text:p>
            <text:p>[R2J]</text:p>
            <text:p>not my rip, post it anywhere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地狱⽼师][Jigoku Sensei Nube The</text:p>
            <text:p>OVA][地獄先⽣ぬ~べ~ THE OVA]</text:p>
            <text:p>[DVDISO][720x480][Vol.1 Fin][R2J]</text:p>
            <text:p>[⾃抓]</text:p>
            <text:p>U2 Exclusive | Do not Rem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鲁邦三世 次元⼤介的墓标][Lupin</text:p>
            <text:p>the IIIrd: Jigen Daisuke no</text:p>
            <text:p>Bohyou][LUPIN THE IIIRD 次元⼤介</text:p>
            <text:p>の墓標][BDMV][MOVIE][U2娘</text:p>
            <text:p>@Share]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鲁邦三世 次元⼤介的墓标][Lupin</text:p>
            <text:p>the 3rd: Jigen's Gravestone]</text:p>
            <text:p>[LUPIN THE IIIRD 次元⼤介の墓標]</text:p>
            <text:p>[BDMV][MOVIE][USA]</text:p>
            <text:p>[Junior36@ADC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魔⼈侦探 ⾷脑奈罗][Majin Tantei</text:p>
            <text:p>Nougami Neuro][魔⼈探偵 脳噛ネウ</text:p>
            <text:p>ロ][DVDISO][480i][Vol.1-Vol.9 Fin]</text:p>
            <text:p>[R2J]</text:p>
            <text:p>tyroz@nyaa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地狱⽼师][Jigoku Sensei Nube The</text:p>
            <text:p>Movie][地獄先⽣ぬ~べ~ THE</text:p>
            <text:p>MOVIE][DVDISO][720x480][Vol.1</text:p>
            <text:p>Fin][R2J][⾃抓]</text:p>
            <text:p>U2 Exclusive | Do not Rem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因果⽇记][UN-GO][BDMV][Vol.1-</text:p>
            <text:p>Vol.4+MOVIE Fin]</text:p>
            <text:p>这番居然没⼈发合集，分卷+剧场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⾎界战线 &amp; BEYOND][Blood</text:p>
            <text:p>Blockade Battlefront &amp; Beyond][⾎</text:p>
            <text:p>界戦線 &amp; BEYOND][BDMV][DISC×2</text:p>
            <text:p>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滨虎][Hamatora The Animation][ハ</text:p>
            <text:p>マトラ THE ANIMATION][BDMV]</text:p>
            <text:p>[DISC×2 Fin][USA]</text:p>
            <text:p>[Tokyosama@ADC]</text:p>
            <text:p>感谢Tokyosama@ADC的⾃抓。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夏洛特][Charlotte][シャーロット]</text:p>
            <text:p>[BDMV][Vol.1-Vol.7 Fin]</text:p>
            <text:p>送给说AB不好看的⼈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Re：滨虎][Re: Hamatora][リプライ</text:p>
            <text:p>ハマトラ][BDMV][DISC×2 Fin]</text:p>
            <text:p>[USA][Junior36@ADC]</text:p>
            <text:p>感谢Junior36@ADC的⾃抓。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滨虎][Hamatora The Animation][ハ</text:p>
            <text:p>マトラ THE ANIMATION][BDMV]</text:p>
            <text:p>[Vol.1-4 Fin][ANK-RAWS][⾃抓]</text:p>
            <text:p>U2 Exclusive | 请勿转载 发布前已…</text:p>
          </table:table-cell>
          <table:table-cell table:style-name="Default" table:number-columns-repeated="16383"/>
        </table:table-row>
        <table:table-row table:style-name="ro37">
          <table:table-cell office:value-type="string" calcext:value-type="string">
            <text:p>[在地下城寻求邂逅是否搞错了什么</text:p>
            <text:p>外传 剑姬神圣谭][Is It Wrong to Try</text:p>
            <text:p>to Pick Up Girls in a Dungeon?:</text:p>
            <text:p>Sword Oratoria][ダンジョンに出会</text:p>
            <text:p>いを求めるのは間違っているだろう</text:p>
            <text:p>か外伝 ソード・オラトリア][加流重</text:p>
            <text:p>灌][1080P][Vol.1-Vol.6 Fin]</text:p>
            <text:p>[SweetDreamDay]</text:p>
            <text:p>原盤DIY 繁、简体中⽂字幕 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Re：滨虎][Re: Hamatora][リプライ</text:p>
            <text:p>ハマトラ][BDMV][Vol.1-4 Fin][ANK-</text:p>
            <text:p>RAWS][⾃抓]</text:p>
            <text:p>新出来的剧场版就是⼀个总集篇，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⾎界战线 &amp; BEYOND][Blood</text:p>
            <text:p>Blockade Battlefront &amp; Beyond][⾎</text:p>
            <text:p>界戦線 &amp; BEYOND][BDMV][Vol.1-</text:p>
            <text:p>Vol.6 Fin][RZKM@U2]</text:p>
            <text:p>Hello me, Hello you, time to Rock ‘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绝对正义vs外道少⼥队][Akahori</text:p>
            <text:p>Gedou Hour Rabuge][あかほり外道</text:p>
            <text:p>アワー・らぶげ][DVDMV][Vol.1-</text:p>
            <text:p>Vol.7 Fin][R2][ADC]</text:p>
            <text:p>絶対正義ラブフェロモン | それゆ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⾎界战线][Blood Blockade</text:p>
            <text:p>Battlefront][⾎界戦線][BDMV]</text:p>
            <text:p>[Vol.1-Vol.6 Fin]</text:p>
            <text:p>⼜⼀个妹控毁灭世界的半年番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翼·春雷记][Tsubasa: Spring</text:p>
            <text:p>Thunder Chronicle][ツバサ 春雷記]</text:p>
            <text:p>[BDMV][1080p][OVA]</text:p>
            <text:p>[kakeruSMC@ADC]</text:p>
            <text:p>感谢kakeruSMC@ADC</text:p>
          </table:table-cell>
          <table:table-cell table:style-name="Default" table:number-columns-repeated="16383"/>
        </table:table-row>
        <table:table-row table:style-name="ro21">
          <table:table-cell office:value-type="string" calcext:value-type="string">
            <text:p>[魯邦三世vs名偵探柯南 THE MOVIE]</text:p>
            <text:p>[Lupin III vs. Detective Conan: The</text:p>
            <text:p>Movie][ルパン三世vs名探偵コナン</text:p>
            <text:p>THE MOVIE][DVDISO][480i][Movie]</text:p>
            <text:p>[MPEG-2][R2J]</text:p>
            <text:p>From Perfect dark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铁腕巴迪/铁腕⼥刑警][Tetsuwan</text:p>
            <text:p>Birdy (1996)][鉄腕バーディー]</text:p>
            <text:p>[DVDISO][720x480][OVA][Vol.1 Fin]</text:p>
            <text:p>[R2J][⾃抓]</text:p>
            <text:p>U2 Exclusive | Do not Rem…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加奈⽇記][Kanamemo][かなめも]</text:p>
            <text:p>[DVDISO][Vol.1-Vol.5 Fin][R2J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加奈⽇记][Kanamemo][かなめも]</text:p>
            <text:p>[BDMV][1080p][BD-BOX BDx2 Fin]</text:p>
            <text:p>[USA]</text:p>
            <text:p>⾃购⾃抓</text:p>
          </table:table-cell>
          <table:table-cell table:style-name="Default" table:number-columns-repeated="16383"/>
        </table:table-row>
        <table:table-row table:style-name="ro29">
          <table:table-cell office:value-type="string" calcext:value-type="string">
            <text:p>[鲁邦三世：拿破仑词典争夺战]</text:p>
            <text:p>[Lupin III: Napoleon`s Dictionary]</text:p>
            <text:p>[ルパン三世『ナポレオンの辞書を奪</text:p>
            <text:p>え』][BDMV][1080p][TVSP]</text:p>
            <text:p>[Custom English/French Audio</text:p>
            <text:p>and English Subs]</text:p>
            <text:p>English Audio&amp;Subs|1991 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电波⼥与⻘春男][Denpa Onna to</text:p>
            <text:p>Seishun Otoko][電波⼥と⻘春男]</text:p>
            <text:p>[BDMV][Vol.1-Vol.7 Fin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神曲奏界S][Polyphonica crimson</text:p>
            <text:p>S][神曲奏界ポリフォニカ クリムゾ</text:p>
            <text:p>ンS][DVDISO][R2J][Vol.1-Vol.6 Fin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神曲奏界][polyphonica][神曲奏界ポ</text:p>
            <text:p>リフォニカ][DVDISO][R2J][Vol.1-</text:p>
            <text:p>Vol.6 Fin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电波⼥与⻘春男][Denpa Onna to</text:p>
            <text:p>Seishun Otoko][電波⼥と⻘春男]</text:p>
            <text:p>[BDMV][DISC×2][USA][⾃抓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星⽅武侠][Seihou Bukyou Outlaw</text:p>
            <text:p>Star][星⽅武侠アウトロースター]</text:p>
            <text:p>[BDMV][DISC×3 Fin][USA]</text:p>
            <text:p>[kakeruSMC@ADC]</text:p>
            <text:p>感谢kakeruSMC@ADC的⾃抓，…</text:p>
          </table:table-cell>
          <table:table-cell table:style-name="Default" table:number-columns-repeated="16383"/>
        </table:table-row>
        <table:table-row table:style-name="ro29">
          <table:table-cell office:value-type="string" calcext:value-type="string">
            <text:p>[博⼈傳：⽕影次世代][Boruto:</text:p>
            <text:p>Naruto Next Generations]</text:p>
            <text:p>[BORUTO-ボルト- -NARUTO NEXT</text:p>
            <text:p>GENERATIONS-][BDMV][1080p]</text:p>
            <text:p>[Set 5 (TV 53-66)][USA][⾃抓]</text:p>
            <text:p>[REV.2]</text:p>
            <text:p>U2 + BLU Exclusive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穿越宇宙的少⼥][宇宙をかける少⼥]</text:p>
            <text:p>[The Girl Who Leapt Through</text:p>
            <text:p>Space][DVDISO][Vol.1-4 Fin][R1]</text:p>
            <text:p>[USA]</text:p>
            <text:p>搬运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练马萝⼘兄弟][Nerima Daikon</text:p>
            <text:p>Brothers][練⾺⼤根ブラザーズ]</text:p>
            <text:p>[DVDMV][720x480][DISCx2 Fin]</text:p>
            <text:p>[R2UK]</text:p>
            <text:p>Personal rip taken from the Dual A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鲁邦三世：巴⽐伦⻩⾦传说][Lupin</text:p>
            <text:p>III: The Legend of the Gold of</text:p>
            <text:p>Babylon][ルパン三世 バビロンの⻩</text:p>
            <text:p>⾦伝説][BDMV][1080p][MOVIE]</text:p>
            <text:p>[AVC LPCM][USA]</text:p>
            <text:p>转⾃PTP，感谢原发布者hzaxcp38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禁獵魔⼥][Witch Hunter Robin]</text:p>
            <text:p>[ウィッチハンター ロビン][DVDISO]</text:p>
            <text:p>[720x480i][Vol.01-Vol.13 FIN][R2J]</text:p>
            <text:p>[Mr_Kimiko]</text:p>
            <text:p>Thanks to Mr_Kimiko@Nyaa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暗夜第六感][Night Head Genesis]</text:p>
            <text:p>[ナイト ヘッド ジェネシス]</text:p>
            <text:p>[DVDISO][480p][DVDx5 Fin][NTSC]</text:p>
            <text:p>[R1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圣光之翼][The Wings of Rean /</text:p>
            <text:p>Rean no Tsubasa][リーンの翼]</text:p>
            <text:p>[DVDISO][480p][ONA Vol.1-3 Fin]</text:p>
            <text:p>[NTSC][R1]</text:p>
            <text:p>U2 Exclusive "⾃抓"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煌罗万象][Psychic Academy][サイ</text:p>
            <text:p>キックアカデミー煌羅万象]</text:p>
            <text:p>[DVDISO][720x480][Vol.2][R1]</text:p>
            <text:p>TV 13-24, Thanks to Mr_Kimiko@…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分⾝战⼠/超能奇兵][s.CRY.ed][スク</text:p>
            <text:p>ライド][BDMV][BD-BOX Disc 1-3]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情热传说 The X][Tales of Zestiria</text:p>
            <text:p>The X][テイルズ オブ ゼスティリア</text:p>
            <text:p>ザ クロス][BDMV][BDBOX1+2]</text:p>
            <text:p>[ANK-RAWS][⾃抓]</text:p>
            <text:p>U2 exclusive | 谢绝转载 这是BVC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境界线上的地平线+境界线上的地平</text:p>
            <text:p>线 第⼆季][Horizon in the Middle of</text:p>
            <text:p>Nowhere S1+S2][境界線上のホライ</text:p>
            <text:p>ゾン+境界線上のホライゾン II]</text:p>
            <text:p>[BDMV][1080p][DISCx3 Fin][USA]</text:p>
            <text:p>Self-Purchase, Sentai Film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天地⽆⽤! 魎皇⿁][Tenchi Muyo!</text:p>
            <text:p>Ryo-Ohki][天地無⽤! 魎皇⿁]</text:p>
            <text:p>[BDMV][1080p][DISCx2 FIN][OVA]</text:p>
            <text:p>[UK][Rebel Notorious]</text:p>
            <text:p>OVA1(1992-1993)+OVA2(1994-19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贤者之孙][Wise Man's Grandchild]</text:p>
            <text:p>[賢者の孫][BDMV][1080p][Vol.01-</text:p>
            <text:p>Vol.03 Fin]</text:p>
            <text:p>Thanks to Lupin the Nerd [Upload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贤者之孙][Wise Man's Grandchild]</text:p>
            <text:p>[賢者の孫][BDMV][1080p][DISCx2</text:p>
            <text:p>FIN][USA][⾃抓]</text:p>
            <text:p>U2 Exclusive | 请勿转载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罪恶王冠/原罪之冠][Guilty Crown]</text:p>
            <text:p>[ギルティクラウン][BDMV][Vol.01-</text:p>
            <text:p>Vol.11 Fin][SweetDreamDay][rev]</text:p>
            <text:p>罪惡王冠 原盤DIY [⽇,英配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悲伤的贝拉多娜][Belladonna of</text:p>
            <text:p>Sadness/Kanashimi no</text:p>
            <text:p>Belladonna][哀しみのベラドンナ]</text:p>
            <text:p>[BDMV][MOVIE][USA][ADC]</text:p>
            <text:p>⽬前只有美版BD，限定版80美⾦…</text:p>
          </table:table-cell>
          <table:table-cell table:style-name="Default" table:number-columns-repeated="16383"/>
        </table:table-row>
        <table:table-row table:style-name="ro21">
          <table:table-cell office:value-type="string" calcext:value-type="string">
            <text:p>[悲伤的贝拉多娜][Belladonna of</text:p>
            <text:p>Sadness][Kanashimi no</text:p>
            <text:p>Belladonna][哀しみのベラドンナ]</text:p>
            <text:p>[DVDISO][NTSC][MOVIE][MPEG]</text:p>
            <text:p>[R2J][ADC][DVD9]</text:p>
            <text:p>R2J from ADC, COBM-5250, Japa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天⽣⼀对][Iketeru Futari][イケてる2</text:p>
            <text:p>⼈][DVDISO][NTSC][TV 1-16]</text:p>
            <text:p>[MPEG][R2J][DVD5][Custom Eng</text:p>
            <text:p>sub][ADC]</text:p>
            <text:p>DVD is from ADC, seems to be PI…</text:p>
          </table:table-cell>
          <table:table-cell table:style-name="Default" table:number-columns-repeated="16383"/>
        </table:table-row>
        <table:table-row table:style-name="ro29">
          <table:table-cell office:value-type="string" calcext:value-type="string">
            <text:p>[恶魔的新娘][Bride of Deimos]</text:p>
            <text:p>[Deimos no Hanayome: Ran no</text:p>
            <text:p>Kumikyoku][悪魔[ディモス]の花嫁~</text:p>
            <text:p>蘭の組曲][PAL][OVA][MPEG]</text:p>
            <text:p>[VHS→DVD5][Rus dub][Eng sub]</text:p>
            <text:p>[ADC]</text:p>
            <text:p>Animegroup R5 release, VHS→D…</text:p>
          </table:table-cell>
          <table:table-cell table:style-name="Default" table:number-columns-repeated="16383"/>
        </table:table-row>
        <table:table-row table:style-name="ro22">
          <table:table-cell office:value-type="string" calcext:value-type="string">
            <text:p>[Homeroom Affairs / Tanin no</text:p>
            <text:p>Kankei][他⼈の関係][DVDISO]</text:p>
            <text:p>[NTSC][Vol.1-2][MPEG]</text:p>
            <text:p>[VHS→DVD5][ADC][Eng sub]</text:p>
            <text:p>Captured VHS to a dvd5, got from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罪恶王冠][GUILTY CROWN][ギル</text:p>
            <text:p>ティクラウン][BDMV][BD-BOX</text:p>
            <text:p>DISC×5][⾃抓]</text:p>
            <text:p>扫图迷の消失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花平⽕箭炮][Hanappe Bazooka][花</text:p>
            <text:p>平バズーカ][DVDISO][NTSC][OVA]</text:p>
            <text:p>[MPEG][R2J][Custom English</text:p>
            <text:p>Subs][ADC]</text:p>
            <text:p>Lecherous high school boy Yamad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赤发⽩雪姬][Snow White with the</text:p>
            <text:p>Red Hair][赤髪の⽩雪姫][BDMV]</text:p>
            <text:p>[Season 2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深海潛艦707R][Submarine 707R]</text:p>
            <text:p>[サブマリン707R][DVDISO][480i]</text:p>
            <text:p>[DISCx1 Fin][OVA][R1]</text:p>
            <text:p>Self-Purchase, Geneon Ent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宇宙战舰⼤和号2199][Uchuu</text:p>
            <text:p>Senkan Yamato 2199][宇宙戦艦ヤマ</text:p>
            <text:p>ト2199][BDMV][Vol.1-Vol.7 Fin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宇宙战舰⼤和号2202 爱的战⼠们]</text:p>
            <text:p>[Uchuu Senkan Yamato 2202 Ai no</text:p>
            <text:p>Senshi-tachi][宇宙戦艦ヤマト2202</text:p>
            <text:p>愛の戦⼠たち][BDMV][MOVIE]</text:p>
            <text:p>[Vol.1-7 Fin]</text:p>
            <text:p>Amazon Limited Edition, Bonus C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便當][Ben-Tou][ベン・トー]</text:p>
            <text:p>[BDMV][Vol.1-Vol.6 Fin]</text:p>
            <text:p>外挂结构制作中！！！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便當][Ben-To][ベン・トー][BDMV]</text:p>
            <text:p>[DISC×2 Fin][USA][⾃抓]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漫画同⼈会 ⾰命][Comic Party</text:p>
            <text:p>Revolution][こみっくパーティー</text:p>
            <text:p>Revolution][OVA][DVDISO]</text:p>
            <text:p>[720x480][Vol.1-4 Fin][R2J]</text:p>
            <text:p>Based on the Dreamcast/PC gam…</text:p>
          </table:table-cell>
          <table:table-cell table:style-name="Default" table:number-columns-repeated="16383"/>
        </table:table-row>
        <table:table-row table:style-name="ro30">
          <table:table-cell office:value-type="string" calcext:value-type="string">
            <text:p>[普通攻击是全体⼆连击, 这样的妈妈</text:p>
            <text:p>你喜欢吗?][Tsuujou Kougeki ga</text:p>
            <text:p>Zentai Kougeki de Nikai Kougeki</text:p>
            <text:p>no Okaasan wa Suki Desuka?][通</text:p>
            <text:p>常攻撃が全体攻撃で⼆回攻撃のお⺟</text:p>
            <text:p>さんは好きですか?][BDMV]</text:p>
            <text:p>[Vol.01-06 Fin]</text:p>
            <text:p>[taskforce@Nyaa(Source From</text:p>
            <text:p>Lupin the Nerd)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⻘之驱魔师][Blue Exorcist][⻘の祓</text:p>
            <text:p>魔师][BDMV][TV Vol.01-10 Fin +</text:p>
            <text:p>MOVIE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妖精的旋律][Elfen Lied][エルフェン</text:p>
            <text:p>リート][BDMV][DISC×2 Fin][USA]</text:p>
            <text:p>[ADC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钢铁天使2][Koutetsu Tenshi</text:p>
            <text:p>Kurumi 2-shiki][鋼鉄天使くるみ2式]</text:p>
            <text:p>[DVDISO][720x480][DVDBOX</text:p>
            <text:p>DVD5x4 Fin][R2J]</text:p>
            <text:p>Steel Angel Kurumi 2 | ⾃购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钢铁天使2][Koutetsu Tenshi</text:p>
            <text:p>Kurumi 2-shiki][鋼鉄天使くるみ2式]</text:p>
            <text:p>[DVDISO][720x480][Vol.1-Vol.4 Fin]</text:p>
            <text:p>[4xDVD5][R2J]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魔力充电娘][Juden Chan</text:p>
            <text:p>Recharged][ファイト⼀発! 充電ちゃ</text:p>
            <text:p>ん!!][BDMV][TV+OVA][ANK-RAWS]</text:p>
            <text:p>[⾃抓]</text:p>
            <text:p>含TV版完整合集。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出包王⼥][To Love-Ru: Trouble][To</text:p>
            <text:p>LOVEる―とらぶる―][BDMV][Blu-</text:p>
            <text:p>ray BOX][U2娘@Share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狂欢节/⿊⾊嘉年華][Karneval][カー</text:p>
            <text:p>ニヴァル][BDMV][Vol.01-07 Fin][U2</text:p>
            <text:p>娘@Share]</text:p>
            <text:p>合种。纳⽶管请诸位菊苣[rt=使劲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真盖塔/三⼀万能侠 世界最末⽇]</text:p>
            <text:p>[Getter Robo: Armageddon][真</text:p>
            <text:p>(チェンジ!!)ゲッターロボ 世界最後</text:p>
            <text:p>の⽇][BDMV][Blu-ray BOX DISC×4</text:p>
            <text:p>Fin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奇诺之旅(2017)][Kino's Journey -</text:p>
            <text:p>the Beautiful World- the Animated</text:p>
            <text:p>Series][キノの旅 -the Beautiful</text:p>
            <text:p>World- the Animated Series]</text:p>
            <text:p>[BDMV][DISC×2 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奇诺之旅(2017)][Kino no Tabi The</text:p>
            <text:p>Beautiful World The Animated</text:p>
            <text:p>Series][キノの旅 the Beautiful</text:p>
            <text:p>World the Animated Series]</text:p>
            <text:p>[BDMV][Vol.1-Vol.3 Fin]</text:p>
            <text:p>U2 Exclusive | ⾃抓⾃扫禁转</text:p>
          </table:table-cell>
          <table:table-cell table:style-name="Default" table:number-columns-repeated="16383"/>
        </table:table-row>
        <table:table-row table:style-name="ro37">
          <table:table-cell office:value-type="string" calcext:value-type="string">
            <text:p>[为了⼥⼉，我说不定连魔王都能⼲</text:p>
            <text:p>掉。][Uchi no Ko no Tame Naraba,</text:p>
            <text:p>Ore wa Moshikashitara Maou mo</text:p>
            <text:p>Taoseru Kamo Shirenai.][うちの娘</text:p>
            <text:p>の為ならば, 俺はもしかしたら魔王も</text:p>
            <text:p>倒せるかもしれない。][BDMV]</text:p>
            <text:p>[1080P][Vol.1-Vol.3 Fin][JP][⽩⾦妖</text:p>
            <text:p>精⾃购团]</text:p>
            <text:p>Fe + CuSO₄ = Cu + FeSO₄ 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漫画同⼈会][Comic Party][こみっく</text:p>
            <text:p>パーティー][DVDISO][720x480]</text:p>
            <text:p>[Vol.1-Vol.7 Fin][7xDVD5][R2J]</text:p>
            <text:p>⾃购⾃抓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出包王⼥][To Love-Ru: Trouble][To</text:p>
            <text:p>LOVEる―とらぶる―][BDMV]</text:p>
            <text:p>[1080i][DISC×3 Fin][USA]</text:p>
            <text:p>Thanks to Anonymous @ ANT For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魂狩][The SoulTaker][The</text:p>
            <text:p>SoulTaker 〜魂狩〜][DVDISO]</text:p>
            <text:p>[720x480][Vol.1-Vol.5 Fin][5xDVD5]</text:p>
            <text:p>[R2J]</text:p>
            <text:p>⾃购⾃抓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漫画同⼈会 ⾰命][Comic Party</text:p>
            <text:p>Revolution][こみっくパーティー</text:p>
            <text:p>Revolution][DVDISO][720x480]</text:p>
            <text:p>[DVDBOX DVD5x6 Fin][R2J]</text:p>
            <text:p>⾃购⾃抓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妖精的旋律][Elfen Lied][エルフェン</text:p>
            <text:p>リート][BDMV][DISC×2 Fin][UK]</text:p>
            <text:p>[ANK-RAWS][⾃抓]</text:p>
            <text:p>英版铁盒限定版。因为铁盒本⾝扫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魔法战⼠李维][Rune Soldier][魔法</text:p>
            <text:p>戦⼠リウイ][DVDISO][TV Vol.01-</text:p>
            <text:p>Vol.12 Fin][R2J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我家也有外星⼈][NieA_7 / NieA</text:p>
            <text:p>Under 7][ニア アンダーセブン]</text:p>
            <text:p>[BDMV][TV 01-13 Fin + SP][JP][2</text:p>
            <text:p>BD + FLAC + LOG][⾃抓]</text:p>
            <text:p>⾃购⾃抓 (2 BD + CD)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巴哈姆特之怒 GENESIS][Rage of</text:p>
            <text:p>Bahamut: Genesis/Shingeki no</text:p>
            <text:p>Bahamut: Genesis][神撃のバハムー</text:p>
            <text:p>ト GENESIS][BDMV][DISC×2 Fin]</text:p>
            <text:p>[USA][Junior36@ADC]</text:p>
            <text:p>感谢Junior36@ADC的⾃抓。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⻘春紀⾏/⾦⾊时光][Golden Time]</text:p>
            <text:p>[ゴールデンタイム][BDMV][Vol.1-</text:p>
            <text:p>Vol.8 Fin][U2娘@Share]</text:p>
            <text:p>開坑⼀念 填坑⼀年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健全机⽃⼠][Kenzen Robo</text:p>
            <text:p>Daimidaler][健全ロボ ダイミダラー]</text:p>
            <text:p>[BDMV][Vol.01-06 Fin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穿越宇宙的少⼥][The Girl Who</text:p>
            <text:p>Leapt Through Space][宇宙をかけ</text:p>
            <text:p>る少⼥][BDMV][Vol.1-Vol.9 Fin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拜托了⽼师/星空的邂逅][Onegai</text:p>
            <text:p>Teacher/Please Teacher!][おねがい</text:p>
            <text:p>☆ティーチャー][BDMV][Blu-ray</text:p>
            <text:p>BOX DISC×4 特典CD×4 Fin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濑户的花嫁][Seto no Hanayome]</text:p>
            <text:p>[瀬⼾の花嫁][BDMV][Blu-ray BOX</text:p>
            <text:p>Disc×6 Fin]</text:p>
            <text:p>[ 2.00X 0.30X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强殖装甲凯普][Guyver: The</text:p>
            <text:p>Bioboosted Armor][強殖装甲ガイ</text:p>
            <text:p>バー][BDMV][DISC×3 Fin][USA]</text:p>
            <text:p>北⽶版(PS3再⽣、⽇本語⾳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⻘之驱魔师 京都不净王篇][Blue</text:p>
            <text:p>Exorcist: Kyoto Saga][⻘の祓魔師</text:p>
            <text:p>京都不浄王篇][BDMV][Vol.1-6 Fin]</text:p>
            <text:p>[ANK-RAWS][⾃抓]</text:p>
            <text:p>合集，含OAD。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战⽃妖精少⼥][Fighting Fairy Girl:</text:p>
            <text:p>Rescue Me, Mave-chan!][戦闘妖精</text:p>
            <text:p>少⼥ たすけて ! メイヴちゃん]</text:p>
            <text:p>[Disc×2][R2J 初回限定版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神秘的世界TV][El-Hazard: The</text:p>
            <text:p>Wanderers][神秘の世界エルハザー</text:p>
            <text:p>ド TV][DVDISO][TV-BOX 01-26 Fin]</text:p>
            <text:p>[R2J]</text:p>
            <text:p>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神秘的世界][El Hazard: The</text:p>
            <text:p>Wanderers][神秘の世界エルハザー</text:p>
            <text:p>ド（TV版）][DVDISO][TV Vol.1-</text:p>
            <text:p>Vol.5 Fin]</text:p>
            <text:p>台版DVD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异次元的世界][El Hazard: The</text:p>
            <text:p>Alternative World][異次元の世界エ</text:p>
            <text:p>ルハザード][DVDISO][TV-BOX</text:p>
            <text:p>01-13 Fin][R2J]</text:p>
            <text:p>⾃抓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⻘之驱魔师][Ao no Exorcist / Blue</text:p>
            <text:p>Exorcist][⻘の祓魔師][BDMV]</text:p>
            <text:p>[1080p][DISC×6 Fin][USA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⻘之驅魔師 劇場版][Blue Exorcist</text:p>
            <text:p>The Movie][⻘の祓魔師 劇場版]</text:p>
            <text:p>[BDMV][Movie][简繁中字][外挂结构]</text:p>
            <text:p>WA2⼈设满满的恶意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我，不是说了能力要平均值么！]</text:p>
            <text:p>[Watashi, Nouryoku wa Heikinchi</text:p>
            <text:p>de tte Itta yo ne!][私、能力は平均値</text:p>
            <text:p>でって⾔ったよね!][BDMV][1080p]</text:p>
            <text:p>[Vol.1-3 Fin][AVC][⾃抓]</text:p>
            <text:p>Self-purchase by Team WH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⽔晶之炎][Crystal Blaze][クリスタ</text:p>
            <text:p>ル ブレイズ][DVDISO][Vol.1-Vol.3</text:p>
            <text:p>Fin][R2][ADC]</text:p>
            <text:p>Thank you @ADC.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⿊⾊五葉草][Black Clover][ブラッ</text:p>
            <text:p>ククローバー][BDMV][1080p]</text:p>
            <text:p>[Season 2 Part 3 (TV 73-83)][USA]</text:p>
            <text:p>[⾃抓]</text:p>
            <text:p>By jdcox215 | U2 and BLU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⽔晶之炎][Crystal Blaze / Glass</text:p>
            <text:p>Maiden][クリスタル ブレイズ]</text:p>
            <text:p>[DVDMV][DISCx2 Fin][R1]</text:p>
            <text:p>Thanks and dilworks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魔法骑⼠][Magic Knight Rayearth]</text:p>
            <text:p>[魔法騎⼠レイアース][BDMV]</text:p>
            <text:p>[1080p][BDBOX：DISC×6 Fin]</text:p>
            <text:p>[USA]</text:p>
            <text:p>Special thanks to kakeruSMC@ADC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WIZARD BARRISTERS〜弁魔⼠賽</text:p>
            <text:p>希爾][Wizard Barristers: Benmashi</text:p>
            <text:p>Cecil][ウィザード・バリスターズ〜</text:p>
            <text:p>弁魔⼠セシル][BDMV][Vol.1-Vol.6</text:p>
            <text:p>Fin]</text:p>
            <text:p>閲覧注意映画 ⼀部⻘蛙交合妹⼦合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帝都物语][Doomed Megalopolis]</text:p>
            <text:p>[帝都物語][DVDISO][OVA Vol.1-</text:p>
            <text:p>Vol.2 Fin][R2J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机动战舰抚⼦][Martian Successor</text:p>
            <text:p>Nadesico][機動戦艦ナデシコ]</text:p>
            <text:p>[BDMV][DISC×4 Fin][USA]</text:p>
            <text:p>[wilfried@ADC]</text:p>
            <text:p>感谢wilfried@ADC的⾃抓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⼼之彼岸2][ToHeart2][トゥハート2]</text:p>
            <text:p>[BDMV][DISC×2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⽔果篮⼦ 第⼀季][Fruits Basket 1st</text:p>
            <text:p>Season][フルーツバスケット 1st</text:p>
            <text:p>season][BDMV][1080p][Part 2]</text:p>
            <text:p>[USA][⾃抓]</text:p>
            <text:p>By Zanros | Do not Remux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帝都物语][Doomed Megalopolis]</text:p>
            <text:p>[帝都物語][DVDISO][480i][DISCx2</text:p>
            <text:p>Fin][R1]</text:p>
            <text:p>Self-Purchase, ADV Films 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M.D. Geist+M.D. Geist II - Death</text:p>
            <text:p>Force][装⿁兵MDガイスト+装⿁兵</text:p>
            <text:p>MDガイスト ~デスフォース~][OVA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奇幻贵公⼦][Ghost hunt][ゴースト</text:p>
            <text:p>ハント][DVDISO][Vol.1-2 Fin][R1]</text:p>
            <text:p>cazador1337 @ Nyaa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机动战舰抚⼦][NADESICO][機動戦</text:p>
            <text:p>艦ナデシコ][BDMV][BDBOX</text:p>
            <text:p>DISC×6]</text:p>
            <text:p>东拼⻄凑的合集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Code:Realize 〜创世的公主〜]</text:p>
            <text:p>[Code:Realize - Sousei no</text:p>
            <text:p>Himegimi][Code:Realize 〜創世の</text:p>
            <text:p>姫君〜][BDMV][Vol.1-Vol.6 Fin][JP]</text:p>
            <text:p>BDMV⾃抓合集+Scan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想成为世界最强][Wanna Be the</text:p>
            <text:p>Strongest in the World][世界でいち</text:p>
            <text:p>ばん強くなりたい!][BDMV][DISC×2</text:p>
            <text:p>Fin][USA][Jodensai@ADC]</text:p>
            <text:p>感谢Jodensai@ADC的⾃抓。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分⾝战⼠/超能奇兵剧场版]</text:p>
            <text:p>[S.CRY.ed Alteration TAO &amp; QUAN]</text:p>
            <text:p>[スクライドオルタレイション</text:p>
            <text:p>TAO&amp;QUAN][BDMV][MOVIE</text:p>
            <text:p>(DISC×2 Fin)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东京地下城/东京地底奇兵][Tokyo</text:p>
            <text:p>Underground][東京アンダーグラウ</text:p>
            <text:p>ンド][DVDISO][DISC×9 Fin]</text:p>
            <text:p>台版DVD⾃抓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奇钢仙⼥楼兰][Kikou Sennyo</text:p>
            <text:p>Rouran][奇鋼仙⼥ロウラン]</text:p>
            <text:p>[DVDISO][DISC×5 Fin]</text:p>
            <text:p>台版DVD⾃抓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魔物娘的同居⽇常][Monster</text:p>
            <text:p>Musume: Everyday Life with</text:p>
            <text:p>Monster Girls][モンスター娘のいる</text:p>
            <text:p>⽇常][BDMV][Vol.1-6 Fin]</text:p>
            <text:p>[kenno@ADC]</text:p>
            <text:p>感谢Kenno@ADC⾃抓。TV部分完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银装骑攻Ordian][Ginsoukikou</text:p>
            <text:p>Ordian][銀装騎攻オーディアン]</text:p>
            <text:p>[R2FR][DVDISO][576p][TV 01- 24</text:p>
            <text:p>Fin][⾃抓]</text:p>
            <text:p>@DragonMax Audio : Japa…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⿊猫][Black Cat][ブラックキャット]</text:p>
            <text:p>[DVDISO][Vol.1-Vol.12 Fin][R2J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分⾝战⼠/超能奇兵][s-CRY-ed][スク</text:p>
            <text:p>ライド][BDMV][BD-BOX Disc×6</text:p>
            <text:p>Fin]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在地下城尋求邂逅是否搞錯了什麼</text:p>
            <text:p>第⼆季][Dungeon ni Deai wo</text:p>
            <text:p>Motomeru no wa Machigatteiru</text:p>
            <text:p>Darou ka II][ダンジョンに出会いを</text:p>
            <text:p>求めるのは間違っているだろうか II]</text:p>
            <text:p>[BDMV][Vol.1-Vol.4 Fin]</text:p>
            <text:p>⾃抓附掃圖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在地下城尋求邂逅是否搞錯了什麼Ⅱ]</text:p>
            <text:p>[Dungeon ni Deai wo Motomeru no</text:p>
            <text:p>wa Machigatteiru Darou ka II][ダン</text:p>
            <text:p>ジョンに出会いを求めるのは間違っ</text:p>
            <text:p>ているだろうか II][BDMV][OVA]</text:p>
            <text:p>⾃抓附掃圖 | ⼆期OVA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魔物娘的同居⽇常][Monster</text:p>
            <text:p>Musume: Everyday Life with</text:p>
            <text:p>Monster Girls][モンスター娘のいる</text:p>
            <text:p>⽇常][BDMV][DISC×3 Fin][USA]</text:p>
            <text:p>[kakeruSMC@ADC]</text:p>
            <text:p>感谢kakeruSMC@ADC的⾃抓，…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⾷戟之靈][Shokugeki no Souma]</text:p>
            <text:p>[⾷戟のソーマ][BDMV][Vol.1-8 Fin]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具象⾰命 超⼈幻想][Concrete</text:p>
            <text:p>Revolutio: Superhuman</text:p>
            <text:p>Phantasmagoria][コンクリート・レ</text:p>
            <text:p>ボルティオ 〜超⼈幻想〜][BDMV]</text:p>
            <text:p>[Season 1 &amp; 2][DISC×4 Fin][USA]</text:p>
            <text:p>[⾃抓]</text:p>
            <text:p>by kakeruSMC | Scans incl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⾷戟之灵 贰之⽫][Shokugeki no</text:p>
            <text:p>Souma Ni no Sara][⾷戟のソーマ 弐</text:p>
            <text:p>ノ⽫][BDMV][Vol.1-Vol.7 Fin][JP]</text:p>
            <text:p>合集，分卷已经hash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⾷戟之灵 餐之⽫][Food Wars! The</text:p>
            <text:p>Third Plate][⾷戟のソーマ 餐ノ⽫]</text:p>
            <text:p>[BDMV][1080p][DISC×3 Fin][USA]</text:p>
            <text:p>Thanks to Anonymous @ ANT For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⾷戟之灵 餐之⽫][Food Wars! The</text:p>
            <text:p>Third Plate][⾷戟のソーマ 餐ノ⽫]</text:p>
            <text:p>[BDMV][1080p][Blu-ray BOX I+II</text:p>
            <text:p>Fin][JP]</text:p>
            <text:p>brutelor@绯⽉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赤髮⽩雪姬][Akagami no</text:p>
            <text:p>Shirayuki-hime][赤髪の⽩雪姫]</text:p>
            <text:p>[BDMV][DISCx2][USA][⾃抓]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Blood-C][BDMV][Vol.1-Vol.6 Fin]</text:p>
            <text:p>待填...打滚寻字幕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三⼈⾏必有我妹/其中1个是妹妹!]</text:p>
            <text:p>[Nakaimo: My Little Sister Is</text:p>
            <text:p>Among Them!/Kono Naka ni Hitori,</text:p>
            <text:p>Imouto ga Iru!][この中に1⼈、妹が</text:p>
            <text:p>いる!][BDMV][DISC×2 Fin][USA]</text:p>
            <text:p>[ANK-RAWS][⾃抓]</text:p>
            <text:p>美版BD消极填坑系列#3 美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宇宙巡警露露⼦][Space Patrol</text:p>
            <text:p>Luluco][宇宙パトロールルル⼦]</text:p>
            <text:p>[BDMV][TV 01-13 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战国少⼥桃⾊Paradox][Sengoku</text:p>
            <text:p>Otome: Momoiro Paradox][戦国⼄</text:p>
            <text:p>⼥〜桃⾊パラドックス〜][BDMV]</text:p>
            <text:p>[Vol.1-Vol.7 Fin][⾃抓]</text:p>
            <text:p>U2 Exclusive | 拯救8781 | 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幼⼥战记][Saga of Tanya the Evil]</text:p>
            <text:p>[幼⼥戦記][BDMV][DISC×2 Fin]</text:p>
            <text:p>[USA][⾃抓]</text:p>
            <text:p>by kakeruSMC | Scans incl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⽆彩限的怪灵世界][Myriad Colors</text:p>
            <text:p>Phantom World][無彩限のファント</text:p>
            <text:p>ム・ワール][BDMV][Vol.1-Vol.7 Fin]</text:p>
            <text:p>[⾃抓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⼥⽣爱⼥⽣][Kasimasi~Girl Meets</text:p>
            <text:p>Girl~][かしまし 〜ガール·ミーツ·</text:p>
            <text:p>ガール〜][DVDISO][3xDVD9][R1]</text:p>
            <text:p>转⾃ADC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魔法使Tai!][Mahou Tsukai Tai][魔</text:p>
            <text:p>法使いTai!][DVDISO][TV+OVA Fin]</text:p>
            <text:p>[R1]</text:p>
            <text:p>Magic User's Club! TV + OVA. Thi…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Code Geass 复活的鲁路修 / Code</text:p>
            <text:p>Geass 復活的魯路修][Code Geass:</text:p>
            <text:p>Lelouch of the Re;surrection][コー</text:p>
            <text:p>ドギアス 復活のルルーシュ][BDMV]</text:p>
            <text:p>[1080p][MOVIE][USA][⾃抓]</text:p>
            <text:p>By Zanros | Do not Remux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⼥⽣爱⼥⽣][Kashimashi: Girl</text:p>
            <text:p>Meets Girl][かしまし 〜ガール·ミー</text:p>
            <text:p>ツ·ガール〜][DVDISO][720x480]</text:p>
            <text:p>[Vol.1-Vol.7 Fin][R2J]</text:p>
            <text:p>Kasimasi~Girl Meets Girl~ |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法使Tai!][Mahou Tsukai Tai!][魔</text:p>
            <text:p>法使いTai!][DVDISO][720x480]</text:p>
            <text:p>[DVD-BOX DVDx6 Fin][R2J]</text:p>
            <text:p>⾃购⾃抓 | OVA 1-6 + TV 1-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猫眼⼥枪⼿][Gunsmith Cats][ガン</text:p>
            <text:p>スミスキャッツ][BDMV][1080p]</text:p>
            <text:p>[OVA 1-3 Fin][USA]</text:p>
            <text:p>This is the AnimEigo release from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具象⾰命 超⼈幻想][Concrete</text:p>
            <text:p>Revolutio: Superhuman</text:p>
            <text:p>Phantasmagoria][BDMV][Vol.1-9</text:p>
            <text:p>Fin][ANK-RAWS][⾃抓]</text:p>
            <text:p>代抓代发by fch1993，1-5卷扫图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欢迎来到实力⾄上主义的教室]</text:p>
            <text:p>[Classroom of the Elite][ようこそ実</text:p>
            <text:p>力⾄上主義の教室へ][BDMV]</text:p>
            <text:p>[DISC×2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歡迎來到實力⾄上主義的教室]</text:p>
            <text:p>[Youkoso Jitsuryoku Shijou Shugi</text:p>
            <text:p>no Kyoushitsu e][ようこそ実力⾄上</text:p>
            <text:p>主義の教室へ][BDMV][Vol.1-Vol.4</text:p>
            <text:p>Fin][⾃抓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三⼈⾏必有我妹/其中1个是妹妹!]</text:p>
            <text:p>[Kono Naka ni Hitori, Imouto ga</text:p>
            <text:p>Iru!][この中に1⼈、妹がいる!]</text:p>
            <text:p>[BDMV][Vol.1-Vol.6+OVA Fin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⼤魔神/⾦剛⼤魔神/新鐵甲萬能俠]</text:p>
            <text:p>[GREAT MAZINGER][グレートマジ</text:p>
            <text:p>ンガー][DVDISO][DVD-BOX</text:p>
            <text:p>DISC×10][R2J]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机甲界卡利安][Panzer World</text:p>
            <text:p>Galient][機甲界ガリアン][DVDISO]</text:p>
            <text:p>[720x480][TV 01-25 + OVA 1-3 Fin]</text:p>
            <text:p>[R2J]</text:p>
            <text:p>Arearaw release - Not my rip or pu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魔神Z/無敵鐵⾦剛Z][Mazinger Z][マ</text:p>
            <text:p>ジンガーZ][DVDISO][720x480]</text:p>
            <text:p>[DVD-BOXx2 DVD9x16 Fin][R2J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练马萝⼘兄弟][Nerima Daikon</text:p>
            <text:p>Brothers][練⾺⼤根ブラザーズ]</text:p>
            <text:p>[DVDISO][720x480][Vol.1-Vol.4 Fin]</text:p>
            <text:p>[R2J]</text:p>
            <text:p>⾃购⾃抓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萌萌侵略者][OUTBREAK</text:p>
            <text:p>COMPANY / Autobureiku Kanpani:</text:p>
            <text:p>Moeru Shinryakusha][アウトブレイ</text:p>
            <text:p>ク・カンパニー][BDMV][DISC×2</text:p>
            <text:p>Fin][USA][Jodensai@ADC]</text:p>
            <text:p>感谢Jodensai@ADC的⾃抓。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真魔神 冲击！Z篇][Mazinger</text:p>
            <text:p>Edition Z: The Impact!][真マジン</text:p>
            <text:p>ガー 衝撃! Z編][BDMV][DISC×2 Fin]</text:p>
            <text:p>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剑姬神圣谭][Is It Wrong to Try to</text:p>
            <text:p>Pick Up Girls in a Dungeon?:</text:p>
            <text:p>Sword Oratoria][ダンジョンに出会</text:p>
            <text:p>いを求めるのは間違っているだろう</text:p>
            <text:p>か外伝 ソード・オラトリア][BDMV]</text:p>
            <text:p>[Vol.1-Vol.6 Fin][Ue]</text:p>
            <text:p>UnperceivedExistence | 合…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在地下城寻求邂逅是否搞错了什么]</text:p>
            <text:p>[Dungeon ni Deai wo Motomeru no</text:p>
            <text:p>wa Machigatteiru Darou ka][ダン</text:p>
            <text:p>ジョンに出会いを求めるのは間違っ</text:p>
            <text:p>ているだろうか][BDMV][Vol.1-</text:p>
            <text:p>Vol.7+OVA Fin][JP]</text:p>
            <text:p>BDMV合集保種 | 感謝原發布者</text:p>
          </table:table-cell>
          <table:table-cell table:style-name="Default" table:number-columns-repeated="16383"/>
        </table:table-row>
        <table:table-row table:style-name="ro35">
          <table:table-cell office:value-type="string" calcext:value-type="string">
            <text:p>[期待在地下城邂逅有错吗 外传 剑姬</text:p>
            <text:p>神圣谭][Sword Oratoria: Is It</text:p>
            <text:p>Wrong to Try to Pick Up Girls in a</text:p>
            <text:p>Dungeon? On the Side][ソード・オ</text:p>
            <text:p>ラトリア ダンジョンに出会いを求め</text:p>
            <text:p>るのは間違っているだろうか 外伝]</text:p>
            <text:p>[BDMV][DISC×2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29">
          <table:table-cell office:value-type="string" calcext:value-type="string">
            <text:p>[在地下城寻求邂逅是否搞错了什么</text:p>
            <text:p>OVA][Dungeon ni Deai o</text:p>
            <text:p>Motomeru no wa Machigatte Iru</text:p>
            <text:p>Darouka OVA][ダンジョンに出会い</text:p>
            <text:p>を求めるのは間違っているだろうか</text:p>
            <text:p>OVA][BDMV]</text:p>
            <text:p>From nyaa, thanks to Lupin the Nerd</text:p>
          </table:table-cell>
          <table:table-cell table:style-name="Default" table:number-columns-repeated="16383"/>
        </table:table-row>
        <table:table-row table:style-name="ro34">
          <table:table-cell office:value-type="string" calcext:value-type="string">
            <text:p>[在地下城寻求邂逅是否搞错了什么</text:p>
            <text:p>OVA][Dungeon ni Deai o</text:p>
            <text:p>Motomeru no wa Machigatte Iru</text:p>
            <text:p>Darouka OVA][ダンジョンに出会い</text:p>
            <text:p>を求めるのは間違っているだろうか</text:p>
            <text:p>OVA][BDMV+WAV][OVA Fin][USA]</text:p>
            <text:p>[⾃抓]</text:p>
            <text:p>U2 Exclusive - Not to be up…</text:p>
          </table:table-cell>
          <table:table-cell table:style-name="Default" table:number-columns-repeated="16383"/>
        </table:table-row>
        <table:table-row table:style-name="ro37">
          <table:table-cell office:value-type="string" calcext:value-type="string">
            <text:p>[剧场版 在地下城寻求邂逅是否搞错</text:p>
            <text:p>了什么 猎户座之箭][Is It Wrong to</text:p>
            <text:p>Try to Pick Up Girls in a</text:p>
            <text:p>Dungeon?: Arrow of the Orion][劇</text:p>
            <text:p>場版 ダンジョンに出会いを求めるの</text:p>
            <text:p>は間違っているだろうか -オリオン</text:p>
            <text:p>の⽮-][BDMV][1080p][MOVIE][USA]</text:p>
            <text:p>[⾃抓]</text:p>
            <text:p>By Zanros | Do not Remux …</text:p>
          </table:table-cell>
          <table:table-cell table:style-name="Default" table:number-columns-repeated="16383"/>
        </table:table-row>
        <table:table-row table:style-name="ro26">
          <table:table-cell office:value-type="string" calcext:value-type="string">
            <text:p>[剧场版 在地下城寻求邂逅是否搞错</text:p>
            <text:p>了什么 猎户座之箭][Is It Wrong to</text:p>
            <text:p>Try to Pick Up Girls in a</text:p>
            <text:p>Dungeon?: Arrow of the Orion][劇</text:p>
            <text:p>場版 ダンジョンに出会いを求めるの</text:p>
            <text:p>は間違っているだろうか -オリオン</text:p>
            <text:p>の⽮-][BDMV][1080p][MOVIE]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碧蓝幻想][GRANBLUE FANTASY</text:p>
            <text:p>The Animation][BDMV][Vol.1]</text:p>
            <text:p>[USA][kakeruSMC@ADC]</text:p>
            <text:p>Thanks to kakeruSMC@ADC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机甲界][Kikou Kai Galient][機甲界</text:p>
            <text:p>ガリアン][BDRip][1440x1080][TV</text:p>
            <text:p>01-25 Fin+OVAx3+SP][H264 FLAC</text:p>
            <text:p>MKV][⾃壓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34分局/捍卫双警34][Mad Bull 34]</text:p>
            <text:p>[マッドブル34][DVDMV][480i][OVA</text:p>
            <text:p>1-4 Fin][R1]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格⽃机器⼈柔王丸][Plawres</text:p>
            <text:p>Sanshiro][プラレス3四郎][DVDISO]</text:p>
            <text:p>[720x480][DVD-BOX DVDx6 Fin]</text:p>
            <text:p>[R2J]</text:p>
            <text:p>Purchased by me Bayaliz -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碧蓝幻想][GRANBLUE FANTASY</text:p>
            <text:p>The Animation][BDMV][1080p]</text:p>
            <text:p>[Part 2][UK][⾃抓]</text:p>
            <text:p>By Zanros | Do not Remux …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SSSS 古⽴特][SSSS.Gridman]</text:p>
            <text:p>[SSSS.GRIDMAN][BDMV][1080p]</text:p>
            <text:p>[DISCx2 FIN][UK]</text:p>
            <text:p>Thanks to RainingTerror@AB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钢铁杰克/钢铁吉克][Koutetsu Jeeg]</text:p>
            <text:p>[鋼鉄ジーグ][DVDISO][720x480]</text:p>
            <text:p>[Vol.1-5 Fin][R2J]</text:p>
            <text:p>Purchased by me Bayaliz - 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钢铁杰克/钢铁吉克][Koutetsu Jeeg]</text:p>
            <text:p>[鋼鉄ジーグ][BDMV][1080P][TV</text:p>
            <text:p>01-46 Fin][ITA]</text:p>
            <text:p>⾃购⾃抓，转载请PM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盖特机器⼈G][Getter Robo G][ゲッ</text:p>
            <text:p>ターロボG][DVDISO][720x480][TV</text:p>
            <text:p>01-39 Fin DISCx6][R2J]</text:p>
            <text:p>Purchased by me Bayaliz - 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假⾯⼥仆卫⼠][Kamen no Maid</text:p>
            <text:p>Guy][仮⾯のメイドガイ][DVDISO]</text:p>
            <text:p>[Vol.1-Vol.6 Fin][R2J]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海底娇娃蓝华][AIKa][アイカ]</text:p>
            <text:p>[DVDISO][720x480][OVA Vol.1-</text:p>
            <text:p>Vol.3 Fin][DVDISO][R2J]</text:p>
            <text:p>Thanks to omit@AB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盖特机器⼈][Getter Robo][ゲッター</text:p>
            <text:p>ロボ][DVDISO][720x480][TV 01-51</text:p>
            <text:p>Fin][R2J]</text:p>
            <text:p>Purchased by me Bayaliz - 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雷鳥2086][Thunderbirds 2086/</text:p>
            <text:p>Kagaku Kyuujo-tai</text:p>
            <text:p>TechnoVoyager][科学救助隊テクノ</text:p>
            <text:p>ボイジャー][DVDISO][720 x 480][TV</text:p>
            <text:p>01-24 Fin][R1]</text:p>
            <text:p>⾃抓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關於我轉⽣變成史萊姆這檔事]</text:p>
            <text:p>[Tensei Shitara Slime Datta Ken]</text:p>
            <text:p>[転⽣したらスライムだった件]</text:p>
            <text:p>[BDMV][1080p][Part 2][USA][⾃抓]</text:p>
            <text:p>By Zanros | Do not Remux …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天才⻩⾦脑〜神之谜题 第⼆季][Phi-</text:p>
            <text:p>Brain: Puzzle of God Season</text:p>
            <text:p>2:Orpheus Order][ファイ・ブレイ</text:p>
            <text:p>ン ~神のパズル オルペウス・オー</text:p>
            <text:p>ダー編 ブルーレ][BDMV]</text:p>
            <text:p>[BDBOX×2：DISC×10 Fin][JP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天才⻩⾦脑〜神之谜题][Phi-Brain:</text:p>
            <text:p>Puzzle of God][ファイ・ブレイン 神</text:p>
            <text:p>のパズル][BDMV][DISC×4 Fin]</text:p>
            <text:p>[USA][ADC]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天才⻩⾦脑〜神之谜题][Phi-Brain:</text:p>
            <text:p>Puzzle of God][ファイ・ブレイン ~</text:p>
            <text:p>神のパズル][BDMV][Vol.1-7 Fin]</text:p>
            <text:p>[ANK-RAWS][⾃抓]</text:p>
            <text:p>初回版各种断货各种天价，故选择…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天才⻩⾦脑〜神之谜题 第⼆季][Phi-</text:p>
            <text:p>Brain: Puzzle of God Season2]</text:p>
            <text:p>[ファイ・ブレイン ~神のパズル オル</text:p>
            <text:p>ペウス・オーダー編 ブルーレ]</text:p>
            <text:p>[BDMV][BDBOX×2：DISC×4 Fin]</text:p>
            <text:p>[USA][ADC]</text:p>
            <text:p>感谢tokyosama@ADC的⾃抓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和谐][Harmony][ハーモニー]</text:p>
            <text:p>[BDMV][MOVIE][U2娘@share]</text:p>
            <text:p>JSUM购⼊，代抓代扫by fc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虚界之魔兽][Genocyber][ジェノサ</text:p>
            <text:p>イバー][DVDISO][OVA 1-5 Fin][R1</text:p>
            <text:p>DVD9]</text:p>
            <text:p>From ADC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Endride][エンドライド][BDMV]</text:p>
            <text:p>[Vol.1-5 Fin][ANK-RAWS][⾃抓]</text:p>
            <text:p>⾃购⾃抓 by fch1993，3-5卷为双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魔⼥猎⼈][El Cazador de la Bruja]</text:p>
            <text:p>[エル・カザド EL CAZADOR DE LA</text:p>
            <text:p>BRUJA][DVDISO][480i][Vol.1-4 Fin]</text:p>
            <text:p>[R1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星界之纹章][Crest of the Stars][星</text:p>
            <text:p>界の紋章][DVDISO][Vol.1-</text:p>
            <text:p>Vol.7+OVA Fin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BLUE DROP〜天使們的戲曲〜]</text:p>
            <text:p>[BLUE DROP ~Tenshi Tachi no</text:p>
            <text:p>Gikyoku~][BLUE DROP 〜天使達の</text:p>
            <text:p>戯曲〜][DVDISO][DISC×6 Fin][R2]</text:p>
            <text:p>[ADC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鲁邦三世：沃尔特P38][Lupin the</text:p>
            <text:p>3rd: Island of Assassins][ルパン三</text:p>
            <text:p>世 ワルサーP38][BDMV][TV</text:p>
            <text:p>Special]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搞怪拍档/银河警花Flash][Dirty Pair</text:p>
            <text:p>Flash][ダーティペアFLASH]</text:p>
            <text:p>[DVDISO][720x480][OVA 01-16 Fin]</text:p>
            <text:p>[NTSC][R1]</text:p>
            <text:p>U2 Exclusive "⾃抓"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⻰猫][My Neighbor Totoro][となり</text:p>
            <text:p>のトトロ][BDMV][MOVIE][UK]</text:p>
            <text:p>[ANK-RAWS][⾃抓]</text:p>
            <text:p>看着铁盒版只要13英镑⼀个…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JoJo的奇妙冒險 不滅鑽⽯][JoJo's</text:p>
            <text:p>Bizarre Adventure: Diamond is</text:p>
            <text:p>Unbreakable][ジョジョの奇妙な冒</text:p>
            <text:p>険 ダイヤモンドは砕けない][BDMV]</text:p>
            <text:p>[1080p][Set 5 (TV 21-39 Fin)][USA]</text:p>
            <text:p>[⾃抓]</text:p>
            <text:p>By jdcox215 | U2 and BLU 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今天开始做魔王][Kyou kara maou!]</text:p>
            <text:p>[今⽇から㋮王!][BDMV][1080i][TV</text:p>
            <text:p>S2 40-78 Fin][USA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福星⼩⼦2 剧场版:绮丽梦中⼈]</text:p>
            <text:p>[Urusei Yatsura 2 Beautiful</text:p>
            <text:p>Dreamer][うる星やつら2 ビューティ</text:p>
            <text:p>フル・ドリーマー][BDMV][1080p]</text:p>
            <text:p>[MOVIE][USA]</text:p>
            <text:p>Uploaded by DavionBlackwing - AB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X战记][X][X−エックス−][DVDISO]</text:p>
            <text:p>[540p][OVA + TV 01-24 Fin][NTSC]</text:p>
            <text:p>[R1]</text:p>
            <text:p>U2 Exclusive "⾃抓"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今天开始做魔王 R][Kyou kara</text:p>
            <text:p>Maou! R][今⽇からマ王! R][BDMV]</text:p>
            <text:p>[1080i][OVA 1-5 Fin][USA]</text:p>
            <text:p>U2 Exclusive "⾃抓"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带着智能⼿机闯荡异世界][In</text:p>
            <text:p>Another World with My</text:p>
            <text:p>Smartphone][異世界はスマートフォ</text:p>
            <text:p>ンとともに。][BDMV][DISC×2 Fin]</text:p>
            <text:p>[USA][⾃抓]</text:p>
            <text:p>by kakeruSMC | Scans incl…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Shuffle!][シャッフル！][BDMV]</text:p>
            <text:p>[BD-BOX DISC×8 Fin]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带着智能⼿机闯荡异世界。][Isekai</text:p>
            <text:p>wa Smartphone to Tomo ni.][異世</text:p>
            <text:p>界はスマートフォンとともに。]</text:p>
            <text:p>[BDMV][Vol.1-Vol.4 Fin][Amoeba@</text:p>
            <text:p>エミ]</text:p>
            <text:p>⼿機俠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今天开始做魔王][Kyou kara maou!]</text:p>
            <text:p>[今⽇から㋮王!][DVDISO][720p][TV</text:p>
            <text:p>S1 01-39 Fin][NTSC][R1]</text:p>
            <text:p>U2 Exclusive "⾃抓"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奔向地球][Toward The Terra][地球</text:p>
            <text:p>へ…][DVDISO][720x480][PART 3]</text:p>
            <text:p>[NTSC][R1]</text:p>
            <text:p>Uploaded by ergohack ---&gt;&gt;&gt; AB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奔向地球][Toward The Terra][地球</text:p>
            <text:p>へ…][DVDISO][720x480][PART 2]</text:p>
            <text:p>[NTSC][R1]</text:p>
            <text:p>U2 Exclusive "⾃抓"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寻宝探险记][Fortune Quest L]</text:p>
            <text:p>[フォーチュン·クエストL][DVDISO]</text:p>
            <text:p>[720x480][TV 01-05][NTSC][R1]</text:p>
            <text:p>U2 Exclusive "⾃抓"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⾎战 -C][Blood-C][ブラッドシー]</text:p>
            <text:p>[BDMV][1080p][DISCx2 Fin][USA]</text:p>
            <text:p>Self-Purchase, Funimation 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重来吧，魔王⼤⼈！][Maousama</text:p>
            <text:p>Retry!][魔王様、リトライ！][BDMV]</text:p>
            <text:p>[Vol.1-3 Fin][rev]</text:p>
            <text:p>⾃购⾃抓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地球防卫家族/超家族联盟][The</text:p>
            <text:p>Daichis - Earth's Defence Family]</text:p>
            <text:p>[地球防衛家族][DVDISO][720x480]</text:p>
            <text:p>[DVD-BOX DVDx5 Fin][R2J]</text:p>
            <text:p>[ 2.00X 0.30X] ⾃购⾃抓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搞怪拍档/银河警花Flash][Dirty Pair</text:p>
            <text:p>Flash][ダーティペアFLASH]</text:p>
            <text:p>[DVDISO][720x480][OVA 01-06]</text:p>
            <text:p>[NTSC][R1]</text:p>
            <text:p>U2 Exclusive "⾃抓"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拘束⾐/战术魔法⼠][Strait Jacket]</text:p>
            <text:p>[ストレイト・ジャケット][DVDISO]</text:p>
            <text:p>[720x480][OVA 1-3 Fin][NTSC][R1]</text:p>
            <text:p>U2 Exclusive "⾃抓"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七龍珠超][Dragon Ball Super][ドラ</text:p>
            <text:p>ゴンボール超[スーパー]][BDMV]</text:p>
            <text:p>[1080p][DISC x 20 Fin][USA][⾃抓]</text:p>
            <text:p>By jdcox215 | U2, Blu, and 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吹泡糖危机][Bubblegum Crisis][バ</text:p>
            <text:p>ブルガムクライシス][BDMV]</text:p>
            <text:p>[BDBOX：DISC×3 Fin]</text:p>
            <text:p>[International][wilfried@ADC@U2]</text:p>
            <text:p>感谢wilfried@ADC@U2的⾃抓。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JoJo的奇妙冒险不灭钻⽯][JoJo no</text:p>
            <text:p>Kimyou na Bouken Diamond wa</text:p>
            <text:p>Kudakenai][ジョジョの奇妙な冒険</text:p>
            <text:p>ダイヤモンドは砕けない][BDMV]</text:p>
            <text:p>[Vol.01-Vol.13 Fin][JP]</text:p>
            <text:p>BDMV合集保種 | 感謝原發布者 jsu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声之形][The Shape of Voice∕Koe</text:p>
            <text:p>no katachi∕A Silent Voice][聲の形]</text:p>
            <text:p>[BDMV][1080p][MOVIE][USA]</text:p>
            <text:p>[Butterfly]</text:p>
            <text:p>Self-Purchase | U2 Exclusive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声之形][The Shape of Voice/A</text:p>
            <text:p>Silent Voice/Koe no Katachi][聲の</text:p>
            <text:p>形][BDMV][Movie+SP]</text:p>
            <text:p>禁⽌转载 *⾃购⾃扫，附⽇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聲之形][The Shape of Voice / Koe</text:p>
            <text:p>no katachi / A Silent Voice][聲の形]</text:p>
            <text:p>[加流重灌][1080P][MOVIE]</text:p>
            <text:p>[SweetDreamDay]</text:p>
            <text:p>聲之形 原盤DIY ⽇,粵語配…</text:p>
          </table:table-cell>
          <table:table-cell table:style-name="Default" table:number-columns-repeated="16383"/>
        </table:table-row>
        <table:table-row table:style-name="ro29">
          <table:table-cell office:value-type="string" calcext:value-type="string">
            <text:p>[JoJo的奇妙冒险 星尘十字军][JoJo</text:p>
            <text:p>no Kimyou na Bouken Stardust</text:p>
            <text:p>Crusaders][ジョジョの奇妙な冒険</text:p>
            <text:p>スターダストクルセイダース]</text:p>
            <text:p>[BDMV][Season 2][Part 2][BD50x4]</text:p>
            <text:p>[USA]</text:p>
            <text:p>TV 25-48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JoJo的奇妙冒險 不滅鑽⽯][Jojo's</text:p>
            <text:p>Bizarre Adventure - Diamond is</text:p>
            <text:p>Unbreakable][ジョジョの奇妙な冒</text:p>
            <text:p>険 ダイヤモンドは砕けない][BDMV]</text:p>
            <text:p>[1080p][Set 4 (TV 1-20)][USA][⾃抓]</text:p>
            <text:p>By jdcox215 | U2 Exclusive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魔法禁书⽬录 III][A Certain Magical</text:p>
            <text:p>Index III/Toaru Majutsu no Index</text:p>
            <text:p>III][とある魔術の禁書⽬録 III][BDMV]</text:p>
            <text:p>[1080p][Part 2 Fin][USA][⾃抓]</text:p>
            <text:p>By Zanros | Do not Remux 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吹泡糖危机][Bubblegum Crisis][バ</text:p>
            <text:p>ブルガムクライシス][BDMV][BD-</text:p>
            <text:p>BOX Disc×2 Fin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吹泡糖危机][Bubblegum Crisis][バ</text:p>
            <text:p>ブルガムクライシス][BDMV][OVA</text:p>
            <text:p>01-08 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EAC][合集][OST][Bubblegum</text:p>
            <text:p>Crisis/バブルガムクライシス</text:p>
            <text:p>COMPLETE SOUNDTRACK/コンプ</text:p>
            <text:p>リート サウンドトラック][FLAC][14</text:p>
            <text:p>Discs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銀河鐵道999][Galaxy Express 999]</text:p>
            <text:p>[銀河鉄道999][BDMV][1080p][Part</text:p>
            <text:p>1][AVC][USA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我想吃掉你的胰臟][Kimi no Suizou</text:p>
            <text:p>o Tabetai][劇場アニメ 君の膵臓をた</text:p>
            <text:p>べたい][BDMV][1080p][MOVIE]</text:p>
            <text:p>[USA]</text:p>
            <text:p>Thanks to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夏⾊的砂时计][Natsuiro no</text:p>
            <text:p>Sunadokei][夏⾊の砂時計][DVDISO]</text:p>
            <text:p>[OVA Vol.1-Vol.2 Fin][R2J]</text:p>
            <text:p>古董，⽔树奈奈∕初回限定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玩伴貓⽿娘][Cat Planet Cuties][あ</text:p>
            <text:p>そびにいくヨ!][BDMV][1080p]</text:p>
            <text:p>[DISCx2 Fin][USA]</text:p>
            <text:p>Self-Purchase, Funimation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命运⽯之门][STEINS;GATE]</text:p>
            <text:p>[BDMV][DISC×4 Fin][USA]</text:p>
            <text:p>[ayanokoji@ADC]</text:p>
            <text:p>感谢ayanokoji@ADC的⾃抓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⼈造⼈009][Cyborg 009][サイボー</text:p>
            <text:p>グ009][DVDISO][720x480][Uncut &amp;</text:p>
            <text:p>Unedited Cap.01-08][NTSC][R1]</text:p>
            <text:p>U2 Exclusive "⾃抓"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通灵公主/魔灵公主][Shamanic</text:p>
            <text:p>Princess][シャーマニックプリンセ</text:p>
            <text:p>ス][DVDISO][720x480][OVA 1-6</text:p>
            <text:p>Fin][NTSC][R1]</text:p>
            <text:p>U2 Exclusive "⾃抓"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殺⼈科 / 科幻特攻][BURN-UP][バー</text:p>
            <text:p>ンナップ][DVDISO][720x480][OVA</text:p>
            <text:p>1991][NTSC][R1]</text:p>
            <text:p>U2 Exclusive "⾃抓"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战国 少⼥ 桃⾊ Paradox][Battle</text:p>
            <text:p>Girls: Time Paradox][戦国⼄⼥~桃</text:p>
            <text:p>⾊パラドックス~][BDMV][1080p]</text:p>
            <text:p>[DISCx2 Fin][USA]</text:p>
            <text:p>Self-Purchase, Sentai Film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奔向地球][Toward The Terra][地球</text:p>
            <text:p>へ…][DVDISO][720x480][PART 1]</text:p>
            <text:p>[NTSC][R1]</text:p>
            <text:p>U2 Exclusive "⾃抓"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灵异E接触/灵异E计划][Level E][レ</text:p>
            <text:p>ベルE][BDMV][DISC×2 Fin][USA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⿊⾊五葉草][Black Clover][ブラッ</text:p>
            <text:p>ククローバー][BDMV][1080p]</text:p>
            <text:p>[Season 2 Part 2 (TV 64-72)][USA]</text:p>
            <text:p>[⾃抓]</text:p>
            <text:p>By jdcox215 | U2 Exclusive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终将成为你][Yagate Kimi ni Naru]</text:p>
            <text:p>[やがて君になる][BDMV][DISCx2</text:p>
            <text:p>Fin][USA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阿滋漫画⼤王][Azumanga Daioh]</text:p>
            <text:p>[あずまんが⼤王][DVDISO]</text:p>
            <text:p>[720x480][TV 01-26 Fin][NTSC][R1]</text:p>
            <text:p>uploaded by GranThorA ---&gt;&gt;&gt;ADC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朝雾的巫⼥][Asagiri no Miko][朝霧</text:p>
            <text:p>の巫⼥][DVDISO][720x480][TV</text:p>
            <text:p>01-26 Fin][NTSC][R1]</text:p>
            <text:p>Uploaded by Kiyome ---&gt;&gt;&gt; AB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巴別2世][Babel II: Beyond Infinity]</text:p>
            <text:p>[バビル２世][DVDISO][720x480][TV</text:p>
            <text:p>01-13 Fin][NTSC][R1]</text:p>
            <text:p>Uploaded by jimmydean1965 ---&gt;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东京巴⽐伦][Tokyo Babylon][東京</text:p>
            <text:p>バビロン][DVDISO][720x480][OVA</text:p>
            <text:p>1-2 Fin][NTSC][R1]</text:p>
            <text:p>Uploaded by xPearse ---&gt;&gt;&gt; AB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烙印戰⼠/剑风传奇][Berserk][剣风</text:p>
            <text:p>伝奇ベルセルク][BDMV][DISC×3</text:p>
            <text:p>Fin][UK][dragon191@ADC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机动战⼠⾼达0083][Mobile Suit</text:p>
            <text:p>Gundam 0083][機動戦⼠ガンダム</text:p>
            <text:p>0083][BDMV][DISC×3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机动战⼠Z⾼达][Mobile Suit Zeta</text:p>
            <text:p>Gundam][機動戦⼠Zガンダム]</text:p>
            <text:p>[BDMV][Collection 2][USA]</text:p>
            <text:p>[kakeruSMC@ADC]</text:p>
            <text:p>感谢kakeruSMC@ADC⾃抓。因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机动战⼠Z⾼达][Mobile Suit Zeta</text:p>
            <text:p>Gundam][機動戦⼠Zガンダム]</text:p>
            <text:p>[BDMV][Collection 1][USA]</text:p>
            <text:p>[kakeruSMC@ADC]</text:p>
            <text:p>感谢kakeruSMC@ADC⾃抓。因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机动战⼠⾼达0079][Mobile Suit</text:p>
            <text:p>Gundam][機動戦⼠ガンダム]</text:p>
            <text:p>[BDMV][Collection 2 Fin][USA]</text:p>
            <text:p>[kakeruSMC@ADC]</text:p>
            <text:p>感谢kakeruSMC@ADC⾃抓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机动战⼠⾼达0079][Mobile Suit</text:p>
            <text:p>Gundam][機動戦⼠ガンダム]</text:p>
            <text:p>[BDMV][Collection 1][USA][ADC]</text:p>
            <text:p>感谢kakeruSMC@ADC⾃抓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机动战⼠⾼达0079][Mobile Suit</text:p>
            <text:p>Gundam][機動戦⼠ガンダム]</text:p>
            <text:p>[BDMV][Blu-ray Box DISC×9 Fin]</text:p>
            <text:p>[ADC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聖天空戰記/天空之艾斯嘉科尼][The</text:p>
            <text:p>Vision of Escaflowne][天空のエス</text:p>
            <text:p>カフローネ][BDMV][Blu-ray BOX</text:p>
            <text:p>DISC×7 Fin]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科学⼩⻜侠Crowds Insight]</text:p>
            <text:p>[GATCHAMAN CROWDS insight]</text:p>
            <text:p>[BDISO][BD-BOX×2]</text:p>
            <text:p>[ADC@kakeruSMC]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圣天空战记/天空之艾斯嘉科尼][The</text:p>
            <text:p>Vision of Escaflowne][天空のエス</text:p>
            <text:p>カフローネ][BDMV][BDBOX：</text:p>
            <text:p>DISC×6 Fin][USA]</text:p>
            <text:p>[kakeruSMC@ADC]</text:p>
            <text:p>感谢kakeruSMC@ADC的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圣天空战记/天空之艾斯嘉科尼][The</text:p>
            <text:p>Vision of Escaflowne][天空のエス</text:p>
            <text:p>カフローネ][BDMV][BDBOX：</text:p>
            <text:p>DISC×8 Fin][UK][ANK-RAWS][⾃</text:p>
            <text:p>抓]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JoJo的奇妙冒险 星尘十字军][JoJo</text:p>
            <text:p>no Kimyou na Bouken Stardust</text:p>
            <text:p>Crusaders][ジョジョの奇妙な冒険</text:p>
            <text:p>スターダストクルセイダース]</text:p>
            <text:p>[BDMV][Season 2][Part 1][DISC×4</text:p>
            <text:p>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拜托了双⼦星/星空的邂逅2][Onegai</text:p>
            <text:p>Twins/Please Twins!][おねがい☆ツ</text:p>
            <text:p>インズ][BDMV][Blu-ray BOX</text:p>
            <text:p>DISC×4 特典CD×3 Fin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机动战⼠⾼达NT][Mobile Suit</text:p>
            <text:p>Gundam Narrative][機動戦⼠ガンダ</text:p>
            <text:p>ムNT][BDMV][MOVIE][CTM]</text:p>
            <text:p>⾃抓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命运⽯之门][STEINS;GATE]</text:p>
            <text:p>[BDMV][BDBOX DISC×6][U2娘</text:p>
            <text:p>@Share]</text:p>
            <text:p>冷饭BOX，新收录内容主要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命运⽯之门][Steins;Gate][Vol.1-</text:p>
            <text:p>Vol.9 Fin][BDMV]</text:p>
            <text:p>我萌助⼿，发⾃真⼼。。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紫罗兰永恒花园][Violet</text:p>
            <text:p>Evergarden][ヴァイオレット・エ</text:p>
            <text:p>ヴァーガーデン][BDMV][Vol.1-Vol.4</text:p>
            <text:p>Fin][CTM]</text:p>
            <text:p>⽩勾⽩⽖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紫罗兰永恒花园][Violet</text:p>
            <text:p>Evergarden][ヴァイオレット・エ</text:p>
            <text:p>ヴァーガーデン][BDMV][1080p]</text:p>
            <text:p>[DISC×2 Fin][AU][⾃抓]</text:p>
            <text:p>By Zanros | Do not Remux 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机动战⼠⾼达NT][Mobile Suit</text:p>
            <text:p>Gundam Narrative][機動戦⼠ガンダ</text:p>
            <text:p>ムNT][UHDBDMV][Movie][HAiKU]</text:p>
            <text:p>转⾃HDB，偶然间发现这个居然已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少⼥终末旅⾏][Girls' Last Tour][少</text:p>
            <text:p>⼥終末旅⾏][BDMV][1080p][DISCx2</text:p>
            <text:p>Fin][USA]</text:p>
            <text:p>Self-Purchase, Sentai Film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宅饮][Takunomi][たくのみ.][BDMV]</text:p>
            <text:p>[1080p][DISCx1 Fin][USA]</text:p>
            <text:p>Self-Purchase, Sentai Film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牵⽜花与加濑同学.][Kase-san and</text:p>
            <text:p>Morning Glories][あさがおと加瀬さ</text:p>
            <text:p>ん.][BDMV][1080p][DISCx1 Fin]</text:p>
            <text:p>[MOVIE][USA]</text:p>
            <text:p>Self-Purchase, Sentai Film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星际⽜仔][COWBOY BEBOP][カウ</text:p>
            <text:p>ボーイビバップ][BDMV][BDBOX:</text:p>
            <text:p>DISC×4 Fin][UK][ANK-RAWS][⾃</text:p>
            <text:p>抓][rev]</text:p>
            <text:p>⾃购修正旧版花屏。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进击的巨⼈ 第⼆季][Attack on Titan</text:p>
            <text:p>Season 2][進撃の巨⼈ Season 2]</text:p>
            <text:p>[BDMV][Vol.1][⾃购⾃抓]</text:p>
            <text:p>爆死爆死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进击的巨⼈ 第⼆季][Attack on Titan</text:p>
            <text:p>Season 2][進撃の巨⼈ Season 2]</text:p>
            <text:p>[BDMV][Vol.2 Fin][⾃购⾃抓]</text:p>
            <text:p>销量不如第⼀卷，继续爆死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烙印戰⼠][Berserk (2016)][ベルセル</text:p>
            <text:p>ク][BDMV][DISC×2 Fin][USA]</text:p>
            <text:p>[kakeruSMC@ADC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星界系列][Seikai Complete Blu-ray</text:p>
            <text:p>BOX][星界 Complete Blu-ray BOX]</text:p>
            <text:p>[BDMV][1080i][Blu-ray BOX</text:p>
            <text:p>12xBD50 Fin][JP]</text:p>
            <text:p>特装限定版 BD | ⾃购⾃抓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科学忍者队/科学⼩⻜侠 Crowds</text:p>
            <text:p>insight][Gatchaman Crowds</text:p>
            <text:p>insight][BDMV][Vol.1-4 Fin][ANK-</text:p>
            <text:p>RAWS][⾃抓]</text:p>
            <text:p>求⼈发美版BD。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剑风传奇/烙印勇⼠][Berserk][ベル</text:p>
            <text:p>セルク][BDMV][DISC×2 Fin]</text:p>
            <text:p>[Season 2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星际⽜仔][COWBOY BEBOP][カウ</text:p>
            <text:p>ボーイビバップ][BDMV][Blu-ray</text:p>
            <text:p>BOX DISC×9 Fin]</text:p>
            <text:p>完全数量限定⽣産, Extra S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JoJo的奇妙冒险 星尘十字军][JoJo</text:p>
            <text:p>no Kimyou na Bouken Stardust</text:p>
            <text:p>Crusaders][ ジョジョの奇妙な冒険</text:p>
            <text:p>スターダストクルセイダース]</text:p>
            <text:p>[BDMV][Vol.01-06]</text:p>
            <text:p>[Copyman@ADC]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机动战⼠⾼达：逆袭的夏亚][Mobile</text:p>
            <text:p>Suit Gundam: Char's</text:p>
            <text:p>Counterattack][機動戦⼠ガンダム</text:p>
            <text:p>逆襲のシャア][BDISO][MOVIE]</text:p>
            <text:p>[USA][kakeruSMC@ADC]</text:p>
            <text:p>感谢kakeruSMC@ADC的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北⽃神拳][Hokuto no Ken / Fist of</text:p>
            <text:p>the North Star][北⽃の拳][BDMV]</text:p>
            <text:p>[1080P][MOVIE][USA]</text:p>
            <text:p>[kakeruSMC@ADC]</text:p>
            <text:p>感谢kakeruSMC@ADC的⾃抓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星际⽜仔][COWBOY BEBOP][カウ</text:p>
            <text:p>ボーイビバップ][BDMV][BDBOX:</text:p>
            <text:p>DISC×4 Fin][USA][ANK-RAWS][⾃</text:p>
            <text:p>抓]</text:p>
            <text:p>amazon限定版，含⽇版BDBOX(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机器⼈嘉年华][Robot Carnival][ロ</text:p>
            <text:p>ボットカーニバル][BDMV][MOVIE]</text:p>
            <text:p>[USA][⾃抓]</text:p>
            <text:p>by kakeruSMC | Scans incl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宇宙战舰⼤和号2199][Star Blazers:</text:p>
            <text:p>Space Battleship Yamato 2199][宇</text:p>
            <text:p>宙戦艦ヤマト2199][BDMV][PART 2]</text:p>
            <text:p>[USA][⾃抓]</text:p>
            <text:p>by kakeruSMC | Scans incl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宇宙战舰⼤和号2202 爱的战⼠们]</text:p>
            <text:p>[Star Blazers: Space Battleship</text:p>
            <text:p>Yamato 2202][宇宙戦艦ヤマト2202</text:p>
            <text:p>愛の戦⼠たち][BDMV][MOVIE]</text:p>
            <text:p>[PART 1][USA][⾃抓]</text:p>
            <text:p>by kakeruSMC | Scans incl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JOJO的奇妙冒险][JoJo no Kimyou</text:p>
            <text:p>na Bouken][ジョジョの奇妙な冒険]</text:p>
            <text:p>[BDMV][Vol.1-Vol.9 Fin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⼤魔神/⾦剛⼤魔神/新鐵甲萬能俠]</text:p>
            <text:p>[Great Mazinger][グレートマジン</text:p>
            <text:p>ガー][BDMV][480p][TV 01-56 Fin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⿊⾊五叶草][Black Clover][ブラッ</text:p>
            <text:p>ククローバー][BDMV][Part 1][USA]</text:p>
            <text:p>[kakeruSMC@ADC]</text:p>
            <text:p>Thanks to kakeruSMC@ADC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⿊⾊五叶草][Black Clover][ブラッ</text:p>
            <text:p>ククローバー][BDMV][Part 3][USA]</text:p>
            <text:p>[⾃抓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⿊⾊五叶草][Black Clover][ブラッ</text:p>
            <text:p>ククローバー][BDMV][1080p][Part</text:p>
            <text:p>4][USA]</text:p>
            <text:p>Thanks to coxinator138 @ ACM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Aldnoah.Zero][BDMV][Set 4 Fin]</text:p>
            <text:p>[USA][Tokyosama@ADC]</text:p>
            <text:p>感谢Tokyosama@ADC的⾃抓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⿊⾊五叶草][Black Clover][ブラッ</text:p>
            <text:p>ククローバー][BDMV][1080p][Part 5</text:p>
            <text:p>(TV 40-51)][USA][⾃抓]</text:p>
            <text:p>By jdcox215 | U2 Exclusive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⿊⾊五葉草][Black Clover][ブラッ</text:p>
            <text:p>ククローバー][BDMV][1080p]</text:p>
            <text:p>[Season 2 Part 1 (TV 52-63)][USA]</text:p>
            <text:p>[⾃抓][REV]</text:p>
            <text:p>By jdcox215 | U2 Exclusive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⿊⾊五叶草][Black Clover][ブラッ</text:p>
            <text:p>ククローバー][BDMV][1080p][Part</text:p>
            <text:p>2][USA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超重神Gravion][Choujuushin</text:p>
            <text:p>Gravion][超重神グラヴィオン]</text:p>
            <text:p>[BDMV][Blu-ray BOX DISC×4 Fin]</text:p>
            <text:p>[⾃購]</text:p>
            <text:p>グランナイツの諸君、合神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百武装战记][Hundred][ハンドレッ</text:p>
            <text:p>ド][BDMV][DISC×2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搞怪拍档/银河警花][Dirty Pair][ダー</text:p>
            <text:p>ティペア][BDMV][BD-BOX Discx12</text:p>
            <text:p>Fin][lyi8ctujrdw@緋⽉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Legend of the Galactic Heroes:</text:p>
            <text:p>Overture to a New War][銀河英雄伝</text:p>
            <text:p>説外伝 新たなる戦いの序曲(オー</text:p>
            <text:p>ヴァチュア)][BDMV][MOVIE 3]</text:p>
            <text:p>[USA]</text:p>
            <text:p>by TMI @ ADC - Exclusive to AD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银河英雄传说 剧场版：我的征途是</text:p>
            <text:p>星⾠⼤海][Legend of the Galactic</text:p>
            <text:p>Heroes: My Conquest is the Sea of</text:p>
            <text:p>Stars][銀河英雄伝説: わが征くは星</text:p>
            <text:p>の⼤海][BDMV][MOVIE 1][USA]</text:p>
            <text:p>by TMI @ADC - Exclusive to ADC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Legend of the Galactic Heroes:</text:p>
            <text:p>Golden Wings][銀河英雄伝説外伝</text:p>
            <text:p>⻩⾦の翼][BDMV][MOVIE 2][USA]</text:p>
            <text:p>by TMI @ ADC - Exclusive to AD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宇宙来的吸⾎⿁/奇美拉][Kimera][祈</text:p>
            <text:p>明羅][OVA][DVDISO][720X480]</text:p>
            <text:p>[DISCx1 Fin][R1]</text:p>
            <text:p>Self-Purchase, ADV Films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為什麽⽼師會在這裏][Nande Koko</text:p>
            <text:p>ni Sensei ga!?][なんでここに先⽣</text:p>
            <text:p>が!? ][BDMV][1080p][BD-BOX</text:p>
            <text:p>BD50x2 CDx1 Fin][JP]</text:p>
            <text:p>Thanks to Moozzi2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星⽅武侠][Seihou Bukyou Outlaw</text:p>
            <text:p>Star][星⽅武侠アウトロースター]</text:p>
            <text:p>[BDMV][BD-BOX DISCx4 Fin]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奇诺之旅][Kino's Journey - The</text:p>
            <text:p>Beautiful World][キノの旅 -the</text:p>
            <text:p>Beautiful World-][BDMV][480i]</text:p>
            <text:p>[DISCx1 Fin][USA]</text:p>
            <text:p>Self-Purchase, SD on Blu-r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不死者之王][Overlord][オーバー</text:p>
            <text:p>ロード][BDmv][DISC×2 Fin][USA]</text:p>
            <text:p>[Etzimal@ADC]</text:p>
            <text:p>感谢Etzimal@ADC的⾃抓。Scans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不死者之王 第三季][Overlord III]</text:p>
            <text:p>[オーバーロードIII][BDMV][1080p]</text:p>
            <text:p>[Vol.3 Fin][JP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Overlord][オーバーロード][BDMV]</text:p>
            <text:p>[Vol.1-6Fin][dennis1011@TSDM]</text:p>
            <text:p>補回Vol.01-04的Scan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不死者之王 第⼆季][Overlord II]</text:p>
            <text:p>[オーバーロードII][BDMV][1080p]</text:p>
            <text:p>[Vol.1][JP][U3-Project]</text:p>
            <text:p>感謝Leon-Kennedy / 柊游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不死者之王 第三季][Overlord III]</text:p>
            <text:p>[オーバーロードIII][BDMV][1080p]</text:p>
            <text:p>[Vol.1][JP][U3-Project]</text:p>
            <text:p>转载请注明U3-Project | Reuploadi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不死者之王 第⼆季][Overlord II]</text:p>
            <text:p>[オーバーロードII][BDMV][1080p]</text:p>
            <text:p>[Vol.3 Fin][JP][U3-Project]</text:p>
            <text:p>感謝Leon-Kennedy / 柊游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不死者之王 第三季][Overlord III]</text:p>
            <text:p>[オーバーロードIII][BDMV][1080p]</text:p>
            <text:p>[Vol.2][JP][U3-Project]</text:p>
            <text:p>禁⽌转载, U2 Exclusive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不死者之王 第⼆季][Overlord II]</text:p>
            <text:p>[オーバーロードII][BDMV][1080p]</text:p>
            <text:p>[Vol.2][JP][U3-Project]</text:p>
            <text:p>感謝Leon-Kennedy / 柊游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不死者之王 第三季][Overlord III]</text:p>
            <text:p>[オーバーロードIII][BDMV][1080p]</text:p>
            <text:p>[DISC×2 Fin][USA][⾃抓]</text:p>
            <text:p>By Zanros | Do not Post Els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灰⾊的果实][The Fruit of Grisaia]</text:p>
            <text:p>[グリザイアの果実 -LE FRUIT DE</text:p>
            <text:p>LA GRISAIA-][BDMV][DISC×2 Fin]</text:p>
            <text:p>[USA][sakuratsuki@ADC]</text:p>
            <text:p>感谢sakuratsuki@ADC的⾃抓。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异世界圣机师物语][Isekai no</text:p>
            <text:p>Seikishi Monogatari][異世界の聖機</text:p>
            <text:p>師物語][BDMV][Vol.01-Vol.13 Fin]</text:p>
          </table:table-cell>
          <table:table-cell table:style-name="Default" table:number-columns-repeated="16383"/>
        </table:table-row>
        <table:table-row table:style-name="ro34">
          <table:table-cell office:value-type="string" calcext:value-type="string">
            <text:p>[男⿅和雄展：吉⼘力之绘职⼈- 画出</text:p>
            <text:p>⻰猫森林的⼈][Oga Kazuo</text:p>
            <text:p>Exhibition: Ghibli No Eshokunin -</text:p>
            <text:p>The One Who Painted Totoro's</text:p>
            <text:p>Forest][ジブリの絵職⼈ 男⿅和雄展</text:p>
            <text:p>トトロの森を描いた⼈][BDMV]</text:p>
            <text:p>[HDClub]</text:p>
            <text:p>[ 2.33X 0.00XEnd in 8 h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银河英雄传说 Die Neue These]</text:p>
            <text:p>[Ginga Eiyuu Densetsu: Die Neue</text:p>
            <text:p>These/Legend of the Galactic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霍爾移動城堡/哈爾移動城堡][Howl's</text:p>
            <text:p>Moving Castle][ハウルの動く城]</text:p>
            <text:p>[BDMV][MOVIE][USA][ANK-RAWS]</text:p>
            <text:p>[⾃抓][rev]</text:p>
            <text:p>修正之前出现的花屏问题。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幽灵公主][Princess Mononoke][も</text:p>
            <text:p>ののけ姫][DVDISO][DISC×3]</text:p>
            <text:p>[MOVIE+BONUS×2][R2J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从零开始的魔法书][Grimoire of</text:p>
            <text:p>Zero][ゼロから始める魔法の書]</text:p>
            <text:p>[BDMV][DISC×2 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从零开始的魔法书][Zero kara</text:p>
            <text:p>Hajimeru Mahou no Sho][ゼロから</text:p>
            <text:p>始める魔法の書][BDMV][BDBOX1-2</text:p>
            <text:p>Fin][paihctom]</text:p>
            <text:p>p壕⾃抓⾃扫,禁转,稍后可能发布于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⻰猫][My Neighbor Totoro/Tonari</text:p>
            <text:p>no Totoro][となりのトトロ][BDMV]</text:p>
            <text:p>[MOVIE][USA][ADC]</text:p>
            <text:p>迪斯尼美版居然⽐⽇版BD…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悠久之翼 - 记忆童话][ef - a tale of</text:p>
            <text:p>memories][BD-BOX DISC×2 Fin]</text:p>
            <text:p>[USA]</text:p>
            <text:p>[End in 4 days 12 hours]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悠久之翼2 真实的旋律][ef - a tale of</text:p>
            <text:p>melodies][BDMV][Vol.1-Vol.6 Fin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惊爆游戏/驚爆遊戲][BTOOOM!]</text:p>
            <text:p>[BDMV][Vol.1-Vol.6 Fin][U2娘</text:p>
            <text:p>@Share]</text:p>
            <text:p>合集，防⽌某年断种的时候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哥普拉/眼镜蛇][Space Adventure</text:p>
            <text:p>Cobra][SPACE・ADVENTURE コブ</text:p>
            <text:p>ラ][BDMV][2160p][MOVIE][HEVC]</text:p>
            <text:p>[dragon191@ADC]</text:p>
            <text:p>感谢dragon191@ADC的⾃抓。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幽灵公主][Princess Mononoke][も</text:p>
            <text:p>ののけ姫][BDISO][MGVC][Movie]</text:p>
            <text:p>[U2娘@Share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關於我轉⽣變成史萊姆這檔事]</text:p>
            <text:p>[Tensei Shitara Slime Datta Ken]</text:p>
            <text:p>[転⽣したらスライムだった件]</text:p>
            <text:p>[BDMV][1080p][Vol.3][JP][狂三]</text:p>
            <text:p>U2 Exclusive | Amazon.jp | 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關於我轉⽣變成史萊姆這檔事]</text:p>
            <text:p>[Tensei Shitara Slime Datta Ken]</text:p>
            <text:p>[転⽣したらスライムだった件]</text:p>
            <text:p>[BDMV][1080p][Vol.1]</text:p>
            <text:p>[Nia@SkyeySnow]</text:p>
            <text:p>感謝Nia@SkyeySnow 的⾃購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天空之城][Laputa: Castle in the</text:p>
            <text:p>Sky][天空の城ラピュタ][BDMV]</text:p>
            <text:p>[MOVIE][UK][ANK-RAWS][⾃抓]</text:p>
            <text:p>[rev]</text:p>
            <text:p>破解区码重发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银河英雄传说 Die Neue These]</text:p>
            <text:p>[Ginga Eiyuu Densetsu: Die Neue</text:p>
            <text:p>These/Legend of the Galactic</text:p>
            <text:p>Heroes: Die Neue These][銀河英雄</text:p>
            <text:p>伝説 Die Neue These][BDMV]</text:p>
            <text:p>[1080p][DISC×2 Fin][USA][⾃抓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關於我轉⽣變成史萊姆這檔事]</text:p>
            <text:p>[Tensei Shitara Slime Datta Ken]</text:p>
            <text:p>[転⽣したらスライムだった件]</text:p>
            <text:p>[BDMV][1080p][Vol.4 Fin][JP][狂三]</text:p>
            <text:p>U2 Exclusive | Amazon.jp |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關於我轉⽣變成史萊姆這檔事]</text:p>
            <text:p>[Tensei Shitara Slime Datta Ken]</text:p>
            <text:p>[転⽣したらスライムだった件]</text:p>
            <text:p>[BDMV][1080p][Part 1][USA][⾃抓]</text:p>
            <text:p>By Zanros | Do not Post Els…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幽灵公主][Princess Mononoke][も</text:p>
            <text:p>ののけ姫][BDMV][Movie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幽灵公主][Princess Mononoke][も</text:p>
            <text:p>ののけ姫][BDMV][MOVIE][UK]</text:p>
            <text:p>[ANK-RAWS][⾃抓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怪怪守护神][Tsugumomo][つぐも</text:p>
            <text:p>も][BDMV][DISC×2 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地海傳說/地海戰記][Tales from</text:p>
            <text:p>Earthsea][ゲド戦記][BDISO][Movie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幽灵公主][Princess Mononoke][も</text:p>
            <text:p>ののけ姫][BDMV][MOVIE][USA]</text:p>
            <text:p>[natzthomas@ADC]</text:p>
            <text:p>感谢natzthomas@ADC的50K/S不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未来⽇记][The Future Diary][未来</text:p>
            <text:p>⽇記][BDMV][DISC×4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落第骑⼠英雄谭][Chivalry of the</text:p>
            <text:p>Failed Knight][落第騎⼠の英雄譚]</text:p>
            <text:p>[BDMV][DISC×2 Fin][USA]</text:p>
            <text:p>[kakeruSMC@ADC]</text:p>
            <text:p>[End in 4 days 6 hours] 感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霍爾移動城堡/哈爾移動城堡][Howl's</text:p>
            <text:p>Moving Castle][ハウルの動く城]</text:p>
            <text:p>[BDISO][MOVIE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天空之城][Laputa: Castle in the</text:p>
            <text:p>Sky][天空の城ラピュタ][BDMV]</text:p>
            <text:p>[MOVIE][USA][⾃抓][philosophy-</text:p>
            <text:p>raws]</text:p>
            <text:p>迪斯尼出品就是良⼼，rema…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悠久之翼 记忆童话][EF - a tale of</text:p>
            <text:p>memories][BDMV][Vol.1-Vol.3 Fin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⻰猫][My Neighbor Totoro][となり</text:p>
            <text:p>のトトロ][BDISO][MGVC][Movie]</text:p>
            <text:p>[U2娘@Share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天地⽆⽤ !][Tenchi Muyo! Tenchi</text:p>
            <text:p>Universe][天地無⽤!][DVDISO]</text:p>
            <text:p>[Vol.1-Vol.8 Fin][JPN/ENG]</text:p>
            <text:p>Very good anime.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悠久之翼][ef ~ A Tale of Memories</text:p>
            <text:p>&amp; Melodies Collection][DVDISO]</text:p>
            <text:p>[SE1+SE2 Fin][R2UK]</text:p>
            <text:p>There is no BD version./⾃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回憶中的瑪妮][When Marnie Was</text:p>
            <text:p>There][思い出のマーニー][BDISO]</text:p>
            <text:p>[Movie][U2娘@Share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怪怪守护神][Tsugumomo][つぐも</text:p>
            <text:p>も][BDISO][Vol.1-Vol.6 Fin]</text:p>
            <text:p>[brutelor@绯⽉]</text:p>
            <text:p>转载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未来⽇记][Mirai Nikki][未来⽇記]</text:p>
            <text:p>[BDISO][DISC x3 Fin][USA]</text:p>
            <text:p>[xDeathTheKid@ADC]</text:p>
            <text:p>Replaced Disc 2 0016.m2ts and D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悠久之翼2--真实的旋律][Ef - a Tale</text:p>
            <text:p>of Melodies][BDMV][BDBOX：</text:p>
            <text:p>DISC×3 Fin][JP][ANK-RAWS][⾃抓]</text:p>
            <text:p>U2 Exclusive | 请勿转载 考虑到不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⿊礁][Black Lagoon][ブラック・ラ</text:p>
            <text:p>グーン][BDMV][TV Vol.1-Vol.8+OVA</text:p>
            <text:p>Vol.1-Vol.5 Fin]</text:p>
            <text:p>Black Lagoon(TV S1+S2) +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悠久之翼2--真实的旋律][Ef - a Tale</text:p>
            <text:p>of Melodies][BD-BOX DISC×2 Fin]</text:p>
            <text:p>[USA]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未来⽇记][Mirai Nikki][未来⽇記]</text:p>
            <text:p>[BDMV][Vol.1-Vol.9 Fin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七⼈魔法使][Trinity Seven][トリニ</text:p>
            <text:p>ティセブン][BDMV][DISCx2 Fin]</text:p>
            <text:p>[USA][⾃抓]</text:p>
            <text:p>Trinity Seven TV 01-12 Fin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⿊礁][BLACK LAGOON][ブラッ</text:p>
            <text:p>ク・ラグーン][BDMV][USA][⾃抓]</text:p>
            <text:p>By Zanros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悠久之翼][ef- a tale of memories &amp;</text:p>
            <text:p>melodies][BDMV][SE1+SE2 Fin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宇宙警探][elDLIVE][エルドライブ</text:p>
            <text:p>【ēlDLIVE】][BDMV][DISC×2 Fin]</text:p>
            <text:p>[USA][kakeruSMC@ADC]</text:p>
            <text:p>Thanks to kakeruSMC@ADC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神秘的世界][El-Hazard: The</text:p>
            <text:p>Magnificent World][神秘の世界エル</text:p>
            <text:p>ハザード][BDMV][OAVs Vol.1-Vol.2</text:p>
            <text:p>Fin + Audios CDs]</text:p>
            <text:p>Box of the first OAVs serie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⼫者的帝国][The Empire of</text:p>
            <text:p>Corpses][屍者の帝国][BDMV]</text:p>
            <text:p>[Movie][U2娘@Share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妖精的旋律][Elfen Lied][エルフェン</text:p>
            <text:p>リート][BDMV][DISC×3 Fin][U2娘</text:p>
            <text:p>@Share]</text:p>
            <text:p>[End in 5 hours 29 minutes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⿊礁 OVA][BLACK LAGOON</text:p>
            <text:p>Roberta`s Blood Trail][BDMV]</text:p>
            <text:p>[USA][⾃抓]</text:p>
            <text:p>By Zanros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⼫者的帝国][The Empire of</text:p>
            <text:p>Corpses][屍者の帝国][BDMV]</text:p>
            <text:p>[MOVIE][USA][⾃抓]</text:p>
            <text:p>The Empire of Corpses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羅德斯島戰記-英雄騎⼠傳][Record</text:p>
            <text:p>of Lodoss War: Chronicles of the</text:p>
            <text:p>Heroic Knight][ロードス島戦記-英雄</text:p>
            <text:p>騎⼠伝-][DVDISO][DVD-BOX</text:p>
            <text:p>Discx7][R2J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重来吧，魔王⼤⼈！][Maousama</text:p>
            <text:p>Retry!][魔王様、リトライ！][BDMV]</text:p>
            <text:p>[Vol.2]</text:p>
            <text:p>⾃购⾃抓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重来吧，魔王⼤⼈！][Maousama</text:p>
            <text:p>Retry!][魔王様、リトライ！][BDMV]</text:p>
            <text:p>[Vol.3 Fin]</text:p>
            <text:p>⾃购⾃抓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战国⽆双][Samurai Warriors][戦国</text:p>
            <text:p>無双][BDMV][1080p][DISCx2 Fin]</text:p>
            <text:p>[USA]</text:p>
            <text:p>Self-Purchase, Funimation 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⽐基尼勇⼠][Bikini Warriors][ビキ</text:p>
            <text:p>ニ・ウォリアーズ][BDMV][OVA2]</text:p>
            <text:p>[Vol.1 Fin][⾃抓]</text:p>
            <text:p>⾃购⾃抓⾃扫 | Eps.17-18 +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Code: Realize 〜創世的公主〜]</text:p>
            <text:p>[Code: Realize − Guardian of</text:p>
            <text:p>Rebirth][Code: Realize ~創世の姫</text:p>
            <text:p>君~][BDMV][DISC×2 Fin][USA][⾃</text:p>
            <text:p>抓]</text:p>
            <text:p>by kakeruSMC | Scans incl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⽇本国有铁道公安队][RAIL WARS!]</text:p>
            <text:p>[BDMV][Vol.3][kenno@ADC]</text:p>
            <text:p>感谢kenno@ADC的⾃抓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百武装战记][HUNDRED][ハンド</text:p>
            <text:p>レッド][BDISO][1080p][Vol.1-Vol.6</text:p>
            <text:p>Fin]</text:p>
            <text:p>Downloaded from nyaa. Submitter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⽇本国有铁道公安队][RAIL WARS!]</text:p>
            <text:p>[BDMV][Vol.4][kenno@ADC]</text:p>
            <text:p>感谢kenno@ADC的⾃抓，内附此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⽇本国有铁道公安队][RAIL WARS!]</text:p>
            <text:p>[BDMV][Vol.5][kenno@ADC]</text:p>
            <text:p>感谢kenno@ADC的⾃抓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⽇本国有铁道公安队][RAIL WARS!]</text:p>
            <text:p>[BDMV][Vol.1][kenno@ADC]</text:p>
            <text:p>感谢kenno@ADC的⾃抓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⽇本国有铁道公安队][RAIL WARS!]</text:p>
            <text:p>[BDMV][Vol.2][kenno@ADC]</text:p>
            <text:p>感谢kenno@ADC的⾃抓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⽇本国有铁道公安队][RAIL WARS!]</text:p>
            <text:p>[BDMV][Vol.6 Fin][kenno@ADC]</text:p>
            <text:p>感谢kenno@ADC的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公主代理⼈][Princess Principal][プ</text:p>
            <text:p>リンセス・プリンシパル][BDMV]</text:p>
            <text:p>[Vol.1-Vol.6 Fin][U2娘@Share]</text:p>
            <text:p>[REV]</text:p>
            <text:p>REV。感谢艇菊 &amp; U2娘@Share 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公主代理⼈][Princess Principal][プ</text:p>
            <text:p>リンセス・プリンシパル][BDMV]</text:p>
            <text:p>[DISC×2 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狂欢节/⿊⾊嘉年華][Karneval][カー</text:p>
            <text:p>ニヴァル][BDMV][DISC×2 Fin]</text:p>
            <text:p>[USA][Windfury@ADC]</text:p>
            <text:p>感谢Windfury@ADC的⾃抓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七⼈魔法使][Trinity Seven][トリニ</text:p>
            <text:p>ティセブン][BDMV][Vol.1-6+OAD</text:p>
            <text:p>Fin][kenno@ADC]</text:p>
            <text:p>这⾥说⼀下EvilEntity是⼀个提供盒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宇宙战舰 ⼭本洋⼦][Starship Girl</text:p>
            <text:p>Yamamoto Yohko][それゆけ! 宇宙</text:p>
            <text:p>戦艦 ヤマモト・ヨーコ][BDMV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公主代理⼈][Princess Principal][プ</text:p>
            <text:p>リンセス・プリンシパル][BDMV]</text:p>
            <text:p>[1080p][DISC×2 Fin][AU]</text:p>
            <text:p>Purchased by PantsuSens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惊爆游戏][BTOOOM!][BDMV]</text:p>
            <text:p>[DISC×2 Fin][USA]</text:p>
            <text:p>[Tokyosama@ADC]</text:p>
            <text:p>感谢tokyosama@ADC的⾃抓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宇宙警探][elDLIVE][エルドライブ]</text:p>
            <text:p>[BDMV][Vol.1-3 Fin][ANK-RAWS]</text:p>
            <text:p>[⾃抓]</text:p>
            <text:p>⾃购⾃抓 by fch1993, 含特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魔力充電娘][Faito ippatsu! Jūden-</text:p>
            <text:p>chan!!][ファイト⼀発!充電ちゃん!!]</text:p>
            <text:p>[BDMV][DISCx2 Fin][USA][⾃抓]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情热传说 The X][Tales of Zestiria</text:p>
            <text:p>The X][テイルズ オブ ゼスティリア</text:p>
            <text:p>ザ クロス][BDMV][Season 1]</text:p>
            <text:p>[DISC×2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情热传说 The X][Tales of Zestiria</text:p>
            <text:p>The X][テイルズ オブ ゼスティリア</text:p>
            <text:p>ザ クロス][BDMV][Season 2]</text:p>
            <text:p>[DISC×2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寄⽣兽 ⽣命的准则][Parasyte: The</text:p>
            <text:p>Maxim][寄⽣獣 セイの格率][BDMV]</text:p>
            <text:p>[Collection 1][DISC×2 Fin][USA]</text:p>
            <text:p>[Tokyosama@ADC]</text:p>
            <text:p>感谢Tokyosama@ADC⾃抓。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灰與幻想的格林姆迦爾][Hai to</text:p>
            <text:p>Gensou no Grimgar][灰と幻想のグ</text:p>
            <text:p>リムガル][BDMV][Vol.1-Vol.6 Fin]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真盖塔/三⼀万能侠 世界最末⽇]</text:p>
            <text:p>[Getter Robo Armageddon][真ゲッ</text:p>
            <text:p>ターロボ 世界最後の⽇][BDMV]</text:p>
            <text:p>[DISC×2 Fin][USA][ANK-RAWS][⾃</text:p>
            <text:p>购]</text:p>
            <text:p>Thannks for the ripping by …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⿊街][Gangsta][ギャングスタ]</text:p>
            <text:p>[BDMV][DISCx2 Fin][USA][⾃抓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不游戏⽆⼈⽣/游戏⼈⽣][No Game</text:p>
            <text:p>No Life][ノーゲーム・ノーライフ]</text:p>
            <text:p>[BDMV][DISC×2 Fin][USA]</text:p>
            <text:p>[Etzimal@ADC]</text:p>
            <text:p>感谢Etzimal@ADC的⾃抓。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⽕影忍者剧场版：博⼈传][Boruto:</text:p>
            <text:p>Naruto the Movie][劇場版 NARUTO</text:p>
            <text:p>ボルト][BDMV][MOVIE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灰與幻想的格林姆迦爾][Grimgar of</text:p>
            <text:p>Fantasy and Ash][灰と幻想のグリ</text:p>
            <text:p>ムガル][BDMV][DISC×2 Fin][AVC]</text:p>
            <text:p>[USA]</text:p>
            <text:p>kakeruSMC@ADC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學戰都市Asterisk][The Asterisk</text:p>
            <text:p>War][学戦都市アスタリスク][BDMV]</text:p>
            <text:p>[Vol.2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學戰都市Asterisk][The Asterisk</text:p>
            <text:p>War][学戦都市アスタリスク][BDMV]</text:p>
            <text:p>[Vol.6 Fin]</text:p>
            <text:p>感谢 武松N世@VCB-Studio ⾃抓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寄⽣兽 ⽣命的准则][Parasyte: The</text:p>
            <text:p>Maxim][寄⽣獣 セイの格率][BDMV]</text:p>
            <text:p>[Collection 2][DISC×2 Fin][USA]</text:p>
            <text:p>[ADC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游戏⼈⽣ ZERO][No Game, No</text:p>
            <text:p>Life: The Movie - Zero][ノーゲー</text:p>
            <text:p>ム・ノーライフ ゼロ][BDMV]</text:p>
            <text:p>[Movie]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21">
          <table:table-cell office:value-type="string" calcext:value-type="string">
            <text:p>[博⼈傳：⽕影次世代][Boruto:</text:p>
            <text:p>Naruto Next Generations]</text:p>
            <text:p>[BORUTO-ボルト- -NARUTO NEXT</text:p>
            <text:p>GENERATIONS-][BDMV][1080p]</text:p>
            <text:p>[Vol.1][USA]</text:p>
            <text:p>Thanks to coxinator138 @ ACM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博⼈傳：⽕影次世代][Boruto:</text:p>
            <text:p>Naruto Next Generations]</text:p>
            <text:p>[BORUTO-ボルト- -NARUTO NEXT</text:p>
            <text:p>GENERATIONS-][BDMV][1080p]</text:p>
            <text:p>[Set 3 (TV 27-39)][USA][⾃抓]</text:p>
            <text:p>By jdcox215 | U2 Exclusive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博⼈傳：⽕影次世代][Boruto:</text:p>
            <text:p>Naruto Next Generations]</text:p>
            <text:p>[BORUTO-ボルト- -NARUTO NEXT</text:p>
            <text:p>GENERATIONS-][BDMV][1080p]</text:p>
            <text:p>[Set 2 (TV 14-26)][USA][⾃抓]</text:p>
            <text:p>By jdcox215 | U2 Exclusive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⽔果篮⼦ 第⼀季][Fruits Basket 1st</text:p>
            <text:p>Season][フルーツバスケット 1st</text:p>
            <text:p>season][BDMV][1080p][Part 1]</text:p>
            <text:p>[USA][⾃抓]</text:p>
            <text:p>By Zanros | Do not Remux 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甜⼼战⼠ Universe][Cutie Honey</text:p>
            <text:p>Universe][キューティーハニーユニ</text:p>
            <text:p>バース][BDMV][1080p][DISCx2 Fin]</text:p>
            <text:p>[USA]</text:p>
            <text:p>Self-Purchase, Sentai Film…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不吉波普不笑之幻影死神]</text:p>
            <text:p>[Boogiepop wa Warawanai:</text:p>
            <text:p>Boogiepop Phantom][ブギーポップ</text:p>
            <text:p>は笑わない Boogiepop Phantom]</text:p>
            <text:p>[BDMV][1080p][TV 01-12 Fin][USA]</text:p>
            <text:p>[Jalapeño@LoliHouse]</text:p>
            <text:p>美版 BD，画⾯⽐ DVD 强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恐怖宠物店][Pet Shop of Horrors]</text:p>
            <text:p>[ペットショップ・オブ・ホラーズ]</text:p>
            <text:p>[BDMV][480i][DISCx1 Fin][USA]</text:p>
            <text:p>Self-Purchase, Sentai Film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钢铁侦探J][Heat Guy J][ヒートガイ</text:p>
            <text:p>ジェイ][DVDISO][TV Vol.1-Vol.13</text:p>
            <text:p>Fin][R2J][Ue]</text:p>
            <text:p>UnperceivedExistence | 「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宇宙战舰⼤和号2202 爱的战⼠们]</text:p>
            <text:p>[Star Blazers: Space Battleship</text:p>
            <text:p>Yamato 2202][宇宙戦艦ヤマト2202</text:p>
            <text:p>愛の戦⼠たち][BDMV][1080p]</text:p>
            <text:p>[MOVIE][Part 2 Fin][USA][⾃抓]</text:p>
            <text:p>By Zanros | Do not Remux 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神魂合体][Godannar][神魂合体ゴー</text:p>
            <text:p>ダンナー][BDISO][DISC 1-6 FIN]</text:p>
            <text:p>[JPN]</text:p>
            <text:p>感谢原放流者，已hash通过⽆误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辣妹與我的第⼀次][My First</text:p>
            <text:p>Girlfriend Is a Gal][はじめてのギャ</text:p>
            <text:p>ル][BDMV][DISC×2 Fin][USA][⾃购]</text:p>
            <text:p>[End in 1 day 19 hours] by 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漂流武⼠][Drifters][ドリフターズ]</text:p>
            <text:p>[BDMV][DISC×2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愚者信⻓][Nobunaga the Fool][ノ</text:p>
            <text:p>ブナガ・ザ・フール][BDMV]</text:p>
            <text:p>[DISC×4 Fin][USA][ADC]</text:p>
            <text:p>感谢Tokyosama@ADC⾃抓</text:p>
          </table:table-cell>
          <table:table-cell table:style-name="Default" table:number-columns-repeated="16383"/>
        </table:table-row>
        <table:table-row table:style-name="ro34">
          <table:table-cell office:value-type="string" calcext:value-type="string">
            <text:p>[我的⼥友是个过度认真的处⼥bitch]</text:p>
            <text:p>[My Girlfriend Is Shobitch / Boku</text:p>
            <text:p>no Kanojo ga Majime Sugiru</text:p>
            <text:p>Shobitch na Ken][僕の彼⼥がマジメ</text:p>
            <text:p>過ぎる処⼥ビッチな件][BDMV]</text:p>
            <text:p>[Vol.01-05 Fin][Lupin the</text:p>
            <text:p>Nerd@Nyaa]</text:p>
            <text:p>感谢 Lupin the Nerd@Nyaa 的⾃…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漂流武⼠][Drifters][BDMV][1080p]</text:p>
            <text:p>[BD-BOX x3][ADC@madao900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甲鐵城的卡巴內⾥][Koutetsujou no</text:p>
            <text:p>Kabaneri][甲鉄城のカバネリ]</text:p>
            <text:p>[BDMV][Vol.1-Vol.3 Fin]</text:p>
            <text:p>感谢原上传者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碧蓝幻想][GRANBLUE FANTASY</text:p>
            <text:p>The Animation][BDMV][1080p]</text:p>
            <text:p>[Part 1][UK][⾃抓]</text:p>
            <text:p>By Zanros | Do not Remux 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辣妹與我的第⼀次][My First</text:p>
            <text:p>Girlfriend Is a Gal / Hajimete no</text:p>
            <text:p>Gal][はじめてのギャル][BDMV]</text:p>
            <text:p>[Vol.1-Vol.5+EP11 Fin][Amoeba@</text:p>
            <text:p>エミ]</text:p>
            <text:p>[ 2.33X 0.00XEnd in 1 da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Endride][エンドライド][BDMV]</text:p>
            <text:p>[Part 1][USA][kakeruSMC@ADC]</text:p>
            <text:p>感谢kakeruSMC@ADC的⾃抓，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Endride][エンドライド][BDMV]</text:p>
            <text:p>[Part 2][USA][kakeruSMC@ADC]</text:p>
            <text:p>感谢kakeruSMC@ADC的⾃抓，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爆肝⼯程师的异世界狂想曲][Death</text:p>
            <text:p>March kara Hajimaru Isekai</text:p>
            <text:p>Kyousoukyoku][デスマーチからは</text:p>
            <text:p>じまる異世界狂想曲][BDMV][Vol.01]</text:p>
            <text:p>[lyretain@nyaa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爆肝⼯程师的异世界狂想曲][Death</text:p>
            <text:p>March kara Hajimaru Isekai</text:p>
            <text:p>Kyousoukyoku][デスマーチからは</text:p>
            <text:p>じまる異世界狂想曲][BDMV][Vol.02]</text:p>
            <text:p>[lyretain@nyaa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爆肝⼯程师的异世界狂想曲][Death</text:p>
            <text:p>March kara Hajimaru Isekai</text:p>
            <text:p>Kyousoukyoku][デスマーチからは</text:p>
            <text:p>じまる異世界狂想曲][BDMV][Vol.04]</text:p>
            <text:p>[lyretain@nyaa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爆肝⼯程师的异世界狂想曲][Death</text:p>
            <text:p>March to the Parallel World</text:p>
            <text:p>Rhapsody][デスマーチからはじまる</text:p>
            <text:p>異世界狂想曲][BDMV][DISC×2 Fin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爆肝⼯程师的异世界狂想曲][Death</text:p>
            <text:p>March kara Hajimaru Isekai</text:p>
            <text:p>Kyousoukyoku][デスマーチからは</text:p>
            <text:p>じまる異世界狂想曲][BDMV][1080P]</text:p>
            <text:p>[Vol.06 Fin][AVC]</text:p>
            <text:p>Thanks to Moozzi2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爆肝⼯程师的异世界狂想曲][Death</text:p>
            <text:p>March kara Hajimaru Isekai</text:p>
            <text:p>Kyousoukyoku][デスマーチからは</text:p>
            <text:p>じまる異世界狂想曲][BDMV][1080P]</text:p>
            <text:p>[Vol.05][AVC]</text:p>
            <text:p>Thanks to Moozzi2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神魂合体][Godannar][神魂合体ゴー</text:p>
            <text:p>ダンナー][BDMV][1080p][DISCx4</text:p>
            <text:p>Fin][USA]</text:p>
            <text:p>Self-Purchase, Sentai Film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中间管理录利根川][Chuukan</text:p>
            <text:p>Kanriroku Tonegawa][中間管理録ト</text:p>
            <text:p>ネガワ][BDMV][1080p][DISCx3 Fin]</text:p>
            <text:p>[USA]</text:p>
            <text:p>Self-Purchase, Sentai Film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異世界魔王與召喚少⼥的奴隸魔術]</text:p>
            <text:p>[Isekai Maou to Shoukan Shoujo</text:p>
            <text:p>no Dorei Majutsu][異世界魔王と召</text:p>
            <text:p>喚少⼥の奴隷魔術][BDMV][Vol.1-</text:p>
            <text:p>Vol.3 Fin]</text:p>
            <text:p>增加虎之⽳特典全巻収納B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⼈⽣交叉点][Human Crossing][⼈</text:p>
            <text:p>間交差点][BDMV][720X480][DISCx1</text:p>
            <text:p>Fin][USA]</text:p>
            <text:p>Self-Purchase, Maiden Jap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奴⾪区][Doreiku the Animation][奴</text:p>
            <text:p>隷区 The Animation][BDMV]</text:p>
            <text:p>[1080p][DISCx2 Fin][USA]</text:p>
            <text:p>Self-Purchase, Sentai Film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天降之物][Heaven's Lost Property]</text:p>
            <text:p>[そらのおとしもの][BDMV][DiscX2</text:p>
            <text:p>Fin][USA][⾃抓]</text:p>
            <text:p>美版 第⼀季 双Dolby TrueH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天降之物 f][Heaven's Lost</text:p>
            <text:p>Property Forte][そらのおとしものf</text:p>
            <text:p>（フォルテ）][BDMV][DiscX2 Fin]</text:p>
            <text:p>[USA][⾃抓]</text:p>
            <text:p>美版 第⼆季 双Dolby TrueH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天降之物][Sora no Otoshimono][そ</text:p>
            <text:p>らのおとしもの][BDMV][BD-BOX</text:p>
            <text:p>BD50x3 Fin][Rev]</text:p>
            <text:p>Rev: Torrent结构异常. 旧种⽂件可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天降之物f][Sora no Otoshimono</text:p>
            <text:p>Forte][そらのおとしものf(フォルテ)]</text:p>
            <text:p>[BDMV][Vol.1-6 Fin][Rev]</text:p>
            <text:p>Rev: Torrent结构异常. 旧种⽂件可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⽐基尼勇⼠][Bikini Warriors][ビキ</text:p>
            <text:p>ニ・ウォリアーズ][BDMV][Vol.1</text:p>
            <text:p>Fin][初回限定版]</text:p>
            <text:p>⾃购⾃抓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百花缭乱 SAMURAI GIRLS]</text:p>
            <text:p>[Hyakka Ryouran: Samurai Girls]</text:p>
            <text:p>[百花繚乱 サムライガールズ][BDMV]</text:p>
            <text:p>[1080p][DISC×2 Fin][USA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宇宙战舰⼤和号][Uchuu Senkan</text:p>
            <text:p>Yamato / Star Blazers][宇宙戦艦ヤ</text:p>
            <text:p>マト][DVDMV][480p][DISC×6 Fin]</text:p>
            <text:p>[R1]</text:p>
            <text:p>TV Series 1, 1974~1975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哥布林殺⼿][Goblin Slayer][ゴブリ</text:p>
            <text:p>ンスレイヤー][BDMV][1080p]</text:p>
            <text:p>[DISCx2 FIN][USA][⾃抓]</text:p>
            <text:p>U2 Exclusive | 请勿转载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⽕之鸟][Hi no Tori][⽕の鳥][BDMV]</text:p>
            <text:p>[1080p][TV 01-13 Fin][2xBD50]</text:p>
            <text:p>[USA]</text:p>
            <text:p>⾃购⾃抓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星际迷航俏⼥郎][Tenamonya</text:p>
            <text:p>Voyagers][てなもんやボイジャーズ]</text:p>
            <text:p>[DVDISO][OVA Vol.1-Vol.4 Fin]</text:p>
            <text:p>[R2J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⿏辈怪盗][Mouse][マウス]</text:p>
            <text:p>[DVDISO][Vol.1-4 Fin][R2J]</text:p>
            <text:p>禁转, ⾃购抓. 初回限定⽣産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翠星之加尔刚蒂亚][Gargantia on</text:p>
            <text:p>the Verdurous Planet][翠星のガル</text:p>
            <text:p>ガンティア][BDMV][DISC×2 Fin]</text:p>
            <text:p>[USA][ADC]</text:p>
            <text:p>Bought by brokenbot, Windfury, O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健全机⽃⼠][Daimidaler: Prince vs.</text:p>
            <text:p>Penguin Empire / Kenzen Robo</text:p>
            <text:p>Daimidaler][健全ロボ ダイミダラー]</text:p>
            <text:p>[BDMV][DISC×2 Fin][USA]</text:p>
            <text:p>[Junior36@ADC]</text:p>
            <text:p>感谢Junior36@ADC的⾃抓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北⽃神拳][Fist of the North Star]</text:p>
            <text:p>[北⽃の拳][BDMV][DISC×3 Fin]</text:p>
            <text:p>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即使如此世界依然美丽][Soredemo</text:p>
            <text:p>Sekai wa Utsukushii][それでも世界</text:p>
            <text:p>は美しい][BDMV][DISC x1][USA]</text:p>
            <text:p>[wilfried@ADC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⽇本国有铁道公安队][Rail Wars!]</text:p>
            <text:p>[BDMV][Vol.1 Fin][USA]</text:p>
            <text:p>[tossEAC@ADC]</text:p>
            <text:p>感谢tossEAC@ADC的⾃抓。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南海奇皇][Neo Ranga][ネオランガ]</text:p>
            <text:p>[DVDISO][DVD-BOX DVDx6+CDx2]</text:p>
            <text:p>[R2J]</text:p>
            <text:p>⾃抓附掃圖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恶魔幸存者2][DEVIL SURVIVOR 2</text:p>
            <text:p>the ANIMATION][デビルサバイバー</text:p>
            <text:p>2 The Animation][BDMV][DISC×2</text:p>
            <text:p>Fin][USA][OVERSHIELD@ADC]</text:p>
            <text:p>感谢OVERSHIELD@ADC的⾃抓。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⽝夜叉][Inuyasha][BDMV][1080p]</text:p>
            <text:p>[Blu-ray BOX 1-5 Fin][AVC][SPA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⽐基尼勇⼠][Bikini Warriors][ビキ</text:p>
            <text:p>ニ・ウォリアーズ][BDMV][TV 01-12</text:p>
            <text:p>Fin ][USA][⾃抓]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恶魔⼈][Devilman][デビルマン]</text:p>
            <text:p>[BDMV][OVA][ADC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美少⼥戰⼠ Sailor Stars][Sailor</text:p>
            <text:p>Moon Sailor Stars][美少⼥戦⼠セー</text:p>
            <text:p>ラームーン セーラースターズ]</text:p>
            <text:p>[BDMV][Part 1][USA]</text:p>
            <text:p>⾃購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⾦星战记][Venus Wars][ヴイナス戦</text:p>
            <text:p>記][BDMV][MOVIE][USA][⾃抓]</text:p>
            <text:p>Venus Wars Movie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圣剑使的禁咒咏唱][World Break:</text:p>
            <text:p>Aria of Curse a Holy Swordsman]</text:p>
            <text:p>[聖剣使いの禁呪詠唱][BDMV]</text:p>
            <text:p>[DISCx2 Fin][USA][⾃抓]</text:p>
            <text:p>[World Break: Aria of Curse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太空堡垒 暗影编年][ロボテック:</text:p>
            <text:p>シャドウ（シャダウ）・クロニクル]</text:p>
            <text:p>[Robotech: The Shadow</text:p>
            <text:p>Chronicles][BDMV][MOVIE][USA]</text:p>
            <text:p>[ADC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恶魔⼈][Devilman][デビルマン]</text:p>
            <text:p>[BDMV][OVA 01-02 Fin][USA][⾃购]</text:p>
            <text:p>by kakeruSMC | Scans incl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天上天下][Tenjho Tenge][天上天下]</text:p>
            <text:p>[BDMV][DISC×2 Fin][USA]</text:p>
            <text:p>[TMI@ADC]</text:p>
            <text:p>感谢TMI@ADC的⾃抓。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神圣之门][Divine Gate][ディバイン</text:p>
            <text:p>ゲート][BDMV][Vol.1-6 Fin][ANK-</text:p>
            <text:p>RAWS][⾃抓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⻰之界点!][Dragon Crisis!][ドラゴ</text:p>
            <text:p>ンクライシス!][BDMV][Vol.1-6 Fin]</text:p>
            <text:p>应求发布，因为保存较久，不保证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宇宙战⼠巴鲁迪奥斯 剧场版][Space</text:p>
            <text:p>Warrior Baldios: The Movie][宇宙戦</text:p>
            <text:p>⼠バルディオス 劇場版][BDMV]</text:p>
            <text:p>[Movie][USA]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饿狼传说][Fatal Fury: The Motion</text:p>
            <text:p>Picture][餓狼伝説][BDMV][Movie]</text:p>
            <text:p>[USA][kakeruSMC@ADC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星之海洋 光剑星传][Star Ocean EX]</text:p>
            <text:p>[スターオーシャンEＸ][BDMV][1-26</text:p>
            <text:p>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⾷铁酷客/螺丝侠][EAT-MAN][イート</text:p>
            <text:p>マン][BDMV][Vol.1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奏光之Strain][Soukou no Strain]</text:p>
            <text:p>[奏光のストレイン][DVDISO][Vol.1-</text:p>
            <text:p>Vol.7 Fin][R2J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潘多拉之⼼][PandoraHearts][パン</text:p>
            <text:p>ドラハーツ][DVDISO][Vol.1-Vol.9</text:p>
            <text:p>Fin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龍鳴][DRAGONAUT -THE</text:p>
            <text:p>RESONANCE-][ドラゴノーツ -ザ・</text:p>
            <text:p>レゾナンス-][DVDISO][Disc×4 Fin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银河⼥警花 剧场版][Dirty Pair:</text:p>
            <text:p>Project Eden][ダーティペア 劇場版]</text:p>
            <text:p>[DVDISO][MOVIE][R2J]</text:p>
            <text:p>Scans included, Thanks to lyi8ctuj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银河⼥警花 005班机阴谋][Dirty</text:p>
            <text:p>Pair: Bouryaku no 005-bin][ダー</text:p>
            <text:p>ティペア 謀略の005便][DVDISO]</text:p>
            <text:p>[OVA][R2J]</text:p>
            <text:p>Scans included, Thanks to lyi8ctuj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银河⼥警花的⼤胜负 诺兰蒂亚之谜]</text:p>
            <text:p>[Dirty Pair no Ooshoubu: Nolandia</text:p>
            <text:p>no Nazo][ダーティペアの⼤勝負</text:p>
            <text:p>ノーランディアの謎][DVDISO]</text:p>
            <text:p>[OVA][R2J]</text:p>
            <text:p>Scans included, Thanks to lyi8ctuj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⼥神候补⽣][Pilot Candidate][⼥神</text:p>
            <text:p>候補⽣][DVDISO][TV+OVA DVD-</text:p>
            <text:p>BOX Discx3 Fin][R2J][Ue]</text:p>
            <text:p>UnperceivedExistence | EM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KO世紀三獸⼠][KO Seiki Beast</text:p>
            <text:p>Sanjuushi][KO世紀ビースト三獣⼠]</text:p>
            <text:p>[DVDISO][OVA Vol.1-Vol.2 Fin]</text:p>
            <text:p>[R2J]</text:p>
            <text:p>⾃抓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命運⽯之⾨ 0][Steins;Gate 0][シュ</text:p>
            <text:p>タインズ・ゲート ゼロ][BDMV]</text:p>
            <text:p>[1080p][USA][⾃抓]</text:p>
            <text:p>By jdcox215 | U2 Exclusive…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新⽵取物语 1000年⼥王][Queen</text:p>
            <text:p>Millenia / Queen of a Thousand</text:p>
            <text:p>Years][新⽵取物語 1000年⼥王]</text:p>
            <text:p>[DVDISO][DVD-BOX DISC×6 Fin]</text:p>
            <text:p>[R2J]</text:p>
            <text:p>附扫图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殺⼈科 / 科幻特攻][BURN-UP][バー</text:p>
            <text:p>ンナップ][DVDISO][OVA DVD-BOX</text:p>
            <text:p>Disc X3 Fin][R2J]</text:p>
            <text:p>⾃抓附掃圖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弹之王与战姬][Madan no Ou to</text:p>
            <text:p>Vanadis][魔弾の王と戦姫][BDMV]</text:p>
            <text:p>[Vol.1-Vol.6 Fin][kenno@ADC]</text:p>
            <text:p>合集促保种，分卷已hash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魔弹之王与战姬][Lord Marksman</text:p>
            <text:p>and Vanadis / Madan no Ou to</text:p>
            <text:p>Vanadis][魔弾の王と戦姫][BDMV]</text:p>
            <text:p>[DISC×2 Fin][USA]</text:p>
            <text:p>[Tokyosama@ADC]</text:p>
            <text:p>感谢Tokyosama@ADC的⾃抓。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罗德斯岛战记/罗德岛战记 OVA]</text:p>
            <text:p>[Record of the Lodoss War][ロード</text:p>
            <text:p>ス島戦記][BDMV][DISC×2 Fin]</text:p>
            <text:p>[USA][kakeruSMC@ADC]</text:p>
            <text:p>感谢kakeruSMC@ADC的⾃抓。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⻄部曠野天使][EARLY REINS][アー</text:p>
            <text:p>リーレインズ][DVDISO][OVA][R2J]</text:p>
            <text:p>⾃抓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百花缭乱 Samurai Bride][Hyakka</text:p>
            <text:p>Ryouran: Samurai Bride][百花繚乱</text:p>
            <text:p>サムライブライド][BDMV][DISC×2</text:p>
            <text:p>Fin][USA][⾃抓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魔王但丁][Demon Lord Dante][魔</text:p>
            <text:p>王ダンテ][DVDISO][720x480][Vol.1-</text:p>
            <text:p>Vol.4 Fin][animay@ADC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科学忍者队II][Science Ninja Team</text:p>
            <text:p>Gatchaman II][科学忍者隊ガッチャ</text:p>
            <text:p>マンII][BDMV][1080i][DISC×2 Fin]</text:p>
            <text:p>[JPN][⾃抓]</text:p>
            <text:p>by kakeruSMC | Scans incl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百花缭乱 SAMURAI GIRLS]</text:p>
            <text:p>[Hyakka Ryouran: Samurai Girls]</text:p>
            <text:p>[百花繚乱 サムライガールズ][BDMV]</text:p>
            <text:p>[DISC×2 Fin][UK][Leon@ADC]</text:p>
            <text:p>感谢Leon@ADC的⾃抓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钢铁神兵][B'T-X][ビート・エックス]</text:p>
            <text:p>[DVDISO][Vol.1-Vol.6 Fin][R2J]</text:p>
            <text:p>⽇版稀有DVD⾃购⾃抓，严…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D.gray-man][ディー・グレイマン]</text:p>
            <text:p>[BDISO][USA][Part 1 BD50x2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百花缭乱 SAMURAI GIRLS]</text:p>
            <text:p>[Hyakka Ryoran Samurai Girls][百</text:p>
            <text:p>花繚乱 サムライガールズ][BDMV]</text:p>
            <text:p>[Vol.1-Vol.6 Fin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境界线上的地平线][Horizon in the</text:p>
            <text:p>Middle of Nowhere][境界線上のホラ</text:p>
            <text:p>イゾン][BDMV][DISC×2 Fin][UK]</text:p>
            <text:p>[tossEAC@ADC]</text:p>
            <text:p>感谢tossEAC@ADC的⾃抓。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境界线上的地平线 第⼆季][Horizon</text:p>
            <text:p>in the Middle of Nowhere II][境界線</text:p>
            <text:p>上のホライゾン II][BDMV][DISC×2</text:p>
            <text:p>Fin][UK][tossEAC@ADC]</text:p>
            <text:p>感谢tossEAC@ADC的⾃抓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约会⼤作战II][Date A Live II][デー</text:p>
            <text:p>ト・ア・ライブⅡ][BDMV][DISC×2</text:p>
            <text:p>Fin][USA][Junior36@ADC]</text:p>
            <text:p>感谢Junior36@ADC的⾃抓。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约会⼤作战][Date A Live][デート・</text:p>
            <text:p>ア ・ライブ][BDMV][DISC×2 Fin]</text:p>
            <text:p>[USA][Foleosy@ADC]</text:p>
            <text:p>感谢Foleosy@ADC的⾃抓,第⼆季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约会⼤作战 导演剪辑版][Date A</text:p>
            <text:p>Live Director's cut][デート・ア・ラ</text:p>
            <text:p>イブ -ディレクターズカット版-]</text:p>
            <text:p>[BDMV][Blu-ray BOX DISCx3 Fin]</text:p>
            <text:p>导演剪辑版BDBOX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其实我是][Jitsu wa Watashi wa][実</text:p>
            <text:p>は私は][BDrip][1080p][TV 01-13</text:p>
            <text:p>Fin+SP][x264-Hi10P FLAC]</text:p>
            <text:p>[Beatrice-Raws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约会⼤作战II][Date A Live II][デー</text:p>
            <text:p>ト・ア・ライブⅡ][BDMV][1080P]</text:p>
            <text:p>[Vol.1-Vol.5&amp;OVA Fin]</text:p>
            <text:p>[End in 7 days 7 hours] 分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约会⼤作战][Date a Live][デート・</text:p>
            <text:p>ア ・ライブ][BDMV][Vol.1-</text:p>
            <text:p>Vol.6+OVA Fin][U2娘@Share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H2O 赤砂的印记][H2O 〜</text:p>
            <text:p>FOOTPRINTS IN THE SAND〜]</text:p>
            <text:p>[DVDISO][Vol.1-Vol.6 Fin][R2J-</text:p>
            <text:p>Rental]</text:p>
            <text:p>亚马逊 租赁版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恶魔⾼校/⾼校⻰中⻰第4季][High</text:p>
            <text:p>School DxD Hero][ハイスクール</text:p>
            <text:p>DxD Hero][BDMV][1080p][DISC×2</text:p>
            <text:p>Fin][USA][⾃抓]</text:p>
            <text:p>By Zanros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蓝⾊恐惧/未⿇的部屋][Perfect Blue]</text:p>
            <text:p>[パーフェクトブルー][BDMV]</text:p>
            <text:p>[1080p][MOVIE][USA][JRP]</text:p>
            <text:p>BRAND NEW REMASTER | 你没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⼥恶魔⼈][Devilman Lady][デビル</text:p>
            <text:p>マンレディー][BDMV][BD-BOX</text:p>
            <text:p>Discx2 Fin][lyi8ctujrdw@绯⽉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地海傳說/地海戰記][Tales from</text:p>
            <text:p>Earthsea][ゲド戦記][BDMV][UK][⾃</text:p>
            <text:p>抓][philosophy-raws]</text:p>
            <text:p>视频码率⽐⽇版BDMV还⾼…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圣痕炼⾦⼠][The Qwaser of</text:p>
            <text:p>Stigmata][聖痕のクェイサー]</text:p>
            <text:p>[BDMV][I &amp; II + OVA Fin][USA]</text:p>
            <text:p>[kenno@ADC]</text:p>
            <text:p>感谢kenno@ADC的⾃抓。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梅露可物语 ⽆精打采的少年与瓶中</text:p>
            <text:p>少⼥][Merc Storia Mukiryoku</text:p>
            <text:p>Shounen to Bin no Naka no</text:p>
            <text:p>Shoujo][メルクストーリア -無気力</text:p>
            <text:p>少年と瓶の中の少⼥-][BDMV]</text:p>
            <text:p>[Vol.01][Franklyn22071@TSDM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枪与剑][Gun X Sword][ガン×ソー</text:p>
            <text:p>ド][DVDISO][Vol.01-Vol.13 Fin]</text:p>
            <text:p>[R2J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妖兽都市][Wicked City][妖獣都市]</text:p>
            <text:p>[BDMV][MOVIE][JP]</text:p>
            <text:p>4K Remaster 画质还⾏, 正⽚ 4:3, 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⽕圣旅团DNA Sights 999.9][Fire</text:p>
            <text:p>Force DNA Sights 999.9][⽕聖旅団</text:p>
            <text:p>ダナサイト999.9][DVDISO][OVA]</text:p>
            <text:p>[R3D5/繁中字幕]</text:p>
            <text:p>⾃抓港版,粤国⽇三语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武装炼⾦][Buso Renkin][武装錬⾦]</text:p>
            <text:p>[DVDISO][DISC×10 Fin][R2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魔神坛⽃⼠/铠传][Ronin Warriors /</text:p>
            <text:p>Yoroiden Samurai Troopers][鎧伝</text:p>
            <text:p>サムライトルーパー][BDMV][Blu-</text:p>
            <text:p>ray BOX][JPN][MAL]</text:p>
            <text:p>是五⾊战队魔神连者，不是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代号17/宇宙⼈形17][Figure 17:</text:p>
            <text:p>Tsubasa &amp; Hikaru][フィギュア17 つ</text:p>
            <text:p>ばさ&amp;ヒカル][DVDISO][720x480]</text:p>
            <text:p>[Vol.1-Vol.13 Fin][R2J]</text:p>
            <text:p>⾃购⾃抓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搞怪拍档/银河警花][Dirty Pair][ダー</text:p>
            <text:p>ティペア][DVDMV][768x576][TV</text:p>
            <text:p>01-24 Fin, OVA Vol.1-Vol.2 Fin,</text:p>
            <text:p>DISC×4 Fin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邪神与厨⼆病少⼥][Jashin-chan</text:p>
            <text:p>Dropkick][邪神ちゃんドロップキッ</text:p>
            <text:p>ク][BDMV][BD-BOX Vol.01+02 Fin</text:p>
            <text:p>Discx4+CDx2][酸梅汤鸡尾酒</text:p>
            <text:p>@TSDM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搞怪拍档/银河警花][Dirty Pair][ダー</text:p>
            <text:p>ティペア][DVDISO][DVD-BOX</text:p>
            <text:p>DISC×10（TVS1–S2+OVA）Fin]</text:p>
            <text:p>[R2J]</text:p>
            <text:p>Perfect anime.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⼩倩][A Chinese Ghost Story -The</text:p>
            <text:p>Tsui Hark Animation][DVDISO]</text:p>
            <text:p>[MOVIE]</text:p>
            <text:p>台版DVD⾃抓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佐贺偶像是传奇][Zombie Land</text:p>
            <text:p>Saga][ゾンビランドサガ][BDMV]</text:p>
            <text:p>[Vol.01][kannagiumine@TSDM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剧场版 进击的巨⼈ 后篇 ⾃由之翼]</text:p>
            <text:p>[Gekijouban "Shingeki no Kyojin"</text:p>
            <text:p>Kouhen ~Jiyuu no Tsubasa~][劇場</text:p>
            <text:p>版「進撃の巨⼈」後編~⾃由の翼~]</text:p>
            <text:p>[BDMV][MOVIE]</text:p>
          </table:table-cell>
          <table:table-cell table:style-name="Default" table:number-columns-repeated="16383"/>
        </table:table-row>
        <table:table-row table:style-name="ro27">
          <table:table-cell office:value-type="string" calcext:value-type="string">
            <text:p>[从很久以前就喜欢你了。〜告⽩实⾏</text:p>
            <text:p>委员会〜][Zutto Mae kara Suki</text:p>
            <text:p>deshita][ずっと前から好きでし</text:p>
            <text:p>た。〜告⽩実⾏委員会〜][BDMV]</text:p>
            <text:p>[MOVIE][⾃抓]</text:p>
            <text:p>U2＆TSDM Exclusive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猫狐警探][Hyper Police][はいぱー</text:p>
            <text:p>ぽりす][DVDISO][Disc×6 Fin][R1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甲贺忍法帖][BASILISK][バジリスク</text:p>
            <text:p>〜甲賀忍法帖〜][DVDISO][Vol.01-</text:p>
            <text:p>Vol.12 Fin][R2J][ADC]</text:p>
            <text:p>下载本种和美版BD⾜矣，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加速世界][Accel World][アクセル・</text:p>
            <text:p>ワールド][BDMV][Vol.1-</text:p>
            <text:p>Vol.8+EX01+EX02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暗⿊破坏神][BASTARD][暗⿊の破壊</text:p>
            <text:p>神][DVDISO][DISCx1][R1]</text:p>
            <text:p>转⾃ADC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间奏曲][Interlude][インタールード]</text:p>
            <text:p>[DVDISO][OVA Vol.1-Vol.3 Fin]</text:p>
            <text:p>[R2J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遊戲3⼈娘 / 来玩游戏吧][Asobi</text:p>
            <text:p>Asobase][あそびあそばせ][BDMV]</text:p>
            <text:p>[Vol.3][⾃抓]</text:p>
            <text:p>Enjoy! Scans w/ batch.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星界系列合集][Seikai Series][星界</text:p>
            <text:p>シリーズ][DVDISO][DVD5×21</text:p>
            <text:p>DVD9×3][R2][ADC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药师寺凉⼦的怪奇事件簿][Ryoko's</text:p>
            <text:p>Case File][薬師寺涼⼦の怪奇事件簿]</text:p>
            <text:p>[DVDISO][Vol.1-Vol.4 Fin][R2J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EAC][150526][OST][BANDAI</text:p>
            <text:p>NAMCO Entertainment Taiwan][學</text:p>
            <text:p>戰都市The Asterisk War鳳華絢爛]</text:p>
            <text:p>[WAV+CUE+LOG+PNG]</text:p>
            <text:p>港版首批豪华限量版，⾃抓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铁腕⼥刑警][Tetsuwan Birdy</text:p>
            <text:p>Decod][鉄腕バーディー Decode]</text:p>
            <text:p>[DVDISO][DISC×7 FIN][R2J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地球少⼥][Chikyuu Shoujo Arjuna]</text:p>
            <text:p>[地球少⼥アルジュナ][DVDISO]</text:p>
            <text:p>[Vol.1-Vol.6 Fin][R2J_R版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魔法阵都市][Silent Möbius][サイレ</text:p>
            <text:p>ントメビウス][DVDISO][Vol.1-Vol.6</text:p>
            <text:p>Fin][R2J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星空防衛隊][Stratos4][ストラト</text:p>
            <text:p>ス・フォー][DVDISO][Vol.01-05</text:p>
            <text:p>Fin][R3T][⾃購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最終兵器彼⼥][SHE THE ULTIMATE</text:p>
            <text:p>WEAPON][最終兵器彼⼥][DVDISO]</text:p>
            <text:p>[Vol.00-Vol.05+OVA Vol.01-Vol.02</text:p>
            <text:p>Fin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极道君漫游记][Gokudou-kun</text:p>
            <text:p>Manyuuki][ゴクドーくん漫遊記]</text:p>
            <text:p>[DVDISO][Disc×6][USA][ADC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机甲战记][BALDR FORCE EXE</text:p>
            <text:p>RESOLUTION][バルドフォースエグ</text:p>
            <text:p>ゼレゾリューション][DVDMV]</text:p>
            <text:p>[720x480][OVA Vol.1-Vol.4 Fin]</text:p>
            <text:p>[MPEG2][R2J]</text:p>
            <text:p>u2 and ADC exclusive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EAC][020927][OST][AIR Original</text:p>
            <text:p>SoundTrack][KSLA-0004~0005]</text:p>
            <text:p>[wav+log+cue+png]</text:p>
            <text:p>洗版吧 不要猶豫o(*≧▽≦)…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⼫姬 ⽞][Shikabane Hime Kuro][屍</text:p>
            <text:p>姫 ⽞][DVDISO][Vol.1-Vol.4 Fin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真实之泪][True Tears][トゥルー</text:p>
            <text:p>ティアーズ][BDMV][TV 01-13 Fin]</text:p>
            <text:p>[USA][⾃抓]</text:p>
            <text:p>by kakeruSMC | Scans incl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魔界战记][Makai Senki Disgaea][魔</text:p>
            <text:p>界戦記ディスガイア][DVDISO][R2J]</text:p>
            <text:p>[Vol.1-Vol.6 + Bonus Fin][重抓修正</text:p>
            <text:p>版]</text:p>
            <text:p>⾃抓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⼥神候補⽣][Pilot Candidate][The</text:p>
            <text:p>Candidate for Goddess][DVDMV]</text:p>
            <text:p>[TV 00-11][R1][4xDVD5][ADC]</text:p>
            <text:p>4 R1 DVD5, saved from ADC, epi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宇宙⼈形17][Figure 17: Tsubasa &amp;</text:p>
            <text:p>Hikaru][フィギュア17 つばさ&amp;ヒカ</text:p>
            <text:p>ル][DVDISO][DVD-BOX Disc×7 Fin]</text:p>
            <text:p>[R2J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⽆限地带23][MEGAZONE23][メガ</text:p>
            <text:p>ゾーン２３][DVDISO][DVD-BOX</text:p>
            <text:p>OVA Vol.1-Vol.3 Fin][R2J]</text:p>
            <text:p>初回版（特典CD封⼊）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战国魔神豪将军 剧场版]</text:p>
            <text:p>[GoShogun][戦国魔神ゴーショーグ</text:p>
            <text:p>ン][BDMV][DISC×2 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十⼆⼤战][Juni Taisen: Zodiac</text:p>
            <text:p>War][十⼆⼤戦][BDMV][DISC×2 Fin]</text:p>
            <text:p>[USA][⾃抓]</text:p>
            <text:p>by kakeruSMC | Scans incl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⿇辣教师GTO][GTO/Great Teacher</text:p>
            <text:p>Onizuka][グレート ティーチャー オ</text:p>
            <text:p>ニヅカ][DVDISO][DISC×10][R1]</text:p>
            <text:p>[ADC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秋⽇天空 ~在夢中~][Aki Sora ~In a</text:p>
            <text:p>Dream~][あきそら ~夢の中~ 濃縮版]</text:p>
            <text:p>[BDMV][OVA][加流重灌]</text:p>
            <text:p>[SweetDreamDay]</text:p>
            <text:p>秋⽇天空 ~在夢中~ 原盤DIY [繁,簡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EAC][合集][OST][GTO/Great</text:p>
            <text:p>Teacher Onizuka/グレート ティー</text:p>
            <text:p>チャー オニヅカ/COMPLETE</text:p>
            <text:p>SOUNDTRACK/コンプリート サウ</text:p>
            <text:p>ンドトラック][3 Discs][FLAC]</text:p>
          </table:table-cell>
          <table:table-cell table:style-name="Default" table:number-columns-repeated="16383"/>
        </table:table-row>
        <table:table-row table:style-name="ro33">
          <table:table-cell office:value-type="string" calcext:value-type="string">
            <text:p>[超速GranDoll][Hyper Speed</text:p>
            <text:p>GranDoll / Chō Kōsoku</text:p>
            <text:p>Gurandōru][超光速グランドール]</text:p>
            <text:p>[DVDISO][720x480][OVA Vol.1-</text:p>
            <text:p>Vol.3 Fin][R1][USA][animay@ADC]</text:p>
            <text:p>[Disc x1]</text:p>
            <text:p>There is no BDMV release so i upl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神威之剑/卡姆伊之剑][Kamui no</text:p>
            <text:p>Ken][カムイの剣][DVDISO][MOVIE]</text:p>
            <text:p>[R2J][Custom]</text:p>
            <text:p>转⾃ADC,发布者DIY了英配和英字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神威之剑/卡姆伊之剑][Kamui no</text:p>
            <text:p>Ken][カムイの剣][DVDISO][MOVIE]</text:p>
            <text:p>[R1]</text:p>
            <text:p>转⾃ADC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亚尔斯兰战记 风尘乱舞][The Heroic</text:p>
            <text:p>Legend of Arslan: Dust Storm</text:p>
            <text:p>Dance][アルスラーン戦記 風塵乱舞]</text:p>
            <text:p>[BDMV][Vol.1 Fin][USA]</text:p>
            <text:p>[kakeruSMC@ADC]</text:p>
            <text:p>感谢kakeruSMC@ADC的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加速世界 剧场版 INFINITE BURST]</text:p>
            <text:p>[Accel World: Infinite Burst][アクセ</text:p>
            <text:p>ル・ワールド INFINITE BURST]</text:p>
            <text:p>[BDMV][MOVIE + OVA 1-2 Fin]</text:p>
            <text:p>[USA][⾃抓]</text:p>
            <text:p>by kakeruSMC | Scans incl…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少⼥歌剧][Shoujo Kageki Revue</text:p>
            <text:p>Starlight][少⼥☆歌劇 レヴュース</text:p>
            <text:p>タァライト][BDMV][BOX 1][⾃购@</text:p>
            <text:p>露⼥⼠在北海道, 代发]</text:p>
            <text:p>请各位明⽩⼈停⽌迫害露⼥⼠.jpg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扑杀天使朵库萝][Bludgeoning</text:p>
            <text:p>Angel Dokuro-Chan][撲殺天使ドク</text:p>
            <text:p>ロちゃん][DVDISO][OVA1 Vol.1-</text:p>
            <text:p>Vol.4 +OVA2 Vol.1-Vol.2 Fin]</text:p>
          </table:table-cell>
          <table:table-cell table:style-name="Default" table:number-columns-repeated="16383"/>
        </table:table-row>
        <table:table-row table:style-name="ro28">
          <table:table-cell office:value-type="string" calcext:value-type="string">
            <text:p>[机动战⼠⾼达：逆袭的夏亚][Mobile</text:p>
            <text:p>Suit Gundam: Char's</text:p>
            <text:p>Counterattack][機動戦⼠ガンダム</text:p>
            <text:p>逆襲のシャア][UHDBDMV]</text:p>
            <text:p>[1080p&amp;2160p][MOVIE][HEVC 4K</text:p>
            <text:p>HDR][JP][⾃抓]</text:p>
            <text:p>「νガンダムは伊達じゃな…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親吻姐姐][Kiss×sis][キス×シス]</text:p>
            <text:p>[DVDISO][720x480][OVA Vol.00-</text:p>
            <text:p>Vol.11][R2J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铁⼈28号][Tetsujin 28][鉄⼈28号]</text:p>
            <text:p>[BDMV][480i][TV 01-26 Fin][USA]</text:p>
            <text:p>[⾃抓]</text:p>
            <text:p>by kakeruSMC | Scans incl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爱的魔法][Maburaho][まぶらほ]</text:p>
            <text:p>[BDMV][BDBOX：DISC×5 Fin]</text:p>
            <text:p>[dennis1011@TSDM]</text:p>
            <text:p>转⾃TSDM，原发布者把CERTIFI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萬能⽂化貓娘][All Purpose</text:p>
            <text:p>Cultural Cat-Girl Nuku Nuku][万能</text:p>
            <text:p>⽂化猫娘][BDMV][OVA-01 01-06</text:p>
            <text:p>Fin, TV 01-12 Fin, OVA-02 01-12</text:p>
            <text:p>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钢铁神兵][B'T-X][ビート・エックス]</text:p>
            <text:p>[DVDISO][DISC×5 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死体兵][Divergence Eve][ダイバー</text:p>
            <text:p>ジェンス・イヴ][DVDISO][DISCx9</text:p>
            <text:p>SEx2][R1]</text:p>
            <text:p>转⾃ADC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醜陋美世界][This Ugly Yet</text:p>
            <text:p>Beautiful World][この醜くも美しい</text:p>
            <text:p>世界][BDMV][Blu-ray BOX</text:p>
            <text:p>BDx2+CDx3][⾃抓]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这丑陋⼜美丽的世界][This Ugly Yet</text:p>
            <text:p>Beautiful World/Kono Minikuku</text:p>
            <text:p>mo Utsukushii Sekai][この醜くも美</text:p>
            <text:p>しい世界][DVDISO][DVD-BOX</text:p>
            <text:p>DISC×3 Fin][R1]</text:p>
            <text:p>這碉堡⼜坑爹的世界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新妹魔王的契约者 BURST][The</text:p>
            <text:p>Testament of Sister New Devil</text:p>
            <text:p>BURST][新妹魔王の契約者 BURST]</text:p>
            <text:p>[DVDISO][Season 2][DISC×2 Fin]</text:p>
            <text:p>[USA][⾃抓]</text:p>
            <text:p>by kakeruSMC | Scans incl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机动新世纪⾼达X][After War</text:p>
            <text:p>Gundam X][機動新世紀ガンダムX]</text:p>
            <text:p>[DVDISO][Disc×8][R2J][ADC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你是主⼈我是仆][They Are My</text:p>
            <text:p>Noble Masters][君が主で執事が俺</text:p>
            <text:p>で][DVDISO][Vol.1-Vol.5 Fin][R2J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新妹魔王的契约者 BURST][The</text:p>
            <text:p>Testament of Sister New Devil</text:p>
            <text:p>BURST][新妹魔王の契約者 BURST]</text:p>
            <text:p>[BDMV][Season 2][DISC×2 Fin]</text:p>
            <text:p>[USA][⾃抓]</text:p>
            <text:p>by kakeruSMC | Scans incl…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超时空要塞 Frontier/超时空要塞 开</text:p>
            <text:p>拓者][MACROSS Frontier][マクロス</text:p>
            <text:p>Frontier][BDMV][BDBOX Disc×4</text:p>
            <text:p>Fin][1080p][JP]</text:p>
            <text:p>Remastered BOX of TV serie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天翔少⼥][Sky Girls][スカイガール</text:p>
            <text:p>ズ][DVDISO][TV Vol.1-Vol.9+OVA</text:p>
            <text:p>Fin][R2J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侧⽿倾听/梦幻街少⼥][Whisper of</text:p>
            <text:p>the Heart][⽿をすませば][BDMV]</text:p>
            <text:p>[MOVIE][UK][ANK-RAWS][⾃抓]</text:p>
            <text:p>[rev]</text:p>
            <text:p>破解区码重发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我们仍未知道那天所看见的花的名</text:p>
            <text:p>字。][Anohana: The Flower We</text:p>
            <text:p>Saw That Day][あの⽇⾒た花の名前</text:p>
            <text:p>を僕達はまだ知らない。][BDMV]</text:p>
            <text:p>[DISC×2 Fin][USA][⾃抓]</text:p>
            <text:p>by kakeruSMC | Scans incl…</text:p>
          </table:table-cell>
          <table:table-cell table:style-name="Default" table:number-columns-repeated="16383"/>
        </table:table-row>
        <table:table-row table:style-name="ro31">
          <table:table-cell office:value-type="string" calcext:value-type="string">
            <text:p>[剧场版 两个⼈是Precure！</text:p>
            <text:p>Splash☆Star 滴答滴答千钧⼀发！]</text:p>
            <text:p>[PreCure Splash Star - Tic-Tac</text:p>
            <text:p>Crisis Hanging by a Thin Thread!]</text:p>
            <text:p>[映画 ふたりはプリキュア Splash</text:p>
            <text:p>Star チクタク危機⼀髪!][BDMV]</text:p>
            <text:p>[MOVIE][CureGecko@ADC]</text:p>
            <text:p>4.0的AC3也是够拼的。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机魂末世录][Texhnolyze]</text:p>
            <text:p>[TEXHNOLYZE][DVDISO][Vol.1-</text:p>
            <text:p>Vol.8 Fin][R2J][Ame@ADC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怪物王⼥][Princess Resurrection]</text:p>
            <text:p>[怪物王⼥][DVDISO][Vol.1-Vol.9 Fin]</text:p>
            <text:p>[R2J]</text:p>
            <text:p>旧种的那个hash.txt没有,所以重新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EAC][合集][梦幻妖⼦][Ayashi No</text:p>
            <text:p>Ceres][妖しのセレス][7张]</text:p>
            <text:p>先发这点 出种了继续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灰⾊的乐园/灰⾊的迷宫][The Eden</text:p>
            <text:p>of Grisaia/The Labyrinth of</text:p>
            <text:p>Grisaia][グリザイアの楽園/グリザイ</text:p>
            <text:p>アの迷宮][BDMV][1080p][AVC]</text:p>
            <text:p>[USA]</text:p>
            <text:p>u2 and ADC exclusive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钢壳都市雷吉欧斯][Koukaku no</text:p>
            <text:p>Regios][鋼殻のレギオス][DVDISO]</text:p>
            <text:p>[Vol.01-Vol.12 Fin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⼥恶魔⼈][The Devil Lady][デビル</text:p>
            <text:p>マンレディー][DVDISO][DISCx5]</text:p>
            <text:p>[R2J]</text:p>
            <text:p>转⾃ADC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拜托了⽼师/星空的邂逅][Please</text:p>
            <text:p>Teacher!][おねがい☆ティーチャー]</text:p>
            <text:p>[DVDISO][Vol.1-Vol.7 Fin]</text:p>
          </table:table-cell>
          <table:table-cell table:style-name="Default" table:number-columns-repeated="16383"/>
        </table:table-row>
        <table:table-row table:style-name="ro20">
          <table:table-cell office:value-type="string" calcext:value-type="string">
            <text:p>[Golden Boy][ゴールデンボーイ]</text:p>
            <text:p>[DVDISO][OAV Vol.1-Vol.6 Fin]</text:p>
            <text:p>[MPEG2][R2J]</text:p>
            <text:p>NO SUBS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午夜之眼][Goku: Midnight Eye]</text:p>
            <text:p>[MIDNIGHT EYE ゴクウ][DVDISO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魯邦三世：遠航到危險][Lupin the</text:p>
            <text:p>3rd: Voyage to Danger][ルパン三世</text:p>
            <text:p>ルパン暗殺指令][BDMV][MOVIE]</text:p>
            <text:p>[USA][⾃抓]</text:p>
            <text:p>Lupin the 3rd: Voyage to D…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I''s 纯洁篇][I''s Pure][DVDISO]</text:p>
            <text:p>[OVA Vol.0-Vol.6 Fin][R2J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袖珍⼥侍⼩梅/掌上⼥仆⼩梅][HAND</text:p>
            <text:p>MAID MAY][HAND MAID メイ]</text:p>
            <text:p>[DVDISO][DVD-BOX DISC×3][R2J]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云界的迷宫][Mask of Zeguy][云界</text:p>
            <text:p>の迷宫ZEGUY][DVDISO][OVA][R1]</text:p>
          </table:table-cell>
          <table:table-cell table:style-name="Default" table:number-columns-repeated="16383"/>
        </table:table-row>
        <table:table-row table:style-name="ro11">
          <table:table-cell office:value-type="string" calcext:value-type="string">
            <text:p>[鲁邦三世：风魔家族的阴谋][Lupin</text:p>
            <text:p>the 3rd: The Fuma Conspiracy/</text:p>
            <text:p>Lupin Sansei: Fuuma Ichizoku no</text:p>
            <text:p>Inbou][ルパン三世 風魔⼀族の陰謀]</text:p>
            <text:p>[DVDISO][OVA][R2J][MAL]</text:p>
            <text:p>鲁邦三世原盘补完计划#4。…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巴⽐伦⼆世][Babel II][バビル2世]</text:p>
            <text:p>[BDMV][Vol.1 Fin][USA]</text:p>
            <text:p>[kakeruSMC@ADC]</text:p>
            <text:p>感谢kakeruSMC@ADC的⾃抓。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⻜天少⼥猪事丁][Ai to Yuuki no Pig</text:p>
            <text:p>Girl Tonde Buurin][愛と勇気のピッ</text:p>
            <text:p>グガール とんでぶーりん][DVD-</text:p>
            <text:p>BOX][Vol.01-13 Fin][AI-Raws][⾃抓]</text:p>
          </table:table-cell>
          <table:table-cell table:style-name="Default" table:number-columns-repeated="16383"/>
        </table:table-row>
        <table:table-row table:style-name="ro16">
          <table:table-cell office:value-type="string" calcext:value-type="string">
            <text:p>[Gyakusatsu Kikan][虐殺器官]</text:p>
            <text:p>[BDMV][1080p][Movie][USA]</text:p>
            <text:p>Ripped from the official Funimatio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没有⼼跳的少⼥][BEATLESS][ビー</text:p>
            <text:p>トレス][BDMV][1080p][BD BOX3</text:p>
            <text:p>DiscX2]</text:p>
            <text:p>⾃购 含扫图</text:p>
          </table:table-cell>
          <table:table-cell table:style-name="Default" table:number-columns-repeated="16383"/>
        </table:table-row>
        <table:table-row table:style-name="ro18">
          <table:table-cell office:value-type="string" calcext:value-type="string">
            <text:p>[D.N. Angel][DNAngel][DVDISO]</text:p>
            <text:p>[Vol.1-Vol.6 Fin][R5]</text:p>
            <text:p>Thank you @ original uploaders.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没有⼼跳的少⼥][BEATLESS][ビー</text:p>
            <text:p>トレス][BDMV][1080p][BD BOX2</text:p>
            <text:p>DiscX2]</text:p>
            <text:p>⾃购 含扫图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怪医美⼥][Ray the Animation]</text:p>
            <text:p>[DVDISO][DISCx6][R2J]</text:p>
            <text:p>转⾃2DKF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⾼达创战潜⾏者][Gundam Build</text:p>
            <text:p>Divers][ガンダムビルドダイバーズ]</text:p>
            <text:p>[BDMV][BD-BOX Vol.01 Discx3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伊⾥野的天空、UFO的夏天][Iriya</text:p>
            <text:p>no Sora、UFO no Natsu][イリヤの</text:p>
            <text:p>空、UFOの夏][BDMV][OVA Vol.1</text:p>
            <text:p>Fin][Ue]</text:p>
            <text:p>UnperceivedExistence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⾼校龍中龍 乳][High School DxD</text:p>
            <text:p>New][ハイスクールD×D NEW]</text:p>
            <text:p>[BDMV][EP13][OAD][ANK-RAWS]</text:p>
            <text:p>[⾃抓]</text:p>
            <text:p>第13话不知道能不能单独发BDRIP。</text:p>
          </table:table-cell>
          <table:table-cell table:style-name="Default" table:number-columns-repeated="16383"/>
        </table:table-row>
        <table:table-row table:style-name="ro10">
          <table:table-cell office:value-type="string" calcext:value-type="string">
            <text:p>[⾼校龍中龍][High School DxD][ハ</text:p>
            <text:p>イスクールD×D][BDMV][第14話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向⼭进发第3季][Yama no Susume</text:p>
            <text:p>Third Season][ヤマノススメ サード</text:p>
            <text:p>シーズン][BDMV][Vol.01][brutelor@</text:p>
            <text:p>緋⽉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學園默⽰錄][HIGHSCHOOL OF</text:p>
            <text:p>THE DEAD][學園默⽰錄][BDMV]</text:p>
            <text:p>[1920X1080][Vol.1-Vol.4 Fin][TW]</text:p>
            <text:p>[⾃抓]</text:p>
            <text:p>第⼀次發⾃抓⽚，請多多指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⾼校龍中龍][High School DxD][ハ</text:p>
            <text:p>イスクールD×D][BDMV][Vol.01-</text:p>
            <text:p>Vol.06 Fin+Ep13]</text:p>
            <text:p>灣灣電信做種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⾼校龍中龍 乳][High School DxD</text:p>
            <text:p>New][ハイスクールD×D NEW]</text:p>
            <text:p>[BDMV][Vol.2][U2娘@Share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⾼校龍中龍 乳][High School DxD</text:p>
            <text:p>New][ハイスクールD×D NEW]</text:p>
            <text:p>[BDMV][Vol.3][U2娘@Share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⾼校龍中龍 乳][High School DxD</text:p>
            <text:p>New][ハイスクールD×D NEW]</text:p>
            <text:p>[BDMV][Vol.6 Fin][U2娘@Share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⾼校龍中龍 乳][High School DxD</text:p>
            <text:p>New][ハイスクールD×D NEW]</text:p>
            <text:p>[BDMV][Vol.5][U2娘@Share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⾼校龍中龍 乳][High School DxD</text:p>
            <text:p>New][ハイスクールD×D NEW]</text:p>
            <text:p>[BDMV][Vol.4][U2娘@Share]</text:p>
          </table:table-cell>
          <table:table-cell table:style-name="Default" table:number-columns-repeated="16383"/>
        </table:table-row>
        <table:table-row table:style-name="ro17">
          <table:table-cell office:value-type="string" calcext:value-type="string">
            <text:p>[恶魔⾼校/⾼校⻰中⻰ 第三季][High</text:p>
            <text:p>School DxD BorN][ハイスクール</text:p>
            <text:p>D×D BorN][BDMV][Vol.1-</text:p>
            <text:p>Vol.6+OVA×2 Fin][ANK-RAWS][⾃</text:p>
            <text:p>抓]</text:p>
            <text:p>包括2卷OVA的合集。含5-6卷的扫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⾼校龍中龍 乳][High School DxD</text:p>
            <text:p>New][ハイスクールD×D NEW][外挂</text:p>
            <text:p>结构][Vol.1-Vol.6 Fin]</text:p>
          </table:table-cell>
          <table:table-cell table:style-name="Default" table:number-columns-repeated="16383"/>
        </table:table-row>
        <table:table-row table:style-name="ro7">
          <table:table-cell office:value-type="string" calcext:value-type="string">
            <text:p>[这是僵⼫吗][Kore wa Zombie Desu</text:p>
            <text:p>ka?][これはゾンビですか? ~ずっ</text:p>
            <text:p>と、貴⽅が好きでした。⻘春のBlu-</text:p>
            <text:p>ray Box~][BDMV][BDBOX DISC×3</text:p>
            <text:p>Fin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⼑剑神域II][Sword Art Online Ⅱ]</text:p>
            <text:p>[ソードアート・オンラインⅡ]</text:p>
            <text:p>[BDMV][1080p][Blu-ray Disc BOX]</text:p>
            <text:p>[JP][代发]</text:p>
            <text:p>@DDYjiang⾃购⾃抓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魔神Big O][The Big O][THE ビッグ</text:p>
            <text:p>オー][BDRip][1440x1080][TV 01-26</text:p>
            <text:p>Fin][X265 10bit FLAC MKV]</text:p>
            <text:p>[Chyrka/Yurasyk]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学园默⽰录][High School of the</text:p>
            <text:p>Dead][学園黙⽰録][BDMV][Vol.1-</text:p>
            <text:p>Vol.7 Fin][JP][BK付][REV]</text:p>
            <text:p>第六卷⽂件夹没有加BDRO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全⾦属狂潮！导演剪辑版][FULL</text:p>
            <text:p>METAL PANIC! DIRECTORS CUT]</text:p>
            <text:p>[フルメタル・パニック！ディレク</text:p>
            <text:p>ターズカット版][BDMV][1080p]</text:p>
            <text:p>[Vol.1-3 Fin][AVC][JP][U3-Project]</text:p>
            <text:p>藤田五郎@U3-Project⾃购⾃抓 | …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這樣算是殭屍嗎？OF THE DEAD]</text:p>
            <text:p>[Kore wa Zombie Desu ka? Of The</text:p>
            <text:p>Dead][これはゾンビですか? オブ・</text:p>
            <text:p>ザ・デッド][BDMV][Vol.1-</text:p>
            <text:p>Vol.5+OVA Fin]</text:p>
            <text:p>----------------合集----------------</text:p>
          </table:table-cell>
          <table:table-cell table:style-name="Default" table:number-columns-repeated="16383"/>
        </table:table-row>
        <table:table-row table:style-name="ro15">
          <table:table-cell office:value-type="string" calcext:value-type="string">
            <text:p>[弑神者][Campione! Matsurowanu</text:p>
            <text:p>Kamigami to Kamigoroshi no</text:p>
            <text:p>Maou][カンピオーネ! ~まつろわぬ</text:p>
            <text:p>神々と神殺しの魔王~][BDMV][Vol.1-</text:p>
            <text:p>Vol.7 Fin.]</text:p>
            <text:p>发合集，不改结构，好辅种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弑神者][Campione!][カンピオーネ!</text:p>
            <text:p>~まつろわぬ神々と神殺しの魔王~]</text:p>
            <text:p>[BDMV][DISC×2 Fin][USA][ANK-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鹡鸰⼥神][Sekirei][セキレイ]</text:p>
            <text:p>[BDMV][SE×2 DISC×11 Fin]</text:p>
            <text:p>旧种⼦有坏块，rev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Inuyasha][⽝夜叉][DVDISO]</text:p>
            <text:p>[DVDx64+CDx1][R2J][KUNO-DIY]</text:p>
            <text:p>[Rev]</text:p>
            <text:p>壱の章〜七の章+完結編+特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命运常驻之夜/命运待夜临][Fate/</text:p>
            <text:p>stay night][フェイト/ステイナイト]</text:p>
            <text:p>[BDMV][Vol.1-Vol.4 Fin]</text:p>
            <text:p>菲特今晚留下来过夜~☆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十字架与吸⾎⿁][Rosario to</text:p>
            <text:p>Vampire][ロザリオとバンパイア]</text:p>
            <text:p>[BDMV][SE1+SE2 Fin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爱的魔法][Maburaho][まぶらほ]</text:p>
            <text:p>[BDrip][1428x1068][TV</text:p>
            <text:p>01-24Fin+SP][H264 FLAC MKV][⾃</text:p>
            <text:p>壓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东京暗鸦/东京闇鸦][Tokyo Ravens]</text:p>
            <text:p>[東京レイヴンズ][BDMV][Vol.1-</text:p>
            <text:p>Vol.08 FIN]</text:p>
            <text:p>做合集之前⼀定要記得先重檢查分卷</text:p>
          </table:table-cell>
          <table:table-cell table:style-name="Default" table:number-columns-repeated="16383"/>
        </table:table-row>
        <table:table-row table:style-name="ro32">
          <table:table-cell office:value-type="string" calcext:value-type="string">
            <text:p>[爱的魔法][Maburaho][まぶらほ]</text:p>
            <text:p>[BDrip][1440x1080][TV 01-24 Fin +</text:p>
            <text:p>SP][x264 Hi10p MKV FLAC]</text:p>
            <text:p>[FuegoAlma@Akatomba-Raws,</text:p>
            <text:p>DJATOM@Beatrice-Raws]</text:p>
            <text:p>Encode: FuegoAlma (Akatomba-R…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少年阴阳师][Shounen Onmyouji]</text:p>
            <text:p>[少年陰陽師][DVDISO][窮奇編</text:p>
            <text:p>（Vol.1-Vol.6）+ 風⾳編（Vol.1-</text:p>
            <text:p>Vol.7）Fin][R2J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隐王 / 隐之王][Nabari no Ou][隠の</text:p>
            <text:p>王][DVDISO][TV SET1][R2J][Ue]</text:p>
            <text:p>UnperceivedExistence |「君とな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境界線上的地平線 第⼆季][Horizon</text:p>
            <text:p>in the Middle of Nowhere II][境界線</text:p>
            <text:p>上のホライゾン II][BDMV][Vol.1-</text:p>
            <text:p>Vol.7 Fin]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我的狐仙⼥友][Kanokon][かのこん]</text:p>
            <text:p>[DVDISO][Vol.1-Vol.6 Fin][R2J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宇宙海盗哈洛克船⻓][Uchuu</text:p>
            <text:p>Kaizoku Captain Harlock][宇宙海</text:p>
            <text:p>賊・キャプテンハーロック]</text:p>
            <text:p>[DVDISO][DISC×6][R1]</text:p>
            <text:p>转⾃ADC</text:p>
          </table:table-cell>
          <table:table-cell table:style-name="Default" table:number-columns-repeated="16383"/>
        </table:table-row>
        <table:table-row table:style-name="ro8">
          <table:table-cell office:value-type="string" calcext:value-type="string">
            <text:p>[境界线上的地平线 1期][Horizon in</text:p>
            <text:p>the Middle of Nowhere][境界線上の</text:p>
            <text:p>ホライゾン][BDMV][VOL.01-07 Fin]</text:p>
            <text:p>[外挂结构][中⽂字幕]</text:p>
            <text:p>当初由于巨乳弃⽚后来因为…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隐王 / 隐之王][Nabari no Ou][隠の</text:p>
            <text:p>王][DVDISO][TV SET2][R2J][Ue]</text:p>
            <text:p>UnperceivedExistence |「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风之圣痕][Kaze no Stigma][風の聖</text:p>
            <text:p>痕/風のスティグマ][DVDISO]</text:p>
            <text:p>[DISC×12 Fin][R2J]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碧奇魂/种⼦特务][BLUE SEED][ブ</text:p>
            <text:p>ルーシード][BDRip][720p]</text:p>
            <text:p>[01-26+sp Fin][MKV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七美德][The Seven Heavenly</text:p>
            <text:p>Virtues][七つの美徳][BDMV][TV</text:p>
            <text:p>01-10 Fin, OVA 01-02 Fin][USA][⾃</text:p>
            <text:p>抓]</text:p>
            <text:p>by kakeruSMC | Scans incl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失落的宇宙][Lost Universe][ロス</text:p>
            <text:p>ト・ユニバース][DVDISO][Vol.1-</text:p>
            <text:p>Vol.7 Fin][Rental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⼥⽣万岁/⼥孩萬歲][GIRLS BRAVO]</text:p>
            <text:p>[GIRLSブラボー][DVDISO][S1</text:p>
            <text:p>Vol.1-Vol.3 Fin + S2 Vol.4-Vol.6 Fin]</text:p>
            <text:p>[⽇英雙⾳軌][R1]</text:p>
            <text:p>(灣灣電信做種)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极速特警/极速战警][eX-Driver][エク</text:p>
            <text:p>スドライバー][DVDISO][OVA Vol.1-</text:p>
            <text:p>Vol.6 Fin][R2J]</text:p>
          </table:table-cell>
          <table:table-cell table:style-name="Default" table:number-columns-repeated="16383"/>
        </table:table-row>
        <table:table-row table:style-name="ro23">
          <table:table-cell office:value-type="string" calcext:value-type="string">
            <text:p>[鲁邦三世：巴⽐伦⻩⾦传说][Lupin</text:p>
            <text:p>III: The Legend of the Gold of</text:p>
            <text:p>Babylon/Lupin Sansei: Babylon no</text:p>
            <text:p>Ougon Densetsu][ルパン三世 バビ</text:p>
            <text:p>ロンの⻩⾦伝説][DVDISO][MOVIE]</text:p>
            <text:p>[R2J][MAL]</text:p>
            <text:p>鲁邦三世原盘补完计划#3。…</text:p>
          </table:table-cell>
          <table:table-cell table:style-name="Default" table:number-columns-repeated="16383"/>
        </table:table-row>
        <table:table-row table:style-name="ro13">
          <table:table-cell office:value-type="string" calcext:value-type="string">
            <text:p>[Buttobi CPU][ぶっとび!!CPU]</text:p>
            <text:p>[DVDISO][OVA][R1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I Dream of Mimi / Buttobi!! CPU]</text:p>
            <text:p>[ぶっとび!! CPU][DVDISO][OVA]</text:p>
            <text:p>[NTSC][MPEG][R2J]</text:p>
            <text:p>パソコン購⼊を考えていた⾼岡章…</text:p>
          </table:table-cell>
          <table:table-cell table:style-name="Default" table:number-columns-repeated="16383"/>
        </table:table-row>
        <table:table-row table:style-name="ro12">
          <table:table-cell office:value-type="string" calcext:value-type="string">
            <text:p>[极速战警EX-D 剧场版][eX-Driver]</text:p>
            <text:p>[エクスドライバー][DVDISO]</text:p>
            <text:p>[MOVIE][R3T]</text:p>
          </table:table-cell>
          <table:table-cell table:style-name="Default" table:number-columns-repeated="16383"/>
        </table:table-row>
        <table:table-row table:style-name="ro9">
          <table:table-cell office:value-type="string" calcext:value-type="string">
            <text:p>[天使特警][Angel Cop][エンゼル・</text:p>
            <text:p>コップ][DVDISO][OVA Vol.1-Vol.3</text:p>
            <text:p>Fin][英⽂字幕]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天使特警][Angel Cop][エンゼル・</text:p>
            <text:p>コップ][BDMV][OVA 1-6 Fin][USA]</text:p>
            <text:p>[⾃购]</text:p>
            <text:p>by kakeruSMC | Scans incl…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最终兵器少⼥][Saishuuheiki</text:p>
            <text:p>Kanojo][最終兵器彼⼥][BDRip]</text:p>
            <text:p>[1920x1080][TV 01-12 Fin+OVA</text:p>
            <text:p>01-02 Fin+SP][H264 FLAC MKV][⾃</text:p>
            <text:p>壓]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新世纪福⾳战⼠][Neon Genesis</text:p>
            <text:p>Evangelion][新世紀エヴァンゲリオ</text:p>
            <text:p>ン][DVDISO][DISC×8 Fin][TW]</text:p>
            <text:p>[ADC]</text:p>
            <text:p>传说中的台版。</text:p>
          </table:table-cell>
          <table:table-cell table:style-name="Default" table:number-columns-repeated="16383"/>
        </table:table-row>
        <table:table-row table:style-name="ro5">
          <table:table-cell office:value-type="string" calcext:value-type="string">
            <text:p>[⼤决战 超奥特8兄弟]</text:p>
            <text:p>[SUPERIOR_ULTRAMAN_8_BROTH</text:p>
            <text:p>[⼤决戦！超ウルトラ8兄弟][BDISO]</text:p>
            <text:p>[1080p][MOVIE][AVC PCM M2TS]</text:p>
            <text:p>[JP]</text:p>
          </table:table-cell>
          <table:table-cell table:style-name="Default" table:number-columns-repeated="16383"/>
        </table:table-row>
        <table:table-row table:style-name="ro26">
          <table:table-cell office:value-type="string" calcext:value-type="string">
            <text:p>[剧场版 中⼆病也要谈恋爱！ -Take</text:p>
            <text:p>On Me-][Eiga Chuunibyou demo</text:p>
            <text:p>Koi ga Shitai! -Take On Me-][中⼆病</text:p>
            <text:p>でも恋がしたい！ -Take On Me-]</text:p>
            <text:p>[BDMV][Movie][⽇亚初回限定版][U2</text:p>
            <text:p>娘@Share]</text:p>
            <text:p>( ˙︶˙ ≡ ˙︶˙ ≡ ˙︶˙ )中⼆病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三颗星彩⾊冒险][Mitsuboshi</text:p>
            <text:p>Colors][三ツ星カラーズ][BDMV]</text:p>
            <text:p>[Vol.1-Vol.4 Fin][RZKM@U2]</text:p>
            <text:p>愿我们永远年轻</text:p>
          </table:table-cell>
          <table:table-cell table:style-name="Default" table:number-columns-repeated="16383"/>
        </table:table-row>
        <table:table-row table:style-name="ro6">
          <table:table-cell office:value-type="string" calcext:value-type="string">
            <text:p>[我的⼥神/幸運⼥神 剧场版][Ah! my</text:p>
            <text:p>goddess The Movie][ああっ⼥神さ</text:p>
            <text:p>まっ劇場版][DVDISO][MOVIE][R2J]</text:p>
            <text:p>⽇版DVD⾃抓</text:p>
          </table:table-cell>
          <table:table-cell table:style-name="Default" table:number-columns-repeated="16383"/>
        </table:table-row>
        <table:table-row table:style-name="ro4">
          <table:table-cell office:value-type="string" calcext:value-type="string">
            <text:p>[三颗星彩⾊冒险][Mitsuboshi</text:p>
            <text:p>Colors][三ツ星カラーズ][BDRip]</text:p>
            <text:p>[1920x1080][TV 01-12 Fin+SP]</text:p>
            <text:p>[H264 FLAC MKV][⾃壓(付相關專</text:p>
            <text:p>輯)]</text:p>
          </table:table-cell>
          <table:table-cell table:style-name="Default" table:number-columns-repeated="16383"/>
        </table:table-row>
        <table:table-row table:style-name="ro2">
          <table:table-cell office:value-type="string" calcext:value-type="string">
            <text:p>[⼩魔⼥DOREMI][Ojamajo Doremi]</text:p>
            <text:p>[おジャ魔⼥どれみ][BDMV][Blu-ray</text:p>
            <text:p>BOX BDx8 +CDx1 Fin][Ue]</text:p>
            <text:p>[ 2.00X 0.30X] Unperceive…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[魔法咪路咪路][Wagamama Fairy</text:p>
            <text:p>Mirumo de Pon!][わがまま☆フェア</text:p>
            <text:p>リー ミルモでポン!][DVDISO][TV</text:p>
            <text:p>001-172 Fin+SP]</text:p>
          </table:table-cell>
          <table:table-cell table:style-name="Default" table:number-columns-repeated="16383"/>
        </table:table-row>
        <table:table-row table:style-name="ro36" table:number-rows-repeated="1046781">
          <table:table-cell/>
          <table:table-cell table:style-name="Default" table:number-columns-repeated="16383"/>
        </table:table-row>
        <table:table-row table:style-name="ro36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18:11:03.006482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nime_20_List" style:display-name="PageStyle_Anime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7T10:05:11</meta:creation-date>
    <dc:date>2025-12-27T18:56:34.013636979</dc:date>
    <meta:generator>LibreOffice/25.2.7.2$Linux_X86_64 LibreOffice_project/520$Build-2</meta:generator>
    <meta:editing-duration>PT4H2M6S</meta:editing-duration>
    <meta:editing-cycles>15</meta:editing-cycles>
    <meta:document-statistic meta:table-count="1" meta:cell-count="1616" meta:object-count="0"/>
    <meta:user-defined meta:name="AppVersion">12.0000</meta:user-defined>
  </office:meta>
</office:document-meta>
</file>